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Sheet1" table:style-name="ta1">
        <table:table-column table:style-name="co1" table:number-columns-repeated="26" table:default-cell-style-name="Default"/>
        <table:table-column table:style-name="co2" table:default-cell-style-name="ce1"/>
        <table:table-column table:style-name="co1" table:number-columns-repeated="4" table:default-cell-style-name="Default"/>
        <table:table-row table:style-name="ro1">
          <table:table-cell table:style-name="pd1" office:value-type="string">
            <text:p>CODOTTICO</text:p>
          </table:table-cell>
          <table:table-cell table:style-name="pd1" office:value-type="string">
            <text:p>NOME</text:p>
          </table:table-cell>
          <table:table-cell table:style-name="pd1" office:value-type="string">
            <text:p>IND</text:p>
          </table:table-cell>
          <table:table-cell table:style-name="pd1" office:value-type="string">
            <text:p>CITTA</text:p>
          </table:table-cell>
          <table:table-cell table:style-name="pd1" office:value-type="string">
            <text:p>PR</text:p>
          </table:table-cell>
          <table:table-cell table:style-name="pd1" office:value-type="string">
            <text:p>CAP</text:p>
          </table:table-cell>
          <table:table-cell table:style-name="pd1" office:value-type="string">
            <text:p>NOME2</text:p>
          </table:table-cell>
          <table:table-cell table:style-name="pd1" office:value-type="string">
            <text:p>IND2</text:p>
          </table:table-cell>
          <table:table-cell table:style-name="pd1" office:value-type="string">
            <text:p>CITTA2</text:p>
          </table:table-cell>
          <table:table-cell table:style-name="pd1" office:value-type="string">
            <text:p>PR2</text:p>
          </table:table-cell>
          <table:table-cell table:style-name="pd1" office:value-type="string">
            <text:p>CAP2</text:p>
          </table:table-cell>
          <table:table-cell table:style-name="pd1" office:value-type="string">
            <text:p>TEL</text:p>
          </table:table-cell>
          <table:table-cell table:style-name="pd1" office:value-type="string">
            <text:p>FAX</text:p>
          </table:table-cell>
          <table:table-cell table:style-name="pd1" office:value-type="string">
            <text:p>CFISC</text:p>
          </table:table-cell>
          <table:table-cell table:style-name="pd1" office:value-type="string">
            <text:p>PIVA</text:p>
          </table:table-cell>
          <table:table-cell table:style-name="pd1" office:value-type="string">
            <text:p>SCONTOGEN</text:p>
          </table:table-cell>
          <table:table-cell table:style-name="pd1" office:value-type="string">
            <text:p>CODPAG</text:p>
          </table:table-cell>
          <table:table-cell table:style-name="pd1" office:value-type="string">
            <text:p>PAGAMENTO</text:p>
          </table:table-cell>
          <table:table-cell table:style-name="pd1" office:value-type="string">
            <text:p>BANCA</text:p>
          </table:table-cell>
          <table:table-cell table:style-name="pd1" office:value-type="string">
            <text:p>IBAN</text:p>
          </table:table-cell>
          <table:table-cell table:style-name="pd1" office:value-type="string">
            <text:p>ABI</text:p>
          </table:table-cell>
          <table:table-cell table:style-name="pd1" office:value-type="string">
            <text:p>CAB</text:p>
          </table:table-cell>
          <table:table-cell table:style-name="pd1" office:value-type="string">
            <text:p>FA</text:p>
          </table:table-cell>
          <table:table-cell table:style-name="pd1" office:value-type="string">
            <text:p>SPEDI</text:p>
          </table:table-cell>
          <table:table-cell table:style-name="pd1" office:value-type="string">
            <text:p>PAGCORR</text:p>
          </table:table-cell>
          <table:table-cell table:style-name="pd1" office:value-type="string">
            <text:p>NOTE</text:p>
          </table:table-cell>
          <table:table-cell table:style-name="pd1" office:value-type="string">
            <text:p>DATAREG</text:p>
          </table:table-cell>
          <table:table-cell table:style-name="pd1" office:value-type="string">
            <text:p>CODCPA</text:p>
          </table:table-cell>
          <table:table-cell table:style-name="pd1" office:value-type="string">
            <text:p>EMAIL</text:p>
          </table:table-cell>
          <table:table-cell table:style-name="pd1" office:value-type="string">
            <text:p>PEC</text:p>
          </table:table-cell>
          <table:table-cell table:style-name="pd1" office:value-type="string">
            <text:p>APPLICATOR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OTTICA MARIUZ S.R.L.</text:p>
          </table:table-cell>
          <table:table-cell office:value-type="string">
            <text:p>VIA DEL SERVITI 5</text:p>
          </table:table-cell>
          <table:table-cell office:value-type="string">
            <text:p>PORCIA</text:p>
          </table:table-cell>
          <table:table-cell office:value-type="string">
            <text:p>PN</text:p>
          </table:table-cell>
          <table:table-cell office:value-type="float" office:value="33080">
            <text:p>33080</text:p>
          </table:table-cell>
          <table:table-cell/>
          <table:table-cell office:value-type="string">
            <text:p>VIA DEL SERVITI 5</text:p>
          </table:table-cell>
          <table:table-cell office:value-type="string">
            <text:p>PORCIA</text:p>
          </table:table-cell>
          <table:table-cell office:value-type="string">
            <text:p>PN</text:p>
          </table:table-cell>
          <table:table-cell office:value-type="float" office:value="33080">
            <text:p>33080</text:p>
          </table:table-cell>
          <table:table-cell office:value-type="string">
            <text:p>0434.922132</text:p>
          </table:table-cell>
          <table:table-cell office:value-type="string">
            <text:p>0434 920500</text:p>
          </table:table-cell>
          <table:table-cell/>
          <table:table-cell office:value-type="string">
            <text:p>0125037093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/>
          <table:table-cell office:value-type="string">
            <text:p>IT13W063406495007400262049H</text:p>
          </table:table-cell>
          <table:table-cell table:number-columns-repeated="3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22">
            <text:p>22/01/2019</text:p>
          </table:table-cell>
          <table:table-cell office:value-type="string">
            <text:p>SUBM70N</text:p>
          </table:table-cell>
          <table:table-cell office:value-type="string">
            <text:p>SANTE@OTTICAMARIUZ.IT</text:p>
          </table:table-cell>
          <table:table-cell/>
          <table:table-cell office:value-type="string">
            <text:p>MARIUZ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OTTICA TOFFOLI S.A.S.</text:p>
          </table:table-cell>
          <table:table-cell office:value-type="string">
            <text:p>PIAZZA VITTORIO EMANUELE II <text:s/>29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DI DANIELE TOFFOLI &amp; C.</text:p>
          </table:table-cell>
          <table:table-cell office:value-type="string">
            <text:p>PIAZZA VITTORIO EMANUELE II <text:s/>29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0425/25322</text:p>
          </table:table-cell>
          <table:table-cell office:value-type="string">
            <text:p>0425/22435</text:p>
          </table:table-cell>
          <table:table-cell table:number-columns-repeated="2" office:value-type="string">
            <text:p>007711502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SP</text:p>
          </table:table-cell>
          <table:table-cell/>
          <table:table-cell office:value-type="float" office:value="6225">
            <text:p>6225</text:p>
          </table:table-cell>
          <table:table-cell office:value-type="float" office:value="12201">
            <text:p>12201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 office:value-type="string">
            <text:p>WY7PJ6K</text:p>
          </table:table-cell>
          <table:table-cell office:value-type="string">
            <text:p>AMMINISTRAZIONE@TOFFOLI1867.IT</text:p>
          </table:table-cell>
          <table:table-cell/>
          <table:table-cell office:value-type="string">
            <text:p><text:s/>DANIELE TOFFOLI &amp; C.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STUDIO CATTOZZO</text:p>
          </table:table-cell>
          <table:table-cell office:value-type="string">
            <text:p>VIA FRANK 32</text:p>
          </table:table-cell>
          <table:table-cell office:value-type="string">
            <text:p>PAVIA</text:p>
          </table:table-cell>
          <table:table-cell office:value-type="string">
            <text:p>PV</text:p>
          </table:table-cell>
          <table:table-cell office:value-type="float" office:value="27100">
            <text:p>27100</text:p>
          </table:table-cell>
          <table:table-cell/>
          <table:table-cell office:value-type="string">
            <text:p>VIA FRANK 32</text:p>
          </table:table-cell>
          <table:table-cell office:value-type="string">
            <text:p>PAVIA</text:p>
          </table:table-cell>
          <table:table-cell office:value-type="string">
            <text:p>PV</text:p>
          </table:table-cell>
          <table:table-cell office:value-type="float" office:value="27100">
            <text:p>27100</text:p>
          </table:table-cell>
          <table:table-cell office:value-type="string">
            <text:p>0382/27534</text:p>
          </table:table-cell>
          <table:table-cell/>
          <table:table-cell table:number-columns-repeated="2" office:value-type="string">
            <text:p>0451672015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FILAC</text:p>
          </table:table-cell>
          <table:table-cell office:value-type="string">
            <text:p>S</text:p>
          </table:table-cell>
          <table:table-cell/>
          <table:table-cell office:value-type="date" office:date-value="2019-01-20">
            <text:p>20/01/2019</text:p>
          </table:table-cell>
          <table:table-cell office:value-type="string">
            <text:p>M5UXCR1</text:p>
          </table:table-cell>
          <table:table-cell office:value-type="string">
            <text:p>CATTOZZO.LAC@FASTWEBNET.IT</text:p>
          </table:table-cell>
          <table:table-cell table:number-columns-repeated="2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PACOR OTTICO</text:p>
          </table:table-cell>
          <table:table-cell office:value-type="string">
            <text:p>VIA F.LLI ROSSELLI 59</text:p>
          </table:table-cell>
          <table:table-cell office:value-type="string">
            <text:p>MONFALCONE</text:p>
          </table:table-cell>
          <table:table-cell office:value-type="string">
            <text:p>GO</text:p>
          </table:table-cell>
          <table:table-cell office:value-type="float" office:value="34170">
            <text:p>34170</text:p>
          </table:table-cell>
          <table:table-cell office:value-type="string">
            <text:p>DI PACOR SAMUELE</text:p>
          </table:table-cell>
          <table:table-cell office:value-type="string">
            <text:p>VIA F.LLI ROSSELLI 59</text:p>
          </table:table-cell>
          <table:table-cell office:value-type="string">
            <text:p>MONFALCONE</text:p>
          </table:table-cell>
          <table:table-cell office:value-type="string">
            <text:p>GO</text:p>
          </table:table-cell>
          <table:table-cell office:value-type="float" office:value="34170">
            <text:p>34170</text:p>
          </table:table-cell>
          <table:table-cell office:value-type="string">
            <text:p>0481/44160</text:p>
          </table:table-cell>
          <table:table-cell/>
          <table:table-cell office:value-type="string">
            <text:p>PCRSML70C22F356R</text:p>
          </table:table-cell>
          <table:table-cell office:value-type="string">
            <text:p>0052653031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8-02-04">
            <text:p>04/02/2008</text:p>
          </table:table-cell>
          <table:table-cell table:number-columns-repeated="3"/>
          <table:table-cell office:value-type="string">
            <text:p><text:s/>PACOR SAMUELE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OTTICA DEIURI</text:p>
          </table:table-cell>
          <table:table-cell office:value-type="string">
            <text:p>VIA CARDUCCI 2/A P.ZZA DALMAZIA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33">
            <text:p>34133</text:p>
          </table:table-cell>
          <table:table-cell office:value-type="string">
            <text:p>DI DARIO DEIURI</text:p>
          </table:table-cell>
          <table:table-cell office:value-type="string">
            <text:p>VIA CARDUCCI 2/A P.ZZA DALMAZIA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33">
            <text:p>34133</text:p>
          </table:table-cell>
          <table:table-cell office:value-type="string">
            <text:p>040/362737</text:p>
          </table:table-cell>
          <table:table-cell/>
          <table:table-cell office:value-type="string">
            <text:p>DREDRA39T11L424C</text:p>
          </table:table-cell>
          <table:table-cell office:value-type="string">
            <text:p>000641003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ITO ITALIANO</text:p>
          </table:table-cell>
          <table:table-cell/>
          <table:table-cell office:value-type="float" office:value="2008">
            <text:p>2008</text:p>
          </table:table-cell>
          <table:table-cell office:value-type="float" office:value="2203">
            <text:p>2203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7-11-05">
            <text:p>05/11/2007</text:p>
          </table:table-cell>
          <table:table-cell table:number-columns-repeated="3"/>
          <table:table-cell office:value-type="string">
            <text:p><text:s/>DARIO DEIURI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OTTICA DE RUBENS</text:p>
          </table:table-cell>
          <table:table-cell office:value-type="string">
            <text:p>VIA BRESCIA 8</text:p>
          </table:table-cell>
          <table:table-cell office:value-type="string">
            <text:p>MALE'</text:p>
          </table:table-cell>
          <table:table-cell office:value-type="string">
            <text:p>TN</text:p>
          </table:table-cell>
          <table:table-cell office:value-type="float" office:value="38027">
            <text:p>38027</text:p>
          </table:table-cell>
          <table:table-cell office:value-type="string">
            <text:p>DI PODETTI ANDREA &amp; C. SAS</text:p>
          </table:table-cell>
          <table:table-cell office:value-type="string">
            <text:p>VIA BRESCIA 8</text:p>
          </table:table-cell>
          <table:table-cell office:value-type="string">
            <text:p>MALE'</text:p>
          </table:table-cell>
          <table:table-cell office:value-type="string">
            <text:p>TN</text:p>
          </table:table-cell>
          <table:table-cell office:value-type="float" office:value="38027">
            <text:p>38027</text:p>
          </table:table-cell>
          <table:table-cell office:value-type="string">
            <text:p>0463/901016</text:p>
          </table:table-cell>
          <table:table-cell office:value-type="string">
            <text:p>335 6065732</text:p>
          </table:table-cell>
          <table:table-cell table:number-columns-repeated="2" office:value-type="string">
            <text:p>0138592022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8-12-11">
            <text:p>11/12/2018</text:p>
          </table:table-cell>
          <table:table-cell office:value-type="string">
            <text:p>USAL8PV</text:p>
          </table:table-cell>
          <table:table-cell office:value-type="string">
            <text:p>DERUBENS@VIRGILIO.IT</text:p>
          </table:table-cell>
          <table:table-cell/>
          <table:table-cell office:value-type="string">
            <text:p>PODETTI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OTO OTTICA SARTORETTO SNC</text:p>
          </table:table-cell>
          <table:table-cell office:value-type="string">
            <text:p>PIAZZA BACHELET 2/B</text:p>
          </table:table-cell>
          <table:table-cell office:value-type="string">
            <text:p>PREGANZIOL</text:p>
          </table:table-cell>
          <table:table-cell office:value-type="string">
            <text:p>TV</text:p>
          </table:table-cell>
          <table:table-cell office:value-type="float" office:value="31022">
            <text:p>31022</text:p>
          </table:table-cell>
          <table:table-cell office:value-type="string">
            <text:p>DI SARTORETTO MASSIMO &amp; C.</text:p>
          </table:table-cell>
          <table:table-cell office:value-type="string">
            <text:p>PIAZZA BACHELET 2/B</text:p>
          </table:table-cell>
          <table:table-cell office:value-type="string">
            <text:p>PREGANZIOL</text:p>
          </table:table-cell>
          <table:table-cell office:value-type="string">
            <text:p>TV</text:p>
          </table:table-cell>
          <table:table-cell office:value-type="float" office:value="31022">
            <text:p>31022</text:p>
          </table:table-cell>
          <table:table-cell office:value-type="string">
            <text:p>0422/633036</text:p>
          </table:table-cell>
          <table:table-cell table:number-columns-repeated="2"/>
          <table:table-cell office:value-type="string">
            <text:p>033054902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56D0874961960000000058457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5-03-31">
            <text:p>31/03/2015</text:p>
          </table:table-cell>
          <table:table-cell/>
          <table:table-cell office:value-type="string">
            <text:p>SARTORETTOSNC@LIBERO.IT</text:p>
          </table:table-cell>
          <table:table-cell/>
          <table:table-cell office:value-type="string">
            <text:p>SARTORETTO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NUOVA OTTICA</text:p>
          </table:table-cell>
          <table:table-cell office:value-type="string">
            <text:p>P.ZZA DON.DI SANGUE 21"LE VALLETTE"</text:p>
          </table:table-cell>
          <table:table-cell office:value-type="string">
            <text:p>CEREA</text:p>
          </table:table-cell>
          <table:table-cell office:value-type="string">
            <text:p>VR</text:p>
          </table:table-cell>
          <table:table-cell/>
          <table:table-cell office:value-type="string">
            <text:p>DI BLEVE CORRADO</text:p>
          </table:table-cell>
          <table:table-cell office:value-type="string">
            <text:p>VIA MARCONI 77</text:p>
          </table:table-cell>
          <table:table-cell office:value-type="string">
            <text:p>CASTEL D'AZZANO</text:p>
          </table:table-cell>
          <table:table-cell office:value-type="string">
            <text:p>VR</text:p>
          </table:table-cell>
          <table:table-cell/>
          <table:table-cell office:value-type="string">
            <text:p>0442 320333</text:p>
          </table:table-cell>
          <table:table-cell office:value-type="string">
            <text:p>CEREA045512455</text:p>
          </table:table-cell>
          <table:table-cell office:value-type="string">
            <text:p>BLVCRD72M20A539H</text:p>
          </table:table-cell>
          <table:table-cell office:value-type="string">
            <text:p>0104252029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office:value-type="string">
            <text:p>FATTURAZIONE</text:p>
          </table:table-cell>
          <table:table-cell office:value-type="date" office:date-value="2007-12-18">
            <text:p>18/12/2007</text:p>
          </table:table-cell>
          <table:table-cell table:number-columns-repeated="3"/>
          <table:table-cell office:value-type="string">
            <text:p><text:s/>BLEVE CORRADO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OTTICA MOTTES</text:p>
          </table:table-cell>
          <table:table-cell office:value-type="string">
            <text:p>LOCALITA' CAMPAGNA 2/C</text:p>
          </table:table-cell>
          <table:table-cell office:value-type="string">
            <text:p>TAIBON AGORDINO</text:p>
          </table:table-cell>
          <table:table-cell office:value-type="string">
            <text:p>BL</text:p>
          </table:table-cell>
          <table:table-cell office:value-type="float" office:value="32038">
            <text:p>32038</text:p>
          </table:table-cell>
          <table:table-cell office:value-type="string">
            <text:p>DI GIACOMO MOTTES</text:p>
          </table:table-cell>
          <table:table-cell office:value-type="string">
            <text:p>LOCALITA' CAMPAGNA 2/C</text:p>
          </table:table-cell>
          <table:table-cell office:value-type="string">
            <text:p>TAIBON AGORDINO</text:p>
          </table:table-cell>
          <table:table-cell office:value-type="string">
            <text:p>BL</text:p>
          </table:table-cell>
          <table:table-cell office:value-type="float" office:value="32028">
            <text:p>32028</text:p>
          </table:table-cell>
          <table:table-cell office:value-type="string">
            <text:p>0437.581829</text:p>
          </table:table-cell>
          <table:table-cell/>
          <table:table-cell office:value-type="string">
            <text:p>MTTGCM64S11A083S</text:p>
          </table:table-cell>
          <table:table-cell office:value-type="string">
            <text:p>0063607025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5-15">
            <text:p>15/05/2013</text:p>
          </table:table-cell>
          <table:table-cell/>
          <table:table-cell office:value-type="string">
            <text:p>OTTCENCE@SUNRISE.IT</text:p>
          </table:table-cell>
          <table:table-cell/>
          <table:table-cell office:value-type="string">
            <text:p><text:s/>GIACOMO MOTTES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string">
            <text:p>OTTICA W.G. DI</text:p>
          </table:table-cell>
          <table:table-cell office:value-type="string">
            <text:p>CASTELLO SAN LIO 5610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2">
            <text:p>30122</text:p>
          </table:table-cell>
          <table:table-cell office:value-type="string">
            <text:p>GUADALAXSARA FRANCESCO M.&amp; C. SAS</text:p>
          </table:table-cell>
          <table:table-cell office:value-type="string">
            <text:p>CASTELLO SAN LIO 5610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2">
            <text:p>30122</text:p>
          </table:table-cell>
          <table:table-cell office:value-type="string">
            <text:p>041/5289519</text:p>
          </table:table-cell>
          <table:table-cell/>
          <table:table-cell table:number-columns-repeated="2" office:value-type="string">
            <text:p>0058482027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0-11-03">
            <text:p>03/11/2010</text:p>
          </table:table-cell>
          <table:table-cell/>
          <table:table-cell office:value-type="string">
            <text:p>INFO@OTTICAWG.COM</text:p>
          </table:table-cell>
          <table:table-cell table:number-columns-repeated="2"/>
        </table:table-row>
        <table:table-row table:style-name="ro1">
          <table:table-cell office:value-type="float" office:value="1198">
            <text:p>1198</text:p>
          </table:table-cell>
          <table:table-cell office:value-type="string">
            <text:p>OTTICA ANTICO ANTONIO SRL</text:p>
          </table:table-cell>
          <table:table-cell office:value-type="string">
            <text:p>VIA GARIBALDI 19</text:p>
          </table:table-cell>
          <table:table-cell office:value-type="string">
            <text:p>PIOVE DI SACCO</text:p>
          </table:table-cell>
          <table:table-cell office:value-type="string">
            <text:p>PD</text:p>
          </table:table-cell>
          <table:table-cell office:value-type="float" office:value="35028">
            <text:p>35028</text:p>
          </table:table-cell>
          <table:table-cell/>
          <table:table-cell office:value-type="string">
            <text:p>VIA GARIBALDI 19</text:p>
          </table:table-cell>
          <table:table-cell office:value-type="string">
            <text:p>PIOVE DI SACCO</text:p>
          </table:table-cell>
          <table:table-cell office:value-type="string">
            <text:p>PD</text:p>
          </table:table-cell>
          <table:table-cell office:value-type="float" office:value="35028">
            <text:p>35028</text:p>
          </table:table-cell>
          <table:table-cell office:value-type="string">
            <text:p>049/9703770</text:p>
          </table:table-cell>
          <table:table-cell/>
          <table:table-cell table:number-columns-repeated="2" office:value-type="string">
            <text:p>0501164028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/>
          <table:table-cell office:value-type="string">
            <text:p>IT81P0503562740120570302084</text:p>
          </table:table-cell>
          <table:table-cell table:number-columns-repeated="3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 office:value-type="string">
            <text:p>M5UXCR1</text:p>
          </table:table-cell>
          <table:table-cell office:value-type="string">
            <text:p>OTTICAANTICO@LIBERO.IT</text:p>
          </table:table-cell>
          <table:table-cell/>
          <table:table-cell office:value-type="string">
            <text:p>ANTICO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OTTICA VETTORE SAS</text:p>
          </table:table-cell>
          <table:table-cell office:value-type="string">
            <text:p>PIAZZA MALCONTENTA 17</text:p>
          </table:table-cell>
          <table:table-cell office:value-type="string">
            <text:p>MALCONTENTA DI MIRA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DI VETTORE M. &amp; C.</text:p>
          </table:table-cell>
          <table:table-cell office:value-type="string">
            <text:p>PIAZZA MALCONTENTA 17</text:p>
          </table:table-cell>
          <table:table-cell office:value-type="string">
            <text:p>MALCONTENTA DI MIRA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041/5470016</text:p>
          </table:table-cell>
          <table:table-cell office:value-type="string">
            <text:p>041 5479280</text:p>
          </table:table-cell>
          <table:table-cell table:number-columns-repeated="2" office:value-type="string">
            <text:p>0310488027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office:value-type="string">
            <text:p>BANCO AMBROSIANO VENETO</text:p>
          </table:table-cell>
          <table:table-cell office:value-type="string">
            <text:p>IT09Q0533602042000006090110</text:p>
          </table:table-cell>
          <table:table-cell office:value-type="float" office:value="5336">
            <text:p>5336</text:p>
          </table:table-cell>
          <table:table-cell office:value-type="float" office:value="2042">
            <text:p>2042</text:p>
          </table:table-cell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12-18">
            <text:p>18/12/2019</text:p>
          </table:table-cell>
          <table:table-cell office:value-type="string">
            <text:p>W7YVJK9</text:p>
          </table:table-cell>
          <table:table-cell office:value-type="string">
            <text:p>OTTICAVETTORE@TISCALI.IT</text:p>
          </table:table-cell>
          <table:table-cell/>
          <table:table-cell office:value-type="string">
            <text:p>VETTORE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OTTICA EPIS GIOVANNI SRL</text:p>
          </table:table-cell>
          <table:table-cell office:value-type="string">
            <text:p>B.GO CIVIDALE 29</text:p>
          </table:table-cell>
          <table:table-cell office:value-type="string">
            <text:p>PALMANOVA</text:p>
          </table:table-cell>
          <table:table-cell office:value-type="string">
            <text:p>UD</text:p>
          </table:table-cell>
          <table:table-cell office:value-type="float" office:value="33057">
            <text:p>33057</text:p>
          </table:table-cell>
          <table:table-cell office:value-type="string">
            <text:p>UNIPERSONALEDI EPIS G.&amp; C.</text:p>
          </table:table-cell>
          <table:table-cell office:value-type="string">
            <text:p>B.GO CIVIDALE 29</text:p>
          </table:table-cell>
          <table:table-cell office:value-type="string">
            <text:p>PALMANOVA</text:p>
          </table:table-cell>
          <table:table-cell office:value-type="string">
            <text:p>UD</text:p>
          </table:table-cell>
          <table:table-cell office:value-type="float" office:value="33057">
            <text:p>33057</text:p>
          </table:table-cell>
          <table:table-cell office:value-type="string">
            <text:p>0432/928909</text:p>
          </table:table-cell>
          <table:table-cell/>
          <table:table-cell table:number-columns-repeated="2" office:value-type="string">
            <text:p>02838410302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.COOP.CERVIGNANO DEL FRIULI</text:p>
          </table:table-cell>
          <table:table-cell office:value-type="string">
            <text:p>IT47K0708564050005210031900</text:p>
          </table:table-cell>
          <table:table-cell office:value-type="float" office:value="7085">
            <text:p>7085</text:p>
          </table:table-cell>
          <table:table-cell office:value-type="float" office:value="64050">
            <text:p>6405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5-31">
            <text:p>31/05/2019</text:p>
          </table:table-cell>
          <table:table-cell office:value-type="string">
            <text:p>T9K4ZHO</text:p>
          </table:table-cell>
          <table:table-cell office:value-type="string">
            <text:p>OTTICA.EPIS@GREENVISION.IT</text:p>
          </table:table-cell>
          <table:table-cell/>
          <table:table-cell office:value-type="string">
            <text:p>EPIS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OTTICA MONDOVISIONE S.N.C</text:p>
          </table:table-cell>
          <table:table-cell office:value-type="string">
            <text:p>VIA MARCONI 9/B</text:p>
          </table:table-cell>
          <table:table-cell office:value-type="string">
            <text:p>CADONEGH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PAURO PAOLA &amp; C.</text:p>
          </table:table-cell>
          <table:table-cell office:value-type="string">
            <text:p>VIA MARCONI 9/B</text:p>
          </table:table-cell>
          <table:table-cell office:value-type="string">
            <text:p>CADONEGH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table:number-columns-repeated="2" office:value-type="string">
            <text:p>049/8874324</text:p>
          </table:table-cell>
          <table:table-cell/>
          <table:table-cell office:value-type="string">
            <text:p>0019580028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<text:s/>POPOLARE DI VICENZA</text:p>
          </table:table-cell>
          <table:table-cell/>
          <table:table-cell office:value-type="float" office:value="5728">
            <text:p>5728</text:p>
          </table:table-cell>
          <table:table-cell office:value-type="float" office:value="62410">
            <text:p>624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2-02-02">
            <text:p>02/02/2012</text:p>
          </table:table-cell>
          <table:table-cell table:number-columns-repeated="4"/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LAMINELLI VALENTINO &amp; C. SNC</text:p>
          </table:table-cell>
          <table:table-cell office:value-type="string">
            <text:p>VIA XX SETTEMBRE 9</text:p>
          </table:table-cell>
          <table:table-cell office:value-type="string">
            <text:p>CAMISANO VICENTINO</text:p>
          </table:table-cell>
          <table:table-cell office:value-type="string">
            <text:p>VI</text:p>
          </table:table-cell>
          <table:table-cell office:value-type="float" office:value="36043">
            <text:p>36043</text:p>
          </table:table-cell>
          <table:table-cell/>
          <table:table-cell office:value-type="string">
            <text:p>VIA XX SETTEMBRE 9</text:p>
          </table:table-cell>
          <table:table-cell office:value-type="string">
            <text:p>CAMISANO VICENTINO</text:p>
          </table:table-cell>
          <table:table-cell office:value-type="string">
            <text:p>VI</text:p>
          </table:table-cell>
          <table:table-cell office:value-type="float" office:value="36043">
            <text:p>36043</text:p>
          </table:table-cell>
          <table:table-cell office:value-type="string">
            <text:p>0444.610311</text:p>
          </table:table-cell>
          <table:table-cell table:number-columns-repeated="2"/>
          <table:table-cell office:value-type="string">
            <text:p>017818402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22N0103060230000001377116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 office:value-type="string">
            <text:p>KRRH6B9</text:p>
          </table:table-cell>
          <table:table-cell office:value-type="string">
            <text:p>LAMINELLI.VALENTINO@TISCALI.IT</text:p>
          </table:table-cell>
          <table:table-cell/>
          <table:table-cell office:value-type="string">
            <text:p>LAMINELLI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OTTICA MICHIELETTO S.R.L.</text:p>
          </table:table-cell>
          <table:table-cell office:value-type="string">
            <text:p>VIA SAN DONA' 54 - 54/A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/>
          <table:table-cell office:value-type="string">
            <text:p>VIA SAN DONA' 54 - 54/A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041/616857</text:p>
          </table:table-cell>
          <table:table-cell office:value-type="string">
            <text:p>041 613004</text:p>
          </table:table-cell>
          <table:table-cell table:number-columns-repeated="2" office:value-type="string">
            <text:p>0272034027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9-09-14">
            <text:p>14/09/2009</text:p>
          </table:table-cell>
          <table:table-cell table:number-columns-repeated="4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FOTOCOLOR OTTICA G.TRONCA &amp;C S.N.C.</text:p>
          </table:table-cell>
          <table:table-cell office:value-type="string">
            <text:p>VIA EUROPA 42</text:p>
          </table:table-cell>
          <table:table-cell office:value-type="string">
            <text:p>CAVAZZALE</text:p>
          </table:table-cell>
          <table:table-cell office:value-type="string">
            <text:p>VI</text:p>
          </table:table-cell>
          <table:table-cell office:value-type="float" office:value="36010">
            <text:p>36010</text:p>
          </table:table-cell>
          <table:table-cell/>
          <table:table-cell office:value-type="string">
            <text:p>VIA EUROPA 42</text:p>
          </table:table-cell>
          <table:table-cell office:value-type="string">
            <text:p>CAVAZZALE</text:p>
          </table:table-cell>
          <table:table-cell office:value-type="string">
            <text:p>VI</text:p>
          </table:table-cell>
          <table:table-cell office:value-type="float" office:value="36010">
            <text:p>36010</text:p>
          </table:table-cell>
          <table:table-cell office:value-type="string">
            <text:p>0444/595114</text:p>
          </table:table-cell>
          <table:table-cell/>
          <table:table-cell table:number-columns-repeated="2" office:value-type="string">
            <text:p>0086153024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office:value-type="string">
            <text:p>POPOLARE VICENTINA</text:p>
          </table:table-cell>
          <table:table-cell office:value-type="string">
            <text:p>IT77P0572860560044570002203</text:p>
          </table:table-cell>
          <table:table-cell office:value-type="float" office:value="8807">
            <text:p>8807</text:p>
          </table:table-cell>
          <table:table-cell office:value-type="float" office:value="60560">
            <text:p>60560</text:p>
          </table:table-cell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12-16">
            <text:p>16/12/2019</text:p>
          </table:table-cell>
          <table:table-cell office:value-type="string">
            <text:p>USAL8PV</text:p>
          </table:table-cell>
          <table:table-cell office:value-type="string">
            <text:p>FOTOTRONCA@GMAIL.COM</text:p>
          </table:table-cell>
          <table:table-cell/>
          <table:table-cell office:value-type="string">
            <text:p>TRONCA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OTTICA DE MARCH</text:p>
          </table:table-cell>
          <table:table-cell office:value-type="string">
            <text:p>VIA MAZZINI 34 - FRAZIONE GRIZZO</text:p>
          </table:table-cell>
          <table:table-cell office:value-type="string">
            <text:p>MONTEREALE VALCELLINA</text:p>
          </table:table-cell>
          <table:table-cell office:value-type="string">
            <text:p>PN</text:p>
          </table:table-cell>
          <table:table-cell office:value-type="float" office:value="33086">
            <text:p>33086</text:p>
          </table:table-cell>
          <table:table-cell office:value-type="string">
            <text:p>DI DE MARCH STEFANIA</text:p>
          </table:table-cell>
          <table:table-cell office:value-type="string">
            <text:p>VIA MAZZINI 34 - FRAZIONE GRIZZO</text:p>
          </table:table-cell>
          <table:table-cell office:value-type="string">
            <text:p>MONTEREALE VALCELLINA</text:p>
          </table:table-cell>
          <table:table-cell office:value-type="string">
            <text:p>PN</text:p>
          </table:table-cell>
          <table:table-cell office:value-type="float" office:value="33086">
            <text:p>33086</text:p>
          </table:table-cell>
          <table:table-cell table:number-columns-repeated="2" office:value-type="string">
            <text:p>0427.799764</text:p>
          </table:table-cell>
          <table:table-cell office:value-type="string">
            <text:p>DMRSFN75L64G642M</text:p>
          </table:table-cell>
          <table:table-cell office:value-type="string">
            <text:p>018552909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1-08-16">
            <text:p>16/08/2021</text:p>
          </table:table-cell>
          <table:table-cell office:value-type="string">
            <text:p>USAL8PV</text:p>
          </table:table-cell>
          <table:table-cell office:value-type="string">
            <text:p>MONTEREALE@OTTICADEMARCH.COM</text:p>
          </table:table-cell>
          <table:table-cell/>
          <table:table-cell office:value-type="string">
            <text:p>DE MARCH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IL PUNTO DI VISTA</text:p>
          </table:table-cell>
          <table:table-cell office:value-type="string">
            <text:p>PIAZZA VITTORIO EMANUELE 42/43</text:p>
          </table:table-cell>
          <table:table-cell office:value-type="string">
            <text:p>LAZISE</text:p>
          </table:table-cell>
          <table:table-cell office:value-type="string">
            <text:p>VR</text:p>
          </table:table-cell>
          <table:table-cell office:value-type="float" office:value="37017">
            <text:p>37017</text:p>
          </table:table-cell>
          <table:table-cell office:value-type="string">
            <text:p>DI FLISI ROBERTO</text:p>
          </table:table-cell>
          <table:table-cell office:value-type="string">
            <text:p>PIAZZA VITTORIO EMANUELE 42/43</text:p>
          </table:table-cell>
          <table:table-cell office:value-type="string">
            <text:p>LAZISE</text:p>
          </table:table-cell>
          <table:table-cell office:value-type="string">
            <text:p>VR</text:p>
          </table:table-cell>
          <table:table-cell office:value-type="float" office:value="37017">
            <text:p>37017</text:p>
          </table:table-cell>
          <table:table-cell office:value-type="string">
            <text:p>045 7580911</text:p>
          </table:table-cell>
          <table:table-cell office:value-type="string">
            <text:p>045 6477448</text:p>
          </table:table-cell>
          <table:table-cell office:value-type="string">
            <text:p>FLSRRT54E11L826Y</text:p>
          </table:table-cell>
          <table:table-cell office:value-type="string">
            <text:p>016878302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59Y0200859530000004547657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 office:value-type="string">
            <text:p>USAL8PV</text:p>
          </table:table-cell>
          <table:table-cell office:value-type="string">
            <text:p>INFO@ILPUNTODIVISTA.NET</text:p>
          </table:table-cell>
          <table:table-cell/>
          <table:table-cell office:value-type="string">
            <text:p>FLISI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PHOTOMARKET VIDEO L'OTTICO SAS</text:p>
          </table:table-cell>
          <table:table-cell office:value-type="string">
            <text:p>VIA GIUSTIZIA 49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DI NEGRI &amp; C.</text:p>
          </table:table-cell>
          <table:table-cell office:value-type="string">
            <text:p>VIA GIUSTIZIA 49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041 917301</text:p>
          </table:table-cell>
          <table:table-cell office:value-type="string">
            <text:p>041 917050</text:p>
          </table:table-cell>
          <table:table-cell table:number-columns-repeated="2" office:value-type="string">
            <text:p>020427602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office:value-type="string">
            <text:p>BANCA ANTONVENETA AGENZIA 1 MESTRE</text:p>
          </table:table-cell>
          <table:table-cell office:value-type="string">
            <text:p>IT18J0504002001000001261666</text:p>
          </table:table-cell>
          <table:table-cell office:value-type="float" office:value="1030">
            <text:p>1030</text:p>
          </table:table-cell>
          <table:table-cell office:value-type="float" office:value="2001">
            <text:p>2001</text:p>
          </table:table-cell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0-01-29">
            <text:p>29/01/2020</text:p>
          </table:table-cell>
          <table:table-cell office:value-type="string">
            <text:p>M5UXCR1</text:p>
          </table:table-cell>
          <table:table-cell office:value-type="string">
            <text:p>MAURIZIO.NEGRI@PHOTOMARKET.IT</text:p>
          </table:table-cell>
          <table:table-cell/>
          <table:table-cell office:value-type="string">
            <text:p>NEGRI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CENTRO OTTICO S.N.C.</text:p>
          </table:table-cell>
          <table:table-cell office:value-type="string">
            <text:p>PORTICO DELLA CALANDRATURA 1</text:p>
          </table:table-cell>
          <table:table-cell office:value-type="string">
            <text:p>PIAZZOLA SUL BRENTA</text:p>
          </table:table-cell>
          <table:table-cell office:value-type="string">
            <text:p>PD</text:p>
          </table:table-cell>
          <table:table-cell office:value-type="float" office:value="35016">
            <text:p>35016</text:p>
          </table:table-cell>
          <table:table-cell office:value-type="string">
            <text:p>DI FRIZZARIN M. &amp; C.</text:p>
          </table:table-cell>
          <table:table-cell office:value-type="string">
            <text:p>PORTICO DELLA CALANDRATURA 1</text:p>
          </table:table-cell>
          <table:table-cell office:value-type="string">
            <text:p>PIAZZOLA SUL BRENTA</text:p>
          </table:table-cell>
          <table:table-cell office:value-type="string">
            <text:p>PD</text:p>
          </table:table-cell>
          <table:table-cell office:value-type="float" office:value="35016">
            <text:p>35016</text:p>
          </table:table-cell>
          <table:table-cell office:value-type="string">
            <text:p>049/9600516</text:p>
          </table:table-cell>
          <table:table-cell office:value-type="string">
            <text:p>049 9619651</text:p>
          </table:table-cell>
          <table:table-cell/>
          <table:table-cell office:value-type="string">
            <text:p>0254254028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4-04-25">
            <text:p>25/04/2014</text:p>
          </table:table-cell>
          <table:table-cell/>
          <table:table-cell office:value-type="string">
            <text:p>CENTRO.OTTIKO@GMAIL.COM</text:p>
          </table:table-cell>
          <table:table-cell/>
          <table:table-cell office:value-type="string">
            <text:p>FRIZZARIN M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LINOTTICA SRL</text:p>
          </table:table-cell>
          <table:table-cell office:value-type="string">
            <text:p>CORSO GARIBALDI 195</text:p>
          </table:table-cell>
          <table:table-cell office:value-type="string">
            <text:p>THIENE</text:p>
          </table:table-cell>
          <table:table-cell office:value-type="string">
            <text:p>VI</text:p>
          </table:table-cell>
          <table:table-cell office:value-type="float" office:value="36016">
            <text:p>36016</text:p>
          </table:table-cell>
          <table:table-cell/>
          <table:table-cell office:value-type="string">
            <text:p>CORSO GARIBALDI 195</text:p>
          </table:table-cell>
          <table:table-cell office:value-type="string">
            <text:p>THIENE</text:p>
          </table:table-cell>
          <table:table-cell office:value-type="string">
            <text:p>VI</text:p>
          </table:table-cell>
          <table:table-cell office:value-type="float" office:value="36016">
            <text:p>36016</text:p>
          </table:table-cell>
          <table:table-cell table:number-columns-repeated="2" office:value-type="string">
            <text:p>0445 380237</text:p>
          </table:table-cell>
          <table:table-cell table:number-columns-repeated="2" office:value-type="string">
            <text:p>0408317024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10">
            <text:p>10/01/2019</text:p>
          </table:table-cell>
          <table:table-cell office:value-type="string">
            <text:p>USAL8PV</text:p>
          </table:table-cell>
          <table:table-cell office:value-type="string">
            <text:p>INFO@LINOTTICA.IT</text:p>
          </table:table-cell>
          <table:table-cell/>
          <table:table-cell office:value-type="string">
            <text:p>MEROTTO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string">
            <text:p>OTTICA RAVELLI</text:p>
          </table:table-cell>
          <table:table-cell office:value-type="string">
            <text:p>VIA MAZZINI 17</text:p>
          </table:table-cell>
          <table:table-cell office:value-type="string">
            <text:p>MAROSTICA</text:p>
          </table:table-cell>
          <table:table-cell office:value-type="string">
            <text:p>VI</text:p>
          </table:table-cell>
          <table:table-cell office:value-type="float" office:value="36063">
            <text:p>36063</text:p>
          </table:table-cell>
          <table:table-cell office:value-type="string">
            <text:p>DI RAVELLI CRISTINA</text:p>
          </table:table-cell>
          <table:table-cell office:value-type="string">
            <text:p>VIA MAZZINI 17</text:p>
          </table:table-cell>
          <table:table-cell office:value-type="string">
            <text:p>MAROSTICA</text:p>
          </table:table-cell>
          <table:table-cell office:value-type="string">
            <text:p>VI</text:p>
          </table:table-cell>
          <table:table-cell office:value-type="float" office:value="36063">
            <text:p>36063</text:p>
          </table:table-cell>
          <table:table-cell office:value-type="string">
            <text:p>0424 72708</text:p>
          </table:table-cell>
          <table:table-cell office:value-type="string">
            <text:p>3343537639CELCR</text:p>
          </table:table-cell>
          <table:table-cell office:value-type="string">
            <text:p>RVLCST66M44L840X</text:p>
          </table:table-cell>
          <table:table-cell office:value-type="string">
            <text:p>0321023024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T62C0557260500CC0711001339</text:p>
          </table:table-cell>
          <table:table-cell office:value-type="float" office:value="5856">
            <text:p>5856</text:p>
          </table:table-cell>
          <table:table-cell office:value-type="float" office:value="60500">
            <text:p>605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 office:value-type="string">
            <text:p>P62QHVQ</text:p>
          </table:table-cell>
          <table:table-cell office:value-type="string">
            <text:p>INFO@OTTICARAVELLI.IT</text:p>
          </table:table-cell>
          <table:table-cell/>
          <table:table-cell office:value-type="string">
            <text:p>RAVELLI CRISTINA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EUROPTICA S.R.L. U.S.</text:p>
          </table:table-cell>
          <table:table-cell office:value-type="string">
            <text:p>VIALE DELLA PACE 159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/>
          <table:table-cell office:value-type="string">
            <text:p>VIALE DELLA PACE 159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 table:number-columns-repeated="2" office:value-type="string">
            <text:p>0444/500065</text:p>
          </table:table-cell>
          <table:table-cell table:number-columns-repeated="2" office:value-type="string">
            <text:p>0262950024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ENTROVENETO CRED.COOP.SCARL-LONGARE</text:p>
          </table:table-cell>
          <table:table-cell office:value-type="string">
            <text:p>IT87C0859060440000081006344</text:p>
          </table:table-cell>
          <table:table-cell office:value-type="float" office:value="8590">
            <text:p>8590</text:p>
          </table:table-cell>
          <table:table-cell office:value-type="float" office:value="60440">
            <text:p>6044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2-01-25">
            <text:p>25/01/2012</text:p>
          </table:table-cell>
          <table:table-cell table:number-columns-repeated="4"/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OTTICA ANDERLINI S.A.S.</text:p>
          </table:table-cell>
          <table:table-cell office:value-type="string">
            <text:p>VIA BATTISTI 22</text:p>
          </table:table-cell>
          <table:table-cell office:value-type="string">
            <text:p>CASTELMASSA</text:p>
          </table:table-cell>
          <table:table-cell office:value-type="string">
            <text:p>RO</text:p>
          </table:table-cell>
          <table:table-cell office:value-type="float" office:value="45035">
            <text:p>45035</text:p>
          </table:table-cell>
          <table:table-cell office:value-type="string">
            <text:p>DI SANTINI ANNA &amp; C.</text:p>
          </table:table-cell>
          <table:table-cell office:value-type="string">
            <text:p>VIA BATTISTI 22</text:p>
          </table:table-cell>
          <table:table-cell office:value-type="string">
            <text:p>CASTELMASSA</text:p>
          </table:table-cell>
          <table:table-cell office:value-type="string">
            <text:p>RO</text:p>
          </table:table-cell>
          <table:table-cell office:value-type="float" office:value="45035">
            <text:p>45035</text:p>
          </table:table-cell>
          <table:table-cell office:value-type="string">
            <text:p>0425/81170</text:p>
          </table:table-cell>
          <table:table-cell/>
          <table:table-cell table:number-columns-repeated="2" office:value-type="string">
            <text:p>002311902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ANTONVENETA</text:p>
          </table:table-cell>
          <table:table-cell office:value-type="string">
            <text:p>IT62U0504063200000002451771</text:p>
          </table:table-cell>
          <table:table-cell office:value-type="float" office:value="1030">
            <text:p>1030</text:p>
          </table:table-cell>
          <table:table-cell office:value-type="float" office:value="63200">
            <text:p>632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0-06-17">
            <text:p>17/06/2020</text:p>
          </table:table-cell>
          <table:table-cell office:value-type="string">
            <text:p>M5UXCR1</text:p>
          </table:table-cell>
          <table:table-cell office:value-type="string">
            <text:p>OTTICA.ANDERLINI@GMAIL.COM</text:p>
          </table:table-cell>
          <table:table-cell/>
          <table:table-cell office:value-type="string">
            <text:p>ANDERLINI GIULIA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string">
            <text:p>OTTICA MICAGLIO ENZO</text:p>
          </table:table-cell>
          <table:table-cell office:value-type="string">
            <text:p>VIA MAZZINI 92</text:p>
          </table:table-cell>
          <table:table-cell office:value-type="string">
            <text:p>DOLO</text:p>
          </table:table-cell>
          <table:table-cell office:value-type="string">
            <text:p>VE</text:p>
          </table:table-cell>
          <table:table-cell office:value-type="float" office:value="30031">
            <text:p>30031</text:p>
          </table:table-cell>
          <table:table-cell office:value-type="string">
            <text:p>DI CERCATO SUSANNA IN MICAGLIO</text:p>
          </table:table-cell>
          <table:table-cell office:value-type="string">
            <text:p>VIA MAZZINI 92</text:p>
          </table:table-cell>
          <table:table-cell office:value-type="string">
            <text:p>DOLO</text:p>
          </table:table-cell>
          <table:table-cell office:value-type="string">
            <text:p>VE</text:p>
          </table:table-cell>
          <table:table-cell office:value-type="float" office:value="30031">
            <text:p>30031</text:p>
          </table:table-cell>
          <table:table-cell table:number-columns-repeated="2" office:value-type="string">
            <text:p>041 411709</text:p>
          </table:table-cell>
          <table:table-cell office:value-type="string">
            <text:p>CRCSNN64T69L736C</text:p>
          </table:table-cell>
          <table:table-cell office:value-type="string">
            <text:p>0349785027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 BANCA</text:p>
          </table:table-cell>
          <table:table-cell/>
          <table:table-cell office:value-type="float" office:value="2008">
            <text:p>2008</text:p>
          </table:table-cell>
          <table:table-cell office:value-type="float" office:value="36081">
            <text:p>36081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23">
            <text:p>23/01/2019</text:p>
          </table:table-cell>
          <table:table-cell office:value-type="string">
            <text:p>SUBM70N</text:p>
          </table:table-cell>
          <table:table-cell office:value-type="string">
            <text:p>DOLO@MICAGLIOOTTICA.IT</text:p>
          </table:table-cell>
          <table:table-cell/>
          <table:table-cell office:value-type="string">
            <text:p>CERCATO SUSANNA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FREGUGLIA OTTICA</text:p>
          </table:table-cell>
          <table:table-cell office:value-type="string">
            <text:p>VIA ERIDANIA 179/D</text:p>
          </table:table-cell>
          <table:table-cell office:value-type="string">
            <text:p>SANTA MARIA MADDALENA</text:p>
          </table:table-cell>
          <table:table-cell office:value-type="string">
            <text:p>RO</text:p>
          </table:table-cell>
          <table:table-cell office:value-type="float" office:value="45030">
            <text:p>45030</text:p>
          </table:table-cell>
          <table:table-cell office:value-type="string">
            <text:p>DI FREGUGLIA FEDERICO</text:p>
          </table:table-cell>
          <table:table-cell office:value-type="string">
            <text:p>VIA ERIDANIA 179/D</text:p>
          </table:table-cell>
          <table:table-cell office:value-type="string">
            <text:p>SANTA MARIA MADDALENA</text:p>
          </table:table-cell>
          <table:table-cell office:value-type="string">
            <text:p>RO</text:p>
          </table:table-cell>
          <table:table-cell office:value-type="float" office:value="45030">
            <text:p>45030</text:p>
          </table:table-cell>
          <table:table-cell office:value-type="string">
            <text:p>0425/757826</text:p>
          </table:table-cell>
          <table:table-cell/>
          <table:table-cell office:value-type="string">
            <text:p>FRGFRC59A15B578H</text:p>
          </table:table-cell>
          <table:table-cell office:value-type="string">
            <text:p>0030732029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 office:value-type="string">
            <text:p>WY7PJ6K</text:p>
          </table:table-cell>
          <table:table-cell office:value-type="string">
            <text:p>FREGUGLIAOTTICA@LIBERO.IT</text:p>
          </table:table-cell>
          <table:table-cell/>
          <table:table-cell office:value-type="string">
            <text:p>FREGUGLIA FEDERICO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OTTICA FIORENTINI</text:p>
          </table:table-cell>
          <table:table-cell office:value-type="string">
            <text:p>VIA BOCCALERIE 3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9">
            <text:p>35139</text:p>
          </table:table-cell>
          <table:table-cell office:value-type="string">
            <text:p>DI FIORENTINI TOMMASO</text:p>
          </table:table-cell>
          <table:table-cell office:value-type="string">
            <text:p>VIA BOCCALERIE 3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9">
            <text:p>35139</text:p>
          </table:table-cell>
          <table:table-cell office:value-type="string">
            <text:p>8751055</text:p>
          </table:table-cell>
          <table:table-cell office:value-type="string">
            <text:p>0444 887585</text:p>
          </table:table-cell>
          <table:table-cell office:value-type="string">
            <text:p>FRNTMS71H29B563I</text:p>
          </table:table-cell>
          <table:table-cell office:value-type="string">
            <text:p>026265802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0-06-17">
            <text:p>17/06/2020</text:p>
          </table:table-cell>
          <table:table-cell office:value-type="string">
            <text:p>AGZS6TU</text:p>
          </table:table-cell>
          <table:table-cell office:value-type="string">
            <text:p>INFO@OTTICAFIORENTINI.IT</text:p>
          </table:table-cell>
          <table:table-cell/>
          <table:table-cell office:value-type="string">
            <text:p>FIORENTINI TOMMASO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string">
            <text:p>OTTICA BIASI</text:p>
          </table:table-cell>
          <table:table-cell office:value-type="string">
            <text:p>VIA CARLO ALBERTO DALLA CHIESA 11</text:p>
          </table:table-cell>
          <table:table-cell office:value-type="string">
            <text:p>PESCANTINA</text:p>
          </table:table-cell>
          <table:table-cell office:value-type="string">
            <text:p>VR</text:p>
          </table:table-cell>
          <table:table-cell office:value-type="float" office:value="37026">
            <text:p>37026</text:p>
          </table:table-cell>
          <table:table-cell office:value-type="string">
            <text:p>DI BIASI ELENA</text:p>
          </table:table-cell>
          <table:table-cell office:value-type="string">
            <text:p>VIA CARLO ALBERTO DALLA CHIESA 11</text:p>
          </table:table-cell>
          <table:table-cell office:value-type="string">
            <text:p>PESCANTINA</text:p>
          </table:table-cell>
          <table:table-cell office:value-type="string">
            <text:p>VR</text:p>
          </table:table-cell>
          <table:table-cell office:value-type="float" office:value="37026">
            <text:p>37026</text:p>
          </table:table-cell>
          <table:table-cell office:value-type="string">
            <text:p>0457157309</text:p>
          </table:table-cell>
          <table:table-cell/>
          <table:table-cell office:value-type="string">
            <text:p>BSILNE70E52F861I</text:p>
          </table:table-cell>
          <table:table-cell office:value-type="string">
            <text:p>021286502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ANTONVENETA 01269 PESCANTINA</text:p>
          </table:table-cell>
          <table:table-cell/>
          <table:table-cell office:value-type="float" office:value="1030">
            <text:p>1030</text:p>
          </table:table-cell>
          <table:table-cell office:value-type="float" office:value="59650">
            <text:p>5965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office:value-type="string">
            <text:p>TOLTO SCONTO 29/04/2003 MZ (23 %)</text:p>
          </table:table-cell>
          <table:table-cell office:value-type="date" office:date-value="2019-05-03">
            <text:p>03/05/2019</text:p>
          </table:table-cell>
          <table:table-cell office:value-type="string">
            <text:p>W7YVJK9</text:p>
          </table:table-cell>
          <table:table-cell office:value-type="string">
            <text:p>ELENABIASI89@GMAIL.COM</text:p>
          </table:table-cell>
          <table:table-cell/>
          <table:table-cell office:value-type="string">
            <text:p>BIASI ELENA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string">
            <text:p>OTTICA BERTAGNIN</text:p>
          </table:table-cell>
          <table:table-cell office:value-type="string">
            <text:p>CORSO VENEZIA 34</text:p>
          </table:table-cell>
          <table:table-cell office:value-type="string">
            <text:p>S.BONIFACIO</text:p>
          </table:table-cell>
          <table:table-cell office:value-type="string">
            <text:p>VR</text:p>
          </table:table-cell>
          <table:table-cell office:value-type="float" office:value="37047">
            <text:p>37047</text:p>
          </table:table-cell>
          <table:table-cell office:value-type="string">
            <text:p>DI BERTAGNIN GIULIANO &amp; C.SNC</text:p>
          </table:table-cell>
          <table:table-cell office:value-type="string">
            <text:p>CORSO VENEZIA 34</text:p>
          </table:table-cell>
          <table:table-cell office:value-type="string">
            <text:p>S.BONIFACIO</text:p>
          </table:table-cell>
          <table:table-cell office:value-type="string">
            <text:p>VR</text:p>
          </table:table-cell>
          <table:table-cell office:value-type="float" office:value="37047">
            <text:p>37047</text:p>
          </table:table-cell>
          <table:table-cell office:value-type="string">
            <text:p>045/7610621</text:p>
          </table:table-cell>
          <table:table-cell office:value-type="string">
            <text:p>045/6131126</text:p>
          </table:table-cell>
          <table:table-cell table:number-columns-repeated="2" office:value-type="string">
            <text:p>0035429023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4-01">
            <text:p>01/04/2019</text:p>
          </table:table-cell>
          <table:table-cell office:value-type="string">
            <text:p>USAL8PV</text:p>
          </table:table-cell>
          <table:table-cell office:value-type="string">
            <text:p>OTTICABERTAGNIN@GMAIL.COM</text:p>
          </table:table-cell>
          <table:table-cell/>
          <table:table-cell office:value-type="string">
            <text:p>BERTAGNIN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OTTICA LANARO S.N.C</text:p>
          </table:table-cell>
          <table:table-cell office:value-type="string">
            <text:p>VIA CHIESA 33</text:p>
          </table:table-cell>
          <table:table-cell office:value-type="string">
            <text:p>MALO</text:p>
          </table:table-cell>
          <table:table-cell office:value-type="string">
            <text:p>VI</text:p>
          </table:table-cell>
          <table:table-cell office:value-type="float" office:value="36034">
            <text:p>36034</text:p>
          </table:table-cell>
          <table:table-cell office:value-type="string">
            <text:p>DI LANARO SILVIA &amp; C.</text:p>
          </table:table-cell>
          <table:table-cell office:value-type="string">
            <text:p>VIA CHIESA 33</text:p>
          </table:table-cell>
          <table:table-cell office:value-type="string">
            <text:p>MALO</text:p>
          </table:table-cell>
          <table:table-cell office:value-type="string">
            <text:p>VI</text:p>
          </table:table-cell>
          <table:table-cell office:value-type="float" office:value="36034">
            <text:p>36034</text:p>
          </table:table-cell>
          <table:table-cell office:value-type="string">
            <text:p>0445/605549</text:p>
          </table:table-cell>
          <table:table-cell office:value-type="string">
            <text:p>348 5119300</text:p>
          </table:table-cell>
          <table:table-cell table:number-columns-repeated="2" office:value-type="string">
            <text:p>0389147024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2-28">
            <text:p>28/02/2019</text:p>
          </table:table-cell>
          <table:table-cell office:value-type="string">
            <text:p>P62QHVQ</text:p>
          </table:table-cell>
          <table:table-cell office:value-type="string">
            <text:p>OTTICA.LANARO@LIBERO.IT</text:p>
          </table:table-cell>
          <table:table-cell/>
          <table:table-cell office:value-type="string">
            <text:p>LANARO SILVIA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BENETTI ROSSELLA OTTICA</text:p>
          </table:table-cell>
          <table:table-cell office:value-type="string">
            <text:p>VIA DANTE 3</text:p>
          </table:table-cell>
          <table:table-cell office:value-type="string">
            <text:p>ASIAGO</text:p>
          </table:table-cell>
          <table:table-cell office:value-type="string">
            <text:p>VI</text:p>
          </table:table-cell>
          <table:table-cell office:value-type="float" office:value="36012">
            <text:p>36012</text:p>
          </table:table-cell>
          <table:table-cell office:value-type="string">
            <text:p>DI BENETTI ROSSELLA D.I.</text:p>
          </table:table-cell>
          <table:table-cell office:value-type="string">
            <text:p>VIA DANTE 3</text:p>
          </table:table-cell>
          <table:table-cell office:value-type="string">
            <text:p>ASIAGO</text:p>
          </table:table-cell>
          <table:table-cell office:value-type="string">
            <text:p>VI</text:p>
          </table:table-cell>
          <table:table-cell office:value-type="float" office:value="36012">
            <text:p>36012</text:p>
          </table:table-cell>
          <table:table-cell office:value-type="string">
            <text:p>0424/64058</text:p>
          </table:table-cell>
          <table:table-cell/>
          <table:table-cell office:value-type="string">
            <text:p>BNTRSL56L54A465C</text:p>
          </table:table-cell>
          <table:table-cell office:value-type="string">
            <text:p>007777002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9-01-07">
            <text:p>07/01/2009</text:p>
          </table:table-cell>
          <table:table-cell/>
          <table:table-cell office:value-type="string">
            <text:p>ROSSELLABENETTI@LIBERO.IT</text:p>
          </table:table-cell>
          <table:table-cell/>
          <table:table-cell office:value-type="string">
            <text:p>BENETTI ROSSELLA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V.&amp; V. SNC</text:p>
          </table:table-cell>
          <table:table-cell office:value-type="string">
            <text:p>PIAZZA DELLA VITTORIA 19</text:p>
          </table:table-cell>
          <table:table-cell office:value-type="string">
            <text:p>SEDICO</text:p>
          </table:table-cell>
          <table:table-cell office:value-type="string">
            <text:p>BL</text:p>
          </table:table-cell>
          <table:table-cell office:value-type="float" office:value="32026">
            <text:p>32026</text:p>
          </table:table-cell>
          <table:table-cell/>
          <table:table-cell office:value-type="string">
            <text:p>PIAZZA DELLA VITTORIA 19</text:p>
          </table:table-cell>
          <table:table-cell office:value-type="string">
            <text:p>SEDICO</text:p>
          </table:table-cell>
          <table:table-cell office:value-type="string">
            <text:p>BL</text:p>
          </table:table-cell>
          <table:table-cell office:value-type="float" office:value="32026">
            <text:p>32026</text:p>
          </table:table-cell>
          <table:table-cell office:value-type="string">
            <text:p>0437 83393</text:p>
          </table:table-cell>
          <table:table-cell office:value-type="string">
            <text:p>0437 856637</text:p>
          </table:table-cell>
          <table:table-cell table:number-columns-repeated="2" office:value-type="string">
            <text:p>009253002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DI VICENZA</text:p>
          </table:table-cell>
          <table:table-cell/>
          <table:table-cell office:value-type="float" office:value="5728">
            <text:p>5728</text:p>
          </table:table-cell>
          <table:table-cell office:value-type="float" office:value="61310">
            <text:p>613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 office:value-type="string">
            <text:p>P62QHVQ</text:p>
          </table:table-cell>
          <table:table-cell office:value-type="string">
            <text:p>OTTICAVEV@VIRGILIO.IT</text:p>
          </table:table-cell>
          <table:table-cell/>
          <table:table-cell office:value-type="string">
            <text:p>VALERIA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OTTICA V.&amp; V. SNC</text:p>
          </table:table-cell>
          <table:table-cell office:value-type="string">
            <text:p>PIAZZA DELLA VITTORIA 19</text:p>
          </table:table-cell>
          <table:table-cell office:value-type="string">
            <text:p>SEDICO</text:p>
          </table:table-cell>
          <table:table-cell office:value-type="string">
            <text:p>BL</text:p>
          </table:table-cell>
          <table:table-cell office:value-type="float" office:value="32021">
            <text:p>32021</text:p>
          </table:table-cell>
          <table:table-cell/>
          <table:table-cell office:value-type="string">
            <text:p>VIA 27 APRILE 53</text:p>
          </table:table-cell>
          <table:table-cell office:value-type="string">
            <text:p>AGORDO</text:p>
          </table:table-cell>
          <table:table-cell office:value-type="string">
            <text:p>BL</text:p>
          </table:table-cell>
          <table:table-cell office:value-type="float" office:value="32021">
            <text:p>32021</text:p>
          </table:table-cell>
          <table:table-cell office:value-type="string">
            <text:p>0437.63494</text:p>
          </table:table-cell>
          <table:table-cell office:value-type="string">
            <text:p>faxsedico856637</text:p>
          </table:table-cell>
          <table:table-cell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DI VICENZA</text:p>
          </table:table-cell>
          <table:table-cell/>
          <table:table-cell office:value-type="float" office:value="5728">
            <text:p>5728</text:p>
          </table:table-cell>
          <table:table-cell office:value-type="float" office:value="61310">
            <text:p>613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9-09-22">
            <text:p>22/09/2009</text:p>
          </table:table-cell>
          <table:table-cell/>
          <table:table-cell office:value-type="string">
            <text:p>OTTICAVEV@VIRGILIO.IT</text:p>
          </table:table-cell>
          <table:table-cell/>
          <table:table-cell office:value-type="string">
            <text:p>VALERIA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string">
            <text:p>STUDIO OTTICO MARTINO SNC</text:p>
          </table:table-cell>
          <table:table-cell office:value-type="string">
            <text:p>VIA BARBIERI 24</text:p>
          </table:table-cell>
          <table:table-cell office:value-type="string">
            <text:p>BASSANO DEL GRAPPA</text:p>
          </table:table-cell>
          <table:table-cell office:value-type="string">
            <text:p>VI</text:p>
          </table:table-cell>
          <table:table-cell office:value-type="float" office:value="36060">
            <text:p>36060</text:p>
          </table:table-cell>
          <table:table-cell office:value-type="string">
            <text:p>DI MARTINO SALVATORE &amp; C.</text:p>
          </table:table-cell>
          <table:table-cell office:value-type="string">
            <text:p>VIA BARBIERI 24</text:p>
          </table:table-cell>
          <table:table-cell office:value-type="string">
            <text:p>BASSANO DEL GRAPPA</text:p>
          </table:table-cell>
          <table:table-cell office:value-type="string">
            <text:p>VI</text:p>
          </table:table-cell>
          <table:table-cell office:value-type="float" office:value="36060">
            <text:p>36060</text:p>
          </table:table-cell>
          <table:table-cell office:value-type="string">
            <text:p>0424/523874</text:p>
          </table:table-cell>
          <table:table-cell/>
          <table:table-cell table:number-columns-repeated="2" office:value-type="string">
            <text:p>0386185024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SELLA NORD EST</text:p>
          </table:table-cell>
          <table:table-cell office:value-type="string">
            <text:p>IT41X0306460160052591791180</text:p>
          </table:table-cell>
          <table:table-cell office:value-type="float" office:value="3064">
            <text:p>3064</text:p>
          </table:table-cell>
          <table:table-cell office:value-type="float" office:value="60160">
            <text:p>6016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20">
            <text:p>20/01/2019</text:p>
          </table:table-cell>
          <table:table-cell office:value-type="string">
            <text:p>M5UXCR1</text:p>
          </table:table-cell>
          <table:table-cell office:value-type="string">
            <text:p>BASSANO@STUDIOTTICOMARTINO.IT</text:p>
          </table:table-cell>
          <table:table-cell/>
          <table:table-cell office:value-type="string">
            <text:p>MARTINO SALVATORE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string">
            <text:p>OTTICA CRISTALLO</text:p>
          </table:table-cell>
          <table:table-cell office:value-type="string">
            <text:p>VIA ZANELLATO 25</text:p>
          </table:table-cell>
          <table:table-cell office:value-type="string">
            <text:p>MONSELICE</text:p>
          </table:table-cell>
          <table:table-cell office:value-type="string">
            <text:p>PD</text:p>
          </table:table-cell>
          <table:table-cell office:value-type="float" office:value="35043">
            <text:p>35043</text:p>
          </table:table-cell>
          <table:table-cell office:value-type="string">
            <text:p>DI BEVAGNA &amp; C. SNC</text:p>
          </table:table-cell>
          <table:table-cell office:value-type="string">
            <text:p>VIA ZANELLATO 25</text:p>
          </table:table-cell>
          <table:table-cell office:value-type="string">
            <text:p>MONSELICE</text:p>
          </table:table-cell>
          <table:table-cell office:value-type="string">
            <text:p>PD</text:p>
          </table:table-cell>
          <table:table-cell office:value-type="float" office:value="35043">
            <text:p>35043</text:p>
          </table:table-cell>
          <table:table-cell office:value-type="string">
            <text:p>0429/73444</text:p>
          </table:table-cell>
          <table:table-cell/>
          <table:table-cell table:number-columns-repeated="2" office:value-type="string">
            <text:p>008994002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0-10-28">
            <text:p>28/10/2020</text:p>
          </table:table-cell>
          <table:table-cell office:value-type="string">
            <text:p>W7YVJK9</text:p>
          </table:table-cell>
          <table:table-cell office:value-type="string">
            <text:p>MONSELICE@OTTICACRISTALLO.IT</text:p>
          </table:table-cell>
          <table:table-cell/>
          <table:table-cell office:value-type="string">
            <text:p>BEVAGNA GIOVANNA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NUOVA OTTICA S.N.C</text:p>
          </table:table-cell>
          <table:table-cell office:value-type="string">
            <text:p>PIAZ DE VICH 6</text:p>
          </table:table-cell>
          <table:table-cell office:value-type="string">
            <text:p>VIGO DI FASSA</text:p>
          </table:table-cell>
          <table:table-cell office:value-type="string">
            <text:p>TN</text:p>
          </table:table-cell>
          <table:table-cell office:value-type="float" office:value="38039">
            <text:p>38039</text:p>
          </table:table-cell>
          <table:table-cell office:value-type="string">
            <text:p>DI SIEFF PAOLA &amp; C.</text:p>
          </table:table-cell>
          <table:table-cell office:value-type="string">
            <text:p>PIAZ DE VICH 6</text:p>
          </table:table-cell>
          <table:table-cell office:value-type="string">
            <text:p>VIGO DI FASSA</text:p>
          </table:table-cell>
          <table:table-cell office:value-type="string">
            <text:p>TN</text:p>
          </table:table-cell>
          <table:table-cell office:value-type="float" office:value="38039">
            <text:p>38039</text:p>
          </table:table-cell>
          <table:table-cell office:value-type="string">
            <text:p>0462/763531</text:p>
          </table:table-cell>
          <table:table-cell/>
          <table:table-cell table:number-columns-repeated="2" office:value-type="string">
            <text:p>013287402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11">
            <text:p>11/01/2019</text:p>
          </table:table-cell>
          <table:table-cell office:value-type="string">
            <text:p>W7YVJK9</text:p>
          </table:table-cell>
          <table:table-cell office:value-type="string">
            <text:p>NUOVAOTTICA@GIGAPEC.IT</text:p>
          </table:table-cell>
          <table:table-cell/>
          <table:table-cell office:value-type="string">
            <text:p>SIEFF PAOLA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OTTICA NIK</text:p>
          </table:table-cell>
          <table:table-cell office:value-type="string">
            <text:p>VIALE CHIUSE 24</text:p>
          </table:table-cell>
          <table:table-cell office:value-type="string">
            <text:p>CASTELGOMBERTO</text:p>
          </table:table-cell>
          <table:table-cell office:value-type="string">
            <text:p>VI</text:p>
          </table:table-cell>
          <table:table-cell office:value-type="float" office:value="36070">
            <text:p>36070</text:p>
          </table:table-cell>
          <table:table-cell office:value-type="string">
            <text:p>DI CAICHIOLO NICOLA</text:p>
          </table:table-cell>
          <table:table-cell office:value-type="string">
            <text:p>VIALE CHIUSE 24</text:p>
          </table:table-cell>
          <table:table-cell office:value-type="string">
            <text:p>CASTELGOMBERTO</text:p>
          </table:table-cell>
          <table:table-cell office:value-type="string">
            <text:p>VI</text:p>
          </table:table-cell>
          <table:table-cell office:value-type="float" office:value="36070">
            <text:p>36070</text:p>
          </table:table-cell>
          <table:table-cell office:value-type="string">
            <text:p>0445.940041</text:p>
          </table:table-cell>
          <table:table-cell/>
          <table:table-cell office:value-type="string">
            <text:p>CCHNCL68T29L551M</text:p>
          </table:table-cell>
          <table:table-cell office:value-type="string">
            <text:p>020226202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office:value-type="string">
            <text:p>CASSA RURALE E ARTIGIANA DI BRENDOLA</text:p>
          </table:table-cell>
          <table:table-cell/>
          <table:table-cell office:value-type="float" office:value="8399">
            <text:p>8399</text:p>
          </table:table-cell>
          <table:table-cell office:value-type="float" office:value="60280">
            <text:p>60280</text:p>
          </table:table-cell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10-30">
            <text:p>30/10/2019</text:p>
          </table:table-cell>
          <table:table-cell office:value-type="string">
            <text:p>SUBM70N</text:p>
          </table:table-cell>
          <table:table-cell office:value-type="string">
            <text:p>OTTICANIK@LIBERO.IT</text:p>
          </table:table-cell>
          <table:table-cell/>
          <table:table-cell office:value-type="string">
            <text:p>CAICHIOLO NICOLA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STUDIO OTTICO DANIELE</text:p>
          </table:table-cell>
          <table:table-cell office:value-type="string">
            <text:p>VIA T.ASPETTI 4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DI DANIELE BEPPINO</text:p>
          </table:table-cell>
          <table:table-cell office:value-type="string">
            <text:p>VIA T.ASPETTI 4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 619330</text:p>
          </table:table-cell>
          <table:table-cell/>
          <table:table-cell office:value-type="string">
            <text:p>DNLBPN55T01G224R</text:p>
          </table:table-cell>
          <table:table-cell office:value-type="string">
            <text:p>020731302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0-03-02">
            <text:p>02/03/2020</text:p>
          </table:table-cell>
          <table:table-cell office:value-type="string">
            <text:p>M5UXCR1</text:p>
          </table:table-cell>
          <table:table-cell office:value-type="string">
            <text:p>OTTICODANIELE@GMAIL.COM</text:p>
          </table:table-cell>
          <table:table-cell/>
          <table:table-cell office:value-type="string">
            <text:p>DANIELE EDOARDO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NUOVA OTTICA DI BOSCHETTO GIORGIO</text:p>
          </table:table-cell>
          <table:table-cell office:value-type="string">
            <text:p>VIA SCARIO 2</text:p>
          </table:table-cell>
          <table:table-cell office:value-type="string">
            <text:p>CAVALESE</text:p>
          </table:table-cell>
          <table:table-cell office:value-type="string">
            <text:p>TN</text:p>
          </table:table-cell>
          <table:table-cell office:value-type="float" office:value="38033">
            <text:p>38033</text:p>
          </table:table-cell>
          <table:table-cell/>
          <table:table-cell office:value-type="string">
            <text:p>VIA SCARIO 2</text:p>
          </table:table-cell>
          <table:table-cell office:value-type="string">
            <text:p>CAVALESE</text:p>
          </table:table-cell>
          <table:table-cell office:value-type="string">
            <text:p>TN</text:p>
          </table:table-cell>
          <table:table-cell office:value-type="float" office:value="38033">
            <text:p>38033</text:p>
          </table:table-cell>
          <table:table-cell office:value-type="string">
            <text:p>0462/342991</text:p>
          </table:table-cell>
          <table:table-cell office:value-type="string">
            <text:p>0462 502536</text:p>
          </table:table-cell>
          <table:table-cell office:value-type="string">
            <text:p>BSCGRG59T27C372P</text:p>
          </table:table-cell>
          <table:table-cell office:value-type="string">
            <text:p>012313002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2-28">
            <text:p>28/02/2019</text:p>
          </table:table-cell>
          <table:table-cell office:value-type="string">
            <text:p>P62QHVQ</text:p>
          </table:table-cell>
          <table:table-cell office:value-type="string">
            <text:p>GIORGIOBOSCHETTO59@GMAIL.COM</text:p>
          </table:table-cell>
          <table:table-cell/>
          <table:table-cell office:value-type="string">
            <text:p>BOSCHETTO GIORGIO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OTTICA BENEDETTI S.N.C.</text:p>
          </table:table-cell>
          <table:table-cell office:value-type="string">
            <text:p>VIA CIRCONVALLAZIONE 26/A-B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1">
            <text:p>30171</text:p>
          </table:table-cell>
          <table:table-cell/>
          <table:table-cell office:value-type="string">
            <text:p>VIA CIRCONVALLAZIONE 26/A-B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1">
            <text:p>30171</text:p>
          </table:table-cell>
          <table:table-cell office:value-type="string">
            <text:p>041.975223</text:p>
          </table:table-cell>
          <table:table-cell/>
          <table:table-cell table:number-columns-repeated="2" office:value-type="string">
            <text:p>0263922027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8-06-16">
            <text:p>16/06/2008</text:p>
          </table:table-cell>
          <table:table-cell table:number-columns-repeated="4"/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OPTIC VISION SAS DI BERTI LORIS &amp; C</text:p>
          </table:table-cell>
          <table:table-cell office:value-type="string">
            <text:p>VIA MALCANTON 40 C/COMM EMISFERO</text:p>
          </table:table-cell>
          <table:table-cell office:value-type="string">
            <text:p>TREBASELEGHEE</text:p>
          </table:table-cell>
          <table:table-cell office:value-type="string">
            <text:p>PD</text:p>
          </table:table-cell>
          <table:table-cell office:value-type="float" office:value="31050">
            <text:p>31050</text:p>
          </table:table-cell>
          <table:table-cell table:number-columns-repeated="2"/>
          <table:table-cell office:value-type="string">
            <text:p>TREBASELEGHE</text:p>
          </table:table-cell>
          <table:table-cell office:value-type="string">
            <text:p>PD</text:p>
          </table:table-cell>
          <table:table-cell office:value-type="float" office:value="31050">
            <text:p>31050</text:p>
          </table:table-cell>
          <table:table-cell table:number-columns-repeated="2" office:value-type="string">
            <text:p>041 5845059</text:p>
          </table:table-cell>
          <table:table-cell office:value-type="string">
            <text:p>03839870288</text:p>
          </table:table-cell>
          <table:table-cell office:value-type="string">
            <text:p>050207302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FRIULADRIA</text:p>
          </table:table-cell>
          <table:table-cell/>
          <table:table-cell office:value-type="float" office:value="5336">
            <text:p>5336</text:p>
          </table:table-cell>
          <table:table-cell office:value-type="float" office:value="62730">
            <text:p>6273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7-10-17">
            <text:p>17/10/2017</text:p>
          </table:table-cell>
          <table:table-cell/>
          <table:table-cell office:value-type="string">
            <text:p>OPTICVISIONMAZZORATO@LIBERO.IT</text:p>
          </table:table-cell>
          <table:table-cell table:number-columns-repeated="2"/>
        </table:table-row>
        <table:table-row table:style-name="ro2">
          <table:table-cell office:value-type="float" office:value="1230">
            <text:p>1230</text:p>
          </table:table-cell>
          <table:table-cell office:value-type="string">
            <text:p>OTTICA COLONNA</text:p>
          </table:table-cell>
          <table:table-cell office:value-type="string">
            <text:p>CORSO GARIBALDI 4/E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170">
            <text:p>33170</text:p>
          </table:table-cell>
          <table:table-cell office:value-type="string">
            <text:p>DI BELLUNATO GINO</text:p>
          </table:table-cell>
          <table:table-cell office:value-type="string">
            <text:p>CORSO GARIBALDI 4/E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170">
            <text:p>33170</text:p>
          </table:table-cell>
          <table:table-cell office:value-type="string">
            <text:p>0434/20061</text:p>
          </table:table-cell>
          <table:table-cell office:value-type="string">
            <text:p>2°tel 316386</text:p>
          </table:table-cell>
          <table:table-cell office:value-type="string">
            <text:p>BLLGNI57A23L736V</text:p>
          </table:table-cell>
          <table:table-cell office:value-type="string">
            <text:p>005286509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37R0100512502000000000205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8-12-11">
            <text:p>11/12/2018</text:p>
          </table:table-cell>
          <table:table-cell office:value-type="string">
            <text:p>KRRH6B9</text:p>
          </table:table-cell>
          <table:table-cell office:value-type="string">
            <text:p>BELLUN03@OTTICACOLONNA.191.IT</text:p>
          </table:table-cell>
          <table:table-cell/>
          <table:table-cell office:value-type="string">
            <text:p>BELLUNATO GINO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OTTICA BERTAGNA SNC</text:p>
          </table:table-cell>
          <table:table-cell office:value-type="string">
            <text:p>PIAZZA GRANDA 11</text:p>
          </table:table-cell>
          <table:table-cell office:value-type="string">
            <text:p>CLES</text:p>
          </table:table-cell>
          <table:table-cell office:value-type="string">
            <text:p>TN</text:p>
          </table:table-cell>
          <table:table-cell office:value-type="float" office:value="38023">
            <text:p>38023</text:p>
          </table:table-cell>
          <table:table-cell office:value-type="string">
            <text:p>DI LAURA E LUISA BERTAGNA</text:p>
          </table:table-cell>
          <table:table-cell office:value-type="string">
            <text:p>PIAZZA GRANDA 11</text:p>
          </table:table-cell>
          <table:table-cell office:value-type="string">
            <text:p>CLES</text:p>
          </table:table-cell>
          <table:table-cell office:value-type="string">
            <text:p>TN</text:p>
          </table:table-cell>
          <table:table-cell office:value-type="float" office:value="38023">
            <text:p>38023</text:p>
          </table:table-cell>
          <table:table-cell office:value-type="string">
            <text:p>0463 421748</text:p>
          </table:table-cell>
          <table:table-cell office:value-type="string">
            <text:p>0463423065 casa</text:p>
          </table:table-cell>
          <table:table-cell/>
          <table:table-cell office:value-type="string">
            <text:p>0256041022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SSA RURALE DI VAL DI NON</text:p>
          </table:table-cell>
          <table:table-cell office:value-type="string">
            <text:p>IT43D0828234672000010406450</text:p>
          </table:table-cell>
          <table:table-cell office:value-type="float" office:value="8282">
            <text:p>8282</text:p>
          </table:table-cell>
          <table:table-cell office:value-type="float" office:value="34672">
            <text:p>34672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8-30">
            <text:p>30/08/2019</text:p>
          </table:table-cell>
          <table:table-cell office:value-type="string">
            <text:p>USAL8PV</text:p>
          </table:table-cell>
          <table:table-cell office:value-type="string">
            <text:p>OTTICA.BERTAGNA@GMAIL.COM</text:p>
          </table:table-cell>
          <table:table-cell office:value-type="string">
            <text:p>OTTICA.BERTAGNA@PEC.IT</text:p>
          </table:table-cell>
          <table:table-cell office:value-type="string">
            <text:p>LAURA BERTAGNA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OTTICA ADAMI RICCARDO</text:p>
          </table:table-cell>
          <table:table-cell office:value-type="string">
            <text:p>PIAZZA SEDICI OTTOBRE 9</text:p>
          </table:table-cell>
          <table:table-cell office:value-type="string">
            <text:p>VERONA</text:p>
          </table:table-cell>
          <table:table-cell office:value-type="string">
            <text:p>VR</text:p>
          </table:table-cell>
          <table:table-cell office:value-type="float" office:value="37129">
            <text:p>37129</text:p>
          </table:table-cell>
          <table:table-cell office:value-type="string">
            <text:p>DI ADAMI RICCARDO</text:p>
          </table:table-cell>
          <table:table-cell office:value-type="string">
            <text:p>VIA SAN NAZARO 9</text:p>
          </table:table-cell>
          <table:table-cell office:value-type="string">
            <text:p>VERONA</text:p>
          </table:table-cell>
          <table:table-cell office:value-type="string">
            <text:p>VR</text:p>
          </table:table-cell>
          <table:table-cell office:value-type="float" office:value="37129">
            <text:p>37129</text:p>
          </table:table-cell>
          <table:table-cell office:value-type="string">
            <text:p>045 8004666</text:p>
          </table:table-cell>
          <table:table-cell/>
          <table:table-cell office:value-type="string">
            <text:p>DMARCR63C26L781F</text:p>
          </table:table-cell>
          <table:table-cell office:value-type="string">
            <text:p>0213992023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 BANCA</text:p>
          </table:table-cell>
          <table:table-cell office:value-type="string">
            <text:p>IT87O0200811704000005043614</text:p>
          </table:table-cell>
          <table:table-cell office:value-type="float" office:value="2008">
            <text:p>2008</text:p>
          </table:table-cell>
          <table:table-cell office:value-type="float" office:value="11704">
            <text:p>11704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22">
            <text:p>22/01/2019</text:p>
          </table:table-cell>
          <table:table-cell office:value-type="string">
            <text:p>KGVVJ2H</text:p>
          </table:table-cell>
          <table:table-cell office:value-type="string">
            <text:p>RICCARDO.ADAMI1@TIN.IT</text:p>
          </table:table-cell>
          <table:table-cell/>
          <table:table-cell office:value-type="string">
            <text:p>ADAMI RICCARDO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OTTICA REMONATO</text:p>
          </table:table-cell>
          <table:table-cell office:value-type="string">
            <text:p>VIA SCALABRINI 82</text:p>
          </table:table-cell>
          <table:table-cell office:value-type="string">
            <text:p>BASSANO</text:p>
          </table:table-cell>
          <table:table-cell office:value-type="string">
            <text:p>VI</text:p>
          </table:table-cell>
          <table:table-cell office:value-type="float" office:value="36061">
            <text:p>36061</text:p>
          </table:table-cell>
          <table:table-cell office:value-type="string">
            <text:p>F.LLI SERRADURA&amp;REMONATO V. S.N.C.</text:p>
          </table:table-cell>
          <table:table-cell office:value-type="string">
            <text:p>VIA SCALABRINI 82</text:p>
          </table:table-cell>
          <table:table-cell office:value-type="string">
            <text:p>BASSANO DEL GRAPPA</text:p>
          </table:table-cell>
          <table:table-cell office:value-type="string">
            <text:p>VI</text:p>
          </table:table-cell>
          <table:table-cell office:value-type="float" office:value="36061">
            <text:p>36061</text:p>
          </table:table-cell>
          <table:table-cell office:value-type="string">
            <text:p>0424 503823</text:p>
          </table:table-cell>
          <table:table-cell table:number-columns-repeated="2"/>
          <table:table-cell office:value-type="string">
            <text:p>02563480249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VERONA</text:p>
          </table:table-cell>
          <table:table-cell/>
          <table:table-cell office:value-type="float" office:value="2008">
            <text:p>2008</text:p>
          </table:table-cell>
          <table:table-cell office:value-type="float" office:value="60165">
            <text:p>60165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20">
            <text:p>20/01/2019</text:p>
          </table:table-cell>
          <table:table-cell office:value-type="string">
            <text:p>M5UXCR1</text:p>
          </table:table-cell>
          <table:table-cell table:number-columns-repeated="2"/>
          <table:table-cell office:value-type="string">
            <text:p>VALENTINO REMONATO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OTTICA ZAMBRELLI</text:p>
          </table:table-cell>
          <table:table-cell office:value-type="string">
            <text:p>VIA REPUBBLICA 5</text:p>
          </table:table-cell>
          <table:table-cell office:value-type="string">
            <text:p>PARMA</text:p>
          </table:table-cell>
          <table:table-cell office:value-type="string">
            <text:p>PR</text:p>
          </table:table-cell>
          <table:table-cell office:value-type="float" office:value="43100">
            <text:p>43100</text:p>
          </table:table-cell>
          <table:table-cell office:value-type="string">
            <text:p>DI MANUELA ZAMBRELLI</text:p>
          </table:table-cell>
          <table:table-cell office:value-type="string">
            <text:p>VIA REPUBBLICA 5</text:p>
          </table:table-cell>
          <table:table-cell office:value-type="string">
            <text:p>PARMA</text:p>
          </table:table-cell>
          <table:table-cell office:value-type="string">
            <text:p>PR</text:p>
          </table:table-cell>
          <table:table-cell office:value-type="float" office:value="43100">
            <text:p>43100</text:p>
          </table:table-cell>
          <table:table-cell office:value-type="string">
            <text:p>0521 234969</text:p>
          </table:table-cell>
          <table:table-cell office:value-type="string">
            <text:p>0521 266811</text:p>
          </table:table-cell>
          <table:table-cell office:value-type="string">
            <text:p>ZMBMNL56E45G337A</text:p>
          </table:table-cell>
          <table:table-cell office:value-type="string">
            <text:p>0075185034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7-08-06">
            <text:p>06/08/2007</text:p>
          </table:table-cell>
          <table:table-cell table:number-columns-repeated="3"/>
          <table:table-cell office:value-type="string">
            <text:p><text:s/>MANUELA ZAMBRELLI</text:p>
          </table:table-cell>
        </table:table-row>
        <table:table-row table:style-name="ro2">
          <table:table-cell office:value-type="float" office:value="1235">
            <text:p>1235</text:p>
          </table:table-cell>
          <table:table-cell office:value-type="string">
            <text:p>OTTICA OREFICERIA MENALDO</text:p>
          </table:table-cell>
          <table:table-cell office:value-type="string">
            <text:p>VIA MARCONI 16</text:p>
          </table:table-cell>
          <table:table-cell office:value-type="string">
            <text:p>VO' EUGANEO</text:p>
          </table:table-cell>
          <table:table-cell office:value-type="string">
            <text:p>PD</text:p>
          </table:table-cell>
          <table:table-cell office:value-type="float" office:value="35030">
            <text:p>35030</text:p>
          </table:table-cell>
          <table:table-cell office:value-type="string">
            <text:p>DI BELLON LUCA</text:p>
          </table:table-cell>
          <table:table-cell office:value-type="string">
            <text:p>VIA MARCONI 16</text:p>
          </table:table-cell>
          <table:table-cell office:value-type="string">
            <text:p>VO' EUGANEO</text:p>
          </table:table-cell>
          <table:table-cell office:value-type="string">
            <text:p>PD</text:p>
          </table:table-cell>
          <table:table-cell office:value-type="float" office:value="35030">
            <text:p>35030</text:p>
          </table:table-cell>
          <table:table-cell office:value-type="string">
            <text:p>049/9940618</text:p>
          </table:table-cell>
          <table:table-cell office:value-type="string">
            <text:p>torregl/9930569</text:p>
          </table:table-cell>
          <table:table-cell office:value-type="string">
            <text:p>BLLLCU73C19G224Q</text:p>
          </table:table-cell>
          <table:table-cell office:value-type="string">
            <text:p>0477216028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4-04-15">
            <text:p>15/04/2014</text:p>
          </table:table-cell>
          <table:table-cell/>
          <table:table-cell office:value-type="string">
            <text:p>LUCA.BELLON@LIBERO.IT</text:p>
          </table:table-cell>
          <table:table-cell/>
          <table:table-cell office:value-type="string">
            <text:p><text:s/>BELLON LUCA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GIAN GROUP S.R.L.</text:p>
          </table:table-cell>
          <table:table-cell office:value-type="string">
            <text:p>VIA EUROPA 41</text:p>
          </table:table-cell>
          <table:table-cell office:value-type="string">
            <text:p>SANTORSO</text:p>
          </table:table-cell>
          <table:table-cell office:value-type="string">
            <text:p>VI</text:p>
          </table:table-cell>
          <table:table-cell office:value-type="float" office:value="36014">
            <text:p>36014</text:p>
          </table:table-cell>
          <table:table-cell/>
          <table:table-cell office:value-type="string">
            <text:p>VIA EUROPA 41</text:p>
          </table:table-cell>
          <table:table-cell office:value-type="string">
            <text:p>SANTORSO</text:p>
          </table:table-cell>
          <table:table-cell office:value-type="string">
            <text:p>VI</text:p>
          </table:table-cell>
          <table:table-cell office:value-type="float" office:value="36014">
            <text:p>36014</text:p>
          </table:table-cell>
          <table:table-cell office:value-type="string">
            <text:p>0445 640111</text:p>
          </table:table-cell>
          <table:table-cell office:value-type="string">
            <text:p>0445 549777 fax</text:p>
          </table:table-cell>
          <table:table-cell/>
          <table:table-cell office:value-type="string">
            <text:p>0309633024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2-01">
            <text:p>01/02/2019</text:p>
          </table:table-cell>
          <table:table-cell office:value-type="string">
            <text:p>AGZS6TU</text:p>
          </table:table-cell>
          <table:table-cell office:value-type="string">
            <text:p>INFO@GIANGROUP.IT</text:p>
          </table:table-cell>
          <table:table-cell/>
          <table:table-cell office:value-type="string">
            <text:p>GIANELETTI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OTTICA A. DE CARLO</text:p>
          </table:table-cell>
          <table:table-cell office:value-type="string">
            <text:p>VIA MANIN 25</text:p>
          </table:table-cell>
          <table:table-cell office:value-type="string">
            <text:p>TREVISO</text:p>
          </table:table-cell>
          <table:table-cell office:value-type="string">
            <text:p>TV</text:p>
          </table:table-cell>
          <table:table-cell office:value-type="float" office:value="31100">
            <text:p>31100</text:p>
          </table:table-cell>
          <table:table-cell office:value-type="string">
            <text:p>DI DE CARLO PIERGIUSEPPE &amp; C.SAS</text:p>
          </table:table-cell>
          <table:table-cell office:value-type="string">
            <text:p>VIA MANIN 25</text:p>
          </table:table-cell>
          <table:table-cell office:value-type="string">
            <text:p>TREVISO</text:p>
          </table:table-cell>
          <table:table-cell office:value-type="string">
            <text:p>TV</text:p>
          </table:table-cell>
          <table:table-cell office:value-type="float" office:value="31100">
            <text:p>31100</text:p>
          </table:table-cell>
          <table:table-cell office:value-type="string">
            <text:p>0422/541818</text:p>
          </table:table-cell>
          <table:table-cell/>
          <table:table-cell table:number-columns-repeated="2" office:value-type="string">
            <text:p>0183224026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OMMERCIALE ITALIANA</text:p>
          </table:table-cell>
          <table:table-cell office:value-type="string">
            <text:p>IT74N0306912030045850435106</text:p>
          </table:table-cell>
          <table:table-cell office:value-type="float" office:value="3069">
            <text:p>3069</text:p>
          </table:table-cell>
          <table:table-cell office:value-type="float" office:value="12030">
            <text:p>1203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6-27">
            <text:p>27/06/2013</text:p>
          </table:table-cell>
          <table:table-cell/>
          <table:table-cell office:value-type="string">
            <text:p>OTTICADECARLO@LIBERO.IT</text:p>
          </table:table-cell>
          <table:table-cell/>
          <table:table-cell office:value-type="string">
            <text:p>DE CARLO PIERGIUSEPPE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OTTICA 2 EMME</text:p>
          </table:table-cell>
          <table:table-cell office:value-type="string">
            <text:p>S.S.FELTRINA 48/L</text:p>
          </table:table-cell>
          <table:table-cell office:value-type="string">
            <text:p>CROCETTA DEL MONTELLO</text:p>
          </table:table-cell>
          <table:table-cell office:value-type="string">
            <text:p>TV</text:p>
          </table:table-cell>
          <table:table-cell office:value-type="float" office:value="31035">
            <text:p>31035</text:p>
          </table:table-cell>
          <table:table-cell office:value-type="string">
            <text:p>DI MICHIELAN DAVIDE</text:p>
          </table:table-cell>
          <table:table-cell office:value-type="string">
            <text:p>S.S.FELTRINA 48/L</text:p>
          </table:table-cell>
          <table:table-cell office:value-type="string">
            <text:p>CROCETTA DEL MONTELLO</text:p>
          </table:table-cell>
          <table:table-cell office:value-type="string">
            <text:p>TV</text:p>
          </table:table-cell>
          <table:table-cell office:value-type="float" office:value="31035">
            <text:p>31035</text:p>
          </table:table-cell>
          <table:table-cell office:value-type="string">
            <text:p>0423 639742</text:p>
          </table:table-cell>
          <table:table-cell office:value-type="string">
            <text:p>0423 821252</text:p>
          </table:table-cell>
          <table:table-cell office:value-type="string">
            <text:p>MCHDVD73E14L407L</text:p>
          </table:table-cell>
          <table:table-cell office:value-type="string">
            <text:p>0290506027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DELLA MARCA CREDITO COOPERATIVO</text:p>
          </table:table-cell>
          <table:table-cell/>
          <table:table-cell office:value-type="float" office:value="7084">
            <text:p>7084</text:p>
          </table:table-cell>
          <table:table-cell office:value-type="float" office:value="61660">
            <text:p>6166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7-06-08">
            <text:p>08/06/2007</text:p>
          </table:table-cell>
          <table:table-cell table:number-columns-repeated="3"/>
          <table:table-cell office:value-type="string">
            <text:p>MICHIELAN DAVIDE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CECCHINI &amp; DE LAZZARI SNC</text:p>
          </table:table-cell>
          <table:table-cell office:value-type="string">
            <text:p>PIAZZA FERRETTO 88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/>
          <table:table-cell office:value-type="string">
            <text:p>PIAZZA FERRETTO 88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041/958093</text:p>
          </table:table-cell>
          <table:table-cell office:value-type="string">
            <text:p>041 951093</text:p>
          </table:table-cell>
          <table:table-cell table:number-columns-repeated="2" office:value-type="string">
            <text:p>002138302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AMBROVENETO</text:p>
          </table:table-cell>
          <table:table-cell/>
          <table:table-cell office:value-type="float" office:value="3001">
            <text:p>3001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1-10-10">
            <text:p>10/10/2011</text:p>
          </table:table-cell>
          <table:table-cell table:number-columns-repeated="4"/>
        </table:table-row>
        <table:table-row table:style-name="ro1">
          <table:table-cell office:value-type="float" office:value="1241">
            <text:p>1241</text:p>
          </table:table-cell>
          <table:table-cell office:value-type="string">
            <text:p>OPTOFIL BORGHI DI</text:p>
          </table:table-cell>
          <table:table-cell office:value-type="string">
            <text:p>VIA SAN DONA' 364/B</text:p>
          </table:table-cell>
          <table:table-cell office:value-type="string">
            <text:p>FAVARO VENETO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IVO BORGHI</text:p>
          </table:table-cell>
          <table:table-cell office:value-type="string">
            <text:p>VIA SAN DONA' 364/B</text:p>
          </table:table-cell>
          <table:table-cell office:value-type="string">
            <text:p>FAVARO VENETO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041/635551</text:p>
          </table:table-cell>
          <table:table-cell/>
          <table:table-cell office:value-type="string">
            <text:p>BRGVIO42E12L736C</text:p>
          </table:table-cell>
          <table:table-cell office:value-type="string">
            <text:p>004917002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2-01">
            <text:p>01/02/2019</text:p>
          </table:table-cell>
          <table:table-cell office:value-type="string">
            <text:p>X2PH38J</text:p>
          </table:table-cell>
          <table:table-cell office:value-type="string">
            <text:p>OPTOFILBORGHI@VIRGILIO.IT</text:p>
          </table:table-cell>
          <table:table-cell/>
          <table:table-cell office:value-type="string">
            <text:p>IVO BORGHI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string">
            <text:p>CHIMINELLO OMERO OTTICA</text:p>
          </table:table-cell>
          <table:table-cell office:value-type="string">
            <text:p>VIALE EUROPA 1</text:p>
          </table:table-cell>
          <table:table-cell office:value-type="string">
            <text:p>SAN MARTINO DI LUPARI</text:p>
          </table:table-cell>
          <table:table-cell office:value-type="string">
            <text:p>PD</text:p>
          </table:table-cell>
          <table:table-cell office:value-type="float" office:value="35018">
            <text:p>35018</text:p>
          </table:table-cell>
          <table:table-cell/>
          <table:table-cell office:value-type="string">
            <text:p>VIALE EUROPA 1</text:p>
          </table:table-cell>
          <table:table-cell office:value-type="string">
            <text:p>SAN MARTINO DI LUPARI</text:p>
          </table:table-cell>
          <table:table-cell office:value-type="string">
            <text:p>PD</text:p>
          </table:table-cell>
          <table:table-cell office:value-type="float" office:value="35018">
            <text:p>35018</text:p>
          </table:table-cell>
          <table:table-cell office:value-type="string">
            <text:p>049/5952116</text:p>
          </table:table-cell>
          <table:table-cell/>
          <table:table-cell office:value-type="string">
            <text:p>CHMMRO56B20I008K</text:p>
          </table:table-cell>
          <table:table-cell office:value-type="string">
            <text:p>0014512028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RISPARMIO DI PD E RO</text:p>
          </table:table-cell>
          <table:table-cell/>
          <table:table-cell office:value-type="float" office:value="6225">
            <text:p>6225</text:p>
          </table:table-cell>
          <table:table-cell office:value-type="float" office:value="62820">
            <text:p>6282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2-28">
            <text:p>28/02/2019</text:p>
          </table:table-cell>
          <table:table-cell office:value-type="string">
            <text:p>WY7PJ6K</text:p>
          </table:table-cell>
          <table:table-cell office:value-type="string">
            <text:p>OTTICA.CHIMINELLO@GREENVISION.IT</text:p>
          </table:table-cell>
          <table:table-cell/>
          <table:table-cell office:value-type="string">
            <text:p>CHIMINELLO OMERO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FOTO-OTTICA PIRONTI</text:p>
          </table:table-cell>
          <table:table-cell office:value-type="string">
            <text:p>VIA EUGANEA BRESSEO 12</text:p>
          </table:table-cell>
          <table:table-cell office:value-type="string">
            <text:p>TREPONTI DI TEOLO</text:p>
          </table:table-cell>
          <table:table-cell office:value-type="string">
            <text:p>PD</text:p>
          </table:table-cell>
          <table:table-cell office:value-type="float" office:value="35037">
            <text:p>35037</text:p>
          </table:table-cell>
          <table:table-cell office:value-type="string">
            <text:p>DI PIRONTI ROSSELLA</text:p>
          </table:table-cell>
          <table:table-cell office:value-type="string">
            <text:p>VIA EUGANEA BRESSEO 12</text:p>
          </table:table-cell>
          <table:table-cell office:value-type="string">
            <text:p>TREPONTI DI TEOLO</text:p>
          </table:table-cell>
          <table:table-cell office:value-type="string">
            <text:p>PD</text:p>
          </table:table-cell>
          <table:table-cell office:value-type="float" office:value="35037">
            <text:p>35037</text:p>
          </table:table-cell>
          <table:table-cell office:value-type="string">
            <text:p>049 9900831</text:p>
          </table:table-cell>
          <table:table-cell/>
          <table:table-cell office:value-type="string">
            <text:p>PRNRSL64D69H294H</text:p>
          </table:table-cell>
          <table:table-cell office:value-type="string">
            <text:p>032860702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</text:p>
          </table:table-cell>
          <table:table-cell office:value-type="string">
            <text:p>IT79X0200862920000040320687</text:p>
          </table:table-cell>
          <table:table-cell office:value-type="float" office:value="2008">
            <text:p>2008</text:p>
          </table:table-cell>
          <table:table-cell office:value-type="float" office:value="62920">
            <text:p>6292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1-02-23">
            <text:p>23/02/2021</text:p>
          </table:table-cell>
          <table:table-cell office:value-type="string">
            <text:p>SUBM70N</text:p>
          </table:table-cell>
          <table:table-cell office:value-type="string">
            <text:p>OTTICAPIRONTI@GMAIL.COM</text:p>
          </table:table-cell>
          <table:table-cell/>
          <table:table-cell office:value-type="string">
            <text:p>PIRONTI ROSSELLA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OTTICA FOSCARINI</text:p>
          </table:table-cell>
          <table:table-cell office:value-type="string">
            <text:p>BORGO BELVIGO 53</text:p>
          </table:table-cell>
          <table:table-cell office:value-type="string">
            <text:p>THIENE</text:p>
          </table:table-cell>
          <table:table-cell office:value-type="string">
            <text:p>VI</text:p>
          </table:table-cell>
          <table:table-cell office:value-type="float" office:value="36016">
            <text:p>36016</text:p>
          </table:table-cell>
          <table:table-cell office:value-type="string">
            <text:p>DI ARIANNA FOSCARINI</text:p>
          </table:table-cell>
          <table:table-cell office:value-type="string">
            <text:p>BORGO BELVIGO 53</text:p>
          </table:table-cell>
          <table:table-cell office:value-type="string">
            <text:p>THIENE</text:p>
          </table:table-cell>
          <table:table-cell office:value-type="string">
            <text:p>VI</text:p>
          </table:table-cell>
          <table:table-cell office:value-type="float" office:value="36016">
            <text:p>36016</text:p>
          </table:table-cell>
          <table:table-cell office:value-type="string">
            <text:p>0445.370238</text:p>
          </table:table-cell>
          <table:table-cell/>
          <table:table-cell office:value-type="string">
            <text:p>FSCRNN65D50L157W</text:p>
          </table:table-cell>
          <table:table-cell office:value-type="string">
            <text:p>0179739024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DEUTSCHE BANK</text:p>
          </table:table-cell>
          <table:table-cell office:value-type="string">
            <text:p>IT73M0310460790000000060015</text:p>
          </table:table-cell>
          <table:table-cell office:value-type="float" office:value="3104">
            <text:p>3104</text:p>
          </table:table-cell>
          <table:table-cell office:value-type="float" office:value="60790">
            <text:p>6079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 office:value-type="string">
            <text:p>KGVVJ2H</text:p>
          </table:table-cell>
          <table:table-cell office:value-type="string">
            <text:p>OTTICAFOSCARINI@LIBERO.IT</text:p>
          </table:table-cell>
          <table:table-cell/>
          <table:table-cell office:value-type="string">
            <text:p>ARIANNA FOSCARINI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string">
            <text:p>BLU OTTICA E FOTO</text:p>
          </table:table-cell>
          <table:table-cell office:value-type="string">
            <text:p>VIA BUONARROTI 15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4">
            <text:p>35134</text:p>
          </table:table-cell>
          <table:table-cell office:value-type="string">
            <text:p>DI VISCOMI PIETRO</text:p>
          </table:table-cell>
          <table:table-cell office:value-type="string">
            <text:p>VIA BUONARROTI 15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4">
            <text:p>35134</text:p>
          </table:table-cell>
          <table:table-cell office:value-type="string">
            <text:p>049/609596</text:p>
          </table:table-cell>
          <table:table-cell/>
          <table:table-cell office:value-type="string">
            <text:p>VSCPTR54M18I872R</text:p>
          </table:table-cell>
          <table:table-cell office:value-type="string">
            <text:p>0141044028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/>
          <table:table-cell office:value-type="string">
            <text:p>IT57P0533612118000040038028</text:p>
          </table:table-cell>
          <table:table-cell table:number-columns-repeated="3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 office:value-type="string">
            <text:p>U0UWT4Y</text:p>
          </table:table-cell>
          <table:table-cell office:value-type="string">
            <text:p>VISCOPIE@LIBERO.IT</text:p>
          </table:table-cell>
          <table:table-cell/>
          <table:table-cell office:value-type="string">
            <text:p>VISCOMI PIETRO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L'OTTICO DELLA BARBARIA</text:p>
          </table:table-cell>
          <table:table-cell office:value-type="string">
            <text:p>CASTELLO BARBARIA DELLE TOLE 6368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2">
            <text:p>30122</text:p>
          </table:table-cell>
          <table:table-cell office:value-type="string">
            <text:p>DI FRANCESCA OTTOLINI &amp; C. SAS</text:p>
          </table:table-cell>
          <table:table-cell office:value-type="string">
            <text:p>CASTELLO BARBARIA DELLE TOLE 6368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2">
            <text:p>30122</text:p>
          </table:table-cell>
          <table:table-cell office:value-type="string">
            <text:p>041/5210661</text:p>
          </table:table-cell>
          <table:table-cell table:number-columns-repeated="2"/>
          <table:table-cell office:value-type="string">
            <text:p>0248566027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1-10-10">
            <text:p>10/10/2011</text:p>
          </table:table-cell>
          <table:table-cell table:number-columns-repeated="3"/>
          <table:table-cell office:value-type="string">
            <text:p>FRANCESCA OTTOLINI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OTTICA MODERNA</text:p>
          </table:table-cell>
          <table:table-cell office:value-type="string">
            <text:p>PIAZZA DELLE ERBE 24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2">
            <text:p>35122</text:p>
          </table:table-cell>
          <table:table-cell office:value-type="string">
            <text:p>CARRARO ROBERTA</text:p>
          </table:table-cell>
          <table:table-cell office:value-type="string">
            <text:p>PIAZZA DELLE ERBE 24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2">
            <text:p>35122</text:p>
          </table:table-cell>
          <table:table-cell office:value-type="string">
            <text:p>0498759750</text:p>
          </table:table-cell>
          <table:table-cell/>
          <table:table-cell office:value-type="string">
            <text:p>CRRRRT60H58G224W</text:p>
          </table:table-cell>
          <table:table-cell office:value-type="string">
            <text:p>0264421028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2-28">
            <text:p>28/02/2019</text:p>
          </table:table-cell>
          <table:table-cell office:value-type="string">
            <text:p>KGVVJ2H</text:p>
          </table:table-cell>
          <table:table-cell office:value-type="string">
            <text:p>MODERNAOTTICA@GMAIL.COM</text:p>
          </table:table-cell>
          <table:table-cell/>
          <table:table-cell office:value-type="string">
            <text:p>REFFAELLO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CENTRO OTTICO DE POLI</text:p>
          </table:table-cell>
          <table:table-cell office:value-type="string">
            <text:p>VIA ROMA 103</text:p>
          </table:table-cell>
          <table:table-cell office:value-type="string">
            <text:p>GALLIERA VENET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DE POLI GIANNI</text:p>
          </table:table-cell>
          <table:table-cell office:value-type="string">
            <text:p>VIA ROMA 103</text:p>
          </table:table-cell>
          <table:table-cell office:value-type="string">
            <text:p>GALLIERA VENET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049/9470349</text:p>
          </table:table-cell>
          <table:table-cell/>
          <table:table-cell office:value-type="string">
            <text:p>DPLGNN64M17C111T</text:p>
          </table:table-cell>
          <table:table-cell office:value-type="string">
            <text:p>0225585028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64O0572862580166570378434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8-12-11">
            <text:p>11/12/2018</text:p>
          </table:table-cell>
          <table:table-cell office:value-type="string">
            <text:p>BA6ET11</text:p>
          </table:table-cell>
          <table:table-cell office:value-type="string">
            <text:p>OTTICADEPOLI@GMAIL.COM</text:p>
          </table:table-cell>
          <table:table-cell/>
          <table:table-cell office:value-type="string">
            <text:p>DE POLI GIANNI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string">
            <text:p>L'OCCHIALE</text:p>
          </table:table-cell>
          <table:table-cell office:value-type="string">
            <text:p>PIAZZA MERCATO 9</text:p>
          </table:table-cell>
          <table:table-cell office:value-type="string">
            <text:p>MESTRINO</text:p>
          </table:table-cell>
          <table:table-cell office:value-type="string">
            <text:p>PD</text:p>
          </table:table-cell>
          <table:table-cell office:value-type="float" office:value="35035">
            <text:p>35035</text:p>
          </table:table-cell>
          <table:table-cell office:value-type="string">
            <text:p>DI SILVIA PICCOLO</text:p>
          </table:table-cell>
          <table:table-cell office:value-type="string">
            <text:p>PIAZZA MERCATO 9</text:p>
          </table:table-cell>
          <table:table-cell office:value-type="string">
            <text:p>MESTRINO</text:p>
          </table:table-cell>
          <table:table-cell office:value-type="string">
            <text:p>PD</text:p>
          </table:table-cell>
          <table:table-cell office:value-type="float" office:value="35035">
            <text:p>35035</text:p>
          </table:table-cell>
          <table:table-cell office:value-type="string">
            <text:p>0499003730</text:p>
          </table:table-cell>
          <table:table-cell office:value-type="string">
            <text:p>049 9004230</text:p>
          </table:table-cell>
          <table:table-cell office:value-type="string">
            <text:p>PCCSLV68T54L840J</text:p>
          </table:table-cell>
          <table:table-cell office:value-type="string">
            <text:p>032790502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6-01">
            <text:p>01/06/2019</text:p>
          </table:table-cell>
          <table:table-cell office:value-type="string">
            <text:p>SUBM70N</text:p>
          </table:table-cell>
          <table:table-cell office:value-type="string">
            <text:p>OTTICA.LOCCHIALE@VIRGILIO.IT</text:p>
          </table:table-cell>
          <table:table-cell/>
          <table:table-cell office:value-type="string">
            <text:p>SILVIA PICCOLO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OTTICA ZENNARO</text:p>
          </table:table-cell>
          <table:table-cell office:value-type="string">
            <text:p>VIA SANDRO GALLO 157/F</text:p>
          </table:table-cell>
          <table:table-cell office:value-type="string">
            <text:p>LIDO VENEZIA</text:p>
          </table:table-cell>
          <table:table-cell office:value-type="string">
            <text:p>VE</text:p>
          </table:table-cell>
          <table:table-cell office:value-type="float" office:value="30126">
            <text:p>30126</text:p>
          </table:table-cell>
          <table:table-cell office:value-type="string">
            <text:p>DI ZENNARO ANDREA</text:p>
          </table:table-cell>
          <table:table-cell office:value-type="string">
            <text:p>VIA SANDRO GALLO 157/F</text:p>
          </table:table-cell>
          <table:table-cell office:value-type="string">
            <text:p>LIDO VENEZIA</text:p>
          </table:table-cell>
          <table:table-cell office:value-type="string">
            <text:p>VE</text:p>
          </table:table-cell>
          <table:table-cell office:value-type="float" office:value="30126">
            <text:p>30126</text:p>
          </table:table-cell>
          <table:table-cell office:value-type="string">
            <text:p>041/2760123</text:p>
          </table:table-cell>
          <table:table-cell/>
          <table:table-cell office:value-type="string">
            <text:p>ZNNNDR62E21L736L</text:p>
          </table:table-cell>
          <table:table-cell office:value-type="string">
            <text:p>025606302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DI NOVARA</text:p>
          </table:table-cell>
          <table:table-cell/>
          <table:table-cell office:value-type="float" office:value="5188">
            <text:p>5188</text:p>
          </table:table-cell>
          <table:table-cell office:value-type="float" office:value="2078">
            <text:p>2078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7-06-29">
            <text:p>29/06/2007</text:p>
          </table:table-cell>
          <table:table-cell/>
          <table:table-cell office:value-type="string">
            <text:p>ANDREAZE@TIN.IT</text:p>
          </table:table-cell>
          <table:table-cell/>
          <table:table-cell office:value-type="string">
            <text:p>ZENNARO ANDREA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CLOU S.R.L.</text:p>
          </table:table-cell>
          <table:table-cell office:value-type="string">
            <text:p>VIA FONTANA 10</text:p>
          </table:table-cell>
          <table:table-cell office:value-type="string">
            <text:p>PESCHIERA DEL GARDA</text:p>
          </table:table-cell>
          <table:table-cell office:value-type="string">
            <text:p>VR</text:p>
          </table:table-cell>
          <table:table-cell office:value-type="float" office:value="37019">
            <text:p>37019</text:p>
          </table:table-cell>
          <table:table-cell/>
          <table:table-cell office:value-type="string">
            <text:p>VIA FONTANA 10</text:p>
          </table:table-cell>
          <table:table-cell office:value-type="string">
            <text:p>PESCHIERA DEL GARDA</text:p>
          </table:table-cell>
          <table:table-cell office:value-type="string">
            <text:p>VR</text:p>
          </table:table-cell>
          <table:table-cell office:value-type="float" office:value="37019">
            <text:p>37019</text:p>
          </table:table-cell>
          <table:table-cell office:value-type="string">
            <text:p>045/7550385</text:p>
          </table:table-cell>
          <table:table-cell office:value-type="string">
            <text:p>045/6409563</text:p>
          </table:table-cell>
          <table:table-cell table:number-columns-repeated="2" office:value-type="string">
            <text:p>0196597023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</text:p>
          </table:table-cell>
          <table:table-cell/>
          <table:table-cell office:value-type="float" office:value="2008">
            <text:p>2008</text:p>
          </table:table-cell>
          <table:table-cell office:value-type="float" office:value="59662">
            <text:p>59662</text:p>
          </table:table-cell>
          <table:table-cell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1-11">
            <text:p>11/01/2019</text:p>
          </table:table-cell>
          <table:table-cell office:value-type="string">
            <text:p>AGZS6TU</text:p>
          </table:table-cell>
          <table:table-cell office:value-type="string">
            <text:p>INFO@OTTICACLOU.IT</text:p>
          </table:table-cell>
          <table:table-cell/>
          <table:table-cell office:value-type="string">
            <text:p>FERRUCCIO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OTTICA GESSI</text:p>
          </table:table-cell>
          <table:table-cell office:value-type="string">
            <text:p>VIA DEGLI SPADARI 16/18</text:p>
          </table:table-cell>
          <table:table-cell office:value-type="string">
            <text:p>FERRARA</text:p>
          </table:table-cell>
          <table:table-cell office:value-type="string">
            <text:p>FE</text:p>
          </table:table-cell>
          <table:table-cell office:value-type="float" office:value="44121">
            <text:p>44121</text:p>
          </table:table-cell>
          <table:table-cell office:value-type="string">
            <text:p>DI GESSI GLORIA</text:p>
          </table:table-cell>
          <table:table-cell office:value-type="string">
            <text:p>VIA DEGLI SPADARI 16/18</text:p>
          </table:table-cell>
          <table:table-cell office:value-type="string">
            <text:p>FERRARA</text:p>
          </table:table-cell>
          <table:table-cell office:value-type="string">
            <text:p>FE</text:p>
          </table:table-cell>
          <table:table-cell office:value-type="float" office:value="44121">
            <text:p>44121</text:p>
          </table:table-cell>
          <table:table-cell office:value-type="string">
            <text:p>0532/207284</text:p>
          </table:table-cell>
          <table:table-cell/>
          <table:table-cell office:value-type="string">
            <text:p>GSSGLR58M50D548A</text:p>
          </table:table-cell>
          <table:table-cell office:value-type="string">
            <text:p>010704503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6-02-02">
            <text:p>02/02/2016</text:p>
          </table:table-cell>
          <table:table-cell/>
          <table:table-cell office:value-type="string">
            <text:p>INFO@OTTICAGESSI.IT</text:p>
          </table:table-cell>
          <table:table-cell/>
          <table:table-cell office:value-type="string">
            <text:p>GESSI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OTTICA MENEGHETTI S.N.C.</text:p>
          </table:table-cell>
          <table:table-cell office:value-type="string">
            <text:p>PIAZZA REPUBBLICA 18</text:p>
          </table:table-cell>
          <table:table-cell office:value-type="string">
            <text:p>ABANO TERME</text:p>
          </table:table-cell>
          <table:table-cell office:value-type="string">
            <text:p>PD</text:p>
          </table:table-cell>
          <table:table-cell office:value-type="float" office:value="35031">
            <text:p>35031</text:p>
          </table:table-cell>
          <table:table-cell office:value-type="string">
            <text:p>DI ROBERTO MENEGHETTI &amp; C.</text:p>
          </table:table-cell>
          <table:table-cell office:value-type="string">
            <text:p>PIAZZA REPUBBLICA 18</text:p>
          </table:table-cell>
          <table:table-cell office:value-type="string">
            <text:p>ABANO TERME</text:p>
          </table:table-cell>
          <table:table-cell office:value-type="string">
            <text:p>PD</text:p>
          </table:table-cell>
          <table:table-cell office:value-type="float" office:value="35031">
            <text:p>35031</text:p>
          </table:table-cell>
          <table:table-cell office:value-type="string">
            <text:p>049/8669029</text:p>
          </table:table-cell>
          <table:table-cell/>
          <table:table-cell table:number-columns-repeated="2" office:value-type="string">
            <text:p>0200404028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5-07-16">
            <text:p>16/07/2015</text:p>
          </table:table-cell>
          <table:table-cell/>
          <table:table-cell office:value-type="string">
            <text:p>INFO@OTTICAMENEGHETTI.IT</text:p>
          </table:table-cell>
          <table:table-cell/>
          <table:table-cell office:value-type="string">
            <text:p>MENEGHETTI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OTTICA CIERRE</text:p>
          </table:table-cell>
          <table:table-cell office:value-type="string">
            <text:p>VIA GARIBALDI 34</text:p>
          </table:table-cell>
          <table:table-cell office:value-type="string">
            <text:p>AGORDO</text:p>
          </table:table-cell>
          <table:table-cell office:value-type="string">
            <text:p>BL</text:p>
          </table:table-cell>
          <table:table-cell office:value-type="float" office:value="32021">
            <text:p>32021</text:p>
          </table:table-cell>
          <table:table-cell office:value-type="string">
            <text:p>DI R. CARGNEL &amp; C. SNC</text:p>
          </table:table-cell>
          <table:table-cell office:value-type="string">
            <text:p>VIA GARIBALDI 34</text:p>
          </table:table-cell>
          <table:table-cell office:value-type="string">
            <text:p>AGORDO</text:p>
          </table:table-cell>
          <table:table-cell office:value-type="string">
            <text:p>BL</text:p>
          </table:table-cell>
          <table:table-cell office:value-type="float" office:value="32021">
            <text:p>32021</text:p>
          </table:table-cell>
          <table:table-cell table:number-columns-repeated="2" office:value-type="string">
            <text:p>0437/63676</text:p>
          </table:table-cell>
          <table:table-cell/>
          <table:table-cell office:value-type="string">
            <text:p>002750102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0-12-02">
            <text:p>02/12/2020</text:p>
          </table:table-cell>
          <table:table-cell office:value-type="string">
            <text:p>W7YVJK9</text:p>
          </table:table-cell>
          <table:table-cell office:value-type="string">
            <text:p>ROBERTO.CARGNEL@LIBERO.IT</text:p>
          </table:table-cell>
          <table:table-cell/>
          <table:table-cell office:value-type="string">
            <text:p>ROBERTO CARGNEL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string">
            <text:p>OTTICA LA TORRE S.R.L.</text:p>
          </table:table-cell>
          <table:table-cell office:value-type="string">
            <text:p>CORSO DEL POPOLO 1269/C</text:p>
          </table:table-cell>
          <table:table-cell office:value-type="string">
            <text:p>CHIOGGIA</text:p>
          </table:table-cell>
          <table:table-cell office:value-type="string">
            <text:p>VE</text:p>
          </table:table-cell>
          <table:table-cell office:value-type="float" office:value="30173">
            <text:p>30173</text:p>
          </table:table-cell>
          <table:table-cell/>
          <table:table-cell office:value-type="string">
            <text:p>CORSO DEL POPOLO 1269/C</text:p>
          </table:table-cell>
          <table:table-cell office:value-type="string">
            <text:p>CHIOGGIA</text:p>
          </table:table-cell>
          <table:table-cell office:value-type="string">
            <text:p>VE</text:p>
          </table:table-cell>
          <table:table-cell office:value-type="float" office:value="30015">
            <text:p>30015</text:p>
          </table:table-cell>
          <table:table-cell office:value-type="string">
            <text:p>041/5500653</text:p>
          </table:table-cell>
          <table:table-cell office:value-type="string">
            <text:p>ALE3398902078</text:p>
          </table:table-cell>
          <table:table-cell table:number-columns-repeated="2" office:value-type="string">
            <text:p>0271054027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8-10-03">
            <text:p>03/10/2008</text:p>
          </table:table-cell>
          <table:table-cell table:number-columns-repeated="3"/>
          <table:table-cell office:value-type="string">
            <text:p>STEFANO DI FRANCESCO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string">
            <text:p>PRISMA OTTICO SRL</text:p>
          </table:table-cell>
          <table:table-cell office:value-type="string">
            <text:p>PIAZZA DEL MANDAMENTO 66</text:p>
          </table:table-cell>
          <table:table-cell office:value-type="string">
            <text:p>COLOGNA VENETA</text:p>
          </table:table-cell>
          <table:table-cell office:value-type="string">
            <text:p>VR</text:p>
          </table:table-cell>
          <table:table-cell office:value-type="float" office:value="37044">
            <text:p>37044</text:p>
          </table:table-cell>
          <table:table-cell/>
          <table:table-cell office:value-type="string">
            <text:p>PIAZZA DEL MANDAMENTO 66</text:p>
          </table:table-cell>
          <table:table-cell office:value-type="string">
            <text:p>COLOGNA VENETA</text:p>
          </table:table-cell>
          <table:table-cell office:value-type="string">
            <text:p>VR</text:p>
          </table:table-cell>
          <table:table-cell office:value-type="float" office:value="37044">
            <text:p>37044</text:p>
          </table:table-cell>
          <table:table-cell office:value-type="string">
            <text:p>0442/85424</text:p>
          </table:table-cell>
          <table:table-cell office:value-type="string">
            <text:p>333 2642241</text:p>
          </table:table-cell>
          <table:table-cell office:value-type="string">
            <text:p>04681850328</text:p>
          </table:table-cell>
          <table:table-cell office:value-type="string">
            <text:p>0468185023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0-11-04">
            <text:p>04/11/2020</text:p>
          </table:table-cell>
          <table:table-cell office:value-type="string">
            <text:p>W7YVJK9</text:p>
          </table:table-cell>
          <table:table-cell office:value-type="string">
            <text:p>PRISMAOTTICO@HOTMAIL.COM</text:p>
          </table:table-cell>
          <table:table-cell/>
          <table:table-cell office:value-type="string">
            <text:p>CINZIA MEROTTO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OTTICA RAUSSE</text:p>
          </table:table-cell>
          <table:table-cell office:value-type="string">
            <text:p>VIALE EUROPA 88</text:p>
          </table:table-cell>
          <table:table-cell office:value-type="string">
            <text:p>CAVAZZALE</text:p>
          </table:table-cell>
          <table:table-cell office:value-type="string">
            <text:p>VI</text:p>
          </table:table-cell>
          <table:table-cell office:value-type="float" office:value="36010">
            <text:p>36010</text:p>
          </table:table-cell>
          <table:table-cell office:value-type="string">
            <text:p>DI GIORGIO RAUSSE</text:p>
          </table:table-cell>
          <table:table-cell office:value-type="string">
            <text:p>VIALE EUROPA 88</text:p>
          </table:table-cell>
          <table:table-cell office:value-type="string">
            <text:p>CAVAZZALE</text:p>
          </table:table-cell>
          <table:table-cell office:value-type="string">
            <text:p>VI</text:p>
          </table:table-cell>
          <table:table-cell office:value-type="float" office:value="36010">
            <text:p>36010</text:p>
          </table:table-cell>
          <table:table-cell office:value-type="string">
            <text:p>0444/596004</text:p>
          </table:table-cell>
          <table:table-cell/>
          <table:table-cell office:value-type="string">
            <text:p>RSSGRG53A13L840O</text:p>
          </table:table-cell>
          <table:table-cell office:value-type="string">
            <text:p>005791002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.VICENTINA</text:p>
          </table:table-cell>
          <table:table-cell/>
          <table:table-cell office:value-type="float" office:value="5728">
            <text:p>5728</text:p>
          </table:table-cell>
          <table:table-cell office:value-type="float" office:value="60560">
            <text:p>6056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0-02-25">
            <text:p>25/02/2010</text:p>
          </table:table-cell>
          <table:table-cell/>
          <table:table-cell office:value-type="string">
            <text:p>OTTICARAUSSE@TIN.IT</text:p>
          </table:table-cell>
          <table:table-cell/>
          <table:table-cell office:value-type="string">
            <text:p><text:s/>GIORGIO RAUSSE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string">
            <text:p>FOTO OTTICA DAVIDE DELL'OGLIO</text:p>
          </table:table-cell>
          <table:table-cell office:value-type="string">
            <text:p>VIA TOMMASEO 2</text:p>
          </table:table-cell>
          <table:table-cell office:value-type="string">
            <text:p>MONTEBELLUNA</text:p>
          </table:table-cell>
          <table:table-cell office:value-type="string">
            <text:p>TV</text:p>
          </table:table-cell>
          <table:table-cell office:value-type="float" office:value="31044">
            <text:p>31044</text:p>
          </table:table-cell>
          <table:table-cell office:value-type="string">
            <text:p>DI DAVIDE DELL'OGLIO</text:p>
          </table:table-cell>
          <table:table-cell office:value-type="string">
            <text:p>VIA TOMMASEO 2</text:p>
          </table:table-cell>
          <table:table-cell office:value-type="string">
            <text:p>MONTEBELLUNA</text:p>
          </table:table-cell>
          <table:table-cell office:value-type="string">
            <text:p>TV</text:p>
          </table:table-cell>
          <table:table-cell office:value-type="float" office:value="31044">
            <text:p>31044</text:p>
          </table:table-cell>
          <table:table-cell office:value-type="string">
            <text:p>0423.22622</text:p>
          </table:table-cell>
          <table:table-cell/>
          <table:table-cell office:value-type="string">
            <text:p>DLLDVD68M12F443G</text:p>
          </table:table-cell>
          <table:table-cell office:value-type="string">
            <text:p>032381102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4-18">
            <text:p>18/04/2013</text:p>
          </table:table-cell>
          <table:table-cell/>
          <table:table-cell office:value-type="string">
            <text:p>DDO@HOTMAIL.IT</text:p>
          </table:table-cell>
          <table:table-cell/>
          <table:table-cell office:value-type="string">
            <text:p><text:s/>DAVIDE DELL'OGLIO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OTTICA GORIZIANA S.A.S.</text:p>
          </table:table-cell>
          <table:table-cell office:value-type="string">
            <text:p>VIA MORELLI 36</text:p>
          </table:table-cell>
          <table:table-cell office:value-type="string">
            <text:p>GORIZIA</text:p>
          </table:table-cell>
          <table:table-cell office:value-type="string">
            <text:p>GO</text:p>
          </table:table-cell>
          <table:table-cell office:value-type="float" office:value="34170">
            <text:p>34170</text:p>
          </table:table-cell>
          <table:table-cell office:value-type="string">
            <text:p>DI PRESACCO SANDRO &amp; C.</text:p>
          </table:table-cell>
          <table:table-cell office:value-type="string">
            <text:p>VIA MORELLI 36</text:p>
          </table:table-cell>
          <table:table-cell office:value-type="string">
            <text:p>GORIZIA</text:p>
          </table:table-cell>
          <table:table-cell office:value-type="string">
            <text:p>GO</text:p>
          </table:table-cell>
          <table:table-cell office:value-type="float" office:value="34170">
            <text:p>34170</text:p>
          </table:table-cell>
          <table:table-cell office:value-type="string">
            <text:p>0481.531308</text:p>
          </table:table-cell>
          <table:table-cell office:value-type="string">
            <text:p>0481 531902</text:p>
          </table:table-cell>
          <table:table-cell table:number-columns-repeated="2" office:value-type="string">
            <text:p>0041482031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10-11">
            <text:p>11/10/2013</text:p>
          </table:table-cell>
          <table:table-cell/>
          <table:table-cell office:value-type="string">
            <text:p>INFO@OTTICAGORIZIANA.IT</text:p>
          </table:table-cell>
          <table:table-cell/>
          <table:table-cell office:value-type="string">
            <text:p><text:s/>PRESACCO SANDRO &amp; C.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STUDIO OTTICO</text:p>
          </table:table-cell>
          <table:table-cell office:value-type="string">
            <text:p>VIA VITTORIO VENETO 34</text:p>
          </table:table-cell>
          <table:table-cell office:value-type="string">
            <text:p>GORIZIA</text:p>
          </table:table-cell>
          <table:table-cell office:value-type="string">
            <text:p>GO</text:p>
          </table:table-cell>
          <table:table-cell office:value-type="float" office:value="34170">
            <text:p>34170</text:p>
          </table:table-cell>
          <table:table-cell office:value-type="string">
            <text:p>DI FRANCHINI LAURA &amp;C SNC</text:p>
          </table:table-cell>
          <table:table-cell office:value-type="string">
            <text:p>VIA VITTORIO VENETO 34</text:p>
          </table:table-cell>
          <table:table-cell office:value-type="string">
            <text:p>GORIZIA</text:p>
          </table:table-cell>
          <table:table-cell office:value-type="string">
            <text:p>GO</text:p>
          </table:table-cell>
          <table:table-cell office:value-type="float" office:value="34170">
            <text:p>34170</text:p>
          </table:table-cell>
          <table:table-cell office:value-type="string">
            <text:p>048132870</text:p>
          </table:table-cell>
          <table:table-cell office:value-type="string">
            <text:p>0481546376</text:p>
          </table:table-cell>
          <table:table-cell table:number-columns-repeated="2" office:value-type="string">
            <text:p>0017461031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 office:value-type="string">
            <text:p>M5UXCR1</text:p>
          </table:table-cell>
          <table:table-cell office:value-type="string">
            <text:p>STUDIOOTTICO.GO@GREENVISION.IT</text:p>
          </table:table-cell>
          <table:table-cell/>
          <table:table-cell office:value-type="string">
            <text:p>FRANCHINI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string">
            <text:p>ISTITUTO OTTICO VERONESI</text:p>
          </table:table-cell>
          <table:table-cell office:value-type="string">
            <text:p>PIAZZA CAVOUR 1F</text:p>
          </table:table-cell>
          <table:table-cell office:value-type="string">
            <text:p>BOLOGNA</text:p>
          </table:table-cell>
          <table:table-cell office:value-type="string">
            <text:p>BO</text:p>
          </table:table-cell>
          <table:table-cell office:value-type="float" office:value="40124">
            <text:p>40124</text:p>
          </table:table-cell>
          <table:table-cell office:value-type="string">
            <text:p>DI EYES SERVICE S.R.L.</text:p>
          </table:table-cell>
          <table:table-cell office:value-type="string">
            <text:p>PIAZZA CAVOUR 1F</text:p>
          </table:table-cell>
          <table:table-cell office:value-type="string">
            <text:p>BOLOGNA</text:p>
          </table:table-cell>
          <table:table-cell office:value-type="string">
            <text:p>BO</text:p>
          </table:table-cell>
          <table:table-cell office:value-type="float" office:value="40124">
            <text:p>40124</text:p>
          </table:table-cell>
          <table:table-cell office:value-type="string">
            <text:p>051.234979</text:p>
          </table:table-cell>
          <table:table-cell office:value-type="string">
            <text:p>051 231952</text:p>
          </table:table-cell>
          <table:table-cell table:number-columns-repeated="2" office:value-type="string">
            <text:p>0341604037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SSA DI RISPARMIO DI BOLOGNA</text:p>
          </table:table-cell>
          <table:table-cell/>
          <table:table-cell office:value-type="float" office:value="6385">
            <text:p>6385</text:p>
          </table:table-cell>
          <table:table-cell office:value-type="float" office:value="2409">
            <text:p>2409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8-12-31">
            <text:p>31/12/2018</text:p>
          </table:table-cell>
          <table:table-cell office:value-type="string">
            <text:p>WY7PJ6K</text:p>
          </table:table-cell>
          <table:table-cell office:value-type="string">
            <text:p>OTTICA.VERONESI@LIBERO.IT</text:p>
          </table:table-cell>
          <table:table-cell/>
          <table:table-cell office:value-type="string">
            <text:p>VERONESI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OTTICA LORENZO CAPELLO SRL</text:p>
          </table:table-cell>
          <table:table-cell office:value-type="string">
            <text:p>VIA MARTIRI DELLA LIBERTA' 82</text:p>
          </table:table-cell>
          <table:table-cell office:value-type="string">
            <text:p>TREVISO</text:p>
          </table:table-cell>
          <table:table-cell office:value-type="string">
            <text:p>TV</text:p>
          </table:table-cell>
          <table:table-cell office:value-type="float" office:value="31100">
            <text:p>31100</text:p>
          </table:table-cell>
          <table:table-cell/>
          <table:table-cell office:value-type="string">
            <text:p>VIA MARTIRI DELLA LIBERTA' 82</text:p>
          </table:table-cell>
          <table:table-cell office:value-type="string">
            <text:p>TREVISO</text:p>
          </table:table-cell>
          <table:table-cell office:value-type="string">
            <text:p>TV</text:p>
          </table:table-cell>
          <table:table-cell office:value-type="float" office:value="31100">
            <text:p>31100</text:p>
          </table:table-cell>
          <table:table-cell office:value-type="string">
            <text:p>0422/542241</text:p>
          </table:table-cell>
          <table:table-cell office:value-type="string">
            <text:p>0422/544701</text:p>
          </table:table-cell>
          <table:table-cell table:number-columns-repeated="2" office:value-type="string">
            <text:p>00580010262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 BANCA SPA</text:p>
          </table:table-cell>
          <table:table-cell/>
          <table:table-cell office:value-type="float" office:value="2008">
            <text:p>2008</text:p>
          </table:table-cell>
          <table:table-cell office:value-type="float" office:value="12020">
            <text:p>1202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2-28">
            <text:p>28/02/2019</text:p>
          </table:table-cell>
          <table:table-cell office:value-type="string">
            <text:p>0000000</text:p>
          </table:table-cell>
          <table:table-cell office:value-type="string">
            <text:p>AMMINISTRAZIONE@CAPELLOCENTRIVISTA.IT</text:p>
          </table:table-cell>
          <table:table-cell office:value-type="string">
            <text:p>DYLOGBUFFETTI@SICUREZZAPOSTALE.IT</text:p>
          </table:table-cell>
          <table:table-cell office:value-type="string">
            <text:p>CAPELLO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OTTICA SILVONI RENATO</text:p>
          </table:table-cell>
          <table:table-cell office:value-type="string">
            <text:p>VIA CESARE BATTISTI 41</text:p>
          </table:table-cell>
          <table:table-cell office:value-type="string">
            <text:p>MONSELICE</text:p>
          </table:table-cell>
          <table:table-cell office:value-type="string">
            <text:p>PD</text:p>
          </table:table-cell>
          <table:table-cell office:value-type="float" office:value="35043">
            <text:p>35043</text:p>
          </table:table-cell>
          <table:table-cell office:value-type="string">
            <text:p>DI RENATO SILVONI</text:p>
          </table:table-cell>
          <table:table-cell office:value-type="string">
            <text:p>VIA CESARE BATTISTI 41</text:p>
          </table:table-cell>
          <table:table-cell office:value-type="string">
            <text:p>MONSELICE</text:p>
          </table:table-cell>
          <table:table-cell office:value-type="string">
            <text:p>PD</text:p>
          </table:table-cell>
          <table:table-cell office:value-type="float" office:value="35043">
            <text:p>35043</text:p>
          </table:table-cell>
          <table:table-cell office:value-type="string">
            <text:p>0429/72082</text:p>
          </table:table-cell>
          <table:table-cell/>
          <table:table-cell office:value-type="string">
            <text:p>SLVRNT54L20C964V</text:p>
          </table:table-cell>
          <table:table-cell office:value-type="string">
            <text:p>0060071028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6-10-14">
            <text:p>14/10/2016</text:p>
          </table:table-cell>
          <table:table-cell/>
          <table:table-cell office:value-type="string">
            <text:p>RENATO.SILVONI@GMAIL.COM</text:p>
          </table:table-cell>
          <table:table-cell/>
          <table:table-cell office:value-type="string">
            <text:p><text:s/>RENATO SILVONI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string">
            <text:p>CENTRO OTTICO BERICO S.N.C.</text:p>
          </table:table-cell>
          <table:table-cell office:value-type="string">
            <text:p>VIA RIVIERA BERICA 427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 office:value-type="string">
            <text:p>DI FRANCHETTI MASSIMO&amp;RAPPO BARBARA</text:p>
          </table:table-cell>
          <table:table-cell office:value-type="string">
            <text:p>VIA RIVIERA BERICA 427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 office:value-type="string">
            <text:p>0444/531413</text:p>
          </table:table-cell>
          <table:table-cell/>
          <table:table-cell table:number-columns-repeated="2" office:value-type="string">
            <text:p>030591902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74Q0572811806089570311483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6-27">
            <text:p>27/06/2013</text:p>
          </table:table-cell>
          <table:table-cell/>
          <table:table-cell office:value-type="string">
            <text:p>CENTROOTTICOBERICO@HOTMAIL.IT</text:p>
          </table:table-cell>
          <table:table-cell/>
          <table:table-cell office:value-type="string">
            <text:p>FRANCHETTI MASSIMO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string">
            <text:p>OTTICA AMICA</text:p>
          </table:table-cell>
          <table:table-cell office:value-type="string">
            <text:p>VIA F. DI MANZANO 3</text:p>
          </table:table-cell>
          <table:table-cell office:value-type="string">
            <text:p>CORMONS</text:p>
          </table:table-cell>
          <table:table-cell office:value-type="string">
            <text:p>GO</text:p>
          </table:table-cell>
          <table:table-cell office:value-type="float" office:value="34071">
            <text:p>34071</text:p>
          </table:table-cell>
          <table:table-cell office:value-type="string">
            <text:p>DI GAGGIO SALVATORE E C. SAS</text:p>
          </table:table-cell>
          <table:table-cell office:value-type="string">
            <text:p>VIA F. DI MANZANO 3</text:p>
          </table:table-cell>
          <table:table-cell office:value-type="string">
            <text:p>CORMONS</text:p>
          </table:table-cell>
          <table:table-cell office:value-type="string">
            <text:p>GO</text:p>
          </table:table-cell>
          <table:table-cell office:value-type="float" office:value="34071">
            <text:p>34071</text:p>
          </table:table-cell>
          <table:table-cell office:value-type="string">
            <text:p>0481/630616</text:p>
          </table:table-cell>
          <table:table-cell/>
          <table:table-cell table:number-columns-repeated="2" office:value-type="string">
            <text:p>0048131031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4-01">
            <text:p>01/04/2019</text:p>
          </table:table-cell>
          <table:table-cell office:value-type="string">
            <text:p>SU9YNJA</text:p>
          </table:table-cell>
          <table:table-cell office:value-type="string">
            <text:p>OTTICAAMICA1993@GMAIL.COM</text:p>
          </table:table-cell>
          <table:table-cell/>
          <table:table-cell office:value-type="string">
            <text:p>GAGGIO SALVATORE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CIGLIANI S.N.C.</text:p>
          </table:table-cell>
          <table:table-cell office:value-type="string">
            <text:p>VIA FAPANNI 17</text:p>
          </table:table-cell>
          <table:table-cell office:value-type="string">
            <text:p>MARTELLAGO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/>
          <table:table-cell office:value-type="string">
            <text:p>VIA FAPANNI 17</text:p>
          </table:table-cell>
          <table:table-cell office:value-type="string">
            <text:p>MARTELLAGO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041/5400216</text:p>
          </table:table-cell>
          <table:table-cell/>
          <table:table-cell table:number-columns-repeated="2" office:value-type="string">
            <text:p>0208537027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O SANTO STEFANO</text:p>
          </table:table-cell>
          <table:table-cell/>
          <table:table-cell office:value-type="float" office:value="8990">
            <text:p>8990</text:p>
          </table:table-cell>
          <table:table-cell office:value-type="float" office:value="36160">
            <text:p>3616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6-07-22">
            <text:p>22/07/2016</text:p>
          </table:table-cell>
          <table:table-cell/>
          <table:table-cell office:value-type="string">
            <text:p>OTTICACIGLIANI@GMAIL.COM</text:p>
          </table:table-cell>
          <table:table-cell table:number-columns-repeated="2"/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OTTICA DA COL SAS</text:p>
          </table:table-cell>
          <table:table-cell office:value-type="string">
            <text:p>VIA XXV APRILE N. 25</text:p>
          </table:table-cell>
          <table:table-cell office:value-type="string">
            <text:p>CEREA</text:p>
          </table:table-cell>
          <table:table-cell office:value-type="string">
            <text:p>VR</text:p>
          </table:table-cell>
          <table:table-cell office:value-type="float" office:value="37053">
            <text:p>37053</text:p>
          </table:table-cell>
          <table:table-cell office:value-type="string">
            <text:p>DI DA COL MARINO E C.</text:p>
          </table:table-cell>
          <table:table-cell office:value-type="string">
            <text:p>VIA XXV APRILE N. 25</text:p>
          </table:table-cell>
          <table:table-cell office:value-type="string">
            <text:p>CEREA</text:p>
          </table:table-cell>
          <table:table-cell office:value-type="string">
            <text:p>VR</text:p>
          </table:table-cell>
          <table:table-cell office:value-type="float" office:value="37053">
            <text:p>37053</text:p>
          </table:table-cell>
          <table:table-cell office:value-type="string">
            <text:p>0442/30520</text:p>
          </table:table-cell>
          <table:table-cell office:value-type="string">
            <text:p>0442 320327</text:p>
          </table:table-cell>
          <table:table-cell table:number-columns-repeated="2" office:value-type="string">
            <text:p>0456846023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11">
            <text:p>11/01/2019</text:p>
          </table:table-cell>
          <table:table-cell office:value-type="string">
            <text:p>W7YVJK9</text:p>
          </table:table-cell>
          <table:table-cell office:value-type="string">
            <text:p>INFO@OTTICADACOL.COM</text:p>
          </table:table-cell>
          <table:table-cell/>
          <table:table-cell office:value-type="string">
            <text:p>DA COL MARINO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string">
            <text:p>PUNTO DI VISTA S.A.S.</text:p>
          </table:table-cell>
          <table:table-cell office:value-type="string">
            <text:p>PIAZZA GARIBALDI 99/A</text:p>
          </table:table-cell>
          <table:table-cell office:value-type="string">
            <text:p>BONDENO</text:p>
          </table:table-cell>
          <table:table-cell office:value-type="string">
            <text:p>FE</text:p>
          </table:table-cell>
          <table:table-cell office:value-type="float" office:value="44012">
            <text:p>44012</text:p>
          </table:table-cell>
          <table:table-cell office:value-type="string">
            <text:p>DI GRECHI STEFANO &amp; C.</text:p>
          </table:table-cell>
          <table:table-cell office:value-type="string">
            <text:p>PIAZZA GARIBALDI 99/A</text:p>
          </table:table-cell>
          <table:table-cell office:value-type="string">
            <text:p>BONDENO</text:p>
          </table:table-cell>
          <table:table-cell office:value-type="string">
            <text:p>FE</text:p>
          </table:table-cell>
          <table:table-cell office:value-type="float" office:value="44012">
            <text:p>44012</text:p>
          </table:table-cell>
          <table:table-cell office:value-type="string">
            <text:p>0532/897573</text:p>
          </table:table-cell>
          <table:table-cell office:value-type="string">
            <text:p>0532/888462</text:p>
          </table:table-cell>
          <table:table-cell/>
          <table:table-cell office:value-type="string">
            <text:p>0131364038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7-11-10">
            <text:p>10/11/2017</text:p>
          </table:table-cell>
          <table:table-cell/>
          <table:table-cell office:value-type="string">
            <text:p>FSXGGR@TIN.IT</text:p>
          </table:table-cell>
          <table:table-cell/>
          <table:table-cell office:value-type="string">
            <text:p>GRECHI STEFANO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OTTICA ALTINO S.N.C.</text:p>
          </table:table-cell>
          <table:table-cell office:value-type="string">
            <text:p>VIA ALTINATE 89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/>
          <table:table-cell office:value-type="string">
            <text:p>VIA ALTINATE 89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.656825</text:p>
          </table:table-cell>
          <table:table-cell table:number-columns-repeated="2"/>
          <table:table-cell office:value-type="string">
            <text:p>014575302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office:value-type="string">
            <text:p>ANTONVENETA</text:p>
          </table:table-cell>
          <table:table-cell/>
          <table:table-cell office:value-type="float" office:value="1030">
            <text:p>1030</text:p>
          </table:table-cell>
          <table:table-cell office:value-type="float" office:value="12191">
            <text:p>12191</text:p>
          </table:table-cell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11-13">
            <text:p>13/11/2019</text:p>
          </table:table-cell>
          <table:table-cell office:value-type="string">
            <text:p>BA6ET11</text:p>
          </table:table-cell>
          <table:table-cell office:value-type="string">
            <text:p>OTTICAALTINOSNC@GMAIL.COM</text:p>
          </table:table-cell>
          <table:table-cell/>
          <table:table-cell office:value-type="string">
            <text:p>ANGELA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OTTICA PELOSIN</text:p>
          </table:table-cell>
          <table:table-cell office:value-type="string">
            <text:p>VIA ROMA 19</text:p>
          </table:table-cell>
          <table:table-cell office:value-type="string">
            <text:p>VILLA DEL CONT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PELOSIN ANDREA &amp; C.</text:p>
          </table:table-cell>
          <table:table-cell office:value-type="string">
            <text:p>VIA ROMA 19</text:p>
          </table:table-cell>
          <table:table-cell office:value-type="string">
            <text:p>VILLA DEL CONT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049/5744150</text:p>
          </table:table-cell>
          <table:table-cell table:number-columns-repeated="2"/>
          <table:table-cell office:value-type="string">
            <text:p>046920102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.COOP.ALTA PADOVANA</text:p>
          </table:table-cell>
          <table:table-cell office:value-type="string">
            <text:p>IT20J0832763100000000506968</text:p>
          </table:table-cell>
          <table:table-cell office:value-type="float" office:value="8327">
            <text:p>8327</text:p>
          </table:table-cell>
          <table:table-cell office:value-type="float" office:value="63100">
            <text:p>631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1-09-09">
            <text:p>09/09/2021</text:p>
          </table:table-cell>
          <table:table-cell office:value-type="string">
            <text:p>KGVVJ2H</text:p>
          </table:table-cell>
          <table:table-cell office:value-type="string">
            <text:p>OTTICAPELOSIN@YAHOO.IT</text:p>
          </table:table-cell>
          <table:table-cell/>
          <table:table-cell office:value-type="string">
            <text:p>PELOSIN ANDREA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OTTICA CADORINA S.A.S.</text:p>
          </table:table-cell>
          <table:table-cell office:value-type="string">
            <text:p>VIA FIUME 25 - ANG. VIA XXV APRILE</text:p>
          </table:table-cell>
          <table:table-cell office:value-type="string">
            <text:p>LEGNAGO</text:p>
          </table:table-cell>
          <table:table-cell office:value-type="string">
            <text:p>VR</text:p>
          </table:table-cell>
          <table:table-cell office:value-type="float" office:value="37045">
            <text:p>37045</text:p>
          </table:table-cell>
          <table:table-cell office:value-type="string">
            <text:p>DI BERTAGNIN ALESSANDRO &amp;C.</text:p>
          </table:table-cell>
          <table:table-cell office:value-type="string">
            <text:p>VIA FIUME 25 - ANG. VIA XXV APRILE</text:p>
          </table:table-cell>
          <table:table-cell office:value-type="string">
            <text:p>LEGNAGO</text:p>
          </table:table-cell>
          <table:table-cell office:value-type="string">
            <text:p>VR</text:p>
          </table:table-cell>
          <table:table-cell office:value-type="float" office:value="37045">
            <text:p>37045</text:p>
          </table:table-cell>
          <table:table-cell office:value-type="string">
            <text:p>0442/21039</text:p>
          </table:table-cell>
          <table:table-cell office:value-type="string">
            <text:p>044225523</text:p>
          </table:table-cell>
          <table:table-cell/>
          <table:table-cell office:value-type="string">
            <text:p>022191702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DI VERONA</text:p>
          </table:table-cell>
          <table:table-cell office:value-type="string">
            <text:p>IT78H0518859540000000038605</text:p>
          </table:table-cell>
          <table:table-cell office:value-type="float" office:value="5188">
            <text:p>5188</text:p>
          </table:table-cell>
          <table:table-cell office:value-type="float" office:value="59540">
            <text:p>5954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2-06-28">
            <text:p>28/06/2012</text:p>
          </table:table-cell>
          <table:table-cell/>
          <table:table-cell office:value-type="string">
            <text:p>CADORINA@TISCALINET.IT</text:p>
          </table:table-cell>
          <table:table-cell/>
          <table:table-cell office:value-type="string">
            <text:p>BERTAGNIN ALESSANDRO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string">
            <text:p>OTTICA LC</text:p>
          </table:table-cell>
          <table:table-cell office:value-type="string">
            <text:p>VIA DELLA GINNASTICA 8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25">
            <text:p>34125</text:p>
          </table:table-cell>
          <table:table-cell office:value-type="string">
            <text:p>DI DIANELLA MAJOVSHY</text:p>
          </table:table-cell>
          <table:table-cell office:value-type="string">
            <text:p>VIA DELLA GINNASTICA 8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25">
            <text:p>34125</text:p>
          </table:table-cell>
          <table:table-cell office:value-type="string">
            <text:p>040 7606139</text:p>
          </table:table-cell>
          <table:table-cell office:value-type="string">
            <text:p>040 3722259</text:p>
          </table:table-cell>
          <table:table-cell office:value-type="string">
            <text:p>MJVDLL47E67L424E</text:p>
          </table:table-cell>
          <table:table-cell office:value-type="string">
            <text:p>00205150329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9-03-17">
            <text:p>17/03/2009</text:p>
          </table:table-cell>
          <table:table-cell/>
          <table:table-cell office:value-type="string">
            <text:p>LC@OTTICALC.IT</text:p>
          </table:table-cell>
          <table:table-cell/>
          <table:table-cell office:value-type="string">
            <text:p>DIANELLA MAJOVSHY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string">
            <text:p>L'OTTICA DI MARTIGNON FLAVIA</text:p>
          </table:table-cell>
          <table:table-cell office:value-type="string">
            <text:p>VIA ROVIGO 2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/>
          <table:table-cell office:value-type="string">
            <text:p>VIA ROVIGO 2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/691286</text:p>
          </table:table-cell>
          <table:table-cell/>
          <table:table-cell office:value-type="string">
            <text:p>MRTFLV63S58D325C</text:p>
          </table:table-cell>
          <table:table-cell office:value-type="string">
            <text:p>0210383028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10">
            <text:p>10/01/2019</text:p>
          </table:table-cell>
          <table:table-cell office:value-type="string">
            <text:p>M5UXCR1</text:p>
          </table:table-cell>
          <table:table-cell office:value-type="string">
            <text:p>FLAVIA.MARTIGNON@LIBERO.IT</text:p>
          </table:table-cell>
          <table:table-cell/>
          <table:table-cell office:value-type="string">
            <text:p>MARTIGNON FLAVIA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OTTICA BONORA</text:p>
          </table:table-cell>
          <table:table-cell office:value-type="string">
            <text:p>VIA SCANDIANA 7</text:p>
          </table:table-cell>
          <table:table-cell office:value-type="string">
            <text:p>FERRARA</text:p>
          </table:table-cell>
          <table:table-cell office:value-type="string">
            <text:p>FE</text:p>
          </table:table-cell>
          <table:table-cell office:value-type="float" office:value="44100">
            <text:p>44100</text:p>
          </table:table-cell>
          <table:table-cell office:value-type="string">
            <text:p>DI ARDIZZONI ROBERTO E RENZO SNC</text:p>
          </table:table-cell>
          <table:table-cell office:value-type="string">
            <text:p>VIA SCANDIANA 7</text:p>
          </table:table-cell>
          <table:table-cell office:value-type="string">
            <text:p>FERRARA</text:p>
          </table:table-cell>
          <table:table-cell office:value-type="string">
            <text:p>FE</text:p>
          </table:table-cell>
          <table:table-cell office:value-type="float" office:value="44100">
            <text:p>44100</text:p>
          </table:table-cell>
          <table:table-cell office:value-type="string">
            <text:p>0532 65103</text:p>
          </table:table-cell>
          <table:table-cell office:value-type="string">
            <text:p>0532 746035</text:p>
          </table:table-cell>
          <table:table-cell table:number-columns-repeated="2" office:value-type="string">
            <text:p>016718103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3-27">
            <text:p>27/03/2013</text:p>
          </table:table-cell>
          <table:table-cell/>
          <table:table-cell office:value-type="string">
            <text:p>INFO@OTTICABONORA.IT</text:p>
          </table:table-cell>
          <table:table-cell/>
          <table:table-cell office:value-type="string">
            <text:p><text:s/>ARDIZZONI ROBERTO E RENZO SNC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OTTICA BARDELLE</text:p>
          </table:table-cell>
          <table:table-cell office:value-type="string">
            <text:p>PIAZZALE S.ELISABETTA 7/B</text:p>
          </table:table-cell>
          <table:table-cell office:value-type="string">
            <text:p>VENEZIA LIDO</text:p>
          </table:table-cell>
          <table:table-cell office:value-type="string">
            <text:p>VE</text:p>
          </table:table-cell>
          <table:table-cell office:value-type="float" office:value="30126">
            <text:p>30126</text:p>
          </table:table-cell>
          <table:table-cell office:value-type="string">
            <text:p>DI CARLO BARDELLE E C. SAS</text:p>
          </table:table-cell>
          <table:table-cell office:value-type="string">
            <text:p>PIAZZALE S.ELISABETTA 7/B</text:p>
          </table:table-cell>
          <table:table-cell office:value-type="string">
            <text:p>VENEZIA LIDO</text:p>
          </table:table-cell>
          <table:table-cell office:value-type="string">
            <text:p>VE</text:p>
          </table:table-cell>
          <table:table-cell office:value-type="float" office:value="30126">
            <text:p>30126</text:p>
          </table:table-cell>
          <table:table-cell office:value-type="string">
            <text:p>041/5261847</text:p>
          </table:table-cell>
          <table:table-cell office:value-type="string">
            <text:p>041 5261847</text:p>
          </table:table-cell>
          <table:table-cell table:number-columns-repeated="2" office:value-type="string">
            <text:p>020438202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8-04-18">
            <text:p>18/04/2008</text:p>
          </table:table-cell>
          <table:table-cell table:number-columns-repeated="3"/>
          <table:table-cell office:value-type="string">
            <text:p><text:s/>CARLO BARDELLE E C. SAS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FOTOTTICA BEGHIN</text:p>
          </table:table-cell>
          <table:table-cell office:value-type="string">
            <text:p>VIA DANTE 43</text:p>
          </table:table-cell>
          <table:table-cell office:value-type="string">
            <text:p>S.GIUSTINA IN COLL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BEGHIN GIAN PAOLO</text:p>
          </table:table-cell>
          <table:table-cell office:value-type="string">
            <text:p>VIA DANTE 43</text:p>
          </table:table-cell>
          <table:table-cell office:value-type="string">
            <text:p>S.GIUSTINA IN COLL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049/5790542</text:p>
          </table:table-cell>
          <table:table-cell/>
          <table:table-cell office:value-type="string">
            <text:p>BGHGPL53P07I207F</text:p>
          </table:table-cell>
          <table:table-cell office:value-type="string">
            <text:p>009706702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6-27">
            <text:p>27/06/2013</text:p>
          </table:table-cell>
          <table:table-cell/>
          <table:table-cell office:value-type="string">
            <text:p>PAOLO@FOTOTTICABEGHIN.COM</text:p>
          </table:table-cell>
          <table:table-cell/>
          <table:table-cell office:value-type="string">
            <text:p><text:s/>BEGHIN GIAN PAOLO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OTTICA GHIOTTO CARLO</text:p>
          </table:table-cell>
          <table:table-cell office:value-type="string">
            <text:p>VIA VIZZOTTO 24</text:p>
          </table:table-cell>
          <table:table-cell office:value-type="string">
            <text:p>S.DONA' DI PIAVE</text:p>
          </table:table-cell>
          <table:table-cell office:value-type="string">
            <text:p>VE</text:p>
          </table:table-cell>
          <table:table-cell office:value-type="float" office:value="30027">
            <text:p>30027</text:p>
          </table:table-cell>
          <table:table-cell office:value-type="string">
            <text:p>DI GHIOTTO CARLO</text:p>
          </table:table-cell>
          <table:table-cell office:value-type="string">
            <text:p>VIA VIZZOTTO 24</text:p>
          </table:table-cell>
          <table:table-cell office:value-type="string">
            <text:p>S.DONA' DI PIAVE</text:p>
          </table:table-cell>
          <table:table-cell office:value-type="string">
            <text:p>VE</text:p>
          </table:table-cell>
          <table:table-cell office:value-type="float" office:value="30027">
            <text:p>30027</text:p>
          </table:table-cell>
          <table:table-cell office:value-type="string">
            <text:p>0421/220584</text:p>
          </table:table-cell>
          <table:table-cell/>
          <table:table-cell office:value-type="string">
            <text:p>GHTCRL66P03L736E</text:p>
          </table:table-cell>
          <table:table-cell office:value-type="string">
            <text:p>0238854027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2-01">
            <text:p>01/02/2019</text:p>
          </table:table-cell>
          <table:table-cell office:value-type="string">
            <text:p>USAL8PV</text:p>
          </table:table-cell>
          <table:table-cell office:value-type="string">
            <text:p>INFO@OTTICAGHIOTTO.IT</text:p>
          </table:table-cell>
          <table:table-cell/>
          <table:table-cell office:value-type="string">
            <text:p>GHIOTTO CARLO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LA BOTTEGA DELL'OCCHIALE S.R.L.</text:p>
          </table:table-cell>
          <table:table-cell office:value-type="string">
            <text:p>CENTRO COMM. LA CORTE VIA BAJARDI 5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9">
            <text:p>35129</text:p>
          </table:table-cell>
          <table:table-cell/>
          <table:table-cell office:value-type="string">
            <text:p>CENTRO COMM. LA CORTE VIA BAJARDI 5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9">
            <text:p>35129</text:p>
          </table:table-cell>
          <table:table-cell office:value-type="string">
            <text:p>607075</text:p>
          </table:table-cell>
          <table:table-cell office:value-type="string">
            <text:p>049 610356</text:p>
          </table:table-cell>
          <table:table-cell table:number-columns-repeated="2" office:value-type="string">
            <text:p>0208942028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9-12">
            <text:p>12/09/2013</text:p>
          </table:table-cell>
          <table:table-cell/>
          <table:table-cell office:value-type="string">
            <text:p>BOTTOCCHI@TISCALI.IT</text:p>
          </table:table-cell>
          <table:table-cell table:number-columns-repeated="2"/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CENTRO OTTICO LONIGO</text:p>
          </table:table-cell>
          <table:table-cell office:value-type="string">
            <text:p>PIAZZA GARIBALDI 9</text:p>
          </table:table-cell>
          <table:table-cell office:value-type="string">
            <text:p>LONIGO</text:p>
          </table:table-cell>
          <table:table-cell office:value-type="string">
            <text:p>VI</text:p>
          </table:table-cell>
          <table:table-cell office:value-type="float" office:value="36045">
            <text:p>36045</text:p>
          </table:table-cell>
          <table:table-cell office:value-type="string">
            <text:p>DI GIORIO GRAZIANO</text:p>
          </table:table-cell>
          <table:table-cell office:value-type="string">
            <text:p>PIAZZA GARIBALDI 9</text:p>
          </table:table-cell>
          <table:table-cell office:value-type="string">
            <text:p>LONIGO</text:p>
          </table:table-cell>
          <table:table-cell office:value-type="string">
            <text:p>VI</text:p>
          </table:table-cell>
          <table:table-cell office:value-type="float" office:value="36045">
            <text:p>36045</text:p>
          </table:table-cell>
          <table:table-cell office:value-type="string">
            <text:p>0444834633</text:p>
          </table:table-cell>
          <table:table-cell/>
          <table:table-cell office:value-type="string">
            <text:p>GRIGZN62T17F464P</text:p>
          </table:table-cell>
          <table:table-cell office:value-type="string">
            <text:p>016957502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T14C0306411800052506011680</text:p>
          </table:table-cell>
          <table:table-cell office:value-type="float" office:value="3064">
            <text:p>3064</text:p>
          </table:table-cell>
          <table:table-cell office:value-type="float" office:value="11800">
            <text:p>118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2-01-02">
            <text:p>02/01/2012</text:p>
          </table:table-cell>
          <table:table-cell/>
          <table:table-cell office:value-type="string">
            <text:p>OTTICALONIGO@LIBERO.IT</text:p>
          </table:table-cell>
          <table:table-cell/>
          <table:table-cell office:value-type="string">
            <text:p>GIORIO GRAZIANO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string">
            <text:p>OTTICA ROSSELLI</text:p>
          </table:table-cell>
          <table:table-cell office:value-type="string">
            <text:p>VIA MATTEOTTI 5M</text:p>
          </table:table-cell>
          <table:table-cell office:value-type="string">
            <text:p>TOLMEZZO</text:p>
          </table:table-cell>
          <table:table-cell office:value-type="string">
            <text:p>UD</text:p>
          </table:table-cell>
          <table:table-cell office:value-type="float" office:value="33028">
            <text:p>33028</text:p>
          </table:table-cell>
          <table:table-cell office:value-type="string">
            <text:p>DI ROSSELLI EMANUELA</text:p>
          </table:table-cell>
          <table:table-cell office:value-type="string">
            <text:p>VIA MATTEOTTI 5M</text:p>
          </table:table-cell>
          <table:table-cell office:value-type="string">
            <text:p>TOLMEZZO</text:p>
          </table:table-cell>
          <table:table-cell office:value-type="string">
            <text:p>UD</text:p>
          </table:table-cell>
          <table:table-cell office:value-type="float" office:value="33028">
            <text:p>33028</text:p>
          </table:table-cell>
          <table:table-cell office:value-type="string">
            <text:p>0433/44739</text:p>
          </table:table-cell>
          <table:table-cell/>
          <table:table-cell office:value-type="string">
            <text:p>RSSMNL62D61G642L</text:p>
          </table:table-cell>
          <table:table-cell office:value-type="string">
            <text:p>0165290030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5-03">
            <text:p>03/05/2019</text:p>
          </table:table-cell>
          <table:table-cell office:value-type="string">
            <text:p>WY7PJ6K</text:p>
          </table:table-cell>
          <table:table-cell office:value-type="string">
            <text:p>OTTICAROSSELLI@ALICE.IT</text:p>
          </table:table-cell>
          <table:table-cell/>
          <table:table-cell office:value-type="string">
            <text:p>ROSSELLI EMANUELA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VISION LAB DI NEW VISION SRL</text:p>
          </table:table-cell>
          <table:table-cell office:value-type="string">
            <text:p>VIALE E. ANDREIS 74</text:p>
          </table:table-cell>
          <table:table-cell office:value-type="string">
            <text:p>DESENZANO DEL GARDA</text:p>
          </table:table-cell>
          <table:table-cell office:value-type="string">
            <text:p>BS</text:p>
          </table:table-cell>
          <table:table-cell office:value-type="float" office:value="25015">
            <text:p>25015</text:p>
          </table:table-cell>
          <table:table-cell/>
          <table:table-cell office:value-type="string">
            <text:p>VIALE E. ANDREIS 74</text:p>
          </table:table-cell>
          <table:table-cell office:value-type="string">
            <text:p>DESENZANO DEL GARDA</text:p>
          </table:table-cell>
          <table:table-cell office:value-type="string">
            <text:p>BS</text:p>
          </table:table-cell>
          <table:table-cell office:value-type="float" office:value="25015">
            <text:p>25015</text:p>
          </table:table-cell>
          <table:table-cell office:value-type="string">
            <text:p>030 9914366</text:p>
          </table:table-cell>
          <table:table-cell office:value-type="string">
            <text:p>0309993014</text:p>
          </table:table-cell>
          <table:table-cell table:number-columns-repeated="2" office:value-type="string">
            <text:p>02570380986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POPOLARE DI VERONA <text:s/>CC 2918</text:p>
          </table:table-cell>
          <table:table-cell office:value-type="string">
            <text:p>IT72P0518854461000000002918</text:p>
          </table:table-cell>
          <table:table-cell office:value-type="float" office:value="5188">
            <text:p>5188</text:p>
          </table:table-cell>
          <table:table-cell office:value-type="float" office:value="54461">
            <text:p>54461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0-05-24">
            <text:p>24/05/2010</text:p>
          </table:table-cell>
          <table:table-cell/>
          <table:table-cell office:value-type="string">
            <text:p>INFO@VISIONLAB.ORG</text:p>
          </table:table-cell>
          <table:table-cell table:number-columns-repeated="2"/>
        </table:table-row>
        <table:table-row table:style-name="ro1">
          <table:table-cell office:value-type="float" office:value="1291">
            <text:p>1291</text:p>
          </table:table-cell>
          <table:table-cell office:value-type="string">
            <text:p>L'OTTICA DI COMUZZI DANIELA</text:p>
          </table:table-cell>
          <table:table-cell office:value-type="string">
            <text:p>VIA VITTORIO VENETO 174</text:p>
          </table:table-cell>
          <table:table-cell office:value-type="string">
            <text:p>TARVISIO</text:p>
          </table:table-cell>
          <table:table-cell office:value-type="string">
            <text:p>UD</text:p>
          </table:table-cell>
          <table:table-cell office:value-type="float" office:value="33018">
            <text:p>33018</text:p>
          </table:table-cell>
          <table:table-cell/>
          <table:table-cell office:value-type="string">
            <text:p>VIA VITTORIO VENETO 174</text:p>
          </table:table-cell>
          <table:table-cell office:value-type="string">
            <text:p>TARVISIO</text:p>
          </table:table-cell>
          <table:table-cell office:value-type="string">
            <text:p>UD</text:p>
          </table:table-cell>
          <table:table-cell office:value-type="float" office:value="33018">
            <text:p>33018</text:p>
          </table:table-cell>
          <table:table-cell table:number-columns-repeated="2" office:value-type="string">
            <text:p>0428 416011</text:p>
          </table:table-cell>
          <table:table-cell office:value-type="string">
            <text:p>CMZDNL70C56H657E</text:p>
          </table:table-cell>
          <table:table-cell office:value-type="string">
            <text:p>0217011030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7-09-21">
            <text:p>21/09/2007</text:p>
          </table:table-cell>
          <table:table-cell table:number-columns-repeated="3"/>
          <table:table-cell office:value-type="string">
            <text:p>COMUZZI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string">
            <text:p>OTTICA DE LORENZO S.A.S.</text:p>
          </table:table-cell>
          <table:table-cell office:value-type="string">
            <text:p>VIA MARTIRI DELLA LIBERTA' 2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7">
            <text:p>35137</text:p>
          </table:table-cell>
          <table:table-cell office:value-type="string">
            <text:p>DI DE LORENZO DARIO &amp; C.</text:p>
          </table:table-cell>
          <table:table-cell office:value-type="string">
            <text:p>VIA MARTIRI DELLA LIBERTA' 2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7">
            <text:p>35137</text:p>
          </table:table-cell>
          <table:table-cell office:value-type="string">
            <text:p>049.851080</text:p>
          </table:table-cell>
          <table:table-cell office:value-type="string">
            <text:p>049/8752313</text:p>
          </table:table-cell>
          <table:table-cell office:value-type="string">
            <text:p>00522290253</text:p>
          </table:table-cell>
          <table:table-cell office:value-type="string">
            <text:p>0225642028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2"/>
          <table:table-cell office:value-type="float" office:value="1030">
            <text:p>1030</text:p>
          </table:table-cell>
          <table:table-cell office:value-type="float" office:value="12124">
            <text:p>12124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2-02">
            <text:p>02/02/2019</text:p>
          </table:table-cell>
          <table:table-cell office:value-type="string">
            <text:p>M5UXCR1</text:p>
          </table:table-cell>
          <table:table-cell office:value-type="string">
            <text:p>INFO@OTTICADELORENZO.IT</text:p>
          </table:table-cell>
          <table:table-cell/>
          <table:table-cell office:value-type="string">
            <text:p>DE LORENZO DARIO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MANFRIN UGO OTTICA</text:p>
          </table:table-cell>
          <table:table-cell office:value-type="string">
            <text:p>VIA ANGELI 8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DI UGO MANFRIN</text:p>
          </table:table-cell>
          <table:table-cell office:value-type="string">
            <text:p>VIA ANGELI 8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table:number-columns-repeated="2" office:value-type="string">
            <text:p>340 9080103</text:p>
          </table:table-cell>
          <table:table-cell office:value-type="string">
            <text:p>MNFGUO27B26D442A</text:p>
          </table:table-cell>
          <table:table-cell office:value-type="string">
            <text:p>000652102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0-06-19">
            <text:p>19/06/2020</text:p>
          </table:table-cell>
          <table:table-cell table:number-columns-repeated="2"/>
          <table:table-cell office:value-type="string">
            <text:p>OTTICA.MANFRIN@PEC.IT</text:p>
          </table:table-cell>
          <table:table-cell office:value-type="string">
            <text:p>MANFRIN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OTTICA VISTA VIVA S.N.C.</text:p>
          </table:table-cell>
          <table:table-cell office:value-type="string">
            <text:p>VIA ISONZO 20/B</text:p>
          </table:table-cell>
          <table:table-cell office:value-type="string">
            <text:p>CORDIGNANO</text:p>
          </table:table-cell>
          <table:table-cell office:value-type="string">
            <text:p>TV</text:p>
          </table:table-cell>
          <table:table-cell office:value-type="float" office:value="31016">
            <text:p>31016</text:p>
          </table:table-cell>
          <table:table-cell office:value-type="string">
            <text:p>DI BERTAZZO PIERLUIGI &amp; C.</text:p>
          </table:table-cell>
          <table:table-cell office:value-type="string">
            <text:p>VIA ISONZO 20/B</text:p>
          </table:table-cell>
          <table:table-cell office:value-type="string">
            <text:p>CORDIGNANO</text:p>
          </table:table-cell>
          <table:table-cell office:value-type="string">
            <text:p>TV</text:p>
          </table:table-cell>
          <table:table-cell office:value-type="float" office:value="31016">
            <text:p>31016</text:p>
          </table:table-cell>
          <table:table-cell office:value-type="string">
            <text:p>0438/995344</text:p>
          </table:table-cell>
          <table:table-cell table:number-columns-repeated="2"/>
          <table:table-cell office:value-type="string">
            <text:p>01997690266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SSA RURALE ED ARTIGIANA DELLE PREALPI</text:p>
          </table:table-cell>
          <table:table-cell/>
          <table:table-cell office:value-type="float" office:value="8904">
            <text:p>8904</text:p>
          </table:table-cell>
          <table:table-cell office:value-type="float" office:value="61520">
            <text:p>6152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7-11-05">
            <text:p>05/11/2007</text:p>
          </table:table-cell>
          <table:table-cell table:number-columns-repeated="3"/>
          <table:table-cell office:value-type="string">
            <text:p><text:s/>BERTAZZO PIERLUIGI &amp; C.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LOBIS OCCHIALI</text:p>
          </table:table-cell>
          <table:table-cell office:value-type="string">
            <text:p>VIA M.TE GRAPPA 32</text:p>
          </table:table-cell>
          <table:table-cell office:value-type="string">
            <text:p>FELTRE</text:p>
          </table:table-cell>
          <table:table-cell office:value-type="string">
            <text:p>BL</text:p>
          </table:table-cell>
          <table:table-cell office:value-type="float" office:value="32032">
            <text:p>32032</text:p>
          </table:table-cell>
          <table:table-cell office:value-type="string">
            <text:p>DI BRANDALISE ROBERTO</text:p>
          </table:table-cell>
          <table:table-cell office:value-type="string">
            <text:p>VIA M.TE GRAPPA 32</text:p>
          </table:table-cell>
          <table:table-cell office:value-type="string">
            <text:p>FELTRE</text:p>
          </table:table-cell>
          <table:table-cell office:value-type="string">
            <text:p>BL</text:p>
          </table:table-cell>
          <table:table-cell office:value-type="float" office:value="32032">
            <text:p>32032</text:p>
          </table:table-cell>
          <table:table-cell office:value-type="string">
            <text:p>0439/81855</text:p>
          </table:table-cell>
          <table:table-cell office:value-type="string">
            <text:p>0439 847140</text:p>
          </table:table-cell>
          <table:table-cell office:value-type="string">
            <text:p>BRNRRT60R29D530R</text:p>
          </table:table-cell>
          <table:table-cell office:value-type="string">
            <text:p>007711302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INTESA AMBROVENETO</text:p>
          </table:table-cell>
          <table:table-cell/>
          <table:table-cell office:value-type="float" office:value="3069">
            <text:p>3069</text:p>
          </table:table-cell>
          <table:table-cell office:value-type="float" office:value="61110">
            <text:p>611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6-27">
            <text:p>27/06/2013</text:p>
          </table:table-cell>
          <table:table-cell/>
          <table:table-cell office:value-type="string">
            <text:p>LOBIS@LOBISOCCHIALI.IT</text:p>
          </table:table-cell>
          <table:table-cell/>
          <table:table-cell office:value-type="string">
            <text:p><text:s/>BRANDALISE ROBERTO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string">
            <text:p>MORO DINO FOTO OTTICA S.N.C.</text:p>
          </table:table-cell>
          <table:table-cell office:value-type="string">
            <text:p>VIA CARRARESE 21</text:p>
          </table:table-cell>
          <table:table-cell office:value-type="string">
            <text:p>MONTAGNANA</text:p>
          </table:table-cell>
          <table:table-cell office:value-type="string">
            <text:p>PD</text:p>
          </table:table-cell>
          <table:table-cell office:value-type="float" office:value="35044">
            <text:p>35044</text:p>
          </table:table-cell>
          <table:table-cell office:value-type="string">
            <text:p>DI MORO RUGGERO &amp; C.</text:p>
          </table:table-cell>
          <table:table-cell office:value-type="string">
            <text:p>VIA CARRARESE 21</text:p>
          </table:table-cell>
          <table:table-cell office:value-type="string">
            <text:p>MONTAGNANA</text:p>
          </table:table-cell>
          <table:table-cell office:value-type="string">
            <text:p>PD</text:p>
          </table:table-cell>
          <table:table-cell office:value-type="float" office:value="35044">
            <text:p>35044</text:p>
          </table:table-cell>
          <table:table-cell office:value-type="string">
            <text:p>0429/81659</text:p>
          </table:table-cell>
          <table:table-cell table:number-columns-repeated="2"/>
          <table:table-cell office:value-type="string">
            <text:p>0129789028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ITO COOP.DEL MONTAGNANESE</text:p>
          </table:table-cell>
          <table:table-cell/>
          <table:table-cell office:value-type="float" office:value="8327">
            <text:p>8327</text:p>
          </table:table-cell>
          <table:table-cell office:value-type="float" office:value="62670">
            <text:p>6267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/>
          <table:table-cell office:value-type="string">
            <text:p>OTTICA.MORO@TISCALI.IT</text:p>
          </table:table-cell>
          <table:table-cell office:value-type="string">
            <text:p>OTTICAMORO@PEC.IT</text:p>
          </table:table-cell>
          <table:table-cell office:value-type="string">
            <text:p>MORO RUGGERO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string">
            <text:p>OTTICA FASSINA SNC</text:p>
          </table:table-cell>
          <table:table-cell office:value-type="string">
            <text:p>VIA ANTONIANA 226</text:p>
          </table:table-cell>
          <table:table-cell office:value-type="string">
            <text:p>CAMPODARSEGO</text:p>
          </table:table-cell>
          <table:table-cell office:value-type="string">
            <text:p>PD</text:p>
          </table:table-cell>
          <table:table-cell office:value-type="float" office:value="35011">
            <text:p>35011</text:p>
          </table:table-cell>
          <table:table-cell office:value-type="string">
            <text:p>DI FASSINA UGO &amp; C.</text:p>
          </table:table-cell>
          <table:table-cell office:value-type="string">
            <text:p>VIA ANTONIANA 226</text:p>
          </table:table-cell>
          <table:table-cell office:value-type="string">
            <text:p>CAMPODARSEGO</text:p>
          </table:table-cell>
          <table:table-cell office:value-type="string">
            <text:p>PD</text:p>
          </table:table-cell>
          <table:table-cell office:value-type="float" office:value="35011">
            <text:p>35011</text:p>
          </table:table-cell>
          <table:table-cell office:value-type="string">
            <text:p>049/5565265</text:p>
          </table:table-cell>
          <table:table-cell table:number-columns-repeated="2"/>
          <table:table-cell office:value-type="string">
            <text:p>0128134028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0-12-17">
            <text:p>17/12/2010</text:p>
          </table:table-cell>
          <table:table-cell/>
          <table:table-cell office:value-type="string">
            <text:p>INFO@OREFOTTICAFASSINA.IT</text:p>
          </table:table-cell>
          <table:table-cell/>
          <table:table-cell office:value-type="string">
            <text:p>FASSINA UGO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FOTO OTTICA BERTONI</text:p>
          </table:table-cell>
          <table:table-cell office:value-type="string">
            <text:p>VIA F.LLI CERVI 32</text:p>
          </table:table-cell>
          <table:table-cell office:value-type="string">
            <text:p>CERESE DI VIRGILIO</text:p>
          </table:table-cell>
          <table:table-cell office:value-type="string">
            <text:p>MN</text:p>
          </table:table-cell>
          <table:table-cell office:value-type="float" office:value="46030">
            <text:p>46030</text:p>
          </table:table-cell>
          <table:table-cell office:value-type="string">
            <text:p>DI BERTONI GIOVANNA</text:p>
          </table:table-cell>
          <table:table-cell office:value-type="string">
            <text:p>VIA F.LLI CERVI 32</text:p>
          </table:table-cell>
          <table:table-cell office:value-type="string">
            <text:p>CERESE DI VIRGILIO</text:p>
          </table:table-cell>
          <table:table-cell office:value-type="string">
            <text:p>MN</text:p>
          </table:table-cell>
          <table:table-cell office:value-type="float" office:value="46030">
            <text:p>46030</text:p>
          </table:table-cell>
          <table:table-cell office:value-type="string">
            <text:p>0376/448750</text:p>
          </table:table-cell>
          <table:table-cell/>
          <table:table-cell office:value-type="string">
            <text:p>BRTGNN41R55C195A</text:p>
          </table:table-cell>
          <table:table-cell office:value-type="string">
            <text:p>0035358020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8-10-31">
            <text:p>31/10/2008</text:p>
          </table:table-cell>
          <table:table-cell table:number-columns-repeated="3"/>
          <table:table-cell office:value-type="string">
            <text:p><text:s/>BERTONI GIOVANNA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string">
            <text:p>ERIKA DI CALZAVARA OTELLO</text:p>
          </table:table-cell>
          <table:table-cell office:value-type="string">
            <text:p>VIA A.GRANDI 8</text:p>
          </table:table-cell>
          <table:table-cell office:value-type="string">
            <text:p>CASELLE DI S.M. SALA</text:p>
          </table:table-cell>
          <table:table-cell office:value-type="string">
            <text:p>VE</text:p>
          </table:table-cell>
          <table:table-cell office:value-type="float" office:value="30036">
            <text:p>30036</text:p>
          </table:table-cell>
          <table:table-cell/>
          <table:table-cell office:value-type="string">
            <text:p>VIA A.GRANDI 8</text:p>
          </table:table-cell>
          <table:table-cell office:value-type="string">
            <text:p>CASELLE DI S.M. SALA</text:p>
          </table:table-cell>
          <table:table-cell office:value-type="string">
            <text:p>VE</text:p>
          </table:table-cell>
          <table:table-cell office:value-type="float" office:value="30036">
            <text:p>30036</text:p>
          </table:table-cell>
          <table:table-cell office:value-type="string">
            <text:p>041/5731441</text:p>
          </table:table-cell>
          <table:table-cell table:number-columns-repeated="2"/>
          <table:table-cell office:value-type="string">
            <text:p>008418002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4-16">
            <text:p>16/04/2013</text:p>
          </table:table-cell>
          <table:table-cell/>
          <table:table-cell office:value-type="string">
            <text:p>OTTICAERIKA@GMAIL.COM</text:p>
          </table:table-cell>
          <table:table-cell table:number-columns-repeated="2"/>
        </table:table-row>
        <table:table-row table:style-name="ro1">
          <table:table-cell office:value-type="float" office:value="1306">
            <text:p>1306</text:p>
          </table:table-cell>
          <table:table-cell office:value-type="string">
            <text:p>OTTICA IMOLESE</text:p>
          </table:table-cell>
          <table:table-cell office:value-type="string">
            <text:p>VIA EMILIA 312/314</text:p>
          </table:table-cell>
          <table:table-cell office:value-type="string">
            <text:p>IMOLA</text:p>
          </table:table-cell>
          <table:table-cell office:value-type="string">
            <text:p>BO</text:p>
          </table:table-cell>
          <table:table-cell office:value-type="float" office:value="40026">
            <text:p>40026</text:p>
          </table:table-cell>
          <table:table-cell office:value-type="string">
            <text:p>DI LAPENNA MAURIZIO &amp; C SNC</text:p>
          </table:table-cell>
          <table:table-cell office:value-type="string">
            <text:p>VIA EMILIA 312/314</text:p>
          </table:table-cell>
          <table:table-cell office:value-type="string">
            <text:p>IMOLA</text:p>
          </table:table-cell>
          <table:table-cell office:value-type="string">
            <text:p>BO</text:p>
          </table:table-cell>
          <table:table-cell office:value-type="float" office:value="40026">
            <text:p>40026</text:p>
          </table:table-cell>
          <table:table-cell office:value-type="string">
            <text:p>0542/32263</text:p>
          </table:table-cell>
          <table:table-cell/>
          <table:table-cell office:value-type="string">
            <text:p>02145750374</text:p>
          </table:table-cell>
          <table:table-cell office:value-type="string">
            <text:p>0055206120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7-06-13">
            <text:p>13/06/2007</text:p>
          </table:table-cell>
          <table:table-cell/>
          <table:table-cell office:value-type="string">
            <text:p>JODY85@HOTMAIL.IT</text:p>
          </table:table-cell>
          <table:table-cell/>
          <table:table-cell office:value-type="string">
            <text:p><text:s/>LAPENNA MAURIZIO &amp; C SNC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string">
            <text:p>FOTOTTICA CAROBIN CARMEN SRL</text:p>
          </table:table-cell>
          <table:table-cell office:value-type="string">
            <text:p>VIA Q.ROSSI 92</text:p>
          </table:table-cell>
          <table:table-cell office:value-type="string">
            <text:p>LONIGO</text:p>
          </table:table-cell>
          <table:table-cell office:value-type="string">
            <text:p>VI</text:p>
          </table:table-cell>
          <table:table-cell office:value-type="float" office:value="36045">
            <text:p>36045</text:p>
          </table:table-cell>
          <table:table-cell/>
          <table:table-cell office:value-type="string">
            <text:p>VIA Q.ROSSI 92</text:p>
          </table:table-cell>
          <table:table-cell office:value-type="string">
            <text:p>LONIGO</text:p>
          </table:table-cell>
          <table:table-cell office:value-type="string">
            <text:p>VI</text:p>
          </table:table-cell>
          <table:table-cell office:value-type="float" office:value="36045">
            <text:p>36045</text:p>
          </table:table-cell>
          <table:table-cell office:value-type="string">
            <text:p>0444/832897</text:p>
          </table:table-cell>
          <table:table-cell office:value-type="string">
            <text:p>0444 832897</text:p>
          </table:table-cell>
          <table:table-cell table:number-columns-repeated="2" office:value-type="string">
            <text:p>039372102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1-04-15">
            <text:p>15/04/2021</text:p>
          </table:table-cell>
          <table:table-cell office:value-type="string">
            <text:p>M5UXCR1</text:p>
          </table:table-cell>
          <table:table-cell office:value-type="string">
            <text:p>ROBERTA.FRIGO@LIBERO.IT</text:p>
          </table:table-cell>
          <table:table-cell office:value-type="string">
            <text:p>FOTOOTTICACAROBIN@PEC.IT</text:p>
          </table:table-cell>
          <table:table-cell office:value-type="string">
            <text:p>CAROBIN CARMEN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OTTICA FOTO TAIT SNC</text:p>
          </table:table-cell>
          <table:table-cell office:value-type="string">
            <text:p>CORSO MAZZINI 55</text:p>
          </table:table-cell>
          <table:table-cell office:value-type="string">
            <text:p>MEZZOLOMBARDO</text:p>
          </table:table-cell>
          <table:table-cell office:value-type="string">
            <text:p>TN</text:p>
          </table:table-cell>
          <table:table-cell office:value-type="float" office:value="38017">
            <text:p>38017</text:p>
          </table:table-cell>
          <table:table-cell office:value-type="string">
            <text:p>DI TAIT LARA E MONICA</text:p>
          </table:table-cell>
          <table:table-cell office:value-type="string">
            <text:p>CORSO MAZZINI 55</text:p>
          </table:table-cell>
          <table:table-cell office:value-type="string">
            <text:p>MEZZOLOMBARDO</text:p>
          </table:table-cell>
          <table:table-cell office:value-type="string">
            <text:p>TN</text:p>
          </table:table-cell>
          <table:table-cell office:value-type="float" office:value="38017">
            <text:p>38017</text:p>
          </table:table-cell>
          <table:table-cell office:value-type="string">
            <text:p>0461/602020</text:p>
          </table:table-cell>
          <table:table-cell table:number-columns-repeated="2"/>
          <table:table-cell office:value-type="string">
            <text:p>016736502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 office:value-type="string">
            <text:p>M5UXCR1</text:p>
          </table:table-cell>
          <table:table-cell office:value-type="string">
            <text:p>LATAIT@TIN.IT</text:p>
          </table:table-cell>
          <table:table-cell/>
          <table:table-cell office:value-type="string">
            <text:p>TAIT LARA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string">
            <text:p>FRIGO FRANCO OTTICA</text:p>
          </table:table-cell>
          <table:table-cell office:value-type="string">
            <text:p>VIA MASOTTO 7</text:p>
          </table:table-cell>
          <table:table-cell office:value-type="string">
            <text:p>NOVENTA VICENTINA</text:p>
          </table:table-cell>
          <table:table-cell office:value-type="string">
            <text:p>VI</text:p>
          </table:table-cell>
          <table:table-cell office:value-type="float" office:value="36025">
            <text:p>36025</text:p>
          </table:table-cell>
          <table:table-cell/>
          <table:table-cell office:value-type="string">
            <text:p>VIA MASOTTO 7</text:p>
          </table:table-cell>
          <table:table-cell office:value-type="string">
            <text:p>NOVENTA VICENTINA</text:p>
          </table:table-cell>
          <table:table-cell office:value-type="string">
            <text:p>VI</text:p>
          </table:table-cell>
          <table:table-cell office:value-type="float" office:value="36025">
            <text:p>36025</text:p>
          </table:table-cell>
          <table:table-cell office:value-type="string">
            <text:p>0444/787137</text:p>
          </table:table-cell>
          <table:table-cell table:number-columns-repeated="2"/>
          <table:table-cell office:value-type="string">
            <text:p>0157521024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7-04-23">
            <text:p>23/04/2007</text:p>
          </table:table-cell>
          <table:table-cell/>
          <table:table-cell office:value-type="string">
            <text:p>OTTICASHOP@YAHOO.IT</text:p>
          </table:table-cell>
          <table:table-cell table:number-columns-repeated="2"/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OTTICA SCARPA SNC</text:p>
          </table:table-cell>
          <table:table-cell office:value-type="string">
            <text:p>C.SO DEL POPOLO 1241</text:p>
          </table:table-cell>
          <table:table-cell office:value-type="string">
            <text:p>CHIOGGIA</text:p>
          </table:table-cell>
          <table:table-cell office:value-type="string">
            <text:p>VE</text:p>
          </table:table-cell>
          <table:table-cell office:value-type="float" office:value="30015">
            <text:p>30015</text:p>
          </table:table-cell>
          <table:table-cell office:value-type="string">
            <text:p>DI SCARPA ELENA E SCARPA ENRICO</text:p>
          </table:table-cell>
          <table:table-cell office:value-type="string">
            <text:p>C.SO DEL POPOLO 1241</text:p>
          </table:table-cell>
          <table:table-cell office:value-type="string">
            <text:p>CHIOGGIA</text:p>
          </table:table-cell>
          <table:table-cell office:value-type="string">
            <text:p>VE</text:p>
          </table:table-cell>
          <table:table-cell office:value-type="float" office:value="30015">
            <text:p>30015</text:p>
          </table:table-cell>
          <table:table-cell office:value-type="string">
            <text:p>041/403098</text:p>
          </table:table-cell>
          <table:table-cell table:number-columns-repeated="2"/>
          <table:table-cell office:value-type="string">
            <text:p>033514102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2-08-01">
            <text:p>01/08/2012</text:p>
          </table:table-cell>
          <table:table-cell/>
          <table:table-cell office:value-type="string">
            <text:p>OTTICASCARPA@YAHOO.IT</text:p>
          </table:table-cell>
          <table:table-cell/>
          <table:table-cell office:value-type="string">
            <text:p><text:s/>SCARPA ELENA E SCARPA ENRICO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OTTICA VASCELLARI S.N.C. <text:s/>VE</text:p>
          </table:table-cell>
          <table:table-cell office:value-type="string">
            <text:p>S. POLO 1030/31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00">
            <text:p>30100</text:p>
          </table:table-cell>
          <table:table-cell office:value-type="string">
            <text:p>DI VASCELLARI ROBERTO</text:p>
          </table:table-cell>
          <table:table-cell office:value-type="string">
            <text:p>S. POLO 1030/31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00">
            <text:p>30100</text:p>
          </table:table-cell>
          <table:table-cell office:value-type="string">
            <text:p>041/5229388</text:p>
          </table:table-cell>
          <table:table-cell table:number-columns-repeated="2"/>
          <table:table-cell office:value-type="string">
            <text:p>0263737027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DI ROMA</text:p>
          </table:table-cell>
          <table:table-cell/>
          <table:table-cell office:value-type="float" office:value="3002">
            <text:p>3002</text:p>
          </table:table-cell>
          <table:table-cell office:value-type="float" office:value="2002">
            <text:p>2002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0-02-14">
            <text:p>14/02/2020</text:p>
          </table:table-cell>
          <table:table-cell office:value-type="string">
            <text:p>KRRH6B9</text:p>
          </table:table-cell>
          <table:table-cell office:value-type="string">
            <text:p>INFO@OTTICAVASCELLARI.IT</text:p>
          </table:table-cell>
          <table:table-cell/>
          <table:table-cell office:value-type="string">
            <text:p>VASCELLARI CRISTINA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string">
            <text:p>OPTEX AMICOLOR S.A.S.</text:p>
          </table:table-cell>
          <table:table-cell office:value-type="string">
            <text:p>VIA DEL GELSO 7/A</text:p>
          </table:table-cell>
          <table:table-cell office:value-type="string">
            <text:p>UDINE</text:p>
          </table:table-cell>
          <table:table-cell office:value-type="string">
            <text:p>UD</text:p>
          </table:table-cell>
          <table:table-cell office:value-type="float" office:value="33100">
            <text:p>33100</text:p>
          </table:table-cell>
          <table:table-cell office:value-type="string">
            <text:p>DI MAURO ADRIANO &amp; C.</text:p>
          </table:table-cell>
          <table:table-cell office:value-type="string">
            <text:p>VIA DEL GELSO 7/A</text:p>
          </table:table-cell>
          <table:table-cell office:value-type="string">
            <text:p>UDINE</text:p>
          </table:table-cell>
          <table:table-cell office:value-type="string">
            <text:p>UD</text:p>
          </table:table-cell>
          <table:table-cell office:value-type="float" office:value="33100">
            <text:p>33100</text:p>
          </table:table-cell>
          <table:table-cell office:value-type="string">
            <text:p>0432/504910</text:p>
          </table:table-cell>
          <table:table-cell office:value-type="string">
            <text:p>RICC3471107748</text:p>
          </table:table-cell>
          <table:table-cell/>
          <table:table-cell office:value-type="string">
            <text:p>0025302030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 office:value-type="string">
            <text:p>M5UXCR1</text:p>
          </table:table-cell>
          <table:table-cell office:value-type="string">
            <text:p>ERMACORA@STUDIOMICHELUTTISRL.IT</text:p>
          </table:table-cell>
          <table:table-cell/>
          <table:table-cell office:value-type="string">
            <text:p>MAURO ADRIANO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string">
            <text:p>FOTO OTTICA ZARAMELLA S.A.S.</text:p>
          </table:table-cell>
          <table:table-cell office:value-type="string">
            <text:p>VIA ALTINATE 55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1">
            <text:p>35121</text:p>
          </table:table-cell>
          <table:table-cell office:value-type="string">
            <text:p>DI CACCO ROBERTA &amp; C.</text:p>
          </table:table-cell>
          <table:table-cell office:value-type="string">
            <text:p>VIA ALTINATE 55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1">
            <text:p>35121</text:p>
          </table:table-cell>
          <table:table-cell office:value-type="string">
            <text:p>049/8758050</text:p>
          </table:table-cell>
          <table:table-cell table:number-columns-repeated="2"/>
          <table:table-cell office:value-type="string">
            <text:p>0205192028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VENETA</text:p>
          </table:table-cell>
          <table:table-cell/>
          <table:table-cell office:value-type="float" office:value="1030">
            <text:p>1030</text:p>
          </table:table-cell>
          <table:table-cell office:value-type="float" office:value="12191">
            <text:p>12191</text:p>
          </table:table-cell>
          <table:table-cell/>
          <table:table-cell office:value-type="string">
            <text:p>DESTINATARIO</text:p>
          </table:table-cell>
          <table:table-cell office:value-type="string">
            <text:p>N</text:p>
          </table:table-cell>
          <table:table-cell/>
          <table:table-cell office:value-type="date" office:date-value="2007-11-12">
            <text:p>12/11/2007</text:p>
          </table:table-cell>
          <table:table-cell table:number-columns-repeated="3"/>
          <table:table-cell office:value-type="string">
            <text:p><text:s/>CACCO ROBERTA &amp; C.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string">
            <text:p>OTTICA VISIONSTILE S.R.L.</text:p>
          </table:table-cell>
          <table:table-cell office:value-type="string">
            <text:p>VIA RISORGIMENTO 31</text:p>
          </table:table-cell>
          <table:table-cell office:value-type="string">
            <text:p>S.GIACOMO DI ALBIGNASEGO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/>
          <table:table-cell office:value-type="string">
            <text:p>VIA RISORGIMENTO 31</text:p>
          </table:table-cell>
          <table:table-cell office:value-type="string">
            <text:p>S.GIACOMO DI ALBIGNASEGO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049/8010691</text:p>
          </table:table-cell>
          <table:table-cell office:value-type="string">
            <text:p>049 8013021</text:p>
          </table:table-cell>
          <table:table-cell/>
          <table:table-cell office:value-type="string">
            <text:p>05271700287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0-03-10">
            <text:p>10/03/2020</text:p>
          </table:table-cell>
          <table:table-cell office:value-type="string">
            <text:p>P62QHVQ</text:p>
          </table:table-cell>
          <table:table-cell office:value-type="string">
            <text:p>INFO@OTTICAVISIONSTILE.COM</text:p>
          </table:table-cell>
          <table:table-cell/>
          <table:table-cell office:value-type="string">
            <text:p>BORTOLAMI MARIKA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string">
            <text:p>OTTICA MANIN</text:p>
          </table:table-cell>
          <table:table-cell office:value-type="string">
            <text:p>VIA MANIN 35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DI ZANE MASSIMO &amp; C. SAS</text:p>
          </table:table-cell>
          <table:table-cell office:value-type="string">
            <text:p>VIA MANIN 35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041/985959</text:p>
          </table:table-cell>
          <table:table-cell/>
          <table:table-cell table:number-columns-repeated="2" office:value-type="string">
            <text:p>0281506027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15X0303202001000000000092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2-28">
            <text:p>28/02/2019</text:p>
          </table:table-cell>
          <table:table-cell office:value-type="string">
            <text:p>0000000</text:p>
          </table:table-cell>
          <table:table-cell office:value-type="string">
            <text:p>ZANE.M@TISCALI.IT</text:p>
          </table:table-cell>
          <table:table-cell office:value-type="string">
            <text:p>OTTICAMANIN@LEGALMAIL.IT</text:p>
          </table:table-cell>
          <table:table-cell office:value-type="string">
            <text:p>ZANE MASSIMO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OTTICA VASCELLARI 1949</text:p>
          </table:table-cell>
          <table:table-cell office:value-type="string">
            <text:p>PIAZZA GIORGIONE 44</text:p>
          </table:table-cell>
          <table:table-cell office:value-type="string">
            <text:p>CASTELFRANCO VENETO</text:p>
          </table:table-cell>
          <table:table-cell office:value-type="string">
            <text:p>TV</text:p>
          </table:table-cell>
          <table:table-cell office:value-type="float" office:value="31033">
            <text:p>31033</text:p>
          </table:table-cell>
          <table:table-cell office:value-type="string">
            <text:p>DI PAOLO VASCELLARI &amp; C. SNC</text:p>
          </table:table-cell>
          <table:table-cell office:value-type="string">
            <text:p>PIAZZA GIORGIONE 44</text:p>
          </table:table-cell>
          <table:table-cell office:value-type="string">
            <text:p>CASTELFRANCO VENETO</text:p>
          </table:table-cell>
          <table:table-cell office:value-type="string">
            <text:p>TV</text:p>
          </table:table-cell>
          <table:table-cell office:value-type="float" office:value="31033">
            <text:p>31033</text:p>
          </table:table-cell>
          <table:table-cell table:number-columns-repeated="2" office:value-type="string">
            <text:p>0423/721282</text:p>
          </table:table-cell>
          <table:table-cell table:number-columns-repeated="2" office:value-type="string">
            <text:p>041059102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3-19">
            <text:p>19/03/2019</text:p>
          </table:table-cell>
          <table:table-cell office:value-type="string">
            <text:p>P62QHVQ</text:p>
          </table:table-cell>
          <table:table-cell office:value-type="string">
            <text:p>INFO@OTTICAVASCELLARI1949.IT</text:p>
          </table:table-cell>
          <table:table-cell/>
          <table:table-cell office:value-type="string">
            <text:p>DAVIDE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STUDIO OTTICO DENICOLO' ARMANDO</text:p>
          </table:table-cell>
          <table:table-cell office:value-type="string">
            <text:p>CORSO AUSUGUM 1</text:p>
          </table:table-cell>
          <table:table-cell office:value-type="string">
            <text:p>BORGO VALSUGANA</text:p>
          </table:table-cell>
          <table:table-cell office:value-type="string">
            <text:p>TN</text:p>
          </table:table-cell>
          <table:table-cell office:value-type="float" office:value="38051">
            <text:p>38051</text:p>
          </table:table-cell>
          <table:table-cell/>
          <table:table-cell office:value-type="string">
            <text:p>CORSO AUSUGUM 1</text:p>
          </table:table-cell>
          <table:table-cell office:value-type="string">
            <text:p>BORGO VALSUGANA</text:p>
          </table:table-cell>
          <table:table-cell office:value-type="string">
            <text:p>TN</text:p>
          </table:table-cell>
          <table:table-cell office:value-type="float" office:value="38051">
            <text:p>38051</text:p>
          </table:table-cell>
          <table:table-cell office:value-type="string">
            <text:p>0461/752359</text:p>
          </table:table-cell>
          <table:table-cell table:number-columns-repeated="2"/>
          <table:table-cell office:value-type="string">
            <text:p>0110192022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SSA RURALE DI OLLE/SAMONE/SCURELLE</text:p>
          </table:table-cell>
          <table:table-cell/>
          <table:table-cell office:value-type="float" office:value="8167">
            <text:p>8167</text:p>
          </table:table-cell>
          <table:table-cell office:value-type="float" office:value="34400">
            <text:p>344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6-03-22">
            <text:p>22/03/2006</text:p>
          </table:table-cell>
          <table:table-cell table:number-columns-repeated="4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M.E.C. S.N.C. FOTOTTICA EXPRESS</text:p>
          </table:table-cell>
          <table:table-cell office:value-type="string">
            <text:p>C.SO DEL POPOLO 929</text:p>
          </table:table-cell>
          <table:table-cell office:value-type="string">
            <text:p>CHIOGGIA</text:p>
          </table:table-cell>
          <table:table-cell office:value-type="string">
            <text:p>VE</text:p>
          </table:table-cell>
          <table:table-cell table:number-columns-repeated="2"/>
          <table:table-cell office:value-type="string">
            <text:p>VIALE MEDITERRANEO 144</text:p>
          </table:table-cell>
          <table:table-cell office:value-type="string">
            <text:p>SOTTOMARINA</text:p>
          </table:table-cell>
          <table:table-cell office:value-type="string">
            <text:p>VE</text:p>
          </table:table-cell>
          <table:table-cell/>
          <table:table-cell office:value-type="string">
            <text:p>041/400415</text:p>
          </table:table-cell>
          <table:table-cell office:value-type="string">
            <text:p>ST 041.5541127</text:p>
          </table:table-cell>
          <table:table-cell/>
          <table:table-cell office:value-type="string">
            <text:p>0249909027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STANISLAO DE ROSA FOTO OTTICA S.N.C</text:p>
          </table:table-cell>
          <table:table-cell office:value-type="string">
            <text:p>VICOLO CHIUSO 17</text:p>
          </table:table-cell>
          <table:table-cell office:value-type="string">
            <text:p>SPILIMBERGO</text:p>
          </table:table-cell>
          <table:table-cell office:value-type="string">
            <text:p>PN</text:p>
          </table:table-cell>
          <table:table-cell office:value-type="float" office:value="33097">
            <text:p>33097</text:p>
          </table:table-cell>
          <table:table-cell office:value-type="string">
            <text:p>DI LUIGI DE ROSA E C.</text:p>
          </table:table-cell>
          <table:table-cell office:value-type="string">
            <text:p>VICOLO CHIUSO 17</text:p>
          </table:table-cell>
          <table:table-cell office:value-type="string">
            <text:p>SPILIMBERGO</text:p>
          </table:table-cell>
          <table:table-cell office:value-type="string">
            <text:p>PN</text:p>
          </table:table-cell>
          <table:table-cell office:value-type="float" office:value="33097">
            <text:p>33097</text:p>
          </table:table-cell>
          <table:table-cell office:value-type="string">
            <text:p>0427/2318</text:p>
          </table:table-cell>
          <table:table-cell table:number-columns-repeated="2"/>
          <table:table-cell office:value-type="string">
            <text:p>0013504093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8-12-31">
            <text:p>31/12/2018</text:p>
          </table:table-cell>
          <table:table-cell office:value-type="string">
            <text:p>W4KYJ8V</text:p>
          </table:table-cell>
          <table:table-cell office:value-type="string">
            <text:p>STANISLAODEROSAOTTICA@DEROSA5.191.IT</text:p>
          </table:table-cell>
          <table:table-cell/>
          <table:table-cell office:value-type="string">
            <text:p>LUIGI DE ROSA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OTO OTTICA MORETTO S.N.C.</text:p>
          </table:table-cell>
          <table:table-cell office:value-type="string">
            <text:p>VIALE G. DI VITTORIO 24</text:p>
          </table:table-cell>
          <table:table-cell office:value-type="string">
            <text:p>CA' TIEPOLO - PORTO TOLLE</text:p>
          </table:table-cell>
          <table:table-cell office:value-type="string">
            <text:p>RO</text:p>
          </table:table-cell>
          <table:table-cell office:value-type="float" office:value="45018">
            <text:p>45018</text:p>
          </table:table-cell>
          <table:table-cell office:value-type="string">
            <text:p>DI MORETTO TIZIANA-PATRIZIA &amp;C.</text:p>
          </table:table-cell>
          <table:table-cell office:value-type="string">
            <text:p>VIALE G. DI VITTORIO 24</text:p>
          </table:table-cell>
          <table:table-cell office:value-type="string">
            <text:p>CA' TIEPOLO - PORTO TOLLE</text:p>
          </table:table-cell>
          <table:table-cell office:value-type="string">
            <text:p>RO</text:p>
          </table:table-cell>
          <table:table-cell office:value-type="float" office:value="45018">
            <text:p>45018</text:p>
          </table:table-cell>
          <table:table-cell table:number-columns-repeated="2" office:value-type="string">
            <text:p>0426/81788</text:p>
          </table:table-cell>
          <table:table-cell/>
          <table:table-cell office:value-type="string">
            <text:p>009641802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3-05">
            <text:p>05/03/2019</text:p>
          </table:table-cell>
          <table:table-cell office:value-type="string">
            <text:p>M5UXCR1</text:p>
          </table:table-cell>
          <table:table-cell office:value-type="string">
            <text:p>TIZIANA.MORETTO61@GMAIL.COM</text:p>
          </table:table-cell>
          <table:table-cell/>
          <table:table-cell office:value-type="string">
            <text:p>MORETTO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string">
            <text:p>NUOVA OTTICA</text:p>
          </table:table-cell>
          <table:table-cell office:value-type="string">
            <text:p>VIA GARIBALDI 17</text:p>
          </table:table-cell>
          <table:table-cell office:value-type="string">
            <text:p>CERVIGNANO DEL FRIULI</text:p>
          </table:table-cell>
          <table:table-cell office:value-type="string">
            <text:p>UD</text:p>
          </table:table-cell>
          <table:table-cell office:value-type="float" office:value="33052">
            <text:p>33052</text:p>
          </table:table-cell>
          <table:table-cell office:value-type="string">
            <text:p>DI BARBERI PAOLO S.R.L</text:p>
          </table:table-cell>
          <table:table-cell office:value-type="string">
            <text:p>VIA GARIBALDI 17</text:p>
          </table:table-cell>
          <table:table-cell office:value-type="string">
            <text:p>CERVIGNANO DEL FRIULI</text:p>
          </table:table-cell>
          <table:table-cell office:value-type="string">
            <text:p>UD</text:p>
          </table:table-cell>
          <table:table-cell office:value-type="float" office:value="33052">
            <text:p>33052</text:p>
          </table:table-cell>
          <table:table-cell office:value-type="string">
            <text:p>0431 35705</text:p>
          </table:table-cell>
          <table:table-cell office:value-type="string">
            <text:p>0431 372505</text:p>
          </table:table-cell>
          <table:table-cell table:number-columns-repeated="2" office:value-type="string">
            <text:p>0272075030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/>
          <table:table-cell office:value-type="string">
            <text:p>IT82T0518812301000000303140</text:p>
          </table:table-cell>
          <table:table-cell table:number-columns-repeated="3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3-11">
            <text:p>11/03/2013</text:p>
          </table:table-cell>
          <table:table-cell/>
          <table:table-cell office:value-type="string">
            <text:p>NUOVAOTTICA@VISIONSERVICE.COM</text:p>
          </table:table-cell>
          <table:table-cell/>
          <table:table-cell office:value-type="string">
            <text:p><text:s/>BARBERI PAOLO S.R.L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OTTICA 2 CARRARE S.A.S.</text:p>
          </table:table-cell>
          <table:table-cell office:value-type="string">
            <text:p>VIA MINCANA 12</text:p>
          </table:table-cell>
          <table:table-cell office:value-type="string">
            <text:p>DUE CARRARE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DI BARALDO FILIPPO &amp; C.</text:p>
          </table:table-cell>
          <table:table-cell office:value-type="string">
            <text:p>VIA MINCANA 12</text:p>
          </table:table-cell>
          <table:table-cell office:value-type="string">
            <text:p>DUE CARRARE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049/9115492</text:p>
          </table:table-cell>
          <table:table-cell office:value-type="string">
            <text:p>392 9211936</text:p>
          </table:table-cell>
          <table:table-cell/>
          <table:table-cell office:value-type="string">
            <text:p>0323451028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7-05-09">
            <text:p>09/05/2007</text:p>
          </table:table-cell>
          <table:table-cell table:number-columns-repeated="3"/>
          <table:table-cell office:value-type="string">
            <text:p>BARALDO FILIPPO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string">
            <text:p>OTTICA DAMIN</text:p>
          </table:table-cell>
          <table:table-cell office:value-type="string">
            <text:p>VIA PIO X 55</text:p>
          </table:table-cell>
          <table:table-cell office:value-type="string">
            <text:p>PORTO DI LEGNAGO</text:p>
          </table:table-cell>
          <table:table-cell office:value-type="string">
            <text:p>VR</text:p>
          </table:table-cell>
          <table:table-cell office:value-type="float" office:value="37045">
            <text:p>37045</text:p>
          </table:table-cell>
          <table:table-cell office:value-type="string">
            <text:p>DI STEFANO DAMIN</text:p>
          </table:table-cell>
          <table:table-cell office:value-type="string">
            <text:p>VIA PIO X 55</text:p>
          </table:table-cell>
          <table:table-cell office:value-type="string">
            <text:p>PORTO DI LEGNAGO</text:p>
          </table:table-cell>
          <table:table-cell office:value-type="string">
            <text:p>VR</text:p>
          </table:table-cell>
          <table:table-cell office:value-type="float" office:value="37045">
            <text:p>37045</text:p>
          </table:table-cell>
          <table:table-cell office:value-type="string">
            <text:p>0442.600433</text:p>
          </table:table-cell>
          <table:table-cell/>
          <table:table-cell office:value-type="string">
            <text:p>DMNSFN65D03E512K</text:p>
          </table:table-cell>
          <table:table-cell office:value-type="string">
            <text:p>0209831023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56V0326859540052407605970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14">
            <text:p>14/01/2019</text:p>
          </table:table-cell>
          <table:table-cell office:value-type="string">
            <text:p>USAL8PV</text:p>
          </table:table-cell>
          <table:table-cell office:value-type="string">
            <text:p>INFO@OTTICADAMIN.IT</text:p>
          </table:table-cell>
          <table:table-cell/>
          <table:table-cell office:value-type="string">
            <text:p>STEFANO DAMIN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FOTO OTTICA DE LAZZARI S.N.C.</text:p>
          </table:table-cell>
          <table:table-cell office:value-type="string">
            <text:p>PIAZZA CAVALIERI DI VITTORIO VENETO</text:p>
          </table:table-cell>
          <table:table-cell office:value-type="string">
            <text:p>VIGONOVO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/>
          <table:table-cell office:value-type="string">
            <text:p>VIALE PISANI 12</text:p>
          </table:table-cell>
          <table:table-cell office:value-type="string">
            <text:p>FOSSO'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041.4165751</text:p>
          </table:table-cell>
          <table:table-cell table:number-columns-repeated="2"/>
          <table:table-cell office:value-type="string">
            <text:p>021852402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10">
            <text:p>10/01/2019</text:p>
          </table:table-cell>
          <table:table-cell office:value-type="string">
            <text:p>M5UXCR1</text:p>
          </table:table-cell>
          <table:table-cell office:value-type="string">
            <text:p>MARIAGRAZIA.DONOLATO@ALICE.IT</text:p>
          </table:table-cell>
          <table:table-cell/>
          <table:table-cell office:value-type="string">
            <text:p>DONOLATO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string">
            <text:p>ARTEOTTICA S.N.C.</text:p>
          </table:table-cell>
          <table:table-cell office:value-type="string">
            <text:p>VIA CASTELLANA 1/E</text:p>
          </table:table-cell>
          <table:table-cell office:value-type="string">
            <text:p>MARTELLAGO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DI MOGNATO MARCO E CRISTIANO</text:p>
          </table:table-cell>
          <table:table-cell office:value-type="string">
            <text:p>VIA CASTELLANA 1/E</text:p>
          </table:table-cell>
          <table:table-cell office:value-type="string">
            <text:p>MARTELLAGO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table:number-columns-repeated="2" office:value-type="string">
            <text:p>041/5401295</text:p>
          </table:table-cell>
          <table:table-cell/>
          <table:table-cell office:value-type="string">
            <text:p>0266769027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 office:value-type="string">
            <text:p>W7YVJK9</text:p>
          </table:table-cell>
          <table:table-cell office:value-type="string">
            <text:p>ARTE.OTTICA@GREENVISION.IT</text:p>
          </table:table-cell>
          <table:table-cell/>
          <table:table-cell office:value-type="string">
            <text:p>MOGNATO MARCO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string">
            <text:p>FOTO OTTICA TOSI</text:p>
          </table:table-cell>
          <table:table-cell office:value-type="string">
            <text:p>P.LE DONATORI DI SANGUE 11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DI SPOLAOR MAURO</text:p>
          </table:table-cell>
          <table:table-cell office:value-type="string">
            <text:p>P.LE DONATORI DI SANGUE 11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041/961147</text:p>
          </table:table-cell>
          <table:table-cell table:number-columns-repeated="2"/>
          <table:table-cell office:value-type="string">
            <text:p>043975602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0-03-02">
            <text:p>02/03/2020</text:p>
          </table:table-cell>
          <table:table-cell office:value-type="string">
            <text:p>X2PH38J</text:p>
          </table:table-cell>
          <table:table-cell office:value-type="string">
            <text:p>TOSIOTTICA@LIBERO.IT</text:p>
          </table:table-cell>
          <table:table-cell/>
          <table:table-cell office:value-type="string">
            <text:p>SPOLAOR MAURO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PUNTI DI VISTA</text:p>
          </table:table-cell>
          <table:table-cell office:value-type="string">
            <text:p>VIA MUNICIPIO 31B</text:p>
          </table:table-cell>
          <table:table-cell office:value-type="string">
            <text:p>VIGONZA DI S. MARIA DI SAL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FOTO OTTICA MICAGLIO ORNELLA &amp; C.</text:p>
          </table:table-cell>
          <table:table-cell office:value-type="string">
            <text:p>C/O CENTRO TOM VIA CALTANA 169</text:p>
          </table:table-cell>
          <table:table-cell office:value-type="string">
            <text:p>CASELLE DI S. MARIA DI SALA</text:p>
          </table:table-cell>
          <table:table-cell office:value-type="string">
            <text:p>VE</text:p>
          </table:table-cell>
          <table:table-cell office:value-type="float" office:value="30027">
            <text:p>30027</text:p>
          </table:table-cell>
          <table:table-cell office:value-type="string">
            <text:p>041.5731449</text:p>
          </table:table-cell>
          <table:table-cell office:value-type="string">
            <text:p>041 5731449</text:p>
          </table:table-cell>
          <table:table-cell/>
          <table:table-cell office:value-type="string">
            <text:p>042628502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1-03-03">
            <text:p>03/03/2021</text:p>
          </table:table-cell>
          <table:table-cell office:value-type="string">
            <text:p>M5UXCR1</text:p>
          </table:table-cell>
          <table:table-cell office:value-type="string">
            <text:p>PUNTIDIVISTA@MICAGLIOORNELLA.IT</text:p>
          </table:table-cell>
          <table:table-cell/>
          <table:table-cell office:value-type="string">
            <text:p>MICAGLIO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OTTICA SELMI S.N.C.****************</text:p>
          </table:table-cell>
          <table:table-cell office:value-type="string">
            <text:p>VIA PRINCIPE UMBERTO</text:p>
          </table:table-cell>
          <table:table-cell office:value-type="string">
            <text:p>ESTE</text:p>
          </table:table-cell>
          <table:table-cell office:value-type="string">
            <text:p>PD</text:p>
          </table:table-cell>
          <table:table-cell office:value-type="float" office:value="35042">
            <text:p>35042</text:p>
          </table:table-cell>
          <table:table-cell office:value-type="string">
            <text:p>CENTRO APPLICAZIONE LENTI A CONTATT</text:p>
          </table:table-cell>
          <table:table-cell office:value-type="string">
            <text:p>VIA PRINCIPE UMBERTO</text:p>
          </table:table-cell>
          <table:table-cell office:value-type="string">
            <text:p>ESTE</text:p>
          </table:table-cell>
          <table:table-cell office:value-type="string">
            <text:p>PD</text:p>
          </table:table-cell>
          <table:table-cell office:value-type="float" office:value="35042">
            <text:p>35042</text:p>
          </table:table-cell>
          <table:table-cell office:value-type="string">
            <text:p>0429/4801</text:p>
          </table:table-cell>
          <table:table-cell table:number-columns-repeated="2"/>
          <table:table-cell office:value-type="string">
            <text:p>0093425028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2-02-14">
            <text:p>14/02/2012</text:p>
          </table:table-cell>
          <table:table-cell table:number-columns-repeated="3"/>
          <table:table-cell office:value-type="string">
            <text:p>NTRO APPLICAZIONE LENTI A CONTAT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string">
            <text:p>OTTICA ROMANI S.N.C.</text:p>
          </table:table-cell>
          <table:table-cell office:value-type="string">
            <text:p>VIA FOGAZZARO 9</text:p>
          </table:table-cell>
          <table:table-cell office:value-type="string">
            <text:p>TRENTO</text:p>
          </table:table-cell>
          <table:table-cell office:value-type="string">
            <text:p>TN</text:p>
          </table:table-cell>
          <table:table-cell office:value-type="float" office:value="38100">
            <text:p>38100</text:p>
          </table:table-cell>
          <table:table-cell office:value-type="string">
            <text:p>DI MOSER LAURETTA E C.</text:p>
          </table:table-cell>
          <table:table-cell office:value-type="string">
            <text:p>VIA FOGAZZARO 9</text:p>
          </table:table-cell>
          <table:table-cell office:value-type="string">
            <text:p>TRENTO</text:p>
          </table:table-cell>
          <table:table-cell office:value-type="string">
            <text:p>TN</text:p>
          </table:table-cell>
          <table:table-cell office:value-type="float" office:value="38100">
            <text:p>38100</text:p>
          </table:table-cell>
          <table:table-cell office:value-type="string">
            <text:p>0461/910052</text:p>
          </table:table-cell>
          <table:table-cell office:value-type="string">
            <text:p>fax 394862</text:p>
          </table:table-cell>
          <table:table-cell table:number-columns-repeated="2" office:value-type="string">
            <text:p>01063730228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</text:p>
          </table:table-cell>
          <table:table-cell office:value-type="string">
            <text:p>IT9000200801806000018654509</text:p>
          </table:table-cell>
          <table:table-cell office:value-type="float" office:value="2008">
            <text:p>2008</text:p>
          </table:table-cell>
          <table:table-cell office:value-type="float" office:value="1806">
            <text:p>1806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 office:value-type="string">
            <text:p>WY7PJ6K</text:p>
          </table:table-cell>
          <table:table-cell office:value-type="string">
            <text:p>OTTICA@ROMANITN.IT</text:p>
          </table:table-cell>
          <table:table-cell/>
          <table:table-cell office:value-type="string">
            <text:p><text:s/>MOSER LAURETTA E C.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OTTICA CAPPELLO <text:s/>SNC</text:p>
          </table:table-cell>
          <table:table-cell office:value-type="string">
            <text:p>PIAZZA VITTORINO DA FELTRE</text:p>
          </table:table-cell>
          <table:table-cell office:value-type="string">
            <text:p>FELTRE</text:p>
          </table:table-cell>
          <table:table-cell office:value-type="string">
            <text:p>BL</text:p>
          </table:table-cell>
          <table:table-cell office:value-type="float" office:value="32032">
            <text:p>32032</text:p>
          </table:table-cell>
          <table:table-cell office:value-type="string">
            <text:p>DI GIOVANNI E FABIO CAPPELLO</text:p>
          </table:table-cell>
          <table:table-cell office:value-type="string">
            <text:p>PIAZZA VITTORINO DA FELTRE</text:p>
          </table:table-cell>
          <table:table-cell office:value-type="string">
            <text:p>FELTRE</text:p>
          </table:table-cell>
          <table:table-cell office:value-type="string">
            <text:p>BL</text:p>
          </table:table-cell>
          <table:table-cell office:value-type="float" office:value="32032">
            <text:p>32032</text:p>
          </table:table-cell>
          <table:table-cell office:value-type="string">
            <text:p>0439.89426</text:p>
          </table:table-cell>
          <table:table-cell office:value-type="string">
            <text:p>0439.847771</text:p>
          </table:table-cell>
          <table:table-cell office:value-type="string">
            <text:p>CPPGNN57L10D530E</text:p>
          </table:table-cell>
          <table:table-cell office:value-type="string">
            <text:p>002217602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0-06-17">
            <text:p>17/06/2020</text:p>
          </table:table-cell>
          <table:table-cell office:value-type="string">
            <text:p>WY7PJ6K</text:p>
          </table:table-cell>
          <table:table-cell office:value-type="string">
            <text:p>CAPPELLOOTTICA@GMAIL.COM</text:p>
          </table:table-cell>
          <table:table-cell/>
          <table:table-cell office:value-type="string">
            <text:p><text:s/>GIOVANNI E FABIO CAPPELLO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CENTRO OTTICO ANTONUTTI</text:p>
          </table:table-cell>
          <table:table-cell office:value-type="string">
            <text:p>VIA MATTEOTTI 57</text:p>
          </table:table-cell>
          <table:table-cell office:value-type="string">
            <text:p>CORMONS</text:p>
          </table:table-cell>
          <table:table-cell office:value-type="string">
            <text:p>GO</text:p>
          </table:table-cell>
          <table:table-cell office:value-type="float" office:value="34071">
            <text:p>34071</text:p>
          </table:table-cell>
          <table:table-cell office:value-type="string">
            <text:p>DI UGO ANTONUTTI</text:p>
          </table:table-cell>
          <table:table-cell office:value-type="string">
            <text:p>VIA MATTEOTTI 57</text:p>
          </table:table-cell>
          <table:table-cell office:value-type="string">
            <text:p>CORMONS</text:p>
          </table:table-cell>
          <table:table-cell office:value-type="string">
            <text:p>GO</text:p>
          </table:table-cell>
          <table:table-cell office:value-type="float" office:value="34071">
            <text:p>34071</text:p>
          </table:table-cell>
          <table:table-cell office:value-type="string">
            <text:p>0481/60598</text:p>
          </table:table-cell>
          <table:table-cell/>
          <table:table-cell office:value-type="string">
            <text:p>NTNGUO48B26B536F</text:p>
          </table:table-cell>
          <table:table-cell office:value-type="string">
            <text:p>003881203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ITO COOPERATIVO DI CORMONS</text:p>
          </table:table-cell>
          <table:table-cell/>
          <table:table-cell office:value-type="float" office:value="8622">
            <text:p>8622</text:p>
          </table:table-cell>
          <table:table-cell office:value-type="float" office:value="64550">
            <text:p>6455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1-10-10">
            <text:p>10/10/2011</text:p>
          </table:table-cell>
          <table:table-cell table:number-columns-repeated="3"/>
          <table:table-cell office:value-type="string">
            <text:p><text:s/>UGO ANTONUTTI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BOTTEGAL S.A.S.</text:p>
          </table:table-cell>
          <table:table-cell office:value-type="string">
            <text:p>PIAZZA DEI SIGNORI 5</text:p>
          </table:table-cell>
          <table:table-cell office:value-type="string">
            <text:p>TREVISO</text:p>
          </table:table-cell>
          <table:table-cell office:value-type="string">
            <text:p>TV</text:p>
          </table:table-cell>
          <table:table-cell office:value-type="float" office:value="31100">
            <text:p>31100</text:p>
          </table:table-cell>
          <table:table-cell office:value-type="string">
            <text:p>DI BOTTEGAL GLORIA E GUIDO &amp; C.</text:p>
          </table:table-cell>
          <table:table-cell office:value-type="string">
            <text:p>PIAZZA DEI SIGNORI 5</text:p>
          </table:table-cell>
          <table:table-cell office:value-type="string">
            <text:p>TREVISO</text:p>
          </table:table-cell>
          <table:table-cell office:value-type="string">
            <text:p>TV</text:p>
          </table:table-cell>
          <table:table-cell office:value-type="float" office:value="31100">
            <text:p>31100</text:p>
          </table:table-cell>
          <table:table-cell office:value-type="string">
            <text:p>0422.540884</text:p>
          </table:table-cell>
          <table:table-cell table:number-columns-repeated="2"/>
          <table:table-cell office:value-type="string">
            <text:p>01838600268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8-12-31">
            <text:p>31/12/2018</text:p>
          </table:table-cell>
          <table:table-cell office:value-type="string">
            <text:p>WY7PJ6K</text:p>
          </table:table-cell>
          <table:table-cell office:value-type="string">
            <text:p>OTTICA@OTTICABOTTEGAL.COM</text:p>
          </table:table-cell>
          <table:table-cell/>
          <table:table-cell office:value-type="string">
            <text:p>BOTTEGAL GUIDO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string">
            <text:p>C.T.F. CENTRO VISTA S.R.L.</text:p>
          </table:table-cell>
          <table:table-cell office:value-type="string">
            <text:p>CORSO GARIBALDI 24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170">
            <text:p>33170</text:p>
          </table:table-cell>
          <table:table-cell/>
          <table:table-cell office:value-type="string">
            <text:p>CORSO GARIBALDI 24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170">
            <text:p>33170</text:p>
          </table:table-cell>
          <table:table-cell office:value-type="string">
            <text:p>0434.21959</text:p>
          </table:table-cell>
          <table:table-cell table:number-columns-repeated="2"/>
          <table:table-cell office:value-type="string">
            <text:p>011760509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65P0533612000000029279500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2-28">
            <text:p>28/02/2019</text:p>
          </table:table-cell>
          <table:table-cell office:value-type="string">
            <text:p>0000000</text:p>
          </table:table-cell>
          <table:table-cell office:value-type="string">
            <text:p>PORDENONE@CAPELLOCENTRIVISTA.IT</text:p>
          </table:table-cell>
          <table:table-cell office:value-type="string">
            <text:p>FE.DYLOGBUFFETTI@SICUREZZAPOSTALE.IT</text:p>
          </table:table-cell>
          <table:table-cell/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OTTICA TONINI MARIO</text:p>
          </table:table-cell>
          <table:table-cell office:value-type="string">
            <text:p>VIA CESARE BATTISTI 15/A</text:p>
          </table:table-cell>
          <table:table-cell office:value-type="string">
            <text:p>PREDAZZO</text:p>
          </table:table-cell>
          <table:table-cell office:value-type="string">
            <text:p>TN</text:p>
          </table:table-cell>
          <table:table-cell office:value-type="float" office:value="38037">
            <text:p>38037</text:p>
          </table:table-cell>
          <table:table-cell/>
          <table:table-cell office:value-type="string">
            <text:p>VIA CESARE BATTISTI 15/A</text:p>
          </table:table-cell>
          <table:table-cell office:value-type="string">
            <text:p>PREDAZZO</text:p>
          </table:table-cell>
          <table:table-cell office:value-type="string">
            <text:p>TN</text:p>
          </table:table-cell>
          <table:table-cell office:value-type="float" office:value="38037">
            <text:p>38037</text:p>
          </table:table-cell>
          <table:table-cell office:value-type="string">
            <text:p>0462/501127</text:p>
          </table:table-cell>
          <table:table-cell table:number-columns-repeated="2"/>
          <table:table-cell office:value-type="string">
            <text:p>0151125022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OTTICA AVANZI</text:p>
          </table:table-cell>
          <table:table-cell office:value-type="string">
            <text:p>PIAZZA VITTORIA 11</text:p>
          </table:table-cell>
          <table:table-cell office:value-type="string">
            <text:p>MESOLA</text:p>
          </table:table-cell>
          <table:table-cell office:value-type="string">
            <text:p>FE</text:p>
          </table:table-cell>
          <table:table-cell office:value-type="float" office:value="44026">
            <text:p>44026</text:p>
          </table:table-cell>
          <table:table-cell office:value-type="string">
            <text:p>DI AVANZI DARIO</text:p>
          </table:table-cell>
          <table:table-cell office:value-type="string">
            <text:p>PIAZZA VITTORIA 11</text:p>
          </table:table-cell>
          <table:table-cell office:value-type="string">
            <text:p>MESOLA</text:p>
          </table:table-cell>
          <table:table-cell office:value-type="string">
            <text:p>FE</text:p>
          </table:table-cell>
          <table:table-cell office:value-type="float" office:value="44026">
            <text:p>44026</text:p>
          </table:table-cell>
          <table:table-cell office:value-type="string">
            <text:p>0533.993804</text:p>
          </table:table-cell>
          <table:table-cell/>
          <table:table-cell office:value-type="string">
            <text:p>VNZDRA54L23F156I</text:p>
          </table:table-cell>
          <table:table-cell office:value-type="string">
            <text:p>004203603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ANTONIANA POPOLARE VENETA</text:p>
          </table:table-cell>
          <table:table-cell/>
          <table:table-cell office:value-type="float" office:value="1030">
            <text:p>1030</text:p>
          </table:table-cell>
          <table:table-cell office:value-type="float" office:value="67270">
            <text:p>6727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AVANZI DARIO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string">
            <text:p>OTTICA G.M.</text:p>
          </table:table-cell>
          <table:table-cell office:value-type="string">
            <text:p>CORSO PRESTINARI 71</text:p>
          </table:table-cell>
          <table:table-cell office:value-type="string">
            <text:p>VERCELLI</text:p>
          </table:table-cell>
          <table:table-cell office:value-type="string">
            <text:p>VC</text:p>
          </table:table-cell>
          <table:table-cell office:value-type="float" office:value="13100">
            <text:p>13100</text:p>
          </table:table-cell>
          <table:table-cell office:value-type="string">
            <text:p>DI MARCHETTI TIZIANO</text:p>
          </table:table-cell>
          <table:table-cell office:value-type="string">
            <text:p>CORSO PRESTINARI 71</text:p>
          </table:table-cell>
          <table:table-cell office:value-type="string">
            <text:p>VERCELLI</text:p>
          </table:table-cell>
          <table:table-cell office:value-type="string">
            <text:p>VC</text:p>
          </table:table-cell>
          <table:table-cell office:value-type="float" office:value="13100">
            <text:p>13100</text:p>
          </table:table-cell>
          <table:table-cell office:value-type="string">
            <text:p>0161.217911</text:p>
          </table:table-cell>
          <table:table-cell/>
          <table:table-cell office:value-type="string">
            <text:p>MRCTZN53D08E709X</text:p>
          </table:table-cell>
          <table:table-cell office:value-type="string">
            <text:p>013615200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POPOLARE DI NOVARA C/C 1047</text:p>
          </table:table-cell>
          <table:table-cell/>
          <table:table-cell office:value-type="float" office:value="5608">
            <text:p>5608</text:p>
          </table:table-cell>
          <table:table-cell office:value-type="float" office:value="10002">
            <text:p>10002</text:p>
          </table:table-cell>
          <table:table-cell/>
          <table:table-cell office:value-type="string">
            <text:p>FILAC</text:p>
          </table:table-cell>
          <table:table-cell office:value-type="string">
            <text:p>S</text:p>
          </table:table-cell>
          <table:table-cell/>
          <table:table-cell office:value-type="date" office:date-value="2019-12-28">
            <text:p>28/12/2019</text:p>
          </table:table-cell>
          <table:table-cell office:value-type="string">
            <text:p>WY7PJ6K</text:p>
          </table:table-cell>
          <table:table-cell office:value-type="string">
            <text:p>GIACOMO.MARCHETTISOL@ALICE.IT</text:p>
          </table:table-cell>
          <table:table-cell/>
          <table:table-cell office:value-type="string">
            <text:p>MARCHETTI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office:value-type="string">
            <text:p>OTTICA LANZA</text:p>
          </table:table-cell>
          <table:table-cell office:value-type="string">
            <text:p>CORSO CESARE BATTISTI 8</text:p>
          </table:table-cell>
          <table:table-cell office:value-type="string">
            <text:p>SANGUINETTO</text:p>
          </table:table-cell>
          <table:table-cell office:value-type="string">
            <text:p>VR</text:p>
          </table:table-cell>
          <table:table-cell office:value-type="float" office:value="37058">
            <text:p>37058</text:p>
          </table:table-cell>
          <table:table-cell office:value-type="string">
            <text:p>DI PIETROBONI FRANCESCA</text:p>
          </table:table-cell>
          <table:table-cell office:value-type="string">
            <text:p>CORSO CESARE BATTISTI 8</text:p>
          </table:table-cell>
          <table:table-cell office:value-type="string">
            <text:p>SANGUINETTO</text:p>
          </table:table-cell>
          <table:table-cell office:value-type="string">
            <text:p>VR</text:p>
          </table:table-cell>
          <table:table-cell office:value-type="float" office:value="37058">
            <text:p>37058</text:p>
          </table:table-cell>
          <table:table-cell office:value-type="string">
            <text:p>0442/365305</text:p>
          </table:table-cell>
          <table:table-cell/>
          <table:table-cell office:value-type="string">
            <text:p>PTRFNC65L54B107J</text:p>
          </table:table-cell>
          <table:table-cell office:value-type="string">
            <text:p>041756802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VERONESE CONCAMARISE</text:p>
          </table:table-cell>
          <table:table-cell office:value-type="string">
            <text:p>IT69L083225943000000804671</text:p>
          </table:table-cell>
          <table:table-cell office:value-type="float" office:value="8322">
            <text:p>8322</text:p>
          </table:table-cell>
          <table:table-cell office:value-type="float" office:value="59430">
            <text:p>5943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10-02">
            <text:p>02/10/2013</text:p>
          </table:table-cell>
          <table:table-cell/>
          <table:table-cell office:value-type="string">
            <text:p>DANDISOGNATORE@GMAIL.COM</text:p>
          </table:table-cell>
          <table:table-cell/>
          <table:table-cell office:value-type="string">
            <text:p>PIETROBONI FRANCESCA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string">
            <text:p>OTTICA GIULIANI S.N.C.</text:p>
          </table:table-cell>
          <table:table-cell office:value-type="string">
            <text:p>LARGO DE CALBOLI 15</text:p>
          </table:table-cell>
          <table:table-cell office:value-type="string">
            <text:p>FORLI</text:p>
          </table:table-cell>
          <table:table-cell office:value-type="string">
            <text:p>FO</text:p>
          </table:table-cell>
          <table:table-cell office:value-type="float" office:value="47100">
            <text:p>47100</text:p>
          </table:table-cell>
          <table:table-cell office:value-type="string">
            <text:p>DI PATARCHI GUIDO E GIULIANI M.C.</text:p>
          </table:table-cell>
          <table:table-cell office:value-type="string">
            <text:p>LARGO DE CALBOLI 15</text:p>
          </table:table-cell>
          <table:table-cell office:value-type="string">
            <text:p>FORLI</text:p>
          </table:table-cell>
          <table:table-cell office:value-type="string">
            <text:p>FO</text:p>
          </table:table-cell>
          <table:table-cell office:value-type="float" office:value="47100">
            <text:p>47100</text:p>
          </table:table-cell>
          <table:table-cell office:value-type="string">
            <text:p>0543/34034</text:p>
          </table:table-cell>
          <table:table-cell table:number-columns-repeated="2"/>
          <table:table-cell office:value-type="string">
            <text:p>0225767040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PATARCHI GUIDO E GIULIANI M.C.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BONAZZOLA MARIO OTTICA</text:p>
          </table:table-cell>
          <table:table-cell office:value-type="string">
            <text:p>VIA MAZZINI 68</text:p>
          </table:table-cell>
          <table:table-cell office:value-type="string">
            <text:p>CALALZO DI CADORE</text:p>
          </table:table-cell>
          <table:table-cell office:value-type="string">
            <text:p>BL</text:p>
          </table:table-cell>
          <table:table-cell office:value-type="float" office:value="32042">
            <text:p>32042</text:p>
          </table:table-cell>
          <table:table-cell office:value-type="string">
            <text:p>DI BONAZZOLA MARIO</text:p>
          </table:table-cell>
          <table:table-cell office:value-type="string">
            <text:p>VIA MAZZINI 68</text:p>
          </table:table-cell>
          <table:table-cell office:value-type="string">
            <text:p>CALALZO DI CADORE</text:p>
          </table:table-cell>
          <table:table-cell office:value-type="string">
            <text:p>BL</text:p>
          </table:table-cell>
          <table:table-cell office:value-type="float" office:value="32042">
            <text:p>32042</text:p>
          </table:table-cell>
          <table:table-cell office:value-type="string">
            <text:p>0435/500608</text:p>
          </table:table-cell>
          <table:table-cell table:number-columns-repeated="2"/>
          <table:table-cell office:value-type="string">
            <text:p>002039102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14">
            <text:p>14/01/2019</text:p>
          </table:table-cell>
          <table:table-cell office:value-type="string">
            <text:p>G9YK3BM</text:p>
          </table:table-cell>
          <table:table-cell office:value-type="string">
            <text:p>MARIOBONAZZOLA@CALALZO-ONLINE.COM</text:p>
          </table:table-cell>
          <table:table-cell/>
          <table:table-cell office:value-type="string">
            <text:p>BONAZZOLA MARIO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OTTICA 3 B</text:p>
          </table:table-cell>
          <table:table-cell office:value-type="string">
            <text:p>VIA A. FRATTINI 50</text:p>
          </table:table-cell>
          <table:table-cell office:value-type="string">
            <text:p>LEGNAGO</text:p>
          </table:table-cell>
          <table:table-cell office:value-type="string">
            <text:p>VR</text:p>
          </table:table-cell>
          <table:table-cell office:value-type="float" office:value="37045">
            <text:p>37045</text:p>
          </table:table-cell>
          <table:table-cell office:value-type="string">
            <text:p>DI BERTAGNIN ANDREA</text:p>
          </table:table-cell>
          <table:table-cell office:value-type="string">
            <text:p>VIA A. FRATTINI 50</text:p>
          </table:table-cell>
          <table:table-cell office:value-type="string">
            <text:p>LEGNAGO</text:p>
          </table:table-cell>
          <table:table-cell office:value-type="string">
            <text:p>VR</text:p>
          </table:table-cell>
          <table:table-cell office:value-type="float" office:value="37045">
            <text:p>37045</text:p>
          </table:table-cell>
          <table:table-cell office:value-type="string">
            <text:p>0442 27351</text:p>
          </table:table-cell>
          <table:table-cell office:value-type="string">
            <text:p>3471447435</text:p>
          </table:table-cell>
          <table:table-cell office:value-type="string">
            <text:p>BRTNDR62S29H783D</text:p>
          </table:table-cell>
          <table:table-cell office:value-type="string">
            <text:p>0167562023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EM</text:p>
          </table:table-cell>
          <table:table-cell office:value-type="string">
            <text:p>IT61Y0303259541010000000229</text:p>
          </table:table-cell>
          <table:table-cell office:value-type="float" office:value="3032">
            <text:p>3032</text:p>
          </table:table-cell>
          <table:table-cell office:value-type="float" office:value="59541">
            <text:p>59541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8">
            <text:p>08/01/2019</text:p>
          </table:table-cell>
          <table:table-cell office:value-type="string">
            <text:p>USAL8PV</text:p>
          </table:table-cell>
          <table:table-cell office:value-type="string">
            <text:p>INFO@OTTICA3B.IT</text:p>
          </table:table-cell>
          <table:table-cell/>
          <table:table-cell office:value-type="string">
            <text:p>BERTAGNIN ANDREA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string">
            <text:p>LABORATORIO OTTICA</text:p>
          </table:table-cell>
          <table:table-cell office:value-type="string">
            <text:p>VIA DANTE 16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9">
            <text:p>35139</text:p>
          </table:table-cell>
          <table:table-cell office:value-type="string">
            <text:p>DI ROSSI ALESSANDRO</text:p>
          </table:table-cell>
          <table:table-cell office:value-type="string">
            <text:p>VIA DANTE 16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9">
            <text:p>35139</text:p>
          </table:table-cell>
          <table:table-cell table:number-columns-repeated="2" office:value-type="string">
            <text:p>049/8752674</text:p>
          </table:table-cell>
          <table:table-cell office:value-type="string">
            <text:p>RSSLSN56B25G224A</text:p>
          </table:table-cell>
          <table:table-cell office:value-type="string">
            <text:p>009009602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1-10-27">
            <text:p>27/10/2021</text:p>
          </table:table-cell>
          <table:table-cell office:value-type="string">
            <text:p>SUBM70N</text:p>
          </table:table-cell>
          <table:table-cell office:value-type="string">
            <text:p>ROSSIALE1956@LIBERO.IT</text:p>
          </table:table-cell>
          <table:table-cell/>
          <table:table-cell office:value-type="string">
            <text:p>ROSSI ALESSANDRO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NUOVA OTTICA AL DUOMO SNC</text:p>
          </table:table-cell>
          <table:table-cell office:value-type="string">
            <text:p>GALLERIA DUOMO 7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41">
            <text:p>35141</text:p>
          </table:table-cell>
          <table:table-cell office:value-type="string">
            <text:p>DI PETENELLO MICHELE &amp; C.</text:p>
          </table:table-cell>
          <table:table-cell office:value-type="string">
            <text:p>GALLERIA DUOMO 7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41">
            <text:p>35141</text:p>
          </table:table-cell>
          <table:table-cell office:value-type="string">
            <text:p>049/8760091</text:p>
          </table:table-cell>
          <table:table-cell/>
          <table:table-cell table:number-columns-repeated="2" office:value-type="string">
            <text:p>037383702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MONTE PASCHI</text:p>
          </table:table-cell>
          <table:table-cell/>
          <table:table-cell office:value-type="float" office:value="1030">
            <text:p>1030</text:p>
          </table:table-cell>
          <table:table-cell office:value-type="float" office:value="12125">
            <text:p>12125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4-04-10">
            <text:p>10/04/2014</text:p>
          </table:table-cell>
          <table:table-cell/>
          <table:table-cell office:value-type="string">
            <text:p>INFO@OTTICADUOMOPADOVA.IT</text:p>
          </table:table-cell>
          <table:table-cell/>
          <table:table-cell office:value-type="string">
            <text:p>PETENELLO MICHELE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string">
            <text:p>OTTICADEBONA.EU SRL</text:p>
          </table:table-cell>
          <table:table-cell office:value-type="string">
            <text:p>VIA GUICCIARDINI 2/2</text:p>
          </table:table-cell>
          <table:table-cell office:value-type="string">
            <text:p>VALDOBBIADENE</text:p>
          </table:table-cell>
          <table:table-cell office:value-type="string">
            <text:p>TV</text:p>
          </table:table-cell>
          <table:table-cell office:value-type="float" office:value="31049">
            <text:p>31049</text:p>
          </table:table-cell>
          <table:table-cell/>
          <table:table-cell office:value-type="string">
            <text:p>VIA GUICCIARDINI 2/2</text:p>
          </table:table-cell>
          <table:table-cell office:value-type="string">
            <text:p>VALDOBBIADENE</text:p>
          </table:table-cell>
          <table:table-cell office:value-type="string">
            <text:p>TV</text:p>
          </table:table-cell>
          <table:table-cell office:value-type="float" office:value="31049">
            <text:p>31049</text:p>
          </table:table-cell>
          <table:table-cell office:value-type="string">
            <text:p>0423/742740</text:p>
          </table:table-cell>
          <table:table-cell office:value-type="string">
            <text:p>0423/722122</text:p>
          </table:table-cell>
          <table:table-cell table:number-columns-repeated="2" office:value-type="string">
            <text:p>0466227026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ITO TREVIGIANO</text:p>
          </table:table-cell>
          <table:table-cell/>
          <table:table-cell office:value-type="float" office:value="8917">
            <text:p>8917</text:p>
          </table:table-cell>
          <table:table-cell office:value-type="float" office:value="61564">
            <text:p>61564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11">
            <text:p>11/01/2019</text:p>
          </table:table-cell>
          <table:table-cell office:value-type="string">
            <text:p>W7YVJK9</text:p>
          </table:table-cell>
          <table:table-cell office:value-type="string">
            <text:p>AMMINISTRAZIONE.OTTICADEBONA@GMAIL.COM</text:p>
          </table:table-cell>
          <table:table-cell/>
          <table:table-cell office:value-type="string">
            <text:p>PAOLO DE BONA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string">
            <text:p>ROCCHI OTTICA</text:p>
          </table:table-cell>
          <table:table-cell office:value-type="string">
            <text:p>VIA DANTE ALIGHIERI 24</text:p>
          </table:table-cell>
          <table:table-cell office:value-type="string">
            <text:p>SPRESIANO</text:p>
          </table:table-cell>
          <table:table-cell office:value-type="string">
            <text:p>TV</text:p>
          </table:table-cell>
          <table:table-cell office:value-type="float" office:value="31027">
            <text:p>31027</text:p>
          </table:table-cell>
          <table:table-cell office:value-type="string">
            <text:p>DI ROCCHI GIORGIO</text:p>
          </table:table-cell>
          <table:table-cell office:value-type="string">
            <text:p>VIA DANTE ALIGHIERI 24</text:p>
          </table:table-cell>
          <table:table-cell office:value-type="string">
            <text:p>SPRESIANO</text:p>
          </table:table-cell>
          <table:table-cell office:value-type="string">
            <text:p>TV</text:p>
          </table:table-cell>
          <table:table-cell office:value-type="float" office:value="31027">
            <text:p>31027</text:p>
          </table:table-cell>
          <table:table-cell office:value-type="string">
            <text:p>0422/880003</text:p>
          </table:table-cell>
          <table:table-cell office:value-type="string">
            <text:p>349 1719869</text:p>
          </table:table-cell>
          <table:table-cell office:value-type="string">
            <text:p>RCCGRG59E17B375I</text:p>
          </table:table-cell>
          <table:table-cell office:value-type="string">
            <text:p>0378483026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O AMBROSIANO VENETO</text:p>
          </table:table-cell>
          <table:table-cell/>
          <table:table-cell office:value-type="float" office:value="3001">
            <text:p>3001</text:p>
          </table:table-cell>
          <table:table-cell office:value-type="float" office:value="62110">
            <text:p>621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1-04-12">
            <text:p>12/04/2021</text:p>
          </table:table-cell>
          <table:table-cell office:value-type="string">
            <text:p>P62QHVQ</text:p>
          </table:table-cell>
          <table:table-cell office:value-type="string">
            <text:p>INFO@OTTICAROCCHIGIORGIO.IT</text:p>
          </table:table-cell>
          <table:table-cell/>
          <table:table-cell office:value-type="string">
            <text:p>ROCCHI GIORGIO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OTTICA MAESTRUTTI</text:p>
          </table:table-cell>
          <table:table-cell office:value-type="string">
            <text:p>VIA DEL MONTE 12/A</text:p>
          </table:table-cell>
          <table:table-cell office:value-type="string">
            <text:p>UDINE</text:p>
          </table:table-cell>
          <table:table-cell office:value-type="string">
            <text:p>UD</text:p>
          </table:table-cell>
          <table:table-cell office:value-type="float" office:value="33100">
            <text:p>33100</text:p>
          </table:table-cell>
          <table:table-cell office:value-type="string">
            <text:p>DI MAESTRUTTI FABIO &amp; C. SNC</text:p>
          </table:table-cell>
          <table:table-cell office:value-type="string">
            <text:p>VIA DEL MONTE 12/A</text:p>
          </table:table-cell>
          <table:table-cell office:value-type="string">
            <text:p>UDINE</text:p>
          </table:table-cell>
          <table:table-cell office:value-type="string">
            <text:p>UD</text:p>
          </table:table-cell>
          <table:table-cell office:value-type="float" office:value="33100">
            <text:p>33100</text:p>
          </table:table-cell>
          <table:table-cell office:value-type="string">
            <text:p>0432/295438</text:p>
          </table:table-cell>
          <table:table-cell office:value-type="string">
            <text:p>0432/505800</text:p>
          </table:table-cell>
          <table:table-cell/>
          <table:table-cell office:value-type="string">
            <text:p>01787990306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NORDEST BANCA SPA</text:p>
          </table:table-cell>
          <table:table-cell office:value-type="string">
            <text:p>IT66G0325912300000000001230</text:p>
          </table:table-cell>
          <table:table-cell office:value-type="float" office:value="3259">
            <text:p>3259</text:p>
          </table:table-cell>
          <table:table-cell office:value-type="float" office:value="12300">
            <text:p>123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0-01-12">
            <text:p>12/01/2010</text:p>
          </table:table-cell>
          <table:table-cell/>
          <table:table-cell office:value-type="string">
            <text:p>SONIA@OTTICAMAESTRUTTI.IT</text:p>
          </table:table-cell>
          <table:table-cell/>
          <table:table-cell office:value-type="string">
            <text:p><text:s/>MAESTRUTTI FABIO &amp; C. SNC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string">
            <text:p>OTTICA GECELE S.R.L.</text:p>
          </table:table-cell>
          <table:table-cell office:value-type="string">
            <text:p>VIA ORNE 20</text:p>
          </table:table-cell>
          <table:table-cell office:value-type="string">
            <text:p>TRENTO</text:p>
          </table:table-cell>
          <table:table-cell office:value-type="string">
            <text:p>TN</text:p>
          </table:table-cell>
          <table:table-cell office:value-type="float" office:value="38100">
            <text:p>38100</text:p>
          </table:table-cell>
          <table:table-cell/>
          <table:table-cell office:value-type="string">
            <text:p>VIA ORNE 20</text:p>
          </table:table-cell>
          <table:table-cell office:value-type="string">
            <text:p>TRENTO</text:p>
          </table:table-cell>
          <table:table-cell office:value-type="string">
            <text:p>TN</text:p>
          </table:table-cell>
          <table:table-cell office:value-type="float" office:value="38100">
            <text:p>38100</text:p>
          </table:table-cell>
          <table:table-cell office:value-type="string">
            <text:p>0461/985484</text:p>
          </table:table-cell>
          <table:table-cell office:value-type="string">
            <text:p>0461/985059</text:p>
          </table:table-cell>
          <table:table-cell/>
          <table:table-cell office:value-type="string">
            <text:p>006915402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 SPA</text:p>
          </table:table-cell>
          <table:table-cell/>
          <table:table-cell office:value-type="float" office:value="2008">
            <text:p>2008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4-11-04">
            <text:p>04/11/2014</text:p>
          </table:table-cell>
          <table:table-cell/>
          <table:table-cell office:value-type="string">
            <text:p>OTTICAGECELE@AKMAIL.IT</text:p>
          </table:table-cell>
          <table:table-cell table:number-columns-repeated="2"/>
        </table:table-row>
        <table:table-row table:style-name="ro1">
          <table:table-cell office:value-type="float" office:value="1350">
            <text:p>1350</text:p>
          </table:table-cell>
          <table:table-cell office:value-type="string">
            <text:p>STUDIO ORTOTTICO</text:p>
          </table:table-cell>
          <table:table-cell office:value-type="string">
            <text:p>VIA G. MARCONI, 100</text:p>
          </table:table-cell>
          <table:table-cell office:value-type="string">
            <text:p>PONTE SAN NICOLO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DI NICOLO DECASTELLO</text:p>
          </table:table-cell>
          <table:table-cell office:value-type="string">
            <text:p>VIA G. MARCONI, 100</text:p>
          </table:table-cell>
          <table:table-cell office:value-type="string">
            <text:p>PONTE SAN NICOLO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049 896 10 10</text:p>
          </table:table-cell>
          <table:table-cell office:value-type="string">
            <text:p>3774753382</text:p>
          </table:table-cell>
          <table:table-cell office:value-type="string">
            <text:p>DCSNCL65S04G224J</text:p>
          </table:table-cell>
          <table:table-cell office:value-type="string">
            <text:p>0325966028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/>
          <table:table-cell office:value-type="string">
            <text:p>IT33G0504062880000000014657</text:p>
          </table:table-cell>
          <table:table-cell table:number-columns-repeated="3"/>
          <table:table-cell office:value-type="string">
            <text:p>DESTINATARIO</text:p>
          </table:table-cell>
          <table:table-cell office:value-type="string">
            <text:p>N</text:p>
          </table:table-cell>
          <table:table-cell/>
          <table:table-cell office:value-type="date" office:date-value="2012-12-11">
            <text:p>11/12/2012</text:p>
          </table:table-cell>
          <table:table-cell/>
          <table:table-cell office:value-type="string">
            <text:p>ORTOTTICO@GMAIL.COM</text:p>
          </table:table-cell>
          <table:table-cell/>
          <table:table-cell office:value-type="string">
            <text:p><text:s/>NICOLO DECASTELLO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string">
            <text:p>OTTICA BOTTEGAL</text:p>
          </table:table-cell>
          <table:table-cell office:value-type="string">
            <text:p>VIA POSTUMIA OVEST 76</text:p>
          </table:table-cell>
          <table:table-cell office:value-type="string">
            <text:p>OLMI DI SAN BIAGIO DI CALLALTA</text:p>
          </table:table-cell>
          <table:table-cell office:value-type="string">
            <text:p>TV</text:p>
          </table:table-cell>
          <table:table-cell office:value-type="float" office:value="31050">
            <text:p>31050</text:p>
          </table:table-cell>
          <table:table-cell office:value-type="string">
            <text:p>DI BOTTEGAL GUIDO</text:p>
          </table:table-cell>
          <table:table-cell office:value-type="string">
            <text:p>VIA POSTUMIA OVEST 76</text:p>
          </table:table-cell>
          <table:table-cell office:value-type="string">
            <text:p>OLMI DI SAN BIAGIO DI CALLALTA</text:p>
          </table:table-cell>
          <table:table-cell office:value-type="string">
            <text:p>TV</text:p>
          </table:table-cell>
          <table:table-cell office:value-type="float" office:value="31050">
            <text:p>31050</text:p>
          </table:table-cell>
          <table:table-cell office:value-type="string">
            <text:p>0422/893089</text:p>
          </table:table-cell>
          <table:table-cell/>
          <table:table-cell office:value-type="string">
            <text:p>BTTGDU55C03L407D</text:p>
          </table:table-cell>
          <table:table-cell office:value-type="string">
            <text:p>0307256026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6-12-12">
            <text:p>12/12/2016</text:p>
          </table:table-cell>
          <table:table-cell table:number-columns-repeated="3"/>
          <table:table-cell office:value-type="string">
            <text:p><text:s/>BOTTEGAL GUIDO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string">
            <text:p>NATURALENS S.N.C.</text:p>
          </table:table-cell>
          <table:table-cell office:value-type="string">
            <text:p>VIA ASTICHELLO 6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5">
            <text:p>35135</text:p>
          </table:table-cell>
          <table:table-cell office:value-type="string">
            <text:p>DI GUERRA GIANFRANCO &amp; C.</text:p>
          </table:table-cell>
          <table:table-cell office:value-type="string">
            <text:p>VIA ASTICHELLO 6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5">
            <text:p>35135</text:p>
          </table:table-cell>
          <table:table-cell office:value-type="string">
            <text:p>049/614286</text:p>
          </table:table-cell>
          <table:table-cell office:value-type="string">
            <text:p>049/8896151</text:p>
          </table:table-cell>
          <table:table-cell table:number-columns-repeated="2" office:value-type="string">
            <text:p>0374690028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/>
          <table:table-cell office:value-type="string">
            <text:p>IT67A050401219900000000866L</text:p>
          </table:table-cell>
          <table:table-cell table:number-columns-repeated="3"/>
          <table:table-cell office:value-type="string">
            <text:p>DESTINATARIO</text:p>
          </table:table-cell>
          <table:table-cell office:value-type="string">
            <text:p>N</text:p>
          </table:table-cell>
          <table:table-cell/>
          <table:table-cell office:value-type="date" office:date-value="2012-07-31">
            <text:p>31/07/2012</text:p>
          </table:table-cell>
          <table:table-cell table:number-columns-repeated="3"/>
          <table:table-cell office:value-type="string">
            <text:p><text:s/>GUERRA GIANFRANCO &amp; C.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string">
            <text:p>CENTRO OTTICO BASTIA</text:p>
          </table:table-cell>
          <table:table-cell office:value-type="string">
            <text:p>VIA VENETO 54</text:p>
          </table:table-cell>
          <table:table-cell office:value-type="string">
            <text:p>ROVOLON</text:p>
          </table:table-cell>
          <table:table-cell office:value-type="string">
            <text:p>PD</text:p>
          </table:table-cell>
          <table:table-cell office:value-type="float" office:value="35030">
            <text:p>35030</text:p>
          </table:table-cell>
          <table:table-cell office:value-type="string">
            <text:p>DI VERONESE CHIARA</text:p>
          </table:table-cell>
          <table:table-cell office:value-type="string">
            <text:p>VIA VENETO 54</text:p>
          </table:table-cell>
          <table:table-cell office:value-type="string">
            <text:p>ROVOLON</text:p>
          </table:table-cell>
          <table:table-cell office:value-type="string">
            <text:p>PD</text:p>
          </table:table-cell>
          <table:table-cell office:value-type="float" office:value="35030">
            <text:p>35030</text:p>
          </table:table-cell>
          <table:table-cell office:value-type="string">
            <text:p>049/9910844</text:p>
          </table:table-cell>
          <table:table-cell/>
          <table:table-cell office:value-type="string">
            <text:p>VRNCHR80D57G224X</text:p>
          </table:table-cell>
          <table:table-cell office:value-type="string">
            <text:p>050252502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6-01">
            <text:p>01/06/2019</text:p>
          </table:table-cell>
          <table:table-cell office:value-type="string">
            <text:p>KGVVJ2H</text:p>
          </table:table-cell>
          <table:table-cell office:value-type="string">
            <text:p>CENTROOTTICOBASTIA@LIBERO.IT</text:p>
          </table:table-cell>
          <table:table-cell/>
          <table:table-cell office:value-type="string">
            <text:p>VERONESE CHIARA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string">
            <text:p>NICOLETTO EMANUELE OTTICA</text:p>
          </table:table-cell>
          <table:table-cell office:value-type="string">
            <text:p>VIA FACCIOLATI 83/B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DI NICOLETTO EMANUELE</text:p>
          </table:table-cell>
          <table:table-cell office:value-type="string">
            <text:p>VIA FACCIOLATI 83/B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/754096</text:p>
          </table:table-cell>
          <table:table-cell/>
          <table:table-cell office:value-type="string">
            <text:p>NCLMNL56A04G855L</text:p>
          </table:table-cell>
          <table:table-cell office:value-type="string">
            <text:p>0064047028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N</text:p>
          </table:table-cell>
          <table:table-cell/>
          <table:table-cell office:value-type="date" office:date-value="2007-10-03">
            <text:p>03/10/2007</text:p>
          </table:table-cell>
          <table:table-cell table:number-columns-repeated="3"/>
          <table:table-cell office:value-type="string">
            <text:p><text:s/>NICOLETTO EMANUELE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OTTICA CENTRO VISTA</text:p>
          </table:table-cell>
          <table:table-cell office:value-type="string">
            <text:p>VIA FORCELLINI 134/1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DI G. PALA</text:p>
          </table:table-cell>
          <table:table-cell office:value-type="string">
            <text:p>VIA FORCELLINI 134/1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/8021729</text:p>
          </table:table-cell>
          <table:table-cell/>
          <table:table-cell office:value-type="string">
            <text:p>PLAGNN47M18I294J</text:p>
          </table:table-cell>
          <table:table-cell office:value-type="string">
            <text:p>000755702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6-27">
            <text:p>27/06/2013</text:p>
          </table:table-cell>
          <table:table-cell/>
          <table:table-cell office:value-type="string">
            <text:p>GIOVANNIPALA47@YAHOO.IT</text:p>
          </table:table-cell>
          <table:table-cell/>
          <table:table-cell office:value-type="string">
            <text:p><text:s/>G. PALA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office:value-type="string">
            <text:p>CENTRO OTTICO S.N.C.</text:p>
          </table:table-cell>
          <table:table-cell office:value-type="string">
            <text:p>VIA B.BARISONI 7/2</text:p>
          </table:table-cell>
          <table:table-cell office:value-type="string">
            <text:p>VIGONZ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TACCHETTO SARA &amp; C.</text:p>
          </table:table-cell>
          <table:table-cell office:value-type="string">
            <text:p>VIA MONVISO 3/1</text:p>
          </table:table-cell>
          <table:table-cell office:value-type="string">
            <text:p>CAZZAGO DI PIANIGA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table:number-columns-repeated="2" office:value-type="string">
            <text:p>041/464707</text:p>
          </table:table-cell>
          <table:table-cell/>
          <table:table-cell office:value-type="string">
            <text:p>0383250028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5-31">
            <text:p>31/05/2019</text:p>
          </table:table-cell>
          <table:table-cell office:value-type="string">
            <text:p>KRRH6B9</text:p>
          </table:table-cell>
          <table:table-cell office:value-type="string">
            <text:p>CENTRO_OTTICO@LIBERO.IT</text:p>
          </table:table-cell>
          <table:table-cell/>
          <table:table-cell office:value-type="string">
            <text:p>TACCHETTO SARA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string">
            <text:p>URBAN EYES</text:p>
          </table:table-cell>
          <table:table-cell office:value-type="string">
            <text:p>CONTRA' S. CATERINA 35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 office:value-type="string">
            <text:p>DI LIANA POZZA</text:p>
          </table:table-cell>
          <table:table-cell office:value-type="string">
            <text:p>CONTRA' S. CATERINA 35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 office:value-type="string">
            <text:p>0444/321808</text:p>
          </table:table-cell>
          <table:table-cell office:value-type="string">
            <text:p>0444/322957</text:p>
          </table:table-cell>
          <table:table-cell office:value-type="string">
            <text:p>PZZLNI72L43C758L</text:p>
          </table:table-cell>
          <table:table-cell office:value-type="string">
            <text:p>040472802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8-03-28">
            <text:p>28/03/2018</text:p>
          </table:table-cell>
          <table:table-cell/>
          <table:table-cell office:value-type="string">
            <text:p>AMMINISTRAZIONE@OPTI.IT</text:p>
          </table:table-cell>
          <table:table-cell/>
          <table:table-cell office:value-type="string">
            <text:p><text:s/>LIANA POZZA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string">
            <text:p>OTTICA TREGNAGO</text:p>
          </table:table-cell>
          <table:table-cell office:value-type="string">
            <text:p>VIA XXV APRILE 15</text:p>
          </table:table-cell>
          <table:table-cell office:value-type="string">
            <text:p>NOGARA</text:p>
          </table:table-cell>
          <table:table-cell office:value-type="string">
            <text:p>VR</text:p>
          </table:table-cell>
          <table:table-cell office:value-type="float" office:value="37054">
            <text:p>37054</text:p>
          </table:table-cell>
          <table:table-cell office:value-type="string">
            <text:p>DI TREGNAGO PIERPAOLO</text:p>
          </table:table-cell>
          <table:table-cell office:value-type="string">
            <text:p>VIA XXV APRILE 15</text:p>
          </table:table-cell>
          <table:table-cell office:value-type="string">
            <text:p>NOGARA</text:p>
          </table:table-cell>
          <table:table-cell office:value-type="string">
            <text:p>VR</text:p>
          </table:table-cell>
          <table:table-cell office:value-type="float" office:value="37054">
            <text:p>37054</text:p>
          </table:table-cell>
          <table:table-cell office:value-type="string">
            <text:p>0442 89544</text:p>
          </table:table-cell>
          <table:table-cell office:value-type="string">
            <text:p>0442 538595</text:p>
          </table:table-cell>
          <table:table-cell office:value-type="string">
            <text:p>TRGPPL66D29B940X</text:p>
          </table:table-cell>
          <table:table-cell office:value-type="string">
            <text:p>019266302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VERONESE-CRED.COOPERATIVO CONCAMARISE</text:p>
          </table:table-cell>
          <table:table-cell/>
          <table:table-cell office:value-type="float" office:value="8322">
            <text:p>8322</text:p>
          </table:table-cell>
          <table:table-cell office:value-type="float" office:value="59610">
            <text:p>596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TREGNAGO PIERPAOLO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string">
            <text:p>OTTICA DE MARCH SRL</text:p>
          </table:table-cell>
          <table:table-cell office:value-type="string">
            <text:p>PIAZZALE DOLOMITI 31</text:p>
          </table:table-cell>
          <table:table-cell office:value-type="string">
            <text:p>TAI DI CADORE</text:p>
          </table:table-cell>
          <table:table-cell office:value-type="string">
            <text:p>BL</text:p>
          </table:table-cell>
          <table:table-cell office:value-type="float" office:value="32040">
            <text:p>32040</text:p>
          </table:table-cell>
          <table:table-cell/>
          <table:table-cell office:value-type="string">
            <text:p>PIAZZALE DOLOMITI 31</text:p>
          </table:table-cell>
          <table:table-cell office:value-type="string">
            <text:p>TAI DI CADORE</text:p>
          </table:table-cell>
          <table:table-cell office:value-type="string">
            <text:p>BL</text:p>
          </table:table-cell>
          <table:table-cell office:value-type="float" office:value="32040">
            <text:p>32040</text:p>
          </table:table-cell>
          <table:table-cell table:number-columns-repeated="2" office:value-type="string">
            <text:p>0435.31653</text:p>
          </table:table-cell>
          <table:table-cell table:number-columns-repeated="2" office:value-type="string">
            <text:p>012176402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POPOLARE ALTO ADIGE</text:p>
          </table:table-cell>
          <table:table-cell/>
          <table:table-cell office:value-type="float" office:value="5856">
            <text:p>5856</text:p>
          </table:table-cell>
          <table:table-cell office:value-type="float" office:value="61230">
            <text:p>6123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1-01-29">
            <text:p>29/01/2021</text:p>
          </table:table-cell>
          <table:table-cell office:value-type="string">
            <text:p>USAL8PV</text:p>
          </table:table-cell>
          <table:table-cell office:value-type="string">
            <text:p>AMMINISTRAZIONE@OTTICADEMARCH.COM</text:p>
          </table:table-cell>
          <table:table-cell/>
          <table:table-cell office:value-type="string">
            <text:p>MAURO DE MARCH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OTTICA MICAGLIO ENORE</text:p>
          </table:table-cell>
          <table:table-cell office:value-type="string">
            <text:p>PIAZZA INSURREZIONE 5</text:p>
          </table:table-cell>
          <table:table-cell office:value-type="string">
            <text:p>CADONEGH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MICAGLIO ENORE</text:p>
          </table:table-cell>
          <table:table-cell office:value-type="string">
            <text:p>PIAZZA INSURREZIONE 5</text:p>
          </table:table-cell>
          <table:table-cell office:value-type="string">
            <text:p>CADONEGH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table:number-columns-repeated="2" office:value-type="string">
            <text:p>049/8873033</text:p>
          </table:table-cell>
          <table:table-cell/>
          <table:table-cell office:value-type="string">
            <text:p>031676602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7-03-22">
            <text:p>22/03/2007</text:p>
          </table:table-cell>
          <table:table-cell table:number-columns-repeated="3"/>
          <table:table-cell office:value-type="string">
            <text:p><text:s/>MICAGLIO ENORE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string">
            <text:p>OTTICA MARTINELLI S.A.S.</text:p>
          </table:table-cell>
          <table:table-cell office:value-type="string">
            <text:p>VIA ROMA 13</text:p>
          </table:table-cell>
          <table:table-cell office:value-type="string">
            <text:p>SAN MARTINO SICCOMARIO</text:p>
          </table:table-cell>
          <table:table-cell office:value-type="string">
            <text:p>PV</text:p>
          </table:table-cell>
          <table:table-cell office:value-type="float" office:value="27028">
            <text:p>27028</text:p>
          </table:table-cell>
          <table:table-cell office:value-type="string">
            <text:p>DI MARTINELLI MARCO &amp; C.</text:p>
          </table:table-cell>
          <table:table-cell office:value-type="string">
            <text:p>VIA ROMA 13</text:p>
          </table:table-cell>
          <table:table-cell office:value-type="string">
            <text:p>SAN MARTINO SICCOMARIO</text:p>
          </table:table-cell>
          <table:table-cell office:value-type="string">
            <text:p>PV</text:p>
          </table:table-cell>
          <table:table-cell office:value-type="float" office:value="27028">
            <text:p>27028</text:p>
          </table:table-cell>
          <table:table-cell office:value-type="string">
            <text:p>0382 490192</text:p>
          </table:table-cell>
          <table:table-cell office:value-type="string">
            <text:p>333 2495004</text:p>
          </table:table-cell>
          <table:table-cell/>
          <table:table-cell office:value-type="string">
            <text:p>0410131096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7-11-28">
            <text:p>28/11/2007</text:p>
          </table:table-cell>
          <table:table-cell table:number-columns-repeated="3"/>
          <table:table-cell office:value-type="string">
            <text:p><text:s/>MARTINELLI MARCO &amp; C.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string">
            <text:p>FEDEMAR S.R.L.</text:p>
          </table:table-cell>
          <table:table-cell office:value-type="string">
            <text:p>VIA ROSSINI 8/D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32">
            <text:p>34132</text:p>
          </table:table-cell>
          <table:table-cell/>
          <table:table-cell office:value-type="string">
            <text:p>VIA ROSSINI 8/D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32">
            <text:p>34132</text:p>
          </table:table-cell>
          <table:table-cell table:number-columns-repeated="2" office:value-type="string">
            <text:p>040 3728665</text:p>
          </table:table-cell>
          <table:table-cell/>
          <table:table-cell office:value-type="string">
            <text:p>009282003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10">
            <text:p>10/01/2019</text:p>
          </table:table-cell>
          <table:table-cell office:value-type="string">
            <text:p>WY7PJ6K</text:p>
          </table:table-cell>
          <table:table-cell office:value-type="string">
            <text:p>STOLFA@CENTROOTTICOTRIESTE.IT</text:p>
          </table:table-cell>
          <table:table-cell table:number-columns-repeated="2"/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OTTICA CARGNEL S.N.C.</text:p>
          </table:table-cell>
          <table:table-cell office:value-type="string">
            <text:p>CORSO MARTIRI DELLA LIBERTA' 154</text:p>
          </table:table-cell>
          <table:table-cell office:value-type="string">
            <text:p>PORTOGRUARO</text:p>
          </table:table-cell>
          <table:table-cell office:value-type="string">
            <text:p>VE</text:p>
          </table:table-cell>
          <table:table-cell office:value-type="float" office:value="30026">
            <text:p>30026</text:p>
          </table:table-cell>
          <table:table-cell office:value-type="string">
            <text:p>DI CARGNEL ROSSANO &amp; CASTOLDI FABRI</text:p>
          </table:table-cell>
          <table:table-cell office:value-type="string">
            <text:p>CORSO MARTIRI DELLA LIBERTA' 154</text:p>
          </table:table-cell>
          <table:table-cell office:value-type="string">
            <text:p>PORTOGRUARO</text:p>
          </table:table-cell>
          <table:table-cell office:value-type="string">
            <text:p>VE</text:p>
          </table:table-cell>
          <table:table-cell office:value-type="float" office:value="30026">
            <text:p>30026</text:p>
          </table:table-cell>
          <table:table-cell office:value-type="string">
            <text:p>0421 71566</text:p>
          </table:table-cell>
          <table:table-cell office:value-type="string">
            <text:p>0421 74372</text:p>
          </table:table-cell>
          <table:table-cell/>
          <table:table-cell office:value-type="string">
            <text:p>03532710278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DI VICENZA</text:p>
          </table:table-cell>
          <table:table-cell/>
          <table:table-cell office:value-type="float" office:value="5728">
            <text:p>5728</text:p>
          </table:table-cell>
          <table:table-cell office:value-type="float" office:value="36240">
            <text:p>3624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CARGNEL ROSSANO &amp; CASTOLDI FABR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string">
            <text:p>OTTICA CENTRALE SRL</text:p>
          </table:table-cell>
          <table:table-cell office:value-type="string">
            <text:p>VIA MATTEOTTI 3B</text:p>
          </table:table-cell>
          <table:table-cell office:value-type="string">
            <text:p>BELLUNO</text:p>
          </table:table-cell>
          <table:table-cell office:value-type="string">
            <text:p>BL</text:p>
          </table:table-cell>
          <table:table-cell office:value-type="float" office:value="32100">
            <text:p>32100</text:p>
          </table:table-cell>
          <table:table-cell/>
          <table:table-cell office:value-type="string">
            <text:p>VIA MATTEOTTI 3B</text:p>
          </table:table-cell>
          <table:table-cell office:value-type="string">
            <text:p>BELLUNO</text:p>
          </table:table-cell>
          <table:table-cell office:value-type="string">
            <text:p>BL</text:p>
          </table:table-cell>
          <table:table-cell office:value-type="float" office:value="32100">
            <text:p>32100</text:p>
          </table:table-cell>
          <table:table-cell office:value-type="string">
            <text:p>0437 944663</text:p>
          </table:table-cell>
          <table:table-cell office:value-type="string">
            <text:p>0437 958821</text:p>
          </table:table-cell>
          <table:table-cell table:number-columns-repeated="2" office:value-type="string">
            <text:p>018073109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T96Q03060148810000000011</text:p>
          </table:table-cell>
          <table:table-cell office:value-type="float" office:value="3069">
            <text:p>3069</text:p>
          </table:table-cell>
          <table:table-cell office:value-type="float" office:value="1488">
            <text:p>1488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8-07-31">
            <text:p>31/07/2008</text:p>
          </table:table-cell>
          <table:table-cell table:number-columns-repeated="4"/>
        </table:table-row>
        <table:table-row table:style-name="ro1">
          <table:table-cell office:value-type="float" office:value="1366">
            <text:p>1366</text:p>
          </table:table-cell>
          <table:table-cell office:value-type="string">
            <text:p>VISUS S.A.S.</text:p>
          </table:table-cell>
          <table:table-cell office:value-type="string">
            <text:p>VIA CAVOUR 39</text:p>
          </table:table-cell>
          <table:table-cell office:value-type="string">
            <text:p>SPILIMBERGO</text:p>
          </table:table-cell>
          <table:table-cell office:value-type="string">
            <text:p>PN</text:p>
          </table:table-cell>
          <table:table-cell office:value-type="float" office:value="33097">
            <text:p>33097</text:p>
          </table:table-cell>
          <table:table-cell office:value-type="string">
            <text:p>DI VIDOTTO VANIA</text:p>
          </table:table-cell>
          <table:table-cell office:value-type="string">
            <text:p>VIA CAVOUR 39</text:p>
          </table:table-cell>
          <table:table-cell office:value-type="string">
            <text:p>SPILIMBERGO</text:p>
          </table:table-cell>
          <table:table-cell office:value-type="string">
            <text:p>PN</text:p>
          </table:table-cell>
          <table:table-cell office:value-type="float" office:value="33097">
            <text:p>33097</text:p>
          </table:table-cell>
          <table:table-cell table:number-columns-repeated="2" office:value-type="string">
            <text:p>0427 40433</text:p>
          </table:table-cell>
          <table:table-cell table:number-columns-repeated="2" office:value-type="string">
            <text:p>015166909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2-28">
            <text:p>28/02/2019</text:p>
          </table:table-cell>
          <table:table-cell office:value-type="string">
            <text:p>WY7PJ6K</text:p>
          </table:table-cell>
          <table:table-cell office:value-type="string">
            <text:p>DONATELLOVANIA@ALICE.IT</text:p>
          </table:table-cell>
          <table:table-cell/>
          <table:table-cell office:value-type="string">
            <text:p>VIDOTTO VANIA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ZEROVENTITRE S.R.L.</text:p>
          </table:table-cell>
          <table:table-cell office:value-type="string">
            <text:p>PIAZZA QUAGLIA 26</text:p>
          </table:table-cell>
          <table:table-cell office:value-type="string">
            <text:p>PAESE</text:p>
          </table:table-cell>
          <table:table-cell office:value-type="string">
            <text:p>TV</text:p>
          </table:table-cell>
          <table:table-cell office:value-type="float" office:value="31038">
            <text:p>31038</text:p>
          </table:table-cell>
          <table:table-cell/>
          <table:table-cell office:value-type="string">
            <text:p>PIAZZA QUAGLIA 26</text:p>
          </table:table-cell>
          <table:table-cell office:value-type="string">
            <text:p>PAESE</text:p>
          </table:table-cell>
          <table:table-cell office:value-type="string">
            <text:p>TV</text:p>
          </table:table-cell>
          <table:table-cell office:value-type="float" office:value="31038">
            <text:p>31038</text:p>
          </table:table-cell>
          <table:table-cell table:number-columns-repeated="2" office:value-type="string">
            <text:p>0422 951107</text:p>
          </table:table-cell>
          <table:table-cell/>
          <table:table-cell office:value-type="string">
            <text:p>0305024026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 BANCA</text:p>
          </table:table-cell>
          <table:table-cell/>
          <table:table-cell office:value-type="float" office:value="2008">
            <text:p>2008</text:p>
          </table:table-cell>
          <table:table-cell office:value-type="float" office:value="61900">
            <text:p>619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2-28">
            <text:p>28/02/2019</text:p>
          </table:table-cell>
          <table:table-cell office:value-type="string">
            <text:p>0000000</text:p>
          </table:table-cell>
          <table:table-cell office:value-type="string">
            <text:p>AMMINISTRAZIONE@ZEROVENTITRE.IT</text:p>
          </table:table-cell>
          <table:table-cell office:value-type="string">
            <text:p>ZEROVENTITRE@PEC.IT</text:p>
          </table:table-cell>
          <table:table-cell office:value-type="string">
            <text:p>FRANCO CARATOZZOLO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string">
            <text:p>VISIOGENESI S.N.C.</text:p>
          </table:table-cell>
          <table:table-cell office:value-type="string">
            <text:p>VIA DEGLI ALPINI 12</text:p>
          </table:table-cell>
          <table:table-cell office:value-type="string">
            <text:p>BIBAN DI CARBONERA</text:p>
          </table:table-cell>
          <table:table-cell office:value-type="string">
            <text:p>TV</text:p>
          </table:table-cell>
          <table:table-cell office:value-type="float" office:value="31030">
            <text:p>31030</text:p>
          </table:table-cell>
          <table:table-cell office:value-type="string">
            <text:p>DI DE MARCH MAURO E MINUZZO ROBERTO</text:p>
          </table:table-cell>
          <table:table-cell office:value-type="string">
            <text:p>VIA DEGLI ALPINI 12</text:p>
          </table:table-cell>
          <table:table-cell office:value-type="string">
            <text:p>BIBAN DI CARBONERA</text:p>
          </table:table-cell>
          <table:table-cell office:value-type="string">
            <text:p>TV</text:p>
          </table:table-cell>
          <table:table-cell office:value-type="float" office:value="31030">
            <text:p>31030</text:p>
          </table:table-cell>
          <table:table-cell table:number-columns-repeated="2" office:value-type="string">
            <text:p>0422 445011</text:p>
          </table:table-cell>
          <table:table-cell table:number-columns-repeated="2" office:value-type="string">
            <text:p>037543002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VENETO BANCA</text:p>
          </table:table-cell>
          <table:table-cell/>
          <table:table-cell office:value-type="float" office:value="5418">
            <text:p>5418</text:p>
          </table:table-cell>
          <table:table-cell office:value-type="float" office:value="12000">
            <text:p>120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8-01-03">
            <text:p>03/01/2008</text:p>
          </table:table-cell>
          <table:table-cell table:number-columns-repeated="3"/>
          <table:table-cell office:value-type="string">
            <text:p><text:s/>DE MARCH MAURO E MINUZZO ROBERT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string">
            <text:p>OTTICI SOPRANA SNC</text:p>
          </table:table-cell>
          <table:table-cell office:value-type="string">
            <text:p>VIA 4 NOVEMBRE 2/4</text:p>
          </table:table-cell>
          <table:table-cell office:value-type="string">
            <text:p>VALDAGNO</text:p>
          </table:table-cell>
          <table:table-cell office:value-type="string">
            <text:p>VI</text:p>
          </table:table-cell>
          <table:table-cell office:value-type="float" office:value="36078">
            <text:p>36078</text:p>
          </table:table-cell>
          <table:table-cell/>
          <table:table-cell office:value-type="string">
            <text:p>VIA 4 NOVEMBRE 2/4</text:p>
          </table:table-cell>
          <table:table-cell office:value-type="string">
            <text:p>VALDAGNO</text:p>
          </table:table-cell>
          <table:table-cell office:value-type="string">
            <text:p>VI</text:p>
          </table:table-cell>
          <table:table-cell office:value-type="float" office:value="36078">
            <text:p>36078</text:p>
          </table:table-cell>
          <table:table-cell office:value-type="string">
            <text:p>0445 406555</text:p>
          </table:table-cell>
          <table:table-cell office:value-type="string">
            <text:p>0445 408287</text:p>
          </table:table-cell>
          <table:table-cell/>
          <table:table-cell office:value-type="string">
            <text:p>019397602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371">
            <text:p>1371</text:p>
          </table:table-cell>
          <table:table-cell office:value-type="string">
            <text:p>AVANZI HOLDING S.R.L.</text:p>
          </table:table-cell>
          <table:table-cell office:value-type="string">
            <text:p>VIA DELLA LIBERAZIONE 5</text:p>
          </table:table-cell>
          <table:table-cell office:value-type="string">
            <text:p>BOLOGNA</text:p>
          </table:table-cell>
          <table:table-cell office:value-type="string">
            <text:p>BO</text:p>
          </table:table-cell>
          <table:table-cell office:value-type="float" office:value="40128">
            <text:p>40128</text:p>
          </table:table-cell>
          <table:table-cell/>
          <table:table-cell office:value-type="string">
            <text:p>AVANZI-PIAZZA GARIBALDI 2-PADOVA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 8751088</text:p>
          </table:table-cell>
          <table:table-cell office:value-type="string">
            <text:p>051 4156704 tel</text:p>
          </table:table-cell>
          <table:table-cell office:value-type="string">
            <text:p>01883260695</text:p>
          </table:table-cell>
          <table:table-cell office:value-type="string">
            <text:p>0201184120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5-08-05">
            <text:p>05/08/2005</text:p>
          </table:table-cell>
          <table:table-cell table:number-columns-repeated="4"/>
        </table:table-row>
        <table:table-row table:style-name="ro1">
          <table:table-cell office:value-type="float" office:value="1372">
            <text:p>1372</text:p>
          </table:table-cell>
          <table:table-cell office:value-type="string">
            <text:p>OTTICA E. CARNIELLO</text:p>
          </table:table-cell>
          <table:table-cell office:value-type="string">
            <text:p>CORSO VITTORIO EMANUELE 47</text:p>
          </table:table-cell>
          <table:table-cell office:value-type="string">
            <text:p>CONEGLIANO VENETO</text:p>
          </table:table-cell>
          <table:table-cell office:value-type="string">
            <text:p>TV</text:p>
          </table:table-cell>
          <table:table-cell office:value-type="float" office:value="31015">
            <text:p>31015</text:p>
          </table:table-cell>
          <table:table-cell office:value-type="string">
            <text:p>DI BUBOLA LUCIA &amp; C. SAS</text:p>
          </table:table-cell>
          <table:table-cell office:value-type="string">
            <text:p>CORSO VITTORIO EMANUELE 47</text:p>
          </table:table-cell>
          <table:table-cell office:value-type="string">
            <text:p>CONEGLIANO VENETO</text:p>
          </table:table-cell>
          <table:table-cell office:value-type="string">
            <text:p>TV</text:p>
          </table:table-cell>
          <table:table-cell office:value-type="float" office:value="31015">
            <text:p>31015</text:p>
          </table:table-cell>
          <table:table-cell office:value-type="string">
            <text:p>0438 24146</text:p>
          </table:table-cell>
          <table:table-cell office:value-type="string">
            <text:p>0438 429601</text:p>
          </table:table-cell>
          <table:table-cell office:value-type="string">
            <text:p>01131250266</text:p>
          </table:table-cell>
          <table:table-cell office:value-type="string">
            <text:p>0119243093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BANCASPA IBANIT77 CIN A 000040458079</text:p>
          </table:table-cell>
          <table:table-cell/>
          <table:table-cell office:value-type="float" office:value="2008">
            <text:p>2008</text:p>
          </table:table-cell>
          <table:table-cell office:value-type="float" office:value="12020">
            <text:p>1202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1-12-22">
            <text:p>22/12/2011</text:p>
          </table:table-cell>
          <table:table-cell/>
          <table:table-cell office:value-type="string">
            <text:p>CONEGLIANO@CAPELLOCENTRIVISTA.IT</text:p>
          </table:table-cell>
          <table:table-cell/>
          <table:table-cell office:value-type="string">
            <text:p><text:s/>BUBOLA LUCIA &amp; C. SAS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string">
            <text:p>OTTICA MANFRIN</text:p>
          </table:table-cell>
          <table:table-cell office:value-type="string">
            <text:p>VIA MATTEOTTI 17</text:p>
          </table:table-cell>
          <table:table-cell office:value-type="string">
            <text:p>ESTE</text:p>
          </table:table-cell>
          <table:table-cell office:value-type="string">
            <text:p>PD</text:p>
          </table:table-cell>
          <table:table-cell office:value-type="float" office:value="35042">
            <text:p>35042</text:p>
          </table:table-cell>
          <table:table-cell office:value-type="string">
            <text:p>DI FACCIOLI LUIGI</text:p>
          </table:table-cell>
          <table:table-cell office:value-type="string">
            <text:p>VIA MATTEOTTI 17</text:p>
          </table:table-cell>
          <table:table-cell office:value-type="string">
            <text:p>ESTE</text:p>
          </table:table-cell>
          <table:table-cell office:value-type="string">
            <text:p>PD</text:p>
          </table:table-cell>
          <table:table-cell office:value-type="float" office:value="35042">
            <text:p>35042</text:p>
          </table:table-cell>
          <table:table-cell office:value-type="string">
            <text:p>0429 3041</text:p>
          </table:table-cell>
          <table:table-cell/>
          <table:table-cell office:value-type="string">
            <text:p>FCCLGU46B14H620M</text:p>
          </table:table-cell>
          <table:table-cell office:value-type="string">
            <text:p>0401213028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POPOLARE DI VICENZA</text:p>
          </table:table-cell>
          <table:table-cell/>
          <table:table-cell office:value-type="float" office:value="3069">
            <text:p>3069</text:p>
          </table:table-cell>
          <table:table-cell office:value-type="float" office:value="62569">
            <text:p>62569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10">
            <text:p>10/01/2019</text:p>
          </table:table-cell>
          <table:table-cell office:value-type="string">
            <text:p>X2PH38J</text:p>
          </table:table-cell>
          <table:table-cell office:value-type="string">
            <text:p>SILVIA.FACCIOLI@TISCALI.IT</text:p>
          </table:table-cell>
          <table:table-cell/>
          <table:table-cell office:value-type="string">
            <text:p>FACCIOLI LUIGI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string">
            <text:p>OTTICA TWO EYES GROUP</text:p>
          </table:table-cell>
          <table:table-cell office:value-type="string">
            <text:p>VIALE 1° MAGGIO 61</text:p>
          </table:table-cell>
          <table:table-cell office:value-type="string">
            <text:p>AZZANO DECIMO</text:p>
          </table:table-cell>
          <table:table-cell office:value-type="string">
            <text:p>PN</text:p>
          </table:table-cell>
          <table:table-cell office:value-type="float" office:value="33082">
            <text:p>33082</text:p>
          </table:table-cell>
          <table:table-cell office:value-type="string">
            <text:p>DI BRUNETTA RAFFAELLA</text:p>
          </table:table-cell>
          <table:table-cell/>
          <table:table-cell office:value-type="string">
            <text:p>AZZANO X</text:p>
          </table:table-cell>
          <table:table-cell office:value-type="string">
            <text:p>PN</text:p>
          </table:table-cell>
          <table:table-cell/>
          <table:table-cell table:number-columns-repeated="2" office:value-type="string">
            <text:p>0434 633389</text:p>
          </table:table-cell>
          <table:table-cell office:value-type="string">
            <text:p>BRNRFL61R50C991K</text:p>
          </table:table-cell>
          <table:table-cell office:value-type="string">
            <text:p>016094209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2-08-10">
            <text:p>10/08/2012</text:p>
          </table:table-cell>
          <table:table-cell/>
          <table:table-cell office:value-type="string">
            <text:p>TWO.EYES@HOTMAIL.IT</text:p>
          </table:table-cell>
          <table:table-cell/>
          <table:table-cell office:value-type="string">
            <text:p><text:s/>BRUNETTA RAFFAELLA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string">
            <text:p>STECCA GROUP ESPERTI IN OTTICA</text:p>
          </table:table-cell>
          <table:table-cell office:value-type="string">
            <text:p>VIA ROMA 51</text:p>
          </table:table-cell>
          <table:table-cell office:value-type="string">
            <text:p>LONGARE</text:p>
          </table:table-cell>
          <table:table-cell office:value-type="string">
            <text:p>VI</text:p>
          </table:table-cell>
          <table:table-cell office:value-type="float" office:value="36023">
            <text:p>36023</text:p>
          </table:table-cell>
          <table:table-cell office:value-type="string">
            <text:p>DI STECCA FLAVIO E CARMEN &amp; C. SNC</text:p>
          </table:table-cell>
          <table:table-cell office:value-type="string">
            <text:p>VIA ROMA 51</text:p>
          </table:table-cell>
          <table:table-cell office:value-type="string">
            <text:p>LONGARE</text:p>
          </table:table-cell>
          <table:table-cell office:value-type="string">
            <text:p>VI</text:p>
          </table:table-cell>
          <table:table-cell office:value-type="float" office:value="36023">
            <text:p>36023</text:p>
          </table:table-cell>
          <table:table-cell office:value-type="string">
            <text:p>0444 555021</text:p>
          </table:table-cell>
          <table:table-cell office:value-type="string">
            <text:p>0444 953289</text:p>
          </table:table-cell>
          <table:table-cell/>
          <table:table-cell office:value-type="string">
            <text:p>0326901024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VERONA</text:p>
          </table:table-cell>
          <table:table-cell/>
          <table:table-cell office:value-type="float" office:value="2008">
            <text:p>2008</text:p>
          </table:table-cell>
          <table:table-cell office:value-type="float" office:value="60440">
            <text:p>6044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8-04-01">
            <text:p>01/04/2008</text:p>
          </table:table-cell>
          <table:table-cell table:number-columns-repeated="3"/>
          <table:table-cell office:value-type="string">
            <text:p><text:s/>STECCA FLAVIO E CARMEN &amp; C. SNC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string">
            <text:p>CENTRO OTTICO SRL</text:p>
          </table:table-cell>
          <table:table-cell office:value-type="string">
            <text:p>VIA S. LUCIA 69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/>
          <table:table-cell office:value-type="string">
            <text:p>VIA S. LUCIA 69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 654902</text:p>
          </table:table-cell>
          <table:table-cell office:value-type="string">
            <text:p>049 8761341</text:p>
          </table:table-cell>
          <table:table-cell/>
          <table:table-cell office:value-type="string">
            <text:p>0209056028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6-27">
            <text:p>27/06/2013</text:p>
          </table:table-cell>
          <table:table-cell/>
          <table:table-cell office:value-type="string">
            <text:p>INFO@CENTROOTTICOPADOVA.COM</text:p>
          </table:table-cell>
          <table:table-cell table:number-columns-repeated="2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OTTICA BARATTA SNC</text:p>
          </table:table-cell>
          <table:table-cell office:value-type="string">
            <text:p>VIA GARIBALDI 8</text:p>
          </table:table-cell>
          <table:table-cell office:value-type="string">
            <text:p>GHEDI</text:p>
          </table:table-cell>
          <table:table-cell office:value-type="string">
            <text:p>BS</text:p>
          </table:table-cell>
          <table:table-cell office:value-type="float" office:value="25016">
            <text:p>25016</text:p>
          </table:table-cell>
          <table:table-cell office:value-type="string">
            <text:p>DI BARATTA CRISTIANO &amp; C.</text:p>
          </table:table-cell>
          <table:table-cell office:value-type="string">
            <text:p>VIA GARIBALDI 8</text:p>
          </table:table-cell>
          <table:table-cell office:value-type="string">
            <text:p>GHEDI</text:p>
          </table:table-cell>
          <table:table-cell office:value-type="string">
            <text:p>BS</text:p>
          </table:table-cell>
          <table:table-cell office:value-type="float" office:value="25016">
            <text:p>25016</text:p>
          </table:table-cell>
          <table:table-cell table:number-columns-repeated="2" office:value-type="string">
            <text:p>030 9032329</text:p>
          </table:table-cell>
          <table:table-cell/>
          <table:table-cell office:value-type="string">
            <text:p>0286056017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8-02-28">
            <text:p>28/02/2018</text:p>
          </table:table-cell>
          <table:table-cell/>
          <table:table-cell office:value-type="string">
            <text:p>OTTICABARATTA@LIBERO.IT</text:p>
          </table:table-cell>
          <table:table-cell/>
          <table:table-cell office:value-type="string">
            <text:p><text:s/>BARATTA CRISTIANO &amp; C.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string">
            <text:p>3 D OTTICA</text:p>
          </table:table-cell>
          <table:table-cell office:value-type="string">
            <text:p>CORSO MATTEOTTI 10</text:p>
          </table:table-cell>
          <table:table-cell office:value-type="string">
            <text:p>LACCHIARELLA</text:p>
          </table:table-cell>
          <table:table-cell office:value-type="string">
            <text:p>MI</text:p>
          </table:table-cell>
          <table:table-cell office:value-type="float" office:value="20084">
            <text:p>20084</text:p>
          </table:table-cell>
          <table:table-cell office:value-type="string">
            <text:p>DI BRESCIANI PRISCA</text:p>
          </table:table-cell>
          <table:table-cell office:value-type="string">
            <text:p>CORSO MATTEOTTI 10</text:p>
          </table:table-cell>
          <table:table-cell office:value-type="string">
            <text:p>LACCHIARELLA</text:p>
          </table:table-cell>
          <table:table-cell office:value-type="string">
            <text:p>MI</text:p>
          </table:table-cell>
          <table:table-cell office:value-type="float" office:value="20084">
            <text:p>20084</text:p>
          </table:table-cell>
          <table:table-cell office:value-type="string">
            <text:p>02 90033313</text:p>
          </table:table-cell>
          <table:table-cell table:number-columns-repeated="2"/>
          <table:table-cell office:value-type="string">
            <text:p>0216363018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6-07-06">
            <text:p>06/07/2006</text:p>
          </table:table-cell>
          <table:table-cell table:number-columns-repeated="3"/>
          <table:table-cell office:value-type="string">
            <text:p><text:s/>BRESCIANI PRISCA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string">
            <text:p>PORETTI OTTICI SNC</text:p>
          </table:table-cell>
          <table:table-cell office:value-type="string">
            <text:p>PIAZZA RANZONI 35</text:p>
          </table:table-cell>
          <table:table-cell office:value-type="string">
            <text:p>VERBANIA</text:p>
          </table:table-cell>
          <table:table-cell office:value-type="string">
            <text:p>VB</text:p>
          </table:table-cell>
          <table:table-cell office:value-type="float" office:value="28921">
            <text:p>28921</text:p>
          </table:table-cell>
          <table:table-cell office:value-type="string">
            <text:p>DI PORETTI GIUSEPPE E GIANPAOLO</text:p>
          </table:table-cell>
          <table:table-cell office:value-type="string">
            <text:p>PIAZZA RANZONI 35</text:p>
          </table:table-cell>
          <table:table-cell office:value-type="string">
            <text:p>VERBANIA</text:p>
          </table:table-cell>
          <table:table-cell office:value-type="string">
            <text:p>VB</text:p>
          </table:table-cell>
          <table:table-cell office:value-type="float" office:value="28921">
            <text:p>28921</text:p>
          </table:table-cell>
          <table:table-cell table:number-columns-repeated="2" office:value-type="string">
            <text:p>0323 403203</text:p>
          </table:table-cell>
          <table:table-cell/>
          <table:table-cell office:value-type="string">
            <text:p>0022099003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20-08-12">
            <text:p>12/08/2020</text:p>
          </table:table-cell>
          <table:table-cell/>
          <table:table-cell office:value-type="string">
            <text:p>PORETTI.OTTICI@TISCALI.IT</text:p>
          </table:table-cell>
          <table:table-cell/>
          <table:table-cell office:value-type="string">
            <text:p>PORETTI GIUSEPPE E GIANPAOLO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office:value-type="string">
            <text:p>NUOVA OTTICA DE COLO' SRL</text:p>
          </table:table-cell>
          <table:table-cell office:value-type="string">
            <text:p>VIA G. CANTORE 37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170">
            <text:p>33170</text:p>
          </table:table-cell>
          <table:table-cell office:value-type="string">
            <text:p>UNIPERSONALE DI BRUNETTA RAFFAELLA</text:p>
          </table:table-cell>
          <table:table-cell office:value-type="string">
            <text:p>NUOVA OTTICA DE COLO' SRL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170">
            <text:p>33170</text:p>
          </table:table-cell>
          <table:table-cell table:number-columns-repeated="2" office:value-type="string">
            <text:p>0434 1830316</text:p>
          </table:table-cell>
          <table:table-cell table:number-columns-repeated="2" office:value-type="string">
            <text:p>015683109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1-10-10">
            <text:p>10/10/2011</text:p>
          </table:table-cell>
          <table:table-cell table:number-columns-repeated="3"/>
          <table:table-cell office:value-type="string">
            <text:p>IPERSONALE DI BRUNETTA RAFFAELLA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string">
            <text:p>OTTICA I PORTICI</text:p>
          </table:table-cell>
          <table:table-cell office:value-type="string">
            <text:p>VIA CORTIVAZZO 1/B</text:p>
          </table:table-cell>
          <table:table-cell office:value-type="string">
            <text:p>CASTEL MELLA</text:p>
          </table:table-cell>
          <table:table-cell office:value-type="string">
            <text:p>BS</text:p>
          </table:table-cell>
          <table:table-cell office:value-type="float" office:value="25030">
            <text:p>25030</text:p>
          </table:table-cell>
          <table:table-cell office:value-type="string">
            <text:p>DI PARMINI MASSIMILIANO &amp; C. SAS</text:p>
          </table:table-cell>
          <table:table-cell office:value-type="string">
            <text:p>VIA CORTIVAZZO 1/B</text:p>
          </table:table-cell>
          <table:table-cell office:value-type="string">
            <text:p>CASTEL MELLA</text:p>
          </table:table-cell>
          <table:table-cell office:value-type="string">
            <text:p>BS</text:p>
          </table:table-cell>
          <table:table-cell office:value-type="float" office:value="25030">
            <text:p>25030</text:p>
          </table:table-cell>
          <table:table-cell table:number-columns-repeated="2" office:value-type="string">
            <text:p>030 2610914</text:p>
          </table:table-cell>
          <table:table-cell table:number-columns-repeated="2" office:value-type="string">
            <text:p>032227701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</text:p>
          </table:table-cell>
          <table:table-cell office:value-type="string">
            <text:p>IT90C0200811213000101394454</text:p>
          </table:table-cell>
          <table:table-cell office:value-type="float" office:value="2008">
            <text:p>2008</text:p>
          </table:table-cell>
          <table:table-cell office:value-type="float" office:value="11213">
            <text:p>11213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 office:value-type="string">
            <text:p>SUBM70N</text:p>
          </table:table-cell>
          <table:table-cell office:value-type="string">
            <text:p>OTTICAPORTICI@HOTMAIL.IT</text:p>
          </table:table-cell>
          <table:table-cell/>
          <table:table-cell office:value-type="string">
            <text:p><text:s/>PARMINI MASSIMILIANO &amp; C. SAS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string">
            <text:p>DIMENSIONE OTTICA SRLS</text:p>
          </table:table-cell>
          <table:table-cell office:value-type="string">
            <text:p>VIA UDINE 47</text:p>
          </table:table-cell>
          <table:table-cell office:value-type="string">
            <text:p>RIVIGNANO</text:p>
          </table:table-cell>
          <table:table-cell office:value-type="string">
            <text:p>UD</text:p>
          </table:table-cell>
          <table:table-cell office:value-type="float" office:value="33050">
            <text:p>33050</text:p>
          </table:table-cell>
          <table:table-cell/>
          <table:table-cell office:value-type="string">
            <text:p>VIA UDINE 47</text:p>
          </table:table-cell>
          <table:table-cell office:value-type="string">
            <text:p>RIVIGNANO</text:p>
          </table:table-cell>
          <table:table-cell office:value-type="string">
            <text:p>UD</text:p>
          </table:table-cell>
          <table:table-cell office:value-type="float" office:value="33050">
            <text:p>33050</text:p>
          </table:table-cell>
          <table:table-cell office:value-type="string">
            <text:p>0432 775348</text:p>
          </table:table-cell>
          <table:table-cell/>
          <table:table-cell table:number-columns-repeated="2" office:value-type="string">
            <text:p>027809503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5-04-17">
            <text:p>17/04/2015</text:p>
          </table:table-cell>
          <table:table-cell/>
          <table:table-cell office:value-type="string">
            <text:p>INFO@MODAOCCHIALI.IT</text:p>
          </table:table-cell>
          <table:table-cell table:number-columns-repeated="2"/>
        </table:table-row>
        <table:table-row table:style-name="ro1">
          <table:table-cell office:value-type="float" office:value="1385">
            <text:p>1385</text:p>
          </table:table-cell>
          <table:table-cell office:value-type="string">
            <text:p>OPTIC EVO</text:p>
          </table:table-cell>
          <table:table-cell office:value-type="string">
            <text:p>VIA UGO FOSCOLO 11/A</text:p>
          </table:table-cell>
          <table:table-cell office:value-type="string">
            <text:p>CARMIGNANO DI BRENT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BRESCIANI ELISA &amp; C. SNC</text:p>
          </table:table-cell>
          <table:table-cell table:number-columns-repeated="4"/>
          <table:table-cell table:number-columns-repeated="2" office:value-type="string">
            <text:p>049 9431364</text:p>
          </table:table-cell>
          <table:table-cell table:number-columns-repeated="2" office:value-type="string">
            <text:p>0420789028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25">
            <text:p>25/01/2019</text:p>
          </table:table-cell>
          <table:table-cell office:value-type="string">
            <text:p>M5UXCR1</text:p>
          </table:table-cell>
          <table:table-cell office:value-type="string">
            <text:p>OPTICEVO@ALICE.IT</text:p>
          </table:table-cell>
          <table:table-cell/>
          <table:table-cell office:value-type="string">
            <text:p><text:s/>BRESCIANI ELISA &amp; C. SNC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OTTICA FONTANESI S.N.C.</text:p>
          </table:table-cell>
          <table:table-cell office:value-type="string">
            <text:p>VIA G.GIARDINO 18</text:p>
          </table:table-cell>
          <table:table-cell office:value-type="string">
            <text:p>ROMANO D'EZZELINO</text:p>
          </table:table-cell>
          <table:table-cell office:value-type="string">
            <text:p>VI</text:p>
          </table:table-cell>
          <table:table-cell office:value-type="float" office:value="36060">
            <text:p>36060</text:p>
          </table:table-cell>
          <table:table-cell office:value-type="string">
            <text:p>F.LLI SERRADURA&amp;REMONATO V. S.N.C.</text:p>
          </table:table-cell>
          <table:table-cell office:value-type="string">
            <text:p>VIA G.GIARDINO 18</text:p>
          </table:table-cell>
          <table:table-cell office:value-type="string">
            <text:p>ROMANO D'EZZELINO</text:p>
          </table:table-cell>
          <table:table-cell office:value-type="string">
            <text:p>VI</text:p>
          </table:table-cell>
          <table:table-cell office:value-type="float" office:value="36060">
            <text:p>36060</text:p>
          </table:table-cell>
          <table:table-cell office:value-type="string">
            <text:p>0424/34783</text:p>
          </table:table-cell>
          <table:table-cell office:value-type="string">
            <text:p>0424/503823 val</text:p>
          </table:table-cell>
          <table:table-cell/>
          <table:table-cell office:value-type="string">
            <text:p>02563480249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RB 60 GG</text:p>
          </table:table-cell>
          <table:table-cell office:value-type="string">
            <text:p>CARIVERONA</text:p>
          </table:table-cell>
          <table:table-cell/>
          <table:table-cell office:value-type="float" office:value="2008">
            <text:p>2008</text:p>
          </table:table-cell>
          <table:table-cell office:value-type="float" office:value="60165">
            <text:p>60165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7-04">
            <text:p>04/07/2019</text:p>
          </table:table-cell>
          <table:table-cell office:value-type="string">
            <text:p>M5UXCR1</text:p>
          </table:table-cell>
          <table:table-cell office:value-type="string">
            <text:p>OTTICAFONTANESI@TIN.IT</text:p>
          </table:table-cell>
          <table:table-cell/>
          <table:table-cell office:value-type="string">
            <text:p>REMONATO ROBERTO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string">
            <text:p>OTTICA PIEVIGINA S.N.C</text:p>
          </table:table-cell>
          <table:table-cell office:value-type="string">
            <text:p>VIA ROMA 55</text:p>
          </table:table-cell>
          <table:table-cell office:value-type="string">
            <text:p>VILLA DEL CONT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PELOSIN LUIGI</text:p>
          </table:table-cell>
          <table:table-cell office:value-type="string">
            <text:p>VIA ROMA 55</text:p>
          </table:table-cell>
          <table:table-cell office:value-type="string">
            <text:p>VILLA DEL CONT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049/5744150</text:p>
          </table:table-cell>
          <table:table-cell/>
          <table:table-cell table:number-columns-repeated="2" office:value-type="string">
            <text:p>033855602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.COOP.ALTA PADOVANA</text:p>
          </table:table-cell>
          <table:table-cell/>
          <table:table-cell office:value-type="float" office:value="7084">
            <text:p>7084</text:p>
          </table:table-cell>
          <table:table-cell office:value-type="float" office:value="61920">
            <text:p>6192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0-12-02">
            <text:p>02/12/2020</text:p>
          </table:table-cell>
          <table:table-cell office:value-type="string">
            <text:p>USAL8PV</text:p>
          </table:table-cell>
          <table:table-cell office:value-type="string">
            <text:p>OTTICASHOP@YAHOO.IT</text:p>
          </table:table-cell>
          <table:table-cell/>
          <table:table-cell office:value-type="string">
            <text:p>PELOSIN LUIGI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office:value-type="string">
            <text:p>OTTICA PELOSIN LUIGI S.A.S.</text:p>
          </table:table-cell>
          <table:table-cell office:value-type="string">
            <text:p>VIA ROMA 135</text:p>
          </table:table-cell>
          <table:table-cell office:value-type="string">
            <text:p>VIGODARZER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PELOSIN ANDREA &amp; C.</text:p>
          </table:table-cell>
          <table:table-cell office:value-type="string">
            <text:p>VIA ROMA 19</text:p>
          </table:table-cell>
          <table:table-cell office:value-type="string">
            <text:p>VILLA DEL CONT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049/706460</text:p>
          </table:table-cell>
          <table:table-cell table:number-columns-repeated="2"/>
          <table:table-cell office:value-type="string">
            <text:p>0469201028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.COOP.ALTA PADOVANA</text:p>
          </table:table-cell>
          <table:table-cell/>
          <table:table-cell office:value-type="float" office:value="8327">
            <text:p>8327</text:p>
          </table:table-cell>
          <table:table-cell office:value-type="float" office:value="63100">
            <text:p>631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6-02-02">
            <text:p>02/02/2016</text:p>
          </table:table-cell>
          <table:table-cell table:number-columns-repeated="3"/>
          <table:table-cell office:value-type="string">
            <text:p>PELOSIN ANDREA &amp; C.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OTTICA SHOP PIEVIGINA</text:p>
          </table:table-cell>
          <table:table-cell office:value-type="string">
            <text:p>C. COMM. BENNET VIA MONTELLO <text:s/>50/40</text:p>
          </table:table-cell>
          <table:table-cell office:value-type="string">
            <text:p>PIEVE DI SOLIGO</text:p>
          </table:table-cell>
          <table:table-cell office:value-type="string">
            <text:p>TV</text:p>
          </table:table-cell>
          <table:table-cell office:value-type="float" office:value="31053">
            <text:p>31053</text:p>
          </table:table-cell>
          <table:table-cell office:value-type="string">
            <text:p>DI PELOSIN LUIGI</text:p>
          </table:table-cell>
          <table:table-cell office:value-type="string">
            <text:p>VIA ROMA 55</text:p>
          </table:table-cell>
          <table:table-cell office:value-type="string">
            <text:p>VILLA DEL CONT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0438/980223</text:p>
          </table:table-cell>
          <table:table-cell/>
          <table:table-cell office:value-type="string">
            <text:p>PLSLGU44A21H501E</text:p>
          </table:table-cell>
          <table:table-cell office:value-type="string">
            <text:p>033855602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MARCA CREDITO COOPERATIVO</text:p>
          </table:table-cell>
          <table:table-cell/>
          <table:table-cell office:value-type="float" office:value="7084">
            <text:p>7084</text:p>
          </table:table-cell>
          <table:table-cell office:value-type="float" office:value="63920">
            <text:p>6392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1-02-11">
            <text:p>11/02/2021</text:p>
          </table:table-cell>
          <table:table-cell office:value-type="string">
            <text:p>USAL8PV</text:p>
          </table:table-cell>
          <table:table-cell table:number-columns-repeated="2"/>
          <table:table-cell office:value-type="string">
            <text:p>PELOSIN LUIGI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string">
            <text:p>OTTICA PIEVIGINA</text:p>
          </table:table-cell>
          <table:table-cell office:value-type="string">
            <text:p>PIAZZA UMBERTO I° 12</text:p>
          </table:table-cell>
          <table:table-cell office:value-type="string">
            <text:p>PIEVE DI SOLIGO</text:p>
          </table:table-cell>
          <table:table-cell office:value-type="string">
            <text:p>TV</text:p>
          </table:table-cell>
          <table:table-cell office:value-type="float" office:value="31053">
            <text:p>31053</text:p>
          </table:table-cell>
          <table:table-cell office:value-type="string">
            <text:p>DI PELOSIN LUIGI</text:p>
          </table:table-cell>
          <table:table-cell office:value-type="string">
            <text:p>VIA ROMA 55</text:p>
          </table:table-cell>
          <table:table-cell office:value-type="string">
            <text:p>VILLA DEL CONT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0438/83136</text:p>
          </table:table-cell>
          <table:table-cell/>
          <table:table-cell office:value-type="string">
            <text:p>PLSLGU44A21H501E</text:p>
          </table:table-cell>
          <table:table-cell office:value-type="string">
            <text:p>033855602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MARCA CREDITO COOPERATIVO</text:p>
          </table:table-cell>
          <table:table-cell/>
          <table:table-cell office:value-type="float" office:value="7084">
            <text:p>7084</text:p>
          </table:table-cell>
          <table:table-cell office:value-type="float" office:value="61920">
            <text:p>6192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0-12-02">
            <text:p>02/12/2020</text:p>
          </table:table-cell>
          <table:table-cell table:number-columns-repeated="3"/>
          <table:table-cell office:value-type="string">
            <text:p>PELOSIN LUIGI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BASSANO OPTICAL</text:p>
          </table:table-cell>
          <table:table-cell office:value-type="string">
            <text:p>VIA BARBIERI 36A</text:p>
          </table:table-cell>
          <table:table-cell office:value-type="string">
            <text:p>BASSANO</text:p>
          </table:table-cell>
          <table:table-cell office:value-type="string">
            <text:p>VI</text:p>
          </table:table-cell>
          <table:table-cell office:value-type="float" office:value="36061">
            <text:p>36061</text:p>
          </table:table-cell>
          <table:table-cell office:value-type="string">
            <text:p>F.LLI SERRADURA&amp;REMONATO V. S.N.C.</text:p>
          </table:table-cell>
          <table:table-cell office:value-type="string">
            <text:p>VIA BARBIERI 36A</text:p>
          </table:table-cell>
          <table:table-cell office:value-type="string">
            <text:p>BASSANO</text:p>
          </table:table-cell>
          <table:table-cell office:value-type="string">
            <text:p>VI</text:p>
          </table:table-cell>
          <table:table-cell office:value-type="float" office:value="36060">
            <text:p>36060</text:p>
          </table:table-cell>
          <table:table-cell office:value-type="string">
            <text:p>0424/220695</text:p>
          </table:table-cell>
          <table:table-cell table:number-columns-repeated="2"/>
          <table:table-cell office:value-type="string">
            <text:p>02563480249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VERONA</text:p>
          </table:table-cell>
          <table:table-cell/>
          <table:table-cell office:value-type="float" office:value="2008">
            <text:p>2008</text:p>
          </table:table-cell>
          <table:table-cell office:value-type="float" office:value="60165">
            <text:p>60165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20">
            <text:p>20/01/2019</text:p>
          </table:table-cell>
          <table:table-cell office:value-type="string">
            <text:p>M5UXCR1</text:p>
          </table:table-cell>
          <table:table-cell table:number-columns-repeated="2"/>
          <table:table-cell office:value-type="string">
            <text:p>REMONATO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PROGETTO VISTA</text:p>
          </table:table-cell>
          <table:table-cell office:value-type="string">
            <text:p>CENTRO COMM. AIRONE</text:p>
          </table:table-cell>
          <table:table-cell office:value-type="string">
            <text:p>MONSELICE</text:p>
          </table:table-cell>
          <table:table-cell office:value-type="string">
            <text:p>PD</text:p>
          </table:table-cell>
          <table:table-cell office:value-type="float" office:value="45100">
            <text:p>45100</text:p>
          </table:table-cell>
          <table:table-cell office:value-type="string">
            <text:p>DI DANIELE TOFFOLI &amp; C.</text:p>
          </table:table-cell>
          <table:table-cell office:value-type="string">
            <text:p>PIAZZA VITTORIO EMANUELE II <text:s/>29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0425/25322</text:p>
          </table:table-cell>
          <table:table-cell office:value-type="string">
            <text:p>0425/22435</text:p>
          </table:table-cell>
          <table:table-cell table:number-columns-repeated="2" office:value-type="string">
            <text:p>0077115029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AMBROVENETO</text:p>
          </table:table-cell>
          <table:table-cell/>
          <table:table-cell office:value-type="float" office:value="3069">
            <text:p>3069</text:p>
          </table:table-cell>
          <table:table-cell office:value-type="float" office:value="12210">
            <text:p>122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7-07-10">
            <text:p>10/07/2007</text:p>
          </table:table-cell>
          <table:table-cell table:number-columns-repeated="3"/>
          <table:table-cell office:value-type="string">
            <text:p><text:s/>DANIELE TOFFOLI &amp; C.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string">
            <text:p>PIEMMECI SNC</text:p>
          </table:table-cell>
          <table:table-cell office:value-type="string">
            <text:p>STRADA CASTELLAZZO 6/B</text:p>
          </table:table-cell>
          <table:table-cell office:value-type="string">
            <text:p>MAGENTA</text:p>
          </table:table-cell>
          <table:table-cell office:value-type="string">
            <text:p>MI</text:p>
          </table:table-cell>
          <table:table-cell office:value-type="float" office:value="20013">
            <text:p>20013</text:p>
          </table:table-cell>
          <table:table-cell office:value-type="string">
            <text:p>DI FABRICCI GIUSEPPE E POZZI MARA</text:p>
          </table:table-cell>
          <table:table-cell table:number-columns-repeated="4"/>
          <table:table-cell office:value-type="string">
            <text:p>0382.27354</text:p>
          </table:table-cell>
          <table:table-cell table:number-columns-repeated="2"/>
          <table:table-cell office:value-type="string">
            <text:p>0451672015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/>
          <table:table-cell office:value-type="string">
            <text:p>IT56G0558433320000000071650</text:p>
          </table:table-cell>
          <table:table-cell table:number-columns-repeated="3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8-12-21">
            <text:p>21/12/2018</text:p>
          </table:table-cell>
          <table:table-cell office:value-type="string">
            <text:p>M5UXCR1</text:p>
          </table:table-cell>
          <table:table-cell office:value-type="string">
            <text:p>CATTOZZO.LAC@FASTWEBNET.IT</text:p>
          </table:table-cell>
          <table:table-cell/>
          <table:table-cell office:value-type="string">
            <text:p>FABRICCI GIUSEPPE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string">
            <text:p>CONSORZIO OPTO VENETO</text:p>
          </table:table-cell>
          <table:table-cell office:value-type="string">
            <text:p>VIA ENRICO FERMI 192/194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 table:number-columns-repeated="5"/>
          <table:table-cell office:value-type="string">
            <text:p>0444/929362</text:p>
          </table:table-cell>
          <table:table-cell office:value-type="string">
            <text:p>0444/937371</text:p>
          </table:table-cell>
          <table:table-cell/>
          <table:table-cell office:value-type="string">
            <text:p>0234029024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0-06-21">
            <text:p>21/06/2010</text:p>
          </table:table-cell>
          <table:table-cell/>
          <table:table-cell office:value-type="string">
            <text:p>SEGRETERIACONSORZIO@TISCALI.IT</text:p>
          </table:table-cell>
          <table:table-cell table:number-columns-repeated="2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OTTICA TOFFOLI S.A.S.</text:p>
          </table:table-cell>
          <table:table-cell office:value-type="string">
            <text:p>C/COMMERCIALE "LA FATTORIA"</text:p>
          </table:table-cell>
          <table:table-cell office:value-type="string">
            <text:p>BORSEA</text:p>
          </table:table-cell>
          <table:table-cell office:value-type="string">
            <text:p>RO</text:p>
          </table:table-cell>
          <table:table-cell office:value-type="float" office:value="45010">
            <text:p>45010</text:p>
          </table:table-cell>
          <table:table-cell office:value-type="string">
            <text:p>DI DANIELE TOFFOLI &amp; C.</text:p>
          </table:table-cell>
          <table:table-cell office:value-type="string">
            <text:p>C/COMMERCIALE "LA FATTORIA"</text:p>
          </table:table-cell>
          <table:table-cell office:value-type="string">
            <text:p>BORSEA</text:p>
          </table:table-cell>
          <table:table-cell office:value-type="string">
            <text:p>RO</text:p>
          </table:table-cell>
          <table:table-cell office:value-type="float" office:value="45010">
            <text:p>45010</text:p>
          </table:table-cell>
          <table:table-cell office:value-type="string">
            <text:p>0425/471153</text:p>
          </table:table-cell>
          <table:table-cell table:number-columns-repeated="2"/>
          <table:table-cell office:value-type="string">
            <text:p>0077115029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SSA DI RISPARMIO DI GENOVA E IMPERIA CARIGE</text:p>
          </table:table-cell>
          <table:table-cell office:value-type="string">
            <text:p>IT24G0617512210000000086380</text:p>
          </table:table-cell>
          <table:table-cell office:value-type="float" office:value="6175">
            <text:p>6175</text:p>
          </table:table-cell>
          <table:table-cell office:value-type="float" office:value="12210">
            <text:p>122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8-03-17">
            <text:p>17/03/2008</text:p>
          </table:table-cell>
          <table:table-cell table:number-columns-repeated="3"/>
          <table:table-cell office:value-type="string">
            <text:p><text:s/>DANIELE TOFFOLI &amp; C.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string">
            <text:p>UFFICIO</text:p>
          </table:table-cell>
          <table:table-cell table:number-columns-repeated="1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398">
            <text:p>1398</text:p>
          </table:table-cell>
          <table:table-cell office:value-type="string">
            <text:p>OTTICA ROVIGO</text:p>
          </table:table-cell>
          <table:table-cell office:value-type="string">
            <text:p>CORSO DEL POPOLO 189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DI RIZZO BRUNO</text:p>
          </table:table-cell>
          <table:table-cell table:number-columns-repeated="4"/>
          <table:table-cell office:value-type="string">
            <text:p>0425 25059</text:p>
          </table:table-cell>
          <table:table-cell table:number-columns-repeated="2"/>
          <table:table-cell office:value-type="string">
            <text:p>0086214029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7-11-23">
            <text:p>23/11/2007</text:p>
          </table:table-cell>
          <table:table-cell table:number-columns-repeated="3"/>
          <table:table-cell office:value-type="string">
            <text:p><text:s/>RIZZO BRUNO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string">
            <text:p>OTTICA ADAMI FERDINANDO S.R.L.</text:p>
          </table:table-cell>
          <table:table-cell office:value-type="string">
            <text:p>VIA GOFFREDO MAMELI 21/A</text:p>
          </table:table-cell>
          <table:table-cell office:value-type="string">
            <text:p>VERONA</text:p>
          </table:table-cell>
          <table:table-cell office:value-type="string">
            <text:p>VR</text:p>
          </table:table-cell>
          <table:table-cell office:value-type="float" office:value="37126">
            <text:p>37126</text:p>
          </table:table-cell>
          <table:table-cell table:number-columns-repeated="5"/>
          <table:table-cell table:number-columns-repeated="2" office:value-type="string">
            <text:p>045 914319</text:p>
          </table:table-cell>
          <table:table-cell table:number-columns-repeated="2" office:value-type="string">
            <text:p>03396170239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DI VERONA</text:p>
          </table:table-cell>
          <table:table-cell/>
          <table:table-cell office:value-type="float" office:value="5188">
            <text:p>5188</text:p>
          </table:table-cell>
          <table:table-cell office:value-type="float" office:value="11728">
            <text:p>11728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7-12-21">
            <text:p>21/12/2007</text:p>
          </table:table-cell>
          <table:table-cell/>
          <table:table-cell office:value-type="string">
            <text:p>OTTICAADAMIFERDINANDO@YAHOO.COM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L'ALTRA OTTICA</text:p>
          </table:table-cell>
          <table:table-cell office:value-type="string">
            <text:p>CASTELLO 6206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2">
            <text:p>30122</text:p>
          </table:table-cell>
          <table:table-cell office:value-type="string">
            <text:p>DI MATTEO VIANELLO</text:p>
          </table:table-cell>
          <table:table-cell table:number-columns-repeated="2"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2">
            <text:p>30122</text:p>
          </table:table-cell>
          <table:table-cell office:value-type="string">
            <text:p>041 2411856</text:p>
          </table:table-cell>
          <table:table-cell/>
          <table:table-cell office:value-type="string">
            <text:p>VNLMTT74D19L736M</text:p>
          </table:table-cell>
          <table:table-cell office:value-type="string">
            <text:p>041506002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8-09-04">
            <text:p>04/09/2018</text:p>
          </table:table-cell>
          <table:table-cell/>
          <table:table-cell office:value-type="string">
            <text:p>LALTRAOTTICA@VIANELLOMATTEO.191.IT</text:p>
          </table:table-cell>
          <table:table-cell/>
          <table:table-cell office:value-type="string">
            <text:p><text:s/>MATTEO VIANELLO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OTTICA VISION S.R.L.</text:p>
          </table:table-cell>
          <table:table-cell office:value-type="string">
            <text:p>VIA VASARI 20</text:p>
          </table:table-cell>
          <table:table-cell office:value-type="string">
            <text:p>ANCONA</text:p>
          </table:table-cell>
          <table:table-cell office:value-type="string">
            <text:p>AN</text:p>
          </table:table-cell>
          <table:table-cell office:value-type="float" office:value="60125">
            <text:p>60125</text:p>
          </table:table-cell>
          <table:table-cell office:value-type="string">
            <text:p>DI MAFRAN</text:p>
          </table:table-cell>
          <table:table-cell table:number-columns-repeated="4"/>
          <table:table-cell office:value-type="string">
            <text:p>071 204110</text:p>
          </table:table-cell>
          <table:table-cell office:value-type="string">
            <text:p>cell3488887211</text:p>
          </table:table-cell>
          <table:table-cell/>
          <table:table-cell office:value-type="string">
            <text:p>0116214042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DELLE MARCHE</text:p>
          </table:table-cell>
          <table:table-cell/>
          <table:table-cell office:value-type="float" office:value="6055">
            <text:p>6055</text:p>
          </table:table-cell>
          <table:table-cell office:value-type="float" office:value="2600">
            <text:p>26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MAFRAN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CAPELLO CENTRO VISTA OPTIMED SRL</text:p>
          </table:table-cell>
          <table:table-cell office:value-type="string">
            <text:p>VIA L. PASTRO 18</text:p>
          </table:table-cell>
          <table:table-cell office:value-type="string">
            <text:p>MONTEBELLUNA</text:p>
          </table:table-cell>
          <table:table-cell office:value-type="string">
            <text:p>TV</text:p>
          </table:table-cell>
          <table:table-cell office:value-type="float" office:value="31044">
            <text:p>31044</text:p>
          </table:table-cell>
          <table:table-cell table:number-columns-repeated="5"/>
          <table:table-cell office:value-type="string">
            <text:p>0423 303512</text:p>
          </table:table-cell>
          <table:table-cell table:number-columns-repeated="2"/>
          <table:table-cell office:value-type="string">
            <text:p>031810902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/>
          <table:table-cell office:value-type="string">
            <text:p>MONTEBELLUNA@CAPELLOCENTRIVISTA.IT</text:p>
          </table:table-cell>
          <table:table-cell office:value-type="string">
            <text:p>DYLOGBUFFETTI@SICUREZZAPOSTALE.IT</text:p>
          </table:table-cell>
          <table:table-cell office:value-type="string">
            <text:p>CAPELLO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string">
            <text:p>OTTICA SIMONETTI</text:p>
          </table:table-cell>
          <table:table-cell office:value-type="string">
            <text:p>VIA DELLA PROVVIDENZA 110</text:p>
          </table:table-cell>
          <table:table-cell office:value-type="string">
            <text:p>SARMEOLA DI RUBANO</text:p>
          </table:table-cell>
          <table:table-cell office:value-type="string">
            <text:p>PD</text:p>
          </table:table-cell>
          <table:table-cell office:value-type="float" office:value="35030">
            <text:p>35030</text:p>
          </table:table-cell>
          <table:table-cell office:value-type="string">
            <text:p>DI SIMONETTI IVAN</text:p>
          </table:table-cell>
          <table:table-cell table:number-columns-repeated="4"/>
          <table:table-cell office:value-type="string">
            <text:p>049 630769</text:p>
          </table:table-cell>
          <table:table-cell/>
          <table:table-cell office:value-type="string">
            <text:p>SMNVNI49L02H294U</text:p>
          </table:table-cell>
          <table:table-cell office:value-type="string">
            <text:p>0157347028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7-11-27">
            <text:p>27/11/2007</text:p>
          </table:table-cell>
          <table:table-cell table:number-columns-repeated="3"/>
          <table:table-cell office:value-type="string">
            <text:p><text:s/>SIMONETTI IVAN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string">
            <text:p>NEW SERVICE OPTICAL S.R.L.</text:p>
          </table:table-cell>
          <table:table-cell office:value-type="string">
            <text:p>VIA TRIESTE 137</text:p>
          </table:table-cell>
          <table:table-cell office:value-type="string">
            <text:p>MARGHERA VENEZIA</text:p>
          </table:table-cell>
          <table:table-cell office:value-type="string">
            <text:p>VE</text:p>
          </table:table-cell>
          <table:table-cell office:value-type="float" office:value="30175">
            <text:p>30175</text:p>
          </table:table-cell>
          <table:table-cell table:number-columns-repeated="5"/>
          <table:table-cell office:value-type="string">
            <text:p>041 5382708</text:p>
          </table:table-cell>
          <table:table-cell/>
          <table:table-cell table:number-columns-repeated="2" office:value-type="string">
            <text:p>032880502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INTESA SAN PAOLO</text:p>
          </table:table-cell>
          <table:table-cell office:value-type="string">
            <text:p>IT98M0306902048615218678895</text:p>
          </table:table-cell>
          <table:table-cell office:value-type="float" office:value="3069">
            <text:p>3069</text:p>
          </table:table-cell>
          <table:table-cell office:value-type="float" office:value="2048">
            <text:p>2048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8-01-07">
            <text:p>07/01/2008</text:p>
          </table:table-cell>
          <table:table-cell table:number-columns-repeated="4"/>
        </table:table-row>
        <table:table-row table:style-name="ro1">
          <table:table-cell office:value-type="float" office:value="1406">
            <text:p>1406</text:p>
          </table:table-cell>
          <table:table-cell office:value-type="string">
            <text:p>MASINA LE LENTI S.R.L.</text:p>
          </table:table-cell>
          <table:table-cell office:value-type="string">
            <text:p>C/O ALIPER VIA PREVITALI 30</text:p>
          </table:table-cell>
          <table:table-cell office:value-type="string">
            <text:p>ABANO TERME</text:p>
          </table:table-cell>
          <table:table-cell office:value-type="string">
            <text:p>PD</text:p>
          </table:table-cell>
          <table:table-cell office:value-type="float" office:value="35031">
            <text:p>35031</text:p>
          </table:table-cell>
          <table:table-cell/>
          <table:table-cell office:value-type="string">
            <text:p>C/0 ALIPER VIA PREVITALI 30</text:p>
          </table:table-cell>
          <table:table-cell office:value-type="string">
            <text:p>ABANO TERME</text:p>
          </table:table-cell>
          <table:table-cell office:value-type="string">
            <text:p>PD</text:p>
          </table:table-cell>
          <table:table-cell office:value-type="float" office:value="35031">
            <text:p>35031</text:p>
          </table:table-cell>
          <table:table-cell office:value-type="string">
            <text:p>049 8666508</text:p>
          </table:table-cell>
          <table:table-cell table:number-columns-repeated="2"/>
          <table:table-cell office:value-type="string">
            <text:p>0168704038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SBO</text:p>
          </table:table-cell>
          <table:table-cell/>
          <table:table-cell office:value-type="float" office:value="6385">
            <text:p>6385</text:p>
          </table:table-cell>
          <table:table-cell office:value-type="float" office:value="67210">
            <text:p>672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3-22">
            <text:p>22/03/2013</text:p>
          </table:table-cell>
          <table:table-cell table:number-columns-repeated="4"/>
        </table:table-row>
        <table:table-row table:style-name="ro1">
          <table:table-cell office:value-type="float" office:value="1406">
            <text:p>1406</text:p>
          </table:table-cell>
          <table:table-cell office:value-type="string">
            <text:p>MASINA LE LENTI S.R.L.</text:p>
          </table:table-cell>
          <table:table-cell office:value-type="string">
            <text:p>C/O ALIPER VIA PREVITALI 30</text:p>
          </table:table-cell>
          <table:table-cell office:value-type="string">
            <text:p>ABANO TERME</text:p>
          </table:table-cell>
          <table:table-cell office:value-type="string">
            <text:p>PD</text:p>
          </table:table-cell>
          <table:table-cell office:value-type="float" office:value="35031">
            <text:p>35031</text:p>
          </table:table-cell>
          <table:table-cell/>
          <table:table-cell office:value-type="string">
            <text:p>C/0 ALIPER VIA PREVITALI 30</text:p>
          </table:table-cell>
          <table:table-cell office:value-type="string">
            <text:p>ABANO TERME</text:p>
          </table:table-cell>
          <table:table-cell office:value-type="string">
            <text:p>PD</text:p>
          </table:table-cell>
          <table:table-cell office:value-type="float" office:value="35031">
            <text:p>35031</text:p>
          </table:table-cell>
          <table:table-cell office:value-type="string">
            <text:p>049 8666508</text:p>
          </table:table-cell>
          <table:table-cell table:number-columns-repeated="2"/>
          <table:table-cell office:value-type="string">
            <text:p>0168704038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SBO</text:p>
          </table:table-cell>
          <table:table-cell/>
          <table:table-cell office:value-type="float" office:value="6385">
            <text:p>6385</text:p>
          </table:table-cell>
          <table:table-cell office:value-type="float" office:value="67210">
            <text:p>672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3-22">
            <text:p>22/03/2013</text:p>
          </table:table-cell>
          <table:table-cell table:number-columns-repeated="4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MASINA LE LENTI S.R.L.</text:p>
          </table:table-cell>
          <table:table-cell office:value-type="string">
            <text:p>C/O ALIPER VIALE PORTA D'ADIGE 45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/>
          <table:table-cell office:value-type="string">
            <text:p>C/O ALIPER VIALE PORTA D'ADIGE 45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0425 368003</text:p>
          </table:table-cell>
          <table:table-cell table:number-columns-repeated="2"/>
          <table:table-cell office:value-type="string">
            <text:p>0168704038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SBO</text:p>
          </table:table-cell>
          <table:table-cell/>
          <table:table-cell office:value-type="float" office:value="6385">
            <text:p>6385</text:p>
          </table:table-cell>
          <table:table-cell office:value-type="float" office:value="67210">
            <text:p>672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3-22">
            <text:p>22/03/2013</text:p>
          </table:table-cell>
          <table:table-cell table:number-columns-repeated="4"/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MASINA LE LENTI S.R.L.</text:p>
          </table:table-cell>
          <table:table-cell office:value-type="string">
            <text:p>CORSO MILANO 26/A</text:p>
          </table:table-cell>
          <table:table-cell office:value-type="string">
            <text:p>MONZA</text:p>
          </table:table-cell>
          <table:table-cell office:value-type="string">
            <text:p>MI</text:p>
          </table:table-cell>
          <table:table-cell office:value-type="float" office:value="20190">
            <text:p>20190</text:p>
          </table:table-cell>
          <table:table-cell/>
          <table:table-cell office:value-type="string">
            <text:p>VIA GARIBALDI 36/A</text:p>
          </table:table-cell>
          <table:table-cell office:value-type="string">
            <text:p>COPPARO</text:p>
          </table:table-cell>
          <table:table-cell office:value-type="string">
            <text:p>FE</text:p>
          </table:table-cell>
          <table:table-cell office:value-type="float" office:value="44034">
            <text:p>44034</text:p>
          </table:table-cell>
          <table:table-cell office:value-type="string">
            <text:p>0532860362</text:p>
          </table:table-cell>
          <table:table-cell table:number-columns-repeated="2"/>
          <table:table-cell office:value-type="string">
            <text:p>0168704038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SBO</text:p>
          </table:table-cell>
          <table:table-cell/>
          <table:table-cell office:value-type="float" office:value="6385">
            <text:p>6385</text:p>
          </table:table-cell>
          <table:table-cell office:value-type="float" office:value="67210">
            <text:p>672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6-09-26">
            <text:p>26/09/2016</text:p>
          </table:table-cell>
          <table:table-cell/>
          <table:table-cell office:value-type="string">
            <text:p>AMMINISTRAZIONE.MASINALELENTI@GMAIL.COM</text:p>
          </table:table-cell>
          <table:table-cell table:number-columns-repeated="2"/>
        </table:table-row>
        <table:table-row table:style-name="ro1">
          <table:table-cell office:value-type="float" office:value="1409">
            <text:p>1409</text:p>
          </table:table-cell>
          <table:table-cell office:value-type="string">
            <text:p>NUOVA OTTICA</text:p>
          </table:table-cell>
          <table:table-cell office:value-type="string">
            <text:p>VIA MARCONI 77</text:p>
          </table:table-cell>
          <table:table-cell office:value-type="string">
            <text:p>CASTEL D'AZZANO</text:p>
          </table:table-cell>
          <table:table-cell office:value-type="string">
            <text:p>VR</text:p>
          </table:table-cell>
          <table:table-cell/>
          <table:table-cell office:value-type="string">
            <text:p>DI BLEVE CORRADO</text:p>
          </table:table-cell>
          <table:table-cell office:value-type="string">
            <text:p>VIA MARCONI 77</text:p>
          </table:table-cell>
          <table:table-cell office:value-type="string">
            <text:p>CASTEL D'AZZANO</text:p>
          </table:table-cell>
          <table:table-cell office:value-type="string">
            <text:p>VR</text:p>
          </table:table-cell>
          <table:table-cell/>
          <table:table-cell office:value-type="string">
            <text:p>0442 320333</text:p>
          </table:table-cell>
          <table:table-cell office:value-type="string">
            <text:p>CEREA045512455</text:p>
          </table:table-cell>
          <table:table-cell office:value-type="string">
            <text:p>BLVCRD72M20A539H</text:p>
          </table:table-cell>
          <table:table-cell office:value-type="string">
            <text:p>0104252029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office:value-type="string">
            <text:p>SPEDIZIONE</text:p>
          </table:table-cell>
          <table:table-cell office:value-type="date" office:date-value="2007-12-18">
            <text:p>18/12/2007</text:p>
          </table:table-cell>
          <table:table-cell table:number-columns-repeated="3"/>
          <table:table-cell office:value-type="string">
            <text:p><text:s/>BLEVE CORRADO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string">
            <text:p>OTTICA FACCIO</text:p>
          </table:table-cell>
          <table:table-cell office:value-type="string">
            <text:p>VIA CIGNO 279</text:p>
          </table:table-cell>
          <table:table-cell office:value-type="string">
            <text:p>BADIA POLESINE</text:p>
          </table:table-cell>
          <table:table-cell office:value-type="string">
            <text:p>RO</text:p>
          </table:table-cell>
          <table:table-cell office:value-type="float" office:value="45021">
            <text:p>45021</text:p>
          </table:table-cell>
          <table:table-cell office:value-type="string">
            <text:p>DI FACCIO GIANLUCA</text:p>
          </table:table-cell>
          <table:table-cell table:number-columns-repeated="4"/>
          <table:table-cell office:value-type="string">
            <text:p>0425 594686</text:p>
          </table:table-cell>
          <table:table-cell/>
          <table:table-cell office:value-type="string">
            <text:p>FCCGLC58D29A539Q</text:p>
          </table:table-cell>
          <table:table-cell office:value-type="string">
            <text:p>0084743029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8-01-03">
            <text:p>03/01/2008</text:p>
          </table:table-cell>
          <table:table-cell table:number-columns-repeated="3"/>
          <table:table-cell office:value-type="string">
            <text:p><text:s/>FACCIO GIANLUCA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STUDIO OTTICO MARTINO SNC</text:p>
          </table:table-cell>
          <table:table-cell office:value-type="string">
            <text:p>PIAZZA CASTELLO 9</text:p>
          </table:table-cell>
          <table:table-cell office:value-type="string">
            <text:p>MAROSTICA</text:p>
          </table:table-cell>
          <table:table-cell office:value-type="string">
            <text:p>VI</text:p>
          </table:table-cell>
          <table:table-cell office:value-type="float" office:value="36063">
            <text:p>36063</text:p>
          </table:table-cell>
          <table:table-cell office:value-type="string">
            <text:p>DI MARTINO ALESSANDRA &amp; C.</text:p>
          </table:table-cell>
          <table:table-cell table:number-columns-repeated="4"/>
          <table:table-cell table:number-columns-repeated="2" office:value-type="string">
            <text:p>0424 474770</text:p>
          </table:table-cell>
          <table:table-cell/>
          <table:table-cell office:value-type="string">
            <text:p>0313606024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 BANCA</text:p>
          </table:table-cell>
          <table:table-cell/>
          <table:table-cell office:value-type="float" office:value="2008">
            <text:p>2008</text:p>
          </table:table-cell>
          <table:table-cell office:value-type="float" office:value="60500">
            <text:p>605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7-12-27">
            <text:p>27/12/2007</text:p>
          </table:table-cell>
          <table:table-cell/>
          <table:table-cell office:value-type="string">
            <text:p>STUDIOTTICOMARTINO@LIBERO.IT</text:p>
          </table:table-cell>
          <table:table-cell/>
          <table:table-cell office:value-type="string">
            <text:p><text:s/>MARTINO ALESSANDRA &amp; C.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string">
            <text:p>CASA DI CURA CITTA' DI UDINE SPA</text:p>
          </table:table-cell>
          <table:table-cell office:value-type="string">
            <text:p>VIALE VENEZIA 410</text:p>
          </table:table-cell>
          <table:table-cell office:value-type="string">
            <text:p>UDINE</text:p>
          </table:table-cell>
          <table:table-cell office:value-type="string">
            <text:p>UD</text:p>
          </table:table-cell>
          <table:table-cell office:value-type="float" office:value="33100">
            <text:p>33100</text:p>
          </table:table-cell>
          <table:table-cell table:number-columns-repeated="2"/>
          <table:table-cell office:value-type="string">
            <text:p>UDINE</text:p>
          </table:table-cell>
          <table:table-cell office:value-type="string">
            <text:p>UD</text:p>
          </table:table-cell>
          <table:table-cell office:value-type="float" office:value="33100">
            <text:p>33100</text:p>
          </table:table-cell>
          <table:table-cell office:value-type="string">
            <text:p>0432 239111</text:p>
          </table:table-cell>
          <table:table-cell office:value-type="string">
            <text:p>RICC 3471107748</text:p>
          </table:table-cell>
          <table:table-cell table:number-columns-repeated="2" office:value-type="string">
            <text:p>001587903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2-10-09">
            <text:p>09/10/2012</text:p>
          </table:table-cell>
          <table:table-cell/>
          <table:table-cell office:value-type="string">
            <text:p>AMMINISTRAZIONE@CASADICURACITTADIUDINE.IT</text:p>
          </table:table-cell>
          <table:table-cell table:number-columns-repeated="2"/>
        </table:table-row>
        <table:table-row table:style-name="ro1">
          <table:table-cell office:value-type="float" office:value="1413">
            <text:p>1413</text:p>
          </table:table-cell>
          <table:table-cell office:value-type="string">
            <text:p>OTTICA SECCHIERO</text:p>
          </table:table-cell>
          <table:table-cell office:value-type="string">
            <text:p>VIA A. ZILLANTI 28</text:p>
          </table:table-cell>
          <table:table-cell office:value-type="string">
            <text:p>LENDINARA</text:p>
          </table:table-cell>
          <table:table-cell office:value-type="string">
            <text:p>RO</text:p>
          </table:table-cell>
          <table:table-cell office:value-type="float" office:value="45026">
            <text:p>45026</text:p>
          </table:table-cell>
          <table:table-cell office:value-type="string">
            <text:p>DI SECCHIERO ALESSIA</text:p>
          </table:table-cell>
          <table:table-cell office:value-type="string">
            <text:p>VIA A. ZILLANTI 28</text:p>
          </table:table-cell>
          <table:table-cell office:value-type="string">
            <text:p>LENDINARA</text:p>
          </table:table-cell>
          <table:table-cell office:value-type="string">
            <text:p>RO</text:p>
          </table:table-cell>
          <table:table-cell office:value-type="float" office:value="45026">
            <text:p>45026</text:p>
          </table:table-cell>
          <table:table-cell table:number-columns-repeated="2" office:value-type="string">
            <text:p>0425 642300</text:p>
          </table:table-cell>
          <table:table-cell office:value-type="string">
            <text:p>SCCLSS82M68A539F</text:p>
          </table:table-cell>
          <table:table-cell office:value-type="string">
            <text:p>012630002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5-07-17">
            <text:p>17/07/2015</text:p>
          </table:table-cell>
          <table:table-cell/>
          <table:table-cell office:value-type="string">
            <text:p>ALESSIA.OPTIK@LIBERO.IT</text:p>
          </table:table-cell>
          <table:table-cell/>
          <table:table-cell office:value-type="string">
            <text:p>SECCHIERO ALESSIA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string">
            <text:p>OPTIK JULIUS OTTICA****************</text:p>
          </table:table-cell>
          <table:table-cell office:value-type="string">
            <text:p>LARGO MUNICIPIO 36</text:p>
          </table:table-cell>
          <table:table-cell office:value-type="string">
            <text:p>EGNA</text:p>
          </table:table-cell>
          <table:table-cell office:value-type="string">
            <text:p>BZ</text:p>
          </table:table-cell>
          <table:table-cell office:value-type="float" office:value="39044">
            <text:p>39044</text:p>
          </table:table-cell>
          <table:table-cell office:value-type="string">
            <text:p>DI SIMONAZZI JULIUS</text:p>
          </table:table-cell>
          <table:table-cell office:value-type="string">
            <text:p>LARGO MUNICIPIO 36</text:p>
          </table:table-cell>
          <table:table-cell office:value-type="string">
            <text:p>EGNA</text:p>
          </table:table-cell>
          <table:table-cell office:value-type="string">
            <text:p>BZ</text:p>
          </table:table-cell>
          <table:table-cell office:value-type="float" office:value="39044">
            <text:p>39044</text:p>
          </table:table-cell>
          <table:table-cell office:value-type="string">
            <text:p>0471812698</text:p>
          </table:table-cell>
          <table:table-cell office:value-type="string">
            <text:p>0471812998</text:p>
          </table:table-cell>
          <table:table-cell office:value-type="string">
            <text:p>SMNJLS60E12L444I</text:p>
          </table:table-cell>
          <table:table-cell office:value-type="string">
            <text:p>0101738021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T34Y0822058371000304000188</text:p>
          </table:table-cell>
          <table:table-cell office:value-type="float" office:value="8220">
            <text:p>8220</text:p>
          </table:table-cell>
          <table:table-cell office:value-type="float" office:value="58371">
            <text:p>58371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1-03-03">
            <text:p>03/03/2011</text:p>
          </table:table-cell>
          <table:table-cell table:number-columns-repeated="3"/>
          <table:table-cell office:value-type="string">
            <text:p><text:s/>SIMONAZZI JULIUS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office:value-type="string">
            <text:p>OTTICA GIRO S.N.C.</text:p>
          </table:table-cell>
          <table:table-cell office:value-type="string">
            <text:p>VIA DORA BALTEA 26/B</text:p>
          </table:table-cell>
          <table:table-cell office:value-type="string">
            <text:p>VERONA</text:p>
          </table:table-cell>
          <table:table-cell office:value-type="string">
            <text:p>VR</text:p>
          </table:table-cell>
          <table:table-cell office:value-type="float" office:value="37136">
            <text:p>37136</text:p>
          </table:table-cell>
          <table:table-cell office:value-type="string">
            <text:p>DI GIRO SIMONE &amp; MARCO</text:p>
          </table:table-cell>
          <table:table-cell office:value-type="string">
            <text:p>VIA DORA BALTEA 26/B</text:p>
          </table:table-cell>
          <table:table-cell office:value-type="string">
            <text:p>VERONA</text:p>
          </table:table-cell>
          <table:table-cell office:value-type="string">
            <text:p>VR</text:p>
          </table:table-cell>
          <table:table-cell office:value-type="float" office:value="37136">
            <text:p>37136</text:p>
          </table:table-cell>
          <table:table-cell office:value-type="string">
            <text:p>045/956557</text:p>
          </table:table-cell>
          <table:table-cell table:number-columns-repeated="2"/>
          <table:table-cell office:value-type="string">
            <text:p>0253896023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 BANCA SPA</text:p>
          </table:table-cell>
          <table:table-cell/>
          <table:table-cell office:value-type="float" office:value="2008">
            <text:p>2008</text:p>
          </table:table-cell>
          <table:table-cell office:value-type="float" office:value="11738">
            <text:p>11738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6-27">
            <text:p>27/06/2013</text:p>
          </table:table-cell>
          <table:table-cell/>
          <table:table-cell office:value-type="string">
            <text:p>INFO@OTTICAGIRO.COM</text:p>
          </table:table-cell>
          <table:table-cell/>
          <table:table-cell office:value-type="string">
            <text:p><text:s/>GIRO SIMONE &amp; MARCO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OTTICA DUILIO</text:p>
          </table:table-cell>
          <table:table-cell office:value-type="string">
            <text:p>CAMPO SANTA MARINA 5903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2">
            <text:p>30122</text:p>
          </table:table-cell>
          <table:table-cell office:value-type="string">
            <text:p>DI MORETTO DUILIO</text:p>
          </table:table-cell>
          <table:table-cell table:number-columns-repeated="4"/>
          <table:table-cell office:value-type="string">
            <text:p>041 5283991</text:p>
          </table:table-cell>
          <table:table-cell office:value-type="string">
            <text:p>041 5344700</text:p>
          </table:table-cell>
          <table:table-cell office:value-type="string">
            <text:p>MRTDLU58A23F241R</text:p>
          </table:table-cell>
          <table:table-cell office:value-type="string">
            <text:p>021253602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4-09-02">
            <text:p>02/09/2014</text:p>
          </table:table-cell>
          <table:table-cell table:number-columns-repeated="3"/>
          <table:table-cell office:value-type="string">
            <text:p><text:s/>MORETTO DUILIO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string">
            <text:p>PROPHILO S.R.L.</text:p>
          </table:table-cell>
          <table:table-cell office:value-type="string">
            <text:p>VIA P. MANDRICARDO 10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3">
            <text:p>30173</text:p>
          </table:table-cell>
          <table:table-cell/>
          <table:table-cell office:value-type="string">
            <text:p>VIA P. MANDRICARDO 10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3">
            <text:p>30173</text:p>
          </table:table-cell>
          <table:table-cell office:value-type="string">
            <text:p>041 5369262</text:p>
          </table:table-cell>
          <table:table-cell office:value-type="string">
            <text:p>041 5351074</text:p>
          </table:table-cell>
          <table:table-cell/>
          <table:table-cell office:value-type="string">
            <text:p>0252618027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2"/>
          <table:table-cell office:value-type="float" office:value="6345">
            <text:p>6345</text:p>
          </table:table-cell>
          <table:table-cell office:value-type="float" office:value="2024">
            <text:p>2024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9-03-24">
            <text:p>24/03/2009</text:p>
          </table:table-cell>
          <table:table-cell table:number-columns-repeated="4"/>
        </table:table-row>
        <table:table-row table:style-name="ro1">
          <table:table-cell office:value-type="float" office:value="1418">
            <text:p>1418</text:p>
          </table:table-cell>
          <table:table-cell office:value-type="string">
            <text:p>CENTRO OTTICO MALATESTA SRL</text:p>
          </table:table-cell>
          <table:table-cell office:value-type="string">
            <text:p>VIA EMILIA VECCHIA 150</text:p>
          </table:table-cell>
          <table:table-cell office:value-type="string">
            <text:p>RIMINI</text:p>
          </table:table-cell>
          <table:table-cell office:value-type="string">
            <text:p>RN</text:p>
          </table:table-cell>
          <table:table-cell office:value-type="float" office:value="47900">
            <text:p>47900</text:p>
          </table:table-cell>
          <table:table-cell/>
          <table:table-cell office:value-type="string">
            <text:p>VIA EMILIA VFECCHIA 150</text:p>
          </table:table-cell>
          <table:table-cell office:value-type="string">
            <text:p>RIMINI</text:p>
          </table:table-cell>
          <table:table-cell office:value-type="string">
            <text:p>RN</text:p>
          </table:table-cell>
          <table:table-cell office:value-type="float" office:value="47900">
            <text:p>47900</text:p>
          </table:table-cell>
          <table:table-cell/>
          <table:table-cell office:value-type="string">
            <text:p>0541 7480430</text:p>
          </table:table-cell>
          <table:table-cell/>
          <table:table-cell office:value-type="string">
            <text:p>035439804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419">
            <text:p>1419</text:p>
          </table:table-cell>
          <table:table-cell office:value-type="string">
            <text:p>PERUFFO LINO</text:p>
          </table:table-cell>
          <table:table-cell table:number-columns-repeated="1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S.A.S. A. GIORDANI</text:p>
          </table:table-cell>
          <table:table-cell office:value-type="string">
            <text:p>CORSO GARIBALDI 10/12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2">
            <text:p>35122</text:p>
          </table:table-cell>
          <table:table-cell office:value-type="string">
            <text:p>DI ROSSELLA GIORDANI &amp; C.</text:p>
          </table:table-cell>
          <table:table-cell office:value-type="string">
            <text:p>CORSO GARIBALDI 10/12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2">
            <text:p>35122</text:p>
          </table:table-cell>
          <table:table-cell office:value-type="string">
            <text:p>049 8751423</text:p>
          </table:table-cell>
          <table:table-cell/>
          <table:table-cell table:number-columns-repeated="2" office:value-type="string">
            <text:p>000779702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8-04-04">
            <text:p>04/04/2008</text:p>
          </table:table-cell>
          <table:table-cell table:number-columns-repeated="3"/>
          <table:table-cell office:value-type="string">
            <text:p><text:s/>ROSSELLA GIORDANI &amp; C.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CADORE OCCHIALI</text:p>
          </table:table-cell>
          <table:table-cell office:value-type="string">
            <text:p>VIA PADOVA 41</text:p>
          </table:table-cell>
          <table:table-cell office:value-type="string">
            <text:p>VIGONZ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PAOLO MILANESI</text:p>
          </table:table-cell>
          <table:table-cell table:number-columns-repeated="4"/>
          <table:table-cell office:value-type="string">
            <text:p>049 8936005</text:p>
          </table:table-cell>
          <table:table-cell office:value-type="string">
            <text:p>328 4110512</text:p>
          </table:table-cell>
          <table:table-cell office:value-type="string">
            <text:p>MLNPLA55A10G642P</text:p>
          </table:table-cell>
          <table:table-cell office:value-type="string">
            <text:p>009266902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DESTINATARIO</text:p>
          </table:table-cell>
          <table:table-cell office:value-type="string">
            <text:p>S</text:p>
          </table:table-cell>
          <table:table-cell/>
          <table:table-cell office:value-type="date" office:date-value="2008-04-21">
            <text:p>21/04/2008</text:p>
          </table:table-cell>
          <table:table-cell table:number-columns-repeated="3"/>
          <table:table-cell office:value-type="string">
            <text:p><text:s/>PAOLO MILANESI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string">
            <text:p>FOTO OTTICA DE FORTUNA SNC</text:p>
          </table:table-cell>
          <table:table-cell office:value-type="string">
            <text:p>PIAZZA RISORGIMENTO 17/A</text:p>
          </table:table-cell>
          <table:table-cell office:value-type="string">
            <text:p>SAN MASSIMO - VERONA</text:p>
          </table:table-cell>
          <table:table-cell office:value-type="string">
            <text:p>VR</text:p>
          </table:table-cell>
          <table:table-cell office:value-type="float" office:value="37139">
            <text:p>37139</text:p>
          </table:table-cell>
          <table:table-cell office:value-type="string">
            <text:p>DI DE FORTUNA ALBERTO E DE FORTUNA</text:p>
          </table:table-cell>
          <table:table-cell table:number-columns-repeated="4"/>
          <table:table-cell table:number-columns-repeated="2" office:value-type="string">
            <text:p>045 8901372</text:p>
          </table:table-cell>
          <table:table-cell table:number-columns-repeated="2" office:value-type="string">
            <text:p>0311915023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9-02-03">
            <text:p>03/02/2009</text:p>
          </table:table-cell>
          <table:table-cell table:number-columns-repeated="3"/>
          <table:table-cell office:value-type="string">
            <text:p><text:s/>DE FORTUNA ALBERTO E DE FORTUNA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FOTO OTTICA MATTIUSSI RINO</text:p>
          </table:table-cell>
          <table:table-cell office:value-type="string">
            <text:p>VIALE CARNIA 1</text:p>
          </table:table-cell>
          <table:table-cell office:value-type="string">
            <text:p>BASILIANO</text:p>
          </table:table-cell>
          <table:table-cell office:value-type="string">
            <text:p>UD</text:p>
          </table:table-cell>
          <table:table-cell office:value-type="float" office:value="33031">
            <text:p>33031</text:p>
          </table:table-cell>
          <table:table-cell office:value-type="string">
            <text:p>DI RINO MATTIUSSI</text:p>
          </table:table-cell>
          <table:table-cell office:value-type="string">
            <text:p>VIALE CARNIA 1</text:p>
          </table:table-cell>
          <table:table-cell office:value-type="string">
            <text:p>BASILIANO</text:p>
          </table:table-cell>
          <table:table-cell office:value-type="string">
            <text:p>UD</text:p>
          </table:table-cell>
          <table:table-cell office:value-type="float" office:value="33031">
            <text:p>33031</text:p>
          </table:table-cell>
          <table:table-cell table:number-columns-repeated="2" office:value-type="string">
            <text:p>0432 84119</text:p>
          </table:table-cell>
          <table:table-cell office:value-type="string">
            <text:p>MTTRNI48L09A700A</text:p>
          </table:table-cell>
          <table:table-cell office:value-type="string">
            <text:p>030163103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office:value-type="string">
            <text:p>BCC DI BASILIANO</text:p>
          </table:table-cell>
          <table:table-cell/>
          <table:table-cell office:value-type="float" office:value="8375">
            <text:p>8375</text:p>
          </table:table-cell>
          <table:table-cell office:value-type="float" office:value="63660">
            <text:p>63660</text:p>
          </table:table-cell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1-01-21">
            <text:p>21/01/2021</text:p>
          </table:table-cell>
          <table:table-cell office:value-type="string">
            <text:p>E06UCUD</text:p>
          </table:table-cell>
          <table:table-cell office:value-type="string">
            <text:p>OTTICA_MATTIUSSI@ALICE.IT</text:p>
          </table:table-cell>
          <table:table-cell/>
          <table:table-cell office:value-type="string">
            <text:p>RINO MATTIUSSI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CALLEGARI ADRIANA</text:p>
          </table:table-cell>
          <table:table-cell table:number-columns-repeated="6"/>
          <table:table-cell office:value-type="string">
            <text:p>PADOVA</text:p>
          </table:table-cell>
          <table:table-cell table:number-columns-repeated="2"/>
          <table:table-cell office:value-type="string">
            <text:p>3402322196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425">
            <text:p>1425</text:p>
          </table:table-cell>
          <table:table-cell office:value-type="string">
            <text:p>CENTRO OTTICO BISA</text:p>
          </table:table-cell>
          <table:table-cell office:value-type="string">
            <text:p>VIA MONTEGRAPPA 28</text:p>
          </table:table-cell>
          <table:table-cell office:value-type="string">
            <text:p>CAERANO SAN MARCO</text:p>
          </table:table-cell>
          <table:table-cell office:value-type="string">
            <text:p>TV</text:p>
          </table:table-cell>
          <table:table-cell office:value-type="float" office:value="31031">
            <text:p>31031</text:p>
          </table:table-cell>
          <table:table-cell office:value-type="string">
            <text:p>DI BISA FLAVIO</text:p>
          </table:table-cell>
          <table:table-cell office:value-type="string">
            <text:p>VIA MONTEGRAPPA 28</text:p>
          </table:table-cell>
          <table:table-cell office:value-type="string">
            <text:p>CAERANO SAN MARCO</text:p>
          </table:table-cell>
          <table:table-cell office:value-type="string">
            <text:p>TV</text:p>
          </table:table-cell>
          <table:table-cell office:value-type="float" office:value="31031">
            <text:p>31031</text:p>
          </table:table-cell>
          <table:table-cell office:value-type="string">
            <text:p>0422 650020</text:p>
          </table:table-cell>
          <table:table-cell/>
          <table:table-cell office:value-type="string">
            <text:p>BSIFLV56E30A491L</text:p>
          </table:table-cell>
          <table:table-cell office:value-type="string">
            <text:p>005662902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BISA FLAVIO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string">
            <text:p>STUDIO OTTICO BIGARELLA SNC</text:p>
          </table:table-cell>
          <table:table-cell office:value-type="string">
            <text:p>VIA 5 MARTIRI 9</text:p>
          </table:table-cell>
          <table:table-cell office:value-type="string">
            <text:p>BREGANZE</text:p>
          </table:table-cell>
          <table:table-cell office:value-type="string">
            <text:p>VI</text:p>
          </table:table-cell>
          <table:table-cell office:value-type="float" office:value="36042">
            <text:p>36042</text:p>
          </table:table-cell>
          <table:table-cell office:value-type="string">
            <text:p>DI BIGARELLA GIUSEPPE E C.</text:p>
          </table:table-cell>
          <table:table-cell office:value-type="string">
            <text:p>VIA 5 MARTIRI 9</text:p>
          </table:table-cell>
          <table:table-cell office:value-type="string">
            <text:p>BREGANZE</text:p>
          </table:table-cell>
          <table:table-cell office:value-type="string">
            <text:p>VI</text:p>
          </table:table-cell>
          <table:table-cell office:value-type="float" office:value="36042">
            <text:p>36042</text:p>
          </table:table-cell>
          <table:table-cell office:value-type="string">
            <text:p>0445 873080</text:p>
          </table:table-cell>
          <table:table-cell/>
          <table:table-cell table:number-columns-repeated="2" office:value-type="string">
            <text:p>0336212024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2-04">
            <text:p>04/02/2019</text:p>
          </table:table-cell>
          <table:table-cell office:value-type="string">
            <text:p>T9K4ZHO</text:p>
          </table:table-cell>
          <table:table-cell office:value-type="string">
            <text:p>STUDIOTTICOBIGARELLA@TISCALI.IT</text:p>
          </table:table-cell>
          <table:table-cell/>
          <table:table-cell office:value-type="string">
            <text:p>BIGARELLA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string">
            <text:p>OTTICA CENTRALE SRL</text:p>
          </table:table-cell>
          <table:table-cell office:value-type="string">
            <text:p>VIA MATTEOTTI 3/B</text:p>
          </table:table-cell>
          <table:table-cell office:value-type="string">
            <text:p>BELLUNO</text:p>
          </table:table-cell>
          <table:table-cell office:value-type="string">
            <text:p>BL</text:p>
          </table:table-cell>
          <table:table-cell office:value-type="float" office:value="32100">
            <text:p>32100</text:p>
          </table:table-cell>
          <table:table-cell table:number-columns-repeated="8"/>
          <table:table-cell office:value-type="string">
            <text:p>018073109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428">
            <text:p>1428</text:p>
          </table:table-cell>
          <table:table-cell office:value-type="string">
            <text:p>OTTICA SILVAN</text:p>
          </table:table-cell>
          <table:table-cell office:value-type="string">
            <text:p>PIAZZA VITTORIO EMANUELE II°, 47</text:p>
          </table:table-cell>
          <table:table-cell office:value-type="string">
            <text:p>MONTAGNANA</text:p>
          </table:table-cell>
          <table:table-cell office:value-type="string">
            <text:p>PD</text:p>
          </table:table-cell>
          <table:table-cell office:value-type="float" office:value="35044">
            <text:p>35044</text:p>
          </table:table-cell>
          <table:table-cell office:value-type="string">
            <text:p>DI DONELLA SILVAN</text:p>
          </table:table-cell>
          <table:table-cell office:value-type="string">
            <text:p>PIAZZA VITTORIO EMANUELE II°, 47</text:p>
          </table:table-cell>
          <table:table-cell office:value-type="string">
            <text:p>MONTAGNANA</text:p>
          </table:table-cell>
          <table:table-cell office:value-type="string">
            <text:p>PD</text:p>
          </table:table-cell>
          <table:table-cell office:value-type="float" office:value="35044">
            <text:p>35044</text:p>
          </table:table-cell>
          <table:table-cell office:value-type="string">
            <text:p>0429 804036</text:p>
          </table:table-cell>
          <table:table-cell/>
          <table:table-cell office:value-type="string">
            <text:p>DNLSVN72S15E512D</text:p>
          </table:table-cell>
          <table:table-cell office:value-type="string">
            <text:p>0122672029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3-15">
            <text:p>15/03/2019</text:p>
          </table:table-cell>
          <table:table-cell office:value-type="string">
            <text:p>T9K4ZHO</text:p>
          </table:table-cell>
          <table:table-cell office:value-type="string">
            <text:p>OTTICASILVAN@LIBERO.IT</text:p>
          </table:table-cell>
          <table:table-cell/>
          <table:table-cell office:value-type="string">
            <text:p>DONELLA SILVAN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string">
            <text:p>OTTICA VIANI</text:p>
          </table:table-cell>
          <table:table-cell office:value-type="string">
            <text:p>SAN MARCO SPADARIA 700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4">
            <text:p>30124</text:p>
          </table:table-cell>
          <table:table-cell office:value-type="string">
            <text:p>DI VIANI ANNA</text:p>
          </table:table-cell>
          <table:table-cell table:number-columns-repeated="4"/>
          <table:table-cell office:value-type="string">
            <text:p>041 5231135</text:p>
          </table:table-cell>
          <table:table-cell table:number-columns-repeated="2"/>
          <table:table-cell office:value-type="string">
            <text:p>0026517027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VIANI ANNA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string">
            <text:p>OTTICA ADRIATICA</text:p>
          </table:table-cell>
          <table:table-cell office:value-type="string">
            <text:p>VIALE CECCARINI 27</text:p>
          </table:table-cell>
          <table:table-cell office:value-type="string">
            <text:p>RICCIONE</text:p>
          </table:table-cell>
          <table:table-cell office:value-type="string">
            <text:p>FO</text:p>
          </table:table-cell>
          <table:table-cell office:value-type="float" office:value="47036">
            <text:p>47036</text:p>
          </table:table-cell>
          <table:table-cell office:value-type="string">
            <text:p>DI BONI MARIO &amp; C. SNC</text:p>
          </table:table-cell>
          <table:table-cell table:number-columns-repeated="4"/>
          <table:table-cell office:value-type="string">
            <text:p>0541 693195</text:p>
          </table:table-cell>
          <table:table-cell table:number-columns-repeated="2"/>
          <table:table-cell office:value-type="string">
            <text:p>007677004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M CASSA DI RISPARMIO DI RIMINI</text:p>
          </table:table-cell>
          <table:table-cell office:value-type="string">
            <text:p>IT26U0628524121002102982577</text:p>
          </table:table-cell>
          <table:table-cell office:value-type="float" office:value="6285">
            <text:p>6285</text:p>
          </table:table-cell>
          <table:table-cell office:value-type="float" office:value="24121">
            <text:p>24121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8-06-16">
            <text:p>16/06/2008</text:p>
          </table:table-cell>
          <table:table-cell table:number-columns-repeated="3"/>
          <table:table-cell office:value-type="string">
            <text:p><text:s/>BONI MARIO &amp; C. SNC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string">
            <text:p>OTTICA SAN MAMOLO</text:p>
          </table:table-cell>
          <table:table-cell office:value-type="string">
            <text:p>VIA SAN MAMOLO 14/D</text:p>
          </table:table-cell>
          <table:table-cell office:value-type="string">
            <text:p>BOLOGNA</text:p>
          </table:table-cell>
          <table:table-cell office:value-type="string">
            <text:p>BO</text:p>
          </table:table-cell>
          <table:table-cell office:value-type="float" office:value="40036">
            <text:p>40036</text:p>
          </table:table-cell>
          <table:table-cell office:value-type="string">
            <text:p>DI MATTEO BELOTTI</text:p>
          </table:table-cell>
          <table:table-cell office:value-type="string">
            <text:p>VIA SAN MAMOLO 14/D</text:p>
          </table:table-cell>
          <table:table-cell office:value-type="string">
            <text:p>BOLOGNA</text:p>
          </table:table-cell>
          <table:table-cell office:value-type="string">
            <text:p>BO</text:p>
          </table:table-cell>
          <table:table-cell office:value-type="float" office:value="40036">
            <text:p>40036</text:p>
          </table:table-cell>
          <table:table-cell office:value-type="string">
            <text:p>051 582085</text:p>
          </table:table-cell>
          <table:table-cell office:value-type="string">
            <text:p>051 3391992</text:p>
          </table:table-cell>
          <table:table-cell office:value-type="string">
            <text:p>BLTMTT75R08A944X</text:p>
          </table:table-cell>
          <table:table-cell office:value-type="string">
            <text:p>0197283120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T19R0538702416000000914978</text:p>
          </table:table-cell>
          <table:table-cell office:value-type="float" office:value="5387">
            <text:p>5387</text:p>
          </table:table-cell>
          <table:table-cell office:value-type="float" office:value="2416">
            <text:p>2416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3"/>
          <table:table-cell office:value-type="string">
            <text:p>INFO@OTTICASANMAMOLO.IT</text:p>
          </table:table-cell>
          <table:table-cell/>
          <table:table-cell office:value-type="string">
            <text:p><text:s/>MATTEO BELOTTI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string">
            <text:p>CECCHINI VISION S.R.L.</text:p>
          </table:table-cell>
          <table:table-cell office:value-type="string">
            <text:p>VIALE PACCAGNELLA 11</text:p>
          </table:table-cell>
          <table:table-cell office:value-type="string">
            <text:p>ZELARINO</text:p>
          </table:table-cell>
          <table:table-cell office:value-type="string">
            <text:p>VE</text:p>
          </table:table-cell>
          <table:table-cell office:value-type="float" office:value="30174">
            <text:p>30174</text:p>
          </table:table-cell>
          <table:table-cell/>
          <table:table-cell office:value-type="string">
            <text:p>VIALE ANCONA 22/8</text:p>
          </table:table-cell>
          <table:table-cell office:value-type="string">
            <text:p>30174 MESTRE VENEZIA</text:p>
          </table:table-cell>
          <table:table-cell office:value-type="string">
            <text:p>VE</text:p>
          </table:table-cell>
          <table:table-cell office:value-type="float" office:value="30174">
            <text:p>30174</text:p>
          </table:table-cell>
          <table:table-cell office:value-type="string">
            <text:p>0410991171</text:p>
          </table:table-cell>
          <table:table-cell/>
          <table:table-cell office:value-type="string">
            <text:p>03794930275</text:p>
          </table:table-cell>
          <table:table-cell office:value-type="string">
            <text:p>03949302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1-10-10">
            <text:p>10/10/2011</text:p>
          </table:table-cell>
          <table:table-cell table:number-columns-repeated="4"/>
        </table:table-row>
        <table:table-row table:style-name="ro1">
          <table:table-cell office:value-type="float" office:value="1433">
            <text:p>1433</text:p>
          </table:table-cell>
          <table:table-cell office:value-type="string">
            <text:p>G.B. GIACOMELLI OTTICA</text:p>
          </table:table-cell>
          <table:table-cell office:value-type="string">
            <text:p>CORSO VITTORIO EMANUELE 57</text:p>
          </table:table-cell>
          <table:table-cell office:value-type="string">
            <text:p>ADRIA</text:p>
          </table:table-cell>
          <table:table-cell office:value-type="string">
            <text:p>RO</text:p>
          </table:table-cell>
          <table:table-cell office:value-type="float" office:value="45011">
            <text:p>45011</text:p>
          </table:table-cell>
          <table:table-cell office:value-type="string">
            <text:p>DI CRISTINA GIACOMELLI</text:p>
          </table:table-cell>
          <table:table-cell table:number-columns-repeated="4"/>
          <table:table-cell office:value-type="string">
            <text:p>0426 21383</text:p>
          </table:table-cell>
          <table:table-cell/>
          <table:table-cell office:value-type="string">
            <text:p>GCMCST71H50A059G</text:p>
          </table:table-cell>
          <table:table-cell office:value-type="string">
            <text:p>012205902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CRISTINA GIACOMELLI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string">
            <text:p>OTTICA 2000 SNC</text:p>
          </table:table-cell>
          <table:table-cell office:value-type="string">
            <text:p>CANNAREGIO 5674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00">
            <text:p>30100</text:p>
          </table:table-cell>
          <table:table-cell office:value-type="string">
            <text:p>DI MISSINATO MARCO E ZENNARO ANDREA</text:p>
          </table:table-cell>
          <table:table-cell office:value-type="string">
            <text:p>CANNAREGIO 5674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00">
            <text:p>30100</text:p>
          </table:table-cell>
          <table:table-cell office:value-type="string">
            <text:p>041 5226024</text:p>
          </table:table-cell>
          <table:table-cell office:value-type="string">
            <text:p>340 9882626</text:p>
          </table:table-cell>
          <table:table-cell/>
          <table:table-cell office:value-type="string">
            <text:p>0311798027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55 0200802023000040083839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12-02">
            <text:p>02/12/2019</text:p>
          </table:table-cell>
          <table:table-cell office:value-type="string">
            <text:p>AGZS6TU</text:p>
          </table:table-cell>
          <table:table-cell office:value-type="string">
            <text:p>OTTICA2000VE@LIBERO.IT</text:p>
          </table:table-cell>
          <table:table-cell/>
          <table:table-cell office:value-type="string">
            <text:p>MISSINATO MARCO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string">
            <text:p>LA SPECOLA S.A.S</text:p>
          </table:table-cell>
          <table:table-cell office:value-type="string">
            <text:p>CORSO MAZZINI 99</text:p>
          </table:table-cell>
          <table:table-cell office:value-type="string">
            <text:p>MONTEBELLUNA</text:p>
          </table:table-cell>
          <table:table-cell office:value-type="string">
            <text:p>TV</text:p>
          </table:table-cell>
          <table:table-cell office:value-type="float" office:value="31044">
            <text:p>31044</text:p>
          </table:table-cell>
          <table:table-cell office:value-type="string">
            <text:p>DI PAVANETTO GINA &amp; C.</text:p>
          </table:table-cell>
          <table:table-cell office:value-type="string">
            <text:p>CORSO MAZZINI 99</text:p>
          </table:table-cell>
          <table:table-cell office:value-type="string">
            <text:p>MONTEBELLUNA</text:p>
          </table:table-cell>
          <table:table-cell office:value-type="string">
            <text:p>TV</text:p>
          </table:table-cell>
          <table:table-cell office:value-type="float" office:value="31044">
            <text:p>31044</text:p>
          </table:table-cell>
          <table:table-cell office:value-type="string">
            <text:p>0423 609848</text:p>
          </table:table-cell>
          <table:table-cell table:number-columns-repeated="2"/>
          <table:table-cell office:value-type="string">
            <text:p>040208202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2-12">
            <text:p>12/02/2019</text:p>
          </table:table-cell>
          <table:table-cell office:value-type="string">
            <text:p>WY7PJ6K</text:p>
          </table:table-cell>
          <table:table-cell office:value-type="string">
            <text:p>OTTICALALOGGIA@YAHOO.IT</text:p>
          </table:table-cell>
          <table:table-cell/>
          <table:table-cell office:value-type="string">
            <text:p>PAVANETTO GINA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string">
            <text:p>OTTICA V.A. CARTURAN</text:p>
          </table:table-cell>
          <table:table-cell office:value-type="string">
            <text:p>VIA ROMA 6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00">
            <text:p>34100</text:p>
          </table:table-cell>
          <table:table-cell office:value-type="string">
            <text:p>DI DAL BELLO</text:p>
          </table:table-cell>
          <table:table-cell/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00">
            <text:p>34100</text:p>
          </table:table-cell>
          <table:table-cell office:value-type="string">
            <text:p>040 368686</text:p>
          </table:table-cell>
          <table:table-cell/>
          <table:table-cell office:value-type="string">
            <text:p>DLBGRG47P27L491B</text:p>
          </table:table-cell>
          <table:table-cell office:value-type="string">
            <text:p>008035103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9-01-29">
            <text:p>29/01/2009</text:p>
          </table:table-cell>
          <table:table-cell table:number-columns-repeated="3"/>
          <table:table-cell office:value-type="string">
            <text:p><text:s/>DAL BELLO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OTTICA DI VIRGILIO SRL</text:p>
          </table:table-cell>
          <table:table-cell office:value-type="string">
            <text:p>VIA VERTUA 4/A</text:p>
          </table:table-cell>
          <table:table-cell office:value-type="string">
            <text:p>DOSSOBUONO</text:p>
          </table:table-cell>
          <table:table-cell office:value-type="string">
            <text:p>VR</text:p>
          </table:table-cell>
          <table:table-cell office:value-type="float" office:value="37062">
            <text:p>37062</text:p>
          </table:table-cell>
          <table:table-cell/>
          <table:table-cell office:value-type="string">
            <text:p>VIA VERTUA 4/A</text:p>
          </table:table-cell>
          <table:table-cell office:value-type="string">
            <text:p>DOSSOBUONO</text:p>
          </table:table-cell>
          <table:table-cell office:value-type="string">
            <text:p>VR</text:p>
          </table:table-cell>
          <table:table-cell office:value-type="float" office:value="37062">
            <text:p>37062</text:p>
          </table:table-cell>
          <table:table-cell office:value-type="string">
            <text:p>045 8600081</text:p>
          </table:table-cell>
          <table:table-cell/>
          <table:table-cell table:number-columns-repeated="2" office:value-type="string">
            <text:p>043064002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24">
            <text:p>24/01/2019</text:p>
          </table:table-cell>
          <table:table-cell office:value-type="string">
            <text:p>WY7PJ6K</text:p>
          </table:table-cell>
          <table:table-cell office:value-type="string">
            <text:p>INFO@OTTICADIVIRGILIO.IT</text:p>
          </table:table-cell>
          <table:table-cell table:number-columns-repeated="2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OTTICA ZANNONI</text:p>
          </table:table-cell>
          <table:table-cell office:value-type="string">
            <text:p>VIA MATTEOTTI 24 B</text:p>
          </table:table-cell>
          <table:table-cell office:value-type="string">
            <text:p>ARGENTA</text:p>
          </table:table-cell>
          <table:table-cell office:value-type="string">
            <text:p>FE</text:p>
          </table:table-cell>
          <table:table-cell office:value-type="float" office:value="44011">
            <text:p>44011</text:p>
          </table:table-cell>
          <table:table-cell office:value-type="string">
            <text:p>DI ZANNONI V &amp; C SAS</text:p>
          </table:table-cell>
          <table:table-cell office:value-type="string">
            <text:p>VIA MATTEOTTI 24 B</text:p>
          </table:table-cell>
          <table:table-cell office:value-type="string">
            <text:p>ARGENTA</text:p>
          </table:table-cell>
          <table:table-cell office:value-type="string">
            <text:p>FE</text:p>
          </table:table-cell>
          <table:table-cell office:value-type="float" office:value="44011">
            <text:p>44011</text:p>
          </table:table-cell>
          <table:table-cell office:value-type="string">
            <text:p>0532 852407</text:p>
          </table:table-cell>
          <table:table-cell/>
          <table:table-cell table:number-columns-repeated="2" office:value-type="string">
            <text:p>010051403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ZANNONI V &amp; C SAS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L'ANGOLO DELLA VISTA</text:p>
          </table:table-cell>
          <table:table-cell office:value-type="string">
            <text:p>VIA V.VENETO 259</text:p>
          </table:table-cell>
          <table:table-cell office:value-type="string">
            <text:p>BELLUNO</text:p>
          </table:table-cell>
          <table:table-cell office:value-type="string">
            <text:p>BL</text:p>
          </table:table-cell>
          <table:table-cell office:value-type="float" office:value="32100">
            <text:p>32100</text:p>
          </table:table-cell>
          <table:table-cell table:number-columns-repeated="4"/>
          <table:table-cell office:value-type="float" office:value="32100">
            <text:p>32100</text:p>
          </table:table-cell>
          <table:table-cell office:value-type="string">
            <text:p>0437 31152</text:p>
          </table:table-cell>
          <table:table-cell office:value-type="string">
            <text:p>0434590323VADRI</text:p>
          </table:table-cell>
          <table:table-cell/>
          <table:table-cell office:value-type="string">
            <text:p>008151302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8-10-08">
            <text:p>08/10/2008</text:p>
          </table:table-cell>
          <table:table-cell table:number-columns-repeated="4"/>
        </table:table-row>
        <table:table-row table:style-name="ro1">
          <table:table-cell office:value-type="float" office:value="1441">
            <text:p>1441</text:p>
          </table:table-cell>
          <table:table-cell office:value-type="string">
            <text:p>OTTICA HADERBURG</text:p>
          </table:table-cell>
          <table:table-cell office:value-type="string">
            <text:p>VIA ROMA 14</text:p>
          </table:table-cell>
          <table:table-cell office:value-type="string">
            <text:p>SALORNO</text:p>
          </table:table-cell>
          <table:table-cell office:value-type="string">
            <text:p>BZ</text:p>
          </table:table-cell>
          <table:table-cell office:value-type="float" office:value="39040">
            <text:p>39040</text:p>
          </table:table-cell>
          <table:table-cell office:value-type="string">
            <text:p>DI SERENA DE ECCHER</text:p>
          </table:table-cell>
          <table:table-cell office:value-type="string">
            <text:p>VIA ROMA 14</text:p>
          </table:table-cell>
          <table:table-cell office:value-type="string">
            <text:p>SALORNO</text:p>
          </table:table-cell>
          <table:table-cell office:value-type="string">
            <text:p>BZ</text:p>
          </table:table-cell>
          <table:table-cell office:value-type="float" office:value="39040">
            <text:p>39040</text:p>
          </table:table-cell>
          <table:table-cell table:number-columns-repeated="2" office:value-type="string">
            <text:p>0471 884311</text:p>
          </table:table-cell>
          <table:table-cell office:value-type="string">
            <text:p>DCCSRN62H49H719C</text:p>
          </table:table-cell>
          <table:table-cell office:value-type="string">
            <text:p>010498602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9-02-17">
            <text:p>17/02/2009</text:p>
          </table:table-cell>
          <table:table-cell table:number-columns-repeated="3"/>
          <table:table-cell office:value-type="string">
            <text:p><text:s/>SERENA DE ECCHER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string">
            <text:p>OTTICA ROMANI DUE S.A.S.</text:p>
          </table:table-cell>
          <table:table-cell office:value-type="string">
            <text:p>VIA PIAVE 12</text:p>
          </table:table-cell>
          <table:table-cell office:value-type="string">
            <text:p>TRENTO</text:p>
          </table:table-cell>
          <table:table-cell office:value-type="string">
            <text:p>TN</text:p>
          </table:table-cell>
          <table:table-cell office:value-type="float" office:value="38100">
            <text:p>38100</text:p>
          </table:table-cell>
          <table:table-cell office:value-type="string">
            <text:p>DI MOSER LAURETTA</text:p>
          </table:table-cell>
          <table:table-cell office:value-type="string">
            <text:p>VIA PIAVE 12</text:p>
          </table:table-cell>
          <table:table-cell office:value-type="string">
            <text:p>TRENTO</text:p>
          </table:table-cell>
          <table:table-cell office:value-type="string">
            <text:p>TN</text:p>
          </table:table-cell>
          <table:table-cell office:value-type="float" office:value="38100">
            <text:p>38100</text:p>
          </table:table-cell>
          <table:table-cell office:value-type="string">
            <text:p>0461 915573</text:p>
          </table:table-cell>
          <table:table-cell office:value-type="string">
            <text:p>0461 914473</text:p>
          </table:table-cell>
          <table:table-cell table:number-columns-repeated="2" office:value-type="string">
            <text:p>0130190022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T62S0200801806000021529508</text:p>
          </table:table-cell>
          <table:table-cell office:value-type="float" office:value="2008">
            <text:p>2008</text:p>
          </table:table-cell>
          <table:table-cell office:value-type="float" office:value="1806">
            <text:p>1806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8-11-30">
            <text:p>30/11/2008</text:p>
          </table:table-cell>
          <table:table-cell/>
          <table:table-cell office:value-type="string">
            <text:p>OTTICAROMANIDUE@OTTICAROMANI.INFO</text:p>
          </table:table-cell>
          <table:table-cell/>
          <table:table-cell office:value-type="string">
            <text:p><text:s/>MOSER LAURETTA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office:value-type="string">
            <text:p>LEOPOLDO 27 S.R.L.</text:p>
          </table:table-cell>
          <table:table-cell office:value-type="string">
            <text:p>VIA EINAUDI 298</text:p>
          </table:table-cell>
          <table:table-cell office:value-type="string">
            <text:p>CIVITANOVA MARCHE</text:p>
          </table:table-cell>
          <table:table-cell office:value-type="string">
            <text:p>MC</text:p>
          </table:table-cell>
          <table:table-cell office:value-type="float" office:value="62012">
            <text:p>62012</text:p>
          </table:table-cell>
          <table:table-cell/>
          <table:table-cell office:value-type="string">
            <text:p>LEOPOLDO 27 S.R.L.</text:p>
          </table:table-cell>
          <table:table-cell office:value-type="string">
            <text:p>VIA VITT.EMANUELE 56 - CAMERINO MC</text:p>
          </table:table-cell>
          <table:table-cell office:value-type="string">
            <text:p>MC</text:p>
          </table:table-cell>
          <table:table-cell office:value-type="float" office:value="62032">
            <text:p>62032</text:p>
          </table:table-cell>
          <table:table-cell office:value-type="string">
            <text:p>0732 629597</text:p>
          </table:table-cell>
          <table:table-cell office:value-type="string">
            <text:p>VISUS0737633208</text:p>
          </table:table-cell>
          <table:table-cell table:number-columns-repeated="2" office:value-type="string">
            <text:p>0152523043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0-04-13">
            <text:p>13/04/2010</text:p>
          </table:table-cell>
          <table:table-cell table:number-columns-repeated="4"/>
        </table:table-row>
        <table:table-row table:style-name="ro1">
          <table:table-cell office:value-type="float" office:value="1444">
            <text:p>1444</text:p>
          </table:table-cell>
          <table:table-cell office:value-type="string">
            <text:p>LUNARDELLI FOTO OTTICA</text:p>
          </table:table-cell>
          <table:table-cell office:value-type="string">
            <text:p>PIAZZA GARIBALDI 31</text:p>
          </table:table-cell>
          <table:table-cell office:value-type="string">
            <text:p>ERACLEA</text:p>
          </table:table-cell>
          <table:table-cell office:value-type="string">
            <text:p>VE</text:p>
          </table:table-cell>
          <table:table-cell office:value-type="float" office:value="30020">
            <text:p>30020</text:p>
          </table:table-cell>
          <table:table-cell office:value-type="string">
            <text:p>DI LUNARDELLI MARIO E GIULIO SNC</text:p>
          </table:table-cell>
          <table:table-cell table:number-columns-repeated="4"/>
          <table:table-cell office:value-type="string">
            <text:p>0421 231900</text:p>
          </table:table-cell>
          <table:table-cell table:number-columns-repeated="2"/>
          <table:table-cell office:value-type="string">
            <text:p>0171928027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LUNARDELLI MARIO E GIULIO SNC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string">
            <text:p>OLENT OTTICA SRL</text:p>
          </table:table-cell>
          <table:table-cell office:value-type="string">
            <text:p>CORSO VINZAGLIO 26</text:p>
          </table:table-cell>
          <table:table-cell office:value-type="string">
            <text:p>TORINO</text:p>
          </table:table-cell>
          <table:table-cell office:value-type="string">
            <text:p>TO</text:p>
          </table:table-cell>
          <table:table-cell office:value-type="float" office:value="10121">
            <text:p>10121</text:p>
          </table:table-cell>
          <table:table-cell/>
          <table:table-cell office:value-type="string">
            <text:p>CORSO VINZAGLIO 26</text:p>
          </table:table-cell>
          <table:table-cell office:value-type="string">
            <text:p>TORINO</text:p>
          </table:table-cell>
          <table:table-cell office:value-type="string">
            <text:p>TO</text:p>
          </table:table-cell>
          <table:table-cell office:value-type="float" office:value="10121">
            <text:p>10121</text:p>
          </table:table-cell>
          <table:table-cell office:value-type="string">
            <text:p>011 541909</text:p>
          </table:table-cell>
          <table:table-cell table:number-columns-repeated="2"/>
          <table:table-cell office:value-type="string">
            <text:p>062485100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446">
            <text:p>1446</text:p>
          </table:table-cell>
          <table:table-cell office:value-type="string">
            <text:p>OTTICA BASILE SNC</text:p>
          </table:table-cell>
          <table:table-cell office:value-type="string">
            <text:p>VIA OLMETTO 8</text:p>
          </table:table-cell>
          <table:table-cell office:value-type="string">
            <text:p>BORGOFRANCO D'IVREA</text:p>
          </table:table-cell>
          <table:table-cell office:value-type="string">
            <text:p>TO</text:p>
          </table:table-cell>
          <table:table-cell office:value-type="float" office:value="10013">
            <text:p>10013</text:p>
          </table:table-cell>
          <table:table-cell/>
          <table:table-cell office:value-type="string">
            <text:p>VIA OLMETTO 8</text:p>
          </table:table-cell>
          <table:table-cell office:value-type="string">
            <text:p>BORGOFRANCO D'IVREA</text:p>
          </table:table-cell>
          <table:table-cell office:value-type="string">
            <text:p>TO</text:p>
          </table:table-cell>
          <table:table-cell office:value-type="float" office:value="10013">
            <text:p>10013</text:p>
          </table:table-cell>
          <table:table-cell table:number-columns-repeated="2" office:value-type="string">
            <text:p>0125 752176</text:p>
          </table:table-cell>
          <table:table-cell/>
          <table:table-cell office:value-type="string">
            <text:p>048269200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447">
            <text:p>1447</text:p>
          </table:table-cell>
          <table:table-cell office:value-type="string">
            <text:p>CENTRO OTTICO MEGAVISION S.R.L.</text:p>
          </table:table-cell>
          <table:table-cell office:value-type="string">
            <text:p>VIA FIRENZE 22- PONTEMAODINO</text:p>
          </table:table-cell>
          <table:table-cell office:value-type="string">
            <text:p>CODIGORO</text:p>
          </table:table-cell>
          <table:table-cell office:value-type="string">
            <text:p>FE</text:p>
          </table:table-cell>
          <table:table-cell office:value-type="float" office:value="44021">
            <text:p>44021</text:p>
          </table:table-cell>
          <table:table-cell table:number-columns-repeated="5"/>
          <table:table-cell office:value-type="string">
            <text:p>0533 728529</text:p>
          </table:table-cell>
          <table:table-cell office:value-type="string">
            <text:p>0533 728549</text:p>
          </table:table-cell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MONTE DEI PASCHI DI SIENA</text:p>
          </table:table-cell>
          <table:table-cell office:value-type="string">
            <text:p>IT38M0103067200000001218279</text:p>
          </table:table-cell>
          <table:table-cell office:value-type="float" office:value="1030">
            <text:p>1030</text:p>
          </table:table-cell>
          <table:table-cell office:value-type="float" office:value="67200">
            <text:p>672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8">
            <text:p>08/01/2019</text:p>
          </table:table-cell>
          <table:table-cell office:value-type="string">
            <text:p>USAL8PV</text:p>
          </table:table-cell>
          <table:table-cell office:value-type="string">
            <text:p>MEGA@CENTROOTTICOMEGAVISION.COM</text:p>
          </table:table-cell>
          <table:table-cell/>
          <table:table-cell office:value-type="string">
            <text:p>BADO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string">
            <text:p>VENTINOVE S.N.C.</text:p>
          </table:table-cell>
          <table:table-cell office:value-type="string">
            <text:p>VIA MINCANA 12</text:p>
          </table:table-cell>
          <table:table-cell office:value-type="string">
            <text:p>DUE CARRARE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DI FIORENTINI T. E SALVATO P.</text:p>
          </table:table-cell>
          <table:table-cell office:value-type="string">
            <text:p>VIA MINCANA 12</text:p>
          </table:table-cell>
          <table:table-cell office:value-type="string">
            <text:p>DUE CARRARE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049 5290610</text:p>
          </table:table-cell>
          <table:table-cell table:number-columns-repeated="2"/>
          <table:table-cell office:value-type="string">
            <text:p>0425161028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9-09-07">
            <text:p>07/09/2009</text:p>
          </table:table-cell>
          <table:table-cell table:number-columns-repeated="3"/>
          <table:table-cell office:value-type="string">
            <text:p><text:s/>FIORENTINI T. E SALVATO P.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string">
            <text:p>OTTICA P.L.O.C. S.A.S.</text:p>
          </table:table-cell>
          <table:table-cell office:value-type="string">
            <text:p>VIA EUROPA 117</text:p>
          </table:table-cell>
          <table:table-cell office:value-type="string">
            <text:p>SAN FIOR</text:p>
          </table:table-cell>
          <table:table-cell office:value-type="string">
            <text:p>TV</text:p>
          </table:table-cell>
          <table:table-cell office:value-type="float" office:value="31020">
            <text:p>31020</text:p>
          </table:table-cell>
          <table:table-cell office:value-type="string">
            <text:p>DI TOFFOLI ALBERTO</text:p>
          </table:table-cell>
          <table:table-cell office:value-type="string">
            <text:p>VIA EUROPA 117</text:p>
          </table:table-cell>
          <table:table-cell office:value-type="string">
            <text:p>SAN FIOR</text:p>
          </table:table-cell>
          <table:table-cell office:value-type="string">
            <text:p>TV</text:p>
          </table:table-cell>
          <table:table-cell office:value-type="float" office:value="31020">
            <text:p>31020</text:p>
          </table:table-cell>
          <table:table-cell office:value-type="string">
            <text:p>0438 768538</text:p>
          </table:table-cell>
          <table:table-cell table:number-columns-repeated="2"/>
          <table:table-cell office:value-type="string">
            <text:p>018550602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1-12-05">
            <text:p>05/12/2011</text:p>
          </table:table-cell>
          <table:table-cell table:number-columns-repeated="3"/>
          <table:table-cell office:value-type="string">
            <text:p><text:s/>TOFFOLI ALBERTO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string">
            <text:p>OTTICA CALDERARI S.A.S.</text:p>
          </table:table-cell>
          <table:table-cell office:value-type="string">
            <text:p>VIA SERNESI 12</text:p>
          </table:table-cell>
          <table:table-cell office:value-type="string">
            <text:p>BOLZANO</text:p>
          </table:table-cell>
          <table:table-cell office:value-type="string">
            <text:p>BZ</text:p>
          </table:table-cell>
          <table:table-cell office:value-type="float" office:value="39100">
            <text:p>39100</text:p>
          </table:table-cell>
          <table:table-cell office:value-type="string">
            <text:p>DI DE TOMASO STEFANO</text:p>
          </table:table-cell>
          <table:table-cell office:value-type="string">
            <text:p>VIA SERNESI 12</text:p>
          </table:table-cell>
          <table:table-cell office:value-type="string">
            <text:p>BOLZANO</text:p>
          </table:table-cell>
          <table:table-cell office:value-type="string">
            <text:p>BZ</text:p>
          </table:table-cell>
          <table:table-cell office:value-type="float" office:value="39100">
            <text:p>39100</text:p>
          </table:table-cell>
          <table:table-cell office:value-type="string">
            <text:p>0471 977528</text:p>
          </table:table-cell>
          <table:table-cell/>
          <table:table-cell table:number-columns-repeated="2" office:value-type="string">
            <text:p>023108902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8-12-18">
            <text:p>18/12/2008</text:p>
          </table:table-cell>
          <table:table-cell table:number-columns-repeated="3"/>
          <table:table-cell office:value-type="string">
            <text:p><text:s/>DE TOMASO STEFANO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string">
            <text:p>OTTICA CASSANO</text:p>
          </table:table-cell>
          <table:table-cell office:value-type="string">
            <text:p>VIA XX SETTEMBRE 39</text:p>
          </table:table-cell>
          <table:table-cell office:value-type="string">
            <text:p>MOLFETTA</text:p>
          </table:table-cell>
          <table:table-cell office:value-type="string">
            <text:p>BA</text:p>
          </table:table-cell>
          <table:table-cell office:value-type="float" office:value="70056">
            <text:p>70056</text:p>
          </table:table-cell>
          <table:table-cell office:value-type="string">
            <text:p>DI MICHELE CASSANO</text:p>
          </table:table-cell>
          <table:table-cell office:value-type="string">
            <text:p>VIA XX SETTEMBRE 39</text:p>
          </table:table-cell>
          <table:table-cell office:value-type="string">
            <text:p>MOLFETTA</text:p>
          </table:table-cell>
          <table:table-cell office:value-type="string">
            <text:p>BA</text:p>
          </table:table-cell>
          <table:table-cell office:value-type="float" office:value="70056">
            <text:p>70056</text:p>
          </table:table-cell>
          <table:table-cell office:value-type="string">
            <text:p>080 3345085</text:p>
          </table:table-cell>
          <table:table-cell/>
          <table:table-cell office:value-type="string">
            <text:p>CSSMHL74M28L109L</text:p>
          </table:table-cell>
          <table:table-cell office:value-type="string">
            <text:p>050305707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MICHELE CASSANO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string">
            <text:p>ANGOLO DELL'OTTICA</text:p>
          </table:table-cell>
          <table:table-cell office:value-type="string">
            <text:p>VIA S. GIROLAMO 1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DI SANTORO MARINA &amp; C. SAS</text:p>
          </table:table-cell>
          <table:table-cell office:value-type="string">
            <text:p>VIA S. GIROLAMO 1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041 974594</text:p>
          </table:table-cell>
          <table:table-cell office:value-type="string">
            <text:p>041 984159</text:p>
          </table:table-cell>
          <table:table-cell table:number-columns-repeated="2" office:value-type="string">
            <text:p>007588202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 office:value-type="string">
            <text:p>M5UXCR1</text:p>
          </table:table-cell>
          <table:table-cell office:value-type="string">
            <text:p>INFO@ANGOLOOTTICA.IT</text:p>
          </table:table-cell>
          <table:table-cell/>
          <table:table-cell office:value-type="string">
            <text:p>SANTORO MARINA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string">
            <text:p>OTTICA MARTANO</text:p>
          </table:table-cell>
          <table:table-cell office:value-type="string">
            <text:p>VIALE TRIESTE 252/C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 office:value-type="string">
            <text:p>DI MARTANO FLAVIO</text:p>
          </table:table-cell>
          <table:table-cell/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 table:number-columns-repeated="2" office:value-type="string">
            <text:p>0444 507030</text:p>
          </table:table-cell>
          <table:table-cell office:value-type="string">
            <text:p>MRTFLV45M23C967K</text:p>
          </table:table-cell>
          <table:table-cell office:value-type="string">
            <text:p>001957002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POPOLARE DI VICENZA AG 5</text:p>
          </table:table-cell>
          <table:table-cell office:value-type="string">
            <text:p>IT37E0572811803015570006655</text:p>
          </table:table-cell>
          <table:table-cell office:value-type="float" office:value="5728">
            <text:p>5728</text:p>
          </table:table-cell>
          <table:table-cell office:value-type="float" office:value="11803">
            <text:p>11803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9-03-02">
            <text:p>02/03/2009</text:p>
          </table:table-cell>
          <table:table-cell/>
          <table:table-cell office:value-type="string">
            <text:p>OTTICAFOTOMARTANO@TISCALI.IT</text:p>
          </table:table-cell>
          <table:table-cell/>
          <table:table-cell office:value-type="string">
            <text:p><text:s/>MARTANO FLAVIO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office:value-type="string">
            <text:p>ROVEROTTICA</text:p>
          </table:table-cell>
          <table:table-cell office:value-type="string">
            <text:p>CORSO ROSMINI 76</text:p>
          </table:table-cell>
          <table:table-cell office:value-type="string">
            <text:p>ROVERETO</text:p>
          </table:table-cell>
          <table:table-cell office:value-type="string">
            <text:p>TN</text:p>
          </table:table-cell>
          <table:table-cell office:value-type="float" office:value="38068">
            <text:p>38068</text:p>
          </table:table-cell>
          <table:table-cell office:value-type="string">
            <text:p>DI ROSSI ROBERTO</text:p>
          </table:table-cell>
          <table:table-cell office:value-type="string">
            <text:p>CORSO ROSMINI 76</text:p>
          </table:table-cell>
          <table:table-cell office:value-type="string">
            <text:p>ROVERETO</text:p>
          </table:table-cell>
          <table:table-cell office:value-type="string">
            <text:p>TN</text:p>
          </table:table-cell>
          <table:table-cell office:value-type="float" office:value="38068">
            <text:p>38068</text:p>
          </table:table-cell>
          <table:table-cell table:number-columns-repeated="2"/>
          <table:table-cell office:value-type="string">
            <text:p>RSSRRT53L16H612Q</text:p>
          </table:table-cell>
          <table:table-cell office:value-type="string">
            <text:p>008321602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ROSSI ROBERTO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string">
            <text:p>OTTICA LV S.A.S.</text:p>
          </table:table-cell>
          <table:table-cell office:value-type="string">
            <text:p>VIA GUIZZA 147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5">
            <text:p>35125</text:p>
          </table:table-cell>
          <table:table-cell office:value-type="string">
            <text:p>OTTICA LV S.A.S.</text:p>
          </table:table-cell>
          <table:table-cell office:value-type="string">
            <text:p>VIA GUIZZA 147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5">
            <text:p>35125</text:p>
          </table:table-cell>
          <table:table-cell office:value-type="string">
            <text:p>049 8809870</text:p>
          </table:table-cell>
          <table:table-cell office:value-type="string">
            <text:p>3938845780</text:p>
          </table:table-cell>
          <table:table-cell table:number-columns-repeated="2" office:value-type="string">
            <text:p>043192002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5-03">
            <text:p>03/05/2019</text:p>
          </table:table-cell>
          <table:table-cell office:value-type="string">
            <text:p>AGZS6TU</text:p>
          </table:table-cell>
          <table:table-cell office:value-type="string">
            <text:p>INFO@OTTICALV.IT</text:p>
          </table:table-cell>
          <table:table-cell/>
          <table:table-cell office:value-type="string">
            <text:p>TICA LV S.A.S.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OTTICA LEITNER SNC - OHG</text:p>
          </table:table-cell>
          <table:table-cell office:value-type="string">
            <text:p>VIA MUSEO 8</text:p>
          </table:table-cell>
          <table:table-cell office:value-type="string">
            <text:p>BOLZANO</text:p>
          </table:table-cell>
          <table:table-cell office:value-type="string">
            <text:p>BZ</text:p>
          </table:table-cell>
          <table:table-cell office:value-type="float" office:value="39100">
            <text:p>39100</text:p>
          </table:table-cell>
          <table:table-cell office:value-type="string">
            <text:p>DI C. RIEDER &amp; C.</text:p>
          </table:table-cell>
          <table:table-cell office:value-type="string">
            <text:p>VIA MUSEO 8</text:p>
          </table:table-cell>
          <table:table-cell office:value-type="string">
            <text:p>BOLZANO</text:p>
          </table:table-cell>
          <table:table-cell office:value-type="string">
            <text:p>BZ</text:p>
          </table:table-cell>
          <table:table-cell office:value-type="float" office:value="39100">
            <text:p>39100</text:p>
          </table:table-cell>
          <table:table-cell office:value-type="string">
            <text:p>0471 977766</text:p>
          </table:table-cell>
          <table:table-cell/>
          <table:table-cell table:number-columns-repeated="2" office:value-type="string">
            <text:p>001333902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C. RIEDER &amp; C.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string">
            <text:p>L'OTTICO S N C</text:p>
          </table:table-cell>
          <table:table-cell office:value-type="string">
            <text:p>VIA MARCONI 7</text:p>
          </table:table-cell>
          <table:table-cell office:value-type="string">
            <text:p>MOGLIANO VENETO</text:p>
          </table:table-cell>
          <table:table-cell office:value-type="string">
            <text:p>TV</text:p>
          </table:table-cell>
          <table:table-cell office:value-type="float" office:value="31021">
            <text:p>31021</text:p>
          </table:table-cell>
          <table:table-cell office:value-type="string">
            <text:p>DI PALMA SIMONE &amp; C.</text:p>
          </table:table-cell>
          <table:table-cell office:value-type="string">
            <text:p>VIA MARCONI 7</text:p>
          </table:table-cell>
          <table:table-cell office:value-type="string">
            <text:p>MOGLIANO VENETO</text:p>
          </table:table-cell>
          <table:table-cell office:value-type="string">
            <text:p>TV</text:p>
          </table:table-cell>
          <table:table-cell office:value-type="float" office:value="31021">
            <text:p>31021</text:p>
          </table:table-cell>
          <table:table-cell office:value-type="string">
            <text:p>041 5901544</text:p>
          </table:table-cell>
          <table:table-cell/>
          <table:table-cell table:number-columns-repeated="2" office:value-type="string">
            <text:p>030730602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PALMA SIMONE &amp; C.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string">
            <text:p>KARA S.R.L.</text:p>
          </table:table-cell>
          <table:table-cell office:value-type="string">
            <text:p>VIA LUIGI PORTA 12/A</text:p>
          </table:table-cell>
          <table:table-cell office:value-type="string">
            <text:p>PAVIA</text:p>
          </table:table-cell>
          <table:table-cell office:value-type="string">
            <text:p>PV</text:p>
          </table:table-cell>
          <table:table-cell office:value-type="float" office:value="27100">
            <text:p>27100</text:p>
          </table:table-cell>
          <table:table-cell/>
          <table:table-cell office:value-type="string">
            <text:p>O.OTTOTIPO DI KARA-VIA GRAVELLONE40</text:p>
          </table:table-cell>
          <table:table-cell office:value-type="string">
            <text:p>SAN MARTINO SICCOMARIO</text:p>
          </table:table-cell>
          <table:table-cell office:value-type="string">
            <text:p>PV</text:p>
          </table:table-cell>
          <table:table-cell office:value-type="float" office:value="27028">
            <text:p>27028</text:p>
          </table:table-cell>
          <table:table-cell office:value-type="string">
            <text:p>0382 490192</text:p>
          </table:table-cell>
          <table:table-cell/>
          <table:table-cell table:number-columns-repeated="2" office:value-type="string">
            <text:p>021858401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9-04-02">
            <text:p>02/04/2009</text:p>
          </table:table-cell>
          <table:table-cell table:number-columns-repeated="4"/>
        </table:table-row>
        <table:table-row table:style-name="ro1">
          <table:table-cell office:value-type="float" office:value="1459">
            <text:p>1459</text:p>
          </table:table-cell>
          <table:table-cell office:value-type="string">
            <text:p>OPTO SHOP</text:p>
          </table:table-cell>
          <table:table-cell office:value-type="string">
            <text:p>VIA ROMA 149</text:p>
          </table:table-cell>
          <table:table-cell office:value-type="string">
            <text:p>ALBIGNASEGO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DI SILVONI FEDERICO</text:p>
          </table:table-cell>
          <table:table-cell office:value-type="string">
            <text:p>VIA ROMA 149</text:p>
          </table:table-cell>
          <table:table-cell office:value-type="string">
            <text:p>ALBIGNASEGO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049 8626012</text:p>
          </table:table-cell>
          <table:table-cell/>
          <table:table-cell table:number-columns-repeated="2" office:value-type="string">
            <text:p>037110402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T54X0200862340000041268242</text:p>
          </table:table-cell>
          <table:table-cell office:value-type="float" office:value="2008">
            <text:p>2008</text:p>
          </table:table-cell>
          <table:table-cell office:value-type="float" office:value="62340">
            <text:p>6234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9-05-06">
            <text:p>06/05/2009</text:p>
          </table:table-cell>
          <table:table-cell table:number-columns-repeated="3"/>
          <table:table-cell office:value-type="string">
            <text:p><text:s/>SILVONI FEDERICO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string">
            <text:p>LA BOTTEGA DELL'OTTICO S.N.C.</text:p>
          </table:table-cell>
          <table:table-cell office:value-type="string">
            <text:p>VIA MONTA' 99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8">
            <text:p>35138</text:p>
          </table:table-cell>
          <table:table-cell/>
          <table:table-cell office:value-type="string">
            <text:p>VIA MONTA' 99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8">
            <text:p>35138</text:p>
          </table:table-cell>
          <table:table-cell office:value-type="string">
            <text:p>049 714300</text:p>
          </table:table-cell>
          <table:table-cell table:number-columns-repeated="2"/>
          <table:table-cell office:value-type="string">
            <text:p>019396702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DESTINATARIO</text:p>
          </table:table-cell>
          <table:table-cell table:number-columns-repeated="7"/>
        </table:table-row>
        <table:table-row table:style-name="ro1">
          <table:table-cell office:value-type="float" office:value="1461">
            <text:p>1461</text:p>
          </table:table-cell>
          <table:table-cell office:value-type="string">
            <text:p>OTTICA 2000 DI PANTANO LISA</text:p>
          </table:table-cell>
          <table:table-cell office:value-type="string">
            <text:p>VIA SAN FRANCESCO 165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/>
          <table:table-cell office:value-type="string">
            <text:p>VIA SAN <text:s/>FRANCESCO 165</text:p>
          </table:table-cell>
          <table:table-cell office:value-type="string">
            <text:p>PADOVA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/654443</text:p>
          </table:table-cell>
          <table:table-cell/>
          <table:table-cell office:value-type="string">
            <text:p>PNTLSI71S61G224P</text:p>
          </table:table-cell>
          <table:table-cell office:value-type="string">
            <text:p>043097402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35Q0622562771100000000765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0-08-25">
            <text:p>25/08/2010</text:p>
          </table:table-cell>
          <table:table-cell table:number-columns-repeated="4"/>
        </table:table-row>
        <table:table-row table:style-name="ro1">
          <table:table-cell office:value-type="float" office:value="1462">
            <text:p>1462</text:p>
          </table:table-cell>
          <table:table-cell office:value-type="string">
            <text:p>CENTRO OTTICO DI</text:p>
          </table:table-cell>
          <table:table-cell office:value-type="string">
            <text:p>VIA CESARE BATTISTI 13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170">
            <text:p>33170</text:p>
          </table:table-cell>
          <table:table-cell office:value-type="string">
            <text:p>SPEROTTO ANDREA</text:p>
          </table:table-cell>
          <table:table-cell office:value-type="string">
            <text:p>VIA CESARE BATTISTI 13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170">
            <text:p>33170</text:p>
          </table:table-cell>
          <table:table-cell office:value-type="string">
            <text:p>0434 26760</text:p>
          </table:table-cell>
          <table:table-cell/>
          <table:table-cell office:value-type="string">
            <text:p>SPRNDR68C22L736X</text:p>
          </table:table-cell>
          <table:table-cell office:value-type="string">
            <text:p>01602140939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 BANCA SPA</text:p>
          </table:table-cell>
          <table:table-cell office:value-type="string">
            <text:p>IT24A0200812510000041007706</text:p>
          </table:table-cell>
          <table:table-cell office:value-type="float" office:value="2008">
            <text:p>2008</text:p>
          </table:table-cell>
          <table:table-cell office:value-type="float" office:value="12510">
            <text:p>125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0-02-12">
            <text:p>12/02/2010</text:p>
          </table:table-cell>
          <table:table-cell table:number-columns-repeated="3"/>
          <table:table-cell office:value-type="string">
            <text:p>EROTTO ANDREA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string">
            <text:p>OTTICA MORAS</text:p>
          </table:table-cell>
          <table:table-cell office:value-type="string">
            <text:p>VIA S. LUCIA 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9">
            <text:p>35139</text:p>
          </table:table-cell>
          <table:table-cell office:value-type="string">
            <text:p>DI FRISO MICHELA</text:p>
          </table:table-cell>
          <table:table-cell office:value-type="string">
            <text:p>VIA S. LUCIA 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9">
            <text:p>35139</text:p>
          </table:table-cell>
          <table:table-cell office:value-type="string">
            <text:p>049 8757253</text:p>
          </table:table-cell>
          <table:table-cell table:number-columns-repeated="2"/>
          <table:table-cell office:value-type="string">
            <text:p>033552802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FRISO MICHELA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string">
            <text:p>OTTICA CESTARO</text:p>
          </table:table-cell>
          <table:table-cell office:value-type="string">
            <text:p>VIA ROSSINI 5</text:p>
          </table:table-cell>
          <table:table-cell office:value-type="string">
            <text:p>ALTAVILLA VICENTINA</text:p>
          </table:table-cell>
          <table:table-cell office:value-type="string">
            <text:p>VI</text:p>
          </table:table-cell>
          <table:table-cell office:value-type="float" office:value="36077">
            <text:p>36077</text:p>
          </table:table-cell>
          <table:table-cell office:value-type="string">
            <text:p>DI MASSIMO CESTARO</text:p>
          </table:table-cell>
          <table:table-cell office:value-type="string">
            <text:p>VIA ROSSINI 5</text:p>
          </table:table-cell>
          <table:table-cell office:value-type="string">
            <text:p>ALTAVILLA VICENTINA</text:p>
          </table:table-cell>
          <table:table-cell office:value-type="string">
            <text:p>VI</text:p>
          </table:table-cell>
          <table:table-cell office:value-type="float" office:value="36077">
            <text:p>36077</text:p>
          </table:table-cell>
          <table:table-cell office:value-type="string">
            <text:p>0444 573141</text:p>
          </table:table-cell>
          <table:table-cell table:number-columns-repeated="2"/>
          <table:table-cell office:value-type="string">
            <text:p>0290581024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11">
            <text:p>11/01/2019</text:p>
          </table:table-cell>
          <table:table-cell office:value-type="string">
            <text:p>SUBM70N</text:p>
          </table:table-cell>
          <table:table-cell office:value-type="string">
            <text:p>INFO@OTTICACESTARO.COM</text:p>
          </table:table-cell>
          <table:table-cell/>
          <table:table-cell office:value-type="string">
            <text:p>MASSIMO CESTARO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string">
            <text:p>OTTICA MODERNA VASCELLARI GIANNI &amp;</text:p>
          </table:table-cell>
          <table:table-cell office:value-type="string">
            <text:p>VIA GARIBALDI 13/C</text:p>
          </table:table-cell>
          <table:table-cell office:value-type="string">
            <text:p>CONEGLIANO</text:p>
          </table:table-cell>
          <table:table-cell office:value-type="string">
            <text:p>TV</text:p>
          </table:table-cell>
          <table:table-cell office:value-type="float" office:value="31015">
            <text:p>31015</text:p>
          </table:table-cell>
          <table:table-cell office:value-type="string">
            <text:p>LENTI A CONTATTO</text:p>
          </table:table-cell>
          <table:table-cell table:number-columns-repeated="4"/>
          <table:table-cell office:value-type="string">
            <text:p>0438 22840</text:p>
          </table:table-cell>
          <table:table-cell table:number-columns-repeated="2"/>
          <table:table-cell office:value-type="string">
            <text:p>018373602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2-06-06">
            <text:p>06/06/2012</text:p>
          </table:table-cell>
          <table:table-cell/>
          <table:table-cell office:value-type="string">
            <text:p>VASCELLARI-SNC@ALICE.IT</text:p>
          </table:table-cell>
          <table:table-cell/>
          <table:table-cell office:value-type="string">
            <text:p>NTI A CONTATTO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string">
            <text:p>L'OTTICA BLU S.A.S.</text:p>
          </table:table-cell>
          <table:table-cell office:value-type="string">
            <text:p>VIA S. CATERINA 19</text:p>
          </table:table-cell>
          <table:table-cell office:value-type="string">
            <text:p>ARCO</text:p>
          </table:table-cell>
          <table:table-cell office:value-type="string">
            <text:p>TN</text:p>
          </table:table-cell>
          <table:table-cell office:value-type="float" office:value="38062">
            <text:p>38062</text:p>
          </table:table-cell>
          <table:table-cell/>
          <table:table-cell office:value-type="string">
            <text:p>VIA S.CATERINA 19</text:p>
          </table:table-cell>
          <table:table-cell office:value-type="string">
            <text:p>ARCO</text:p>
          </table:table-cell>
          <table:table-cell office:value-type="string">
            <text:p>TN</text:p>
          </table:table-cell>
          <table:table-cell office:value-type="float" office:value="38062">
            <text:p>38062</text:p>
          </table:table-cell>
          <table:table-cell office:value-type="string">
            <text:p>0464 532973</text:p>
          </table:table-cell>
          <table:table-cell table:number-columns-repeated="2"/>
          <table:table-cell office:value-type="string">
            <text:p>019185002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17N801635320000002320863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4-17">
            <text:p>17/04/2013</text:p>
          </table:table-cell>
          <table:table-cell/>
          <table:table-cell office:value-type="string">
            <text:p>OTTICA.BLU.ARCO@GMAIL.COM</text:p>
          </table:table-cell>
          <table:table-cell table:number-columns-repeated="2"/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PUNTO DI VISTA S.A.S.</text:p>
          </table:table-cell>
          <table:table-cell office:value-type="string">
            <text:p>PIAZZA GARIBALDI 99/A</text:p>
          </table:table-cell>
          <table:table-cell office:value-type="string">
            <text:p>BONDENO</text:p>
          </table:table-cell>
          <table:table-cell office:value-type="string">
            <text:p>FE</text:p>
          </table:table-cell>
          <table:table-cell office:value-type="float" office:value="44012">
            <text:p>44012</text:p>
          </table:table-cell>
          <table:table-cell office:value-type="string">
            <text:p>DI GRECHI STEFANO &amp; C.</text:p>
          </table:table-cell>
          <table:table-cell office:value-type="string">
            <text:p>PIAZZA GARIBALDI 99/A</text:p>
          </table:table-cell>
          <table:table-cell office:value-type="string">
            <text:p>BONDENO</text:p>
          </table:table-cell>
          <table:table-cell office:value-type="string">
            <text:p>FE</text:p>
          </table:table-cell>
          <table:table-cell office:value-type="float" office:value="44012">
            <text:p>44012</text:p>
          </table:table-cell>
          <table:table-cell office:value-type="string">
            <text:p>0532/897573</text:p>
          </table:table-cell>
          <table:table-cell office:value-type="string">
            <text:p>0532/888462</text:p>
          </table:table-cell>
          <table:table-cell/>
          <table:table-cell office:value-type="string">
            <text:p>0131364038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SP. FERRARA</text:p>
          </table:table-cell>
          <table:table-cell/>
          <table:table-cell office:value-type="float" office:value="6155">
            <text:p>6155</text:p>
          </table:table-cell>
          <table:table-cell office:value-type="float" office:value="67196">
            <text:p>67196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9-09-30">
            <text:p>30/09/2009</text:p>
          </table:table-cell>
          <table:table-cell table:number-columns-repeated="3"/>
          <table:table-cell office:value-type="string">
            <text:p><text:s/>GRECHI STEFANO &amp; C.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string">
            <text:p>NUOVA OTTICA DI BOSCHETTO GIORGIO</text:p>
          </table:table-cell>
          <table:table-cell office:value-type="string">
            <text:p>VIA SCARIO 2</text:p>
          </table:table-cell>
          <table:table-cell office:value-type="string">
            <text:p>CAVALESE</text:p>
          </table:table-cell>
          <table:table-cell office:value-type="string">
            <text:p>TN</text:p>
          </table:table-cell>
          <table:table-cell office:value-type="float" office:value="38033">
            <text:p>38033</text:p>
          </table:table-cell>
          <table:table-cell/>
          <table:table-cell office:value-type="string">
            <text:p>VIA SCARIO 2</text:p>
          </table:table-cell>
          <table:table-cell office:value-type="string">
            <text:p>CAVALESE</text:p>
          </table:table-cell>
          <table:table-cell office:value-type="string">
            <text:p>TN</text:p>
          </table:table-cell>
          <table:table-cell office:value-type="float" office:value="38033">
            <text:p>38033</text:p>
          </table:table-cell>
          <table:table-cell office:value-type="string">
            <text:p>0462/342991</text:p>
          </table:table-cell>
          <table:table-cell office:value-type="string">
            <text:p>339 8888358</text:p>
          </table:table-cell>
          <table:table-cell office:value-type="string">
            <text:p>BSCGRG59T27C372P</text:p>
          </table:table-cell>
          <table:table-cell office:value-type="string">
            <text:p>0123130022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9-10-06">
            <text:p>06/10/2009</text:p>
          </table:table-cell>
          <table:table-cell/>
          <table:table-cell office:value-type="string">
            <text:p>GIORGIO.BOSCHETTO@TIN.IT</text:p>
          </table:table-cell>
          <table:table-cell/>
          <table:table-cell office:value-type="string">
            <text:p>BOSCHETTO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office:value-type="string">
            <text:p>OTTICI DE VIDAL SNC</text:p>
          </table:table-cell>
          <table:table-cell office:value-type="string">
            <text:p>CORSO 4 NOVEMBRE 46</text:p>
          </table:table-cell>
          <table:table-cell office:value-type="string">
            <text:p>ASIAGO</text:p>
          </table:table-cell>
          <table:table-cell office:value-type="string">
            <text:p>VI</text:p>
          </table:table-cell>
          <table:table-cell office:value-type="float" office:value="36012">
            <text:p>36012</text:p>
          </table:table-cell>
          <table:table-cell office:value-type="string">
            <text:p>DI DE VIDAL GIANGIUSEPPE E C.</text:p>
          </table:table-cell>
          <table:table-cell office:value-type="string">
            <text:p>CORSO 4 NOVEMBRE 46</text:p>
          </table:table-cell>
          <table:table-cell office:value-type="string">
            <text:p>ASIAGO</text:p>
          </table:table-cell>
          <table:table-cell office:value-type="string">
            <text:p>VI</text:p>
          </table:table-cell>
          <table:table-cell office:value-type="float" office:value="36012">
            <text:p>36012</text:p>
          </table:table-cell>
          <table:table-cell office:value-type="string">
            <text:p>0424 463815</text:p>
          </table:table-cell>
          <table:table-cell office:value-type="string">
            <text:p>0424 465427</text:p>
          </table:table-cell>
          <table:table-cell table:number-columns-repeated="2" office:value-type="string">
            <text:p>0355490024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SSA RURALE ED ARTIGIANA</text:p>
          </table:table-cell>
          <table:table-cell office:value-type="string">
            <text:p>IT63J0877260130002004002840</text:p>
          </table:table-cell>
          <table:table-cell office:value-type="float" office:value="8772">
            <text:p>8772</text:p>
          </table:table-cell>
          <table:table-cell office:value-type="float" office:value="60130">
            <text:p>6013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09-10-20">
            <text:p>20/10/2009</text:p>
          </table:table-cell>
          <table:table-cell table:number-columns-repeated="3"/>
          <table:table-cell office:value-type="string">
            <text:p><text:s/>DE VIDAL GIANGIUSEPPE E C.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string">
            <text:p>OTTICA MATTEO MARTINELLI</text:p>
          </table:table-cell>
          <table:table-cell office:value-type="string">
            <text:p>VIA DE NICOLA 5</text:p>
          </table:table-cell>
          <table:table-cell office:value-type="string">
            <text:p>SAN MARTINO SICCOMARIO</text:p>
          </table:table-cell>
          <table:table-cell office:value-type="string">
            <text:p>PV</text:p>
          </table:table-cell>
          <table:table-cell office:value-type="float" office:value="27028">
            <text:p>27028</text:p>
          </table:table-cell>
          <table:table-cell office:value-type="string">
            <text:p>DI MATTEO MARTINELLI</text:p>
          </table:table-cell>
          <table:table-cell office:value-type="string">
            <text:p>PRESSO OTTICA 3D</text:p>
          </table:table-cell>
          <table:table-cell office:value-type="string">
            <text:p>CORSO MATTEOTTI 10 - LACHIARELLA</text:p>
          </table:table-cell>
          <table:table-cell office:value-type="string">
            <text:p>PV</text:p>
          </table:table-cell>
          <table:table-cell/>
          <table:table-cell office:value-type="string">
            <text:p>333 2495004</text:p>
          </table:table-cell>
          <table:table-cell/>
          <table:table-cell table:number-columns-repeated="2" office:value-type="string">
            <text:p>0224801018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MATTEO MARTINELLI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string">
            <text:p>OTTICA STEFANO DI FRANCESCO &amp; C. SN</text:p>
          </table:table-cell>
          <table:table-cell office:value-type="string">
            <text:p>VIALE PADOVA 1</text:p>
          </table:table-cell>
          <table:table-cell office:value-type="string">
            <text:p>SOTTOMARINA</text:p>
          </table:table-cell>
          <table:table-cell office:value-type="string">
            <text:p>VE</text:p>
          </table:table-cell>
          <table:table-cell office:value-type="float" office:value="30015">
            <text:p>30015</text:p>
          </table:table-cell>
          <table:table-cell/>
          <table:table-cell office:value-type="string">
            <text:p>CALLE SAN GIACOMO 505</text:p>
          </table:table-cell>
          <table:table-cell office:value-type="string">
            <text:p>CHIOGGIA</text:p>
          </table:table-cell>
          <table:table-cell office:value-type="string">
            <text:p>VE</text:p>
          </table:table-cell>
          <table:table-cell office:value-type="float" office:value="30015">
            <text:p>30015</text:p>
          </table:table-cell>
          <table:table-cell office:value-type="string">
            <text:p>041 5541898</text:p>
          </table:table-cell>
          <table:table-cell/>
          <table:table-cell table:number-columns-repeated="2" office:value-type="string">
            <text:p>039369902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2-28">
            <text:p>28/02/2019</text:p>
          </table:table-cell>
          <table:table-cell office:value-type="string">
            <text:p>6EWHWLT</text:p>
          </table:table-cell>
          <table:table-cell office:value-type="string">
            <text:p>FABIANA.AGNO@GMAIL.COM</text:p>
          </table:table-cell>
          <table:table-cell/>
          <table:table-cell office:value-type="string">
            <text:p>STEFANO DI FRANCESCO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string">
            <text:p>OTTICA ALESSANDRO DI FRANCESCO &amp; C.</text:p>
          </table:table-cell>
          <table:table-cell office:value-type="string">
            <text:p>CORSO DEL POPOLO 1269/C</text:p>
          </table:table-cell>
          <table:table-cell office:value-type="string">
            <text:p>CHIOGGIA</text:p>
          </table:table-cell>
          <table:table-cell office:value-type="string">
            <text:p>VE</text:p>
          </table:table-cell>
          <table:table-cell office:value-type="float" office:value="30015">
            <text:p>30015</text:p>
          </table:table-cell>
          <table:table-cell/>
          <table:table-cell office:value-type="string">
            <text:p>CORSO DEL POPOLO 1368</text:p>
          </table:table-cell>
          <table:table-cell office:value-type="string">
            <text:p>CHIOGGIA</text:p>
          </table:table-cell>
          <table:table-cell office:value-type="string">
            <text:p>VE</text:p>
          </table:table-cell>
          <table:table-cell office:value-type="float" office:value="30015">
            <text:p>30015</text:p>
          </table:table-cell>
          <table:table-cell office:value-type="string">
            <text:p>041</text:p>
          </table:table-cell>
          <table:table-cell/>
          <table:table-cell table:number-columns-repeated="2" office:value-type="string">
            <text:p>0393697027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10">
            <text:p>10/01/2019</text:p>
          </table:table-cell>
          <table:table-cell office:value-type="string">
            <text:p>6EWHWLT</text:p>
          </table:table-cell>
          <table:table-cell office:value-type="string">
            <text:p>ADF13@LIBERO.IT</text:p>
          </table:table-cell>
          <table:table-cell/>
          <table:table-cell office:value-type="string">
            <text:p>ALESSANDRO DI FRANCESCO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string">
            <text:p>OTTICA ITALIANA S.N.C.</text:p>
          </table:table-cell>
          <table:table-cell office:value-type="string">
            <text:p>VIA CARDUCCI 2/A ANG.PIAZZA DALMAZI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00">
            <text:p>34100</text:p>
          </table:table-cell>
          <table:table-cell office:value-type="string">
            <text:p>DI ALESSANDRO E MASSIMILIANO MEMMI</text:p>
          </table:table-cell>
          <table:table-cell office:value-type="string">
            <text:p>VIA CARDUCCI 2/A ANG.P.ZZA DALMAZIA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00">
            <text:p>34100</text:p>
          </table:table-cell>
          <table:table-cell office:value-type="string">
            <text:p>040 362737</text:p>
          </table:table-cell>
          <table:table-cell office:value-type="string">
            <text:p>deiuri040245436</text:p>
          </table:table-cell>
          <table:table-cell office:value-type="string">
            <text:p>01155380320</text:p>
          </table:table-cell>
          <table:table-cell office:value-type="string">
            <text:p>0115538023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63N0892802204010000027859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0-02-03">
            <text:p>03/02/2010</text:p>
          </table:table-cell>
          <table:table-cell table:number-columns-repeated="3"/>
          <table:table-cell office:value-type="string">
            <text:p><text:s/>ALESSANDRO E MASSIMILIANO MEMMI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string">
            <text:p>CAPPELLO CENTRO OTTICO</text:p>
          </table:table-cell>
          <table:table-cell office:value-type="string">
            <text:p>VIA VERGERIO 8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6">
            <text:p>35126</text:p>
          </table:table-cell>
          <table:table-cell office:value-type="string">
            <text:p>DI CAPPELLO STEFANO</text:p>
          </table:table-cell>
          <table:table-cell office:value-type="string">
            <text:p>VIA VERGERIO 18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6">
            <text:p>35126</text:p>
          </table:table-cell>
          <table:table-cell office:value-type="string">
            <text:p>049 2123736</text:p>
          </table:table-cell>
          <table:table-cell/>
          <table:table-cell office:value-type="string">
            <text:p>CPPSFN71R29G224I</text:p>
          </table:table-cell>
          <table:table-cell office:value-type="string">
            <text:p>043254302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0-10-12">
            <text:p>12/10/2010</text:p>
          </table:table-cell>
          <table:table-cell table:number-columns-repeated="3"/>
          <table:table-cell office:value-type="string">
            <text:p><text:s/>CAPPELLO STEFANO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string">
            <text:p>OTTICA ZAIA</text:p>
          </table:table-cell>
          <table:table-cell office:value-type="string">
            <text:p>CORSO RISORGIMENTO 154/A</text:p>
          </table:table-cell>
          <table:table-cell office:value-type="string">
            <text:p>PORTO VIRO</text:p>
          </table:table-cell>
          <table:table-cell office:value-type="string">
            <text:p>RO</text:p>
          </table:table-cell>
          <table:table-cell office:value-type="float" office:value="45014">
            <text:p>45014</text:p>
          </table:table-cell>
          <table:table-cell office:value-type="string">
            <text:p>DI ZAIA ANDREA</text:p>
          </table:table-cell>
          <table:table-cell office:value-type="string">
            <text:p>VIA MARANGONA 35</text:p>
          </table:table-cell>
          <table:table-cell office:value-type="string">
            <text:p>PORTO VIRO</text:p>
          </table:table-cell>
          <table:table-cell office:value-type="string">
            <text:p>RO</text:p>
          </table:table-cell>
          <table:table-cell office:value-type="float" office:value="45014">
            <text:p>45014</text:p>
          </table:table-cell>
          <table:table-cell office:value-type="string">
            <text:p>0426 632347</text:p>
          </table:table-cell>
          <table:table-cell/>
          <table:table-cell office:value-type="string">
            <text:p>ZAINDR55A19C967K</text:p>
          </table:table-cell>
          <table:table-cell office:value-type="string">
            <text:p>008355702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ZAIA ANDREA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string">
            <text:p>OTTICA VENEZIANA S.R.L.</text:p>
          </table:table-cell>
          <table:table-cell office:value-type="string">
            <text:p>SAN MARCO 263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4">
            <text:p>30124</text:p>
          </table:table-cell>
          <table:table-cell/>
          <table:table-cell office:value-type="string">
            <text:p>OTTICA VENEZIANA SRL SAN MARCO 263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4">
            <text:p>30124</text:p>
          </table:table-cell>
          <table:table-cell office:value-type="string">
            <text:p>041 5212796</text:p>
          </table:table-cell>
          <table:table-cell table:number-columns-repeated="2"/>
          <table:table-cell office:value-type="string">
            <text:p>027185902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4-04-09">
            <text:p>09/04/2014</text:p>
          </table:table-cell>
          <table:table-cell/>
          <table:table-cell office:value-type="string">
            <text:p>EGIDIO2011@GMAIL.COM</text:p>
          </table:table-cell>
          <table:table-cell table:number-columns-repeated="2"/>
        </table:table-row>
        <table:table-row table:style-name="ro1">
          <table:table-cell office:value-type="float" office:value="1479">
            <text:p>1479</text:p>
          </table:table-cell>
          <table:table-cell office:value-type="string">
            <text:p>BEGART S.R.L.</text:p>
          </table:table-cell>
          <table:table-cell office:value-type="string">
            <text:p>VIA RIVALE 57/C</text:p>
          </table:table-cell>
          <table:table-cell office:value-type="string">
            <text:p>S. MARIA DI SALA</text:p>
          </table:table-cell>
          <table:table-cell office:value-type="string">
            <text:p>VE</text:p>
          </table:table-cell>
          <table:table-cell office:value-type="float" office:value="30036">
            <text:p>30036</text:p>
          </table:table-cell>
          <table:table-cell/>
          <table:table-cell office:value-type="string">
            <text:p>VIA RIVALE 57/C</text:p>
          </table:table-cell>
          <table:table-cell office:value-type="string">
            <text:p>S. MARIA DI SALA</text:p>
          </table:table-cell>
          <table:table-cell office:value-type="string">
            <text:p>VE</text:p>
          </table:table-cell>
          <table:table-cell office:value-type="float" office:value="30036">
            <text:p>30036</text:p>
          </table:table-cell>
          <table:table-cell office:value-type="string">
            <text:p>041 8220477</text:p>
          </table:table-cell>
          <table:table-cell office:value-type="string">
            <text:p>393 9011398</text:p>
          </table:table-cell>
          <table:table-cell/>
          <table:table-cell office:value-type="string">
            <text:p>037828902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2-02-02">
            <text:p>02/02/2012</text:p>
          </table:table-cell>
          <table:table-cell/>
          <table:table-cell office:value-type="string">
            <text:p>INFO@BEGART.IT</text:p>
          </table:table-cell>
          <table:table-cell table:number-columns-repeated="2"/>
        </table:table-row>
        <table:table-row table:style-name="ro1">
          <table:table-cell office:value-type="float" office:value="1480">
            <text:p>1480</text:p>
          </table:table-cell>
          <table:table-cell office:value-type="string">
            <text:p>GFM SRL</text:p>
          </table:table-cell>
          <table:table-cell office:value-type="string">
            <text:p>VIA CARDUCCI 115</text:p>
          </table:table-cell>
          <table:table-cell office:value-type="string">
            <text:p>CIVITANOVA MARCHE</text:p>
          </table:table-cell>
          <table:table-cell office:value-type="string">
            <text:p>MC</text:p>
          </table:table-cell>
          <table:table-cell office:value-type="float" office:value="62012">
            <text:p>62012</text:p>
          </table:table-cell>
          <table:table-cell/>
          <table:table-cell office:value-type="string">
            <text:p>VIA CARDUCCI 115</text:p>
          </table:table-cell>
          <table:table-cell office:value-type="string">
            <text:p>CIVITANOVA MARCHE</text:p>
          </table:table-cell>
          <table:table-cell office:value-type="string">
            <text:p>MC</text:p>
          </table:table-cell>
          <table:table-cell office:value-type="float" office:value="62012">
            <text:p>62012</text:p>
          </table:table-cell>
          <table:table-cell office:value-type="string">
            <text:p>0733 814783</text:p>
          </table:table-cell>
          <table:table-cell/>
          <table:table-cell table:number-columns-repeated="2" office:value-type="string">
            <text:p>019462904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7-09-11">
            <text:p>11/09/2017</text:p>
          </table:table-cell>
          <table:table-cell/>
          <table:table-cell office:value-type="string">
            <text:p>GFM.EYEWEAR@GMAIL.COM</text:p>
          </table:table-cell>
          <table:table-cell table:number-columns-repeated="2"/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MEGAVISION VIGONZA</text:p>
          </table:table-cell>
          <table:table-cell office:value-type="string">
            <text:p>VIA VENEZIA 52</text:p>
          </table:table-cell>
          <table:table-cell office:value-type="string">
            <text:p>VIGONZ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/>
          <table:table-cell office:value-type="string">
            <text:p>VIA VENEZIA 52</text:p>
          </table:table-cell>
          <table:table-cell office:value-type="string">
            <text:p>VIGONZA</text:p>
          </table:table-cell>
          <table:table-cell office:value-type="string">
            <text:p>PD</text:p>
          </table:table-cell>
          <table:table-cell/>
          <table:table-cell office:value-type="string">
            <text:p>049 9803067</text:p>
          </table:table-cell>
          <table:table-cell office:value-type="string">
            <text:p>0499803067</text:p>
          </table:table-cell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9-05">
            <text:p>05/09/2013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CENTRO OTTICO MEGAVISION S.R.L.</text:p>
          </table:table-cell>
          <table:table-cell office:value-type="string">
            <text:p>VIA VENEZIA 52</text:p>
          </table:table-cell>
          <table:table-cell office:value-type="string">
            <text:p>VIGONZ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table:number-columns-repeated="5"/>
          <table:table-cell office:value-type="string">
            <text:p>049 9803067</text:p>
          </table:table-cell>
          <table:table-cell office:value-type="string">
            <text:p>0499803067</text:p>
          </table:table-cell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9-05">
            <text:p>05/09/2013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string">
            <text:p>MEGAVISION PIOVE.</text:p>
          </table:table-cell>
          <table:table-cell office:value-type="string">
            <text:p>C/O C. COMMERCIALE OLIMPIA</text:p>
          </table:table-cell>
          <table:table-cell office:value-type="string">
            <text:p>PIOVE DI SACCO</text:p>
          </table:table-cell>
          <table:table-cell office:value-type="string">
            <text:p>PD</text:p>
          </table:table-cell>
          <table:table-cell table:number-columns-repeated="2"/>
          <table:table-cell office:value-type="string">
            <text:p>C/O C. COMMERCIALE OLOMPIA</text:p>
          </table:table-cell>
          <table:table-cell office:value-type="string">
            <text:p>PIOVE DI SACCO</text:p>
          </table:table-cell>
          <table:table-cell office:value-type="string">
            <text:p>PD</text:p>
          </table:table-cell>
          <table:table-cell/>
          <table:table-cell office:value-type="string">
            <text:p>049 9708795</text:p>
          </table:table-cell>
          <table:table-cell office:value-type="string">
            <text:p>049 9708030</text:p>
          </table:table-cell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2-01-03">
            <text:p>03/01/2012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string">
            <text:p>CENTRO OTTICO MEGAVISION S.R.L.</text:p>
          </table:table-cell>
          <table:table-cell office:value-type="string">
            <text:p>C/O C. COMMERCIALE OLIMPIA</text:p>
          </table:table-cell>
          <table:table-cell office:value-type="string">
            <text:p>PIOVE DI SACCO</text:p>
          </table:table-cell>
          <table:table-cell office:value-type="string">
            <text:p>PD</text:p>
          </table:table-cell>
          <table:table-cell table:number-columns-repeated="6"/>
          <table:table-cell office:value-type="string">
            <text:p>049 9708795</text:p>
          </table:table-cell>
          <table:table-cell office:value-type="string">
            <text:p>049 9708030</text:p>
          </table:table-cell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2-01-03">
            <text:p>03/01/2012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string">
            <text:p>OTTICA SACRO CUORE</text:p>
          </table:table-cell>
          <table:table-cell office:value-type="string">
            <text:p>VIA SACRO CUORE 27 BIS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5">
            <text:p>35135</text:p>
          </table:table-cell>
          <table:table-cell office:value-type="string">
            <text:p>DI PRAVATO ORNELLA</text:p>
          </table:table-cell>
          <table:table-cell office:value-type="string">
            <text:p>VIA SACRO CUORE 27 BIS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5">
            <text:p>35135</text:p>
          </table:table-cell>
          <table:table-cell office:value-type="string">
            <text:p>049 613101</text:p>
          </table:table-cell>
          <table:table-cell/>
          <table:table-cell office:value-type="string">
            <text:p>PRVRLL54D68H655V</text:p>
          </table:table-cell>
          <table:table-cell office:value-type="string">
            <text:p>006700702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0-10-25">
            <text:p>25/10/2010</text:p>
          </table:table-cell>
          <table:table-cell table:number-columns-repeated="3"/>
          <table:table-cell office:value-type="string">
            <text:p><text:s/>PRAVATO ORNELLA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string">
            <text:p>MEGAVISION REGGIO</text:p>
          </table:table-cell>
          <table:table-cell office:value-type="string">
            <text:p>VIA HIROSHIMA 8/B</text:p>
          </table:table-cell>
          <table:table-cell office:value-type="string">
            <text:p>REGGIO EMILIA</text:p>
          </table:table-cell>
          <table:table-cell office:value-type="string">
            <text:p>FE</text:p>
          </table:table-cell>
          <table:table-cell office:value-type="float" office:value="42100">
            <text:p>42100</text:p>
          </table:table-cell>
          <table:table-cell table:number-columns-repeated="5"/>
          <table:table-cell office:value-type="string">
            <text:p>0522 934011</text:p>
          </table:table-cell>
          <table:table-cell office:value-type="string">
            <text:p>0522 564683</text:p>
          </table:table-cell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1-04-07">
            <text:p>07/04/2011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string">
            <text:p>FOTO OTTICA MICAGLIO ORNELLA &amp; C. S</text:p>
          </table:table-cell>
          <table:table-cell office:value-type="string">
            <text:p>VIA MUNICIPIO 31/B</text:p>
          </table:table-cell>
          <table:table-cell office:value-type="string">
            <text:p>VIGONZ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/>
          <table:table-cell office:value-type="string">
            <text:p>FOTO OTTICA MICAGLIO ORNELLA &amp; C.</text:p>
          </table:table-cell>
          <table:table-cell office:value-type="string">
            <text:p>VIGONZA - VIA MUNICIPIO 31/B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049 8095616</text:p>
          </table:table-cell>
          <table:table-cell office:value-type="string">
            <text:p>049 8099212</text:p>
          </table:table-cell>
          <table:table-cell/>
          <table:table-cell office:value-type="string">
            <text:p>042628502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3-27">
            <text:p>27/03/2019</text:p>
          </table:table-cell>
          <table:table-cell office:value-type="string">
            <text:p>M5UXCR1</text:p>
          </table:table-cell>
          <table:table-cell office:value-type="string">
            <text:p>AMMINISTRAZIONE@MICAGLIOORNELLA.IT</text:p>
          </table:table-cell>
          <table:table-cell table:number-columns-repeated="2"/>
        </table:table-row>
        <table:table-row table:style-name="ro1">
          <table:table-cell office:value-type="float" office:value="1487">
            <text:p>1487</text:p>
          </table:table-cell>
          <table:table-cell office:value-type="string">
            <text:p>CONTACT S.A.S.</text:p>
          </table:table-cell>
          <table:table-cell office:value-type="string">
            <text:p>VIA PALAZZO 43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DI SANTORO M. &amp; C.</text:p>
          </table:table-cell>
          <table:table-cell office:value-type="string">
            <text:p>VIA PALAZZO 43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table:number-columns-repeated="2" office:value-type="string">
            <text:p>041 984159</text:p>
          </table:table-cell>
          <table:table-cell/>
          <table:table-cell office:value-type="string">
            <text:p>028686602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</text:p>
          </table:table-cell>
          <table:table-cell office:value-type="string">
            <text:p>BANCA CARIPARO</text:p>
          </table:table-cell>
          <table:table-cell/>
          <table:table-cell office:value-type="float" office:value="6225">
            <text:p>6225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0-11-15">
            <text:p>15/11/2010</text:p>
          </table:table-cell>
          <table:table-cell table:number-columns-repeated="3"/>
          <table:table-cell office:value-type="string">
            <text:p><text:s/>SANTORO M. &amp; C.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string">
            <text:p>SPACCIO VISION MESTRE</text:p>
          </table:table-cell>
          <table:table-cell office:value-type="string">
            <text:p>VIA DON FEDERICO TOSATTO 79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4">
            <text:p>30174</text:p>
          </table:table-cell>
          <table:table-cell/>
          <table:table-cell office:value-type="string">
            <text:p>VIA DON FEDERICO TOSATTO 79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4">
            <text:p>30174</text:p>
          </table:table-cell>
          <table:table-cell office:value-type="string">
            <text:p>041 5044239</text:p>
          </table:table-cell>
          <table:table-cell/>
          <table:table-cell table:number-columns-repeated="2" office:value-type="string">
            <text:p>0401089027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4-03-04">
            <text:p>04/03/2014</text:p>
          </table:table-cell>
          <table:table-cell table:number-columns-repeated="4"/>
        </table:table-row>
        <table:table-row table:style-name="ro1">
          <table:table-cell office:value-type="float" office:value="1489">
            <text:p>1489</text:p>
          </table:table-cell>
          <table:table-cell office:value-type="string">
            <text:p>SPACCIO OCCHIALI VISION</text:p>
          </table:table-cell>
          <table:table-cell office:value-type="string">
            <text:p>VIA DON FEDERICO TOSATTO 79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4">
            <text:p>30174</text:p>
          </table:table-cell>
          <table:table-cell/>
          <table:table-cell office:value-type="string">
            <text:p>VIA DON FEDERICO TOSATTO 79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4">
            <text:p>30174</text:p>
          </table:table-cell>
          <table:table-cell office:value-type="string">
            <text:p>041 5044239</text:p>
          </table:table-cell>
          <table:table-cell/>
          <table:table-cell table:number-columns-repeated="2" office:value-type="string">
            <text:p>040108902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2-02-16">
            <text:p>16/02/2012</text:p>
          </table:table-cell>
          <table:table-cell table:number-columns-repeated="4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OTTICA MASSARIA DI CODATO MATTEO</text:p>
          </table:table-cell>
          <table:table-cell office:value-type="string">
            <text:p>SANTA CROCE 29-30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35">
            <text:p>30135</text:p>
          </table:table-cell>
          <table:table-cell/>
          <table:table-cell office:value-type="string">
            <text:p>SANTA CROCE 29-30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35">
            <text:p>30135</text:p>
          </table:table-cell>
          <table:table-cell table:number-columns-repeated="2" office:value-type="string">
            <text:p>041 710901</text:p>
          </table:table-cell>
          <table:table-cell office:value-type="string">
            <text:p>CDTMTT73D22D325W</text:p>
          </table:table-cell>
          <table:table-cell office:value-type="string">
            <text:p>040162702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SSA DI RISPARMIO DI VENEZIA</text:p>
          </table:table-cell>
          <table:table-cell office:value-type="string">
            <text:p>IT9300634502035100000001052</text:p>
          </table:table-cell>
          <table:table-cell office:value-type="float" office:value="6345">
            <text:p>6345</text:p>
          </table:table-cell>
          <table:table-cell office:value-type="float" office:value="2035">
            <text:p>2035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1-10-03">
            <text:p>03/10/2011</text:p>
          </table:table-cell>
          <table:table-cell table:number-columns-repeated="4"/>
        </table:table-row>
        <table:table-row table:style-name="ro1">
          <table:table-cell office:value-type="float" office:value="1491">
            <text:p>1491</text:p>
          </table:table-cell>
          <table:table-cell office:value-type="string">
            <text:p>OTTICA SPEROTTO</text:p>
          </table:table-cell>
          <table:table-cell office:value-type="string">
            <text:p>VIA CESARE BATTISTI 13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080">
            <text:p>33080</text:p>
          </table:table-cell>
          <table:table-cell office:value-type="string">
            <text:p>DI DI MATTIA PIERINO</text:p>
          </table:table-cell>
          <table:table-cell office:value-type="string">
            <text:p>VIA CESARE BATTISTI 13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080">
            <text:p>33080</text:p>
          </table:table-cell>
          <table:table-cell office:value-type="string">
            <text:p>0434 635111</text:p>
          </table:table-cell>
          <table:table-cell office:value-type="string">
            <text:p>347 3640135</text:p>
          </table:table-cell>
          <table:table-cell office:value-type="string">
            <text:p>DMTPRN52H02L103U</text:p>
          </table:table-cell>
          <table:table-cell office:value-type="string">
            <text:p>0016250909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3-21">
            <text:p>21/03/2013</text:p>
          </table:table-cell>
          <table:table-cell/>
          <table:table-cell office:value-type="string">
            <text:p>PIERINODIMATTIA1@VIRGILIO.IT</text:p>
          </table:table-cell>
          <table:table-cell/>
          <table:table-cell office:value-type="string">
            <text:p><text:s/>DI MATTIA PIERINO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string">
            <text:p>OTTICA BACCIN</text:p>
          </table:table-cell>
          <table:table-cell office:value-type="string">
            <text:p>VIALE EUROPA 33</text:p>
          </table:table-cell>
          <table:table-cell office:value-type="string">
            <text:p>S. VENDEMIANO</text:p>
          </table:table-cell>
          <table:table-cell office:value-type="string">
            <text:p>TV</text:p>
          </table:table-cell>
          <table:table-cell office:value-type="float" office:value="31020">
            <text:p>31020</text:p>
          </table:table-cell>
          <table:table-cell office:value-type="string">
            <text:p>DI BACCIN ALBERTO</text:p>
          </table:table-cell>
          <table:table-cell office:value-type="string">
            <text:p>VIALE EUROPA 33</text:p>
          </table:table-cell>
          <table:table-cell office:value-type="string">
            <text:p>S. VENDEMIANO</text:p>
          </table:table-cell>
          <table:table-cell office:value-type="string">
            <text:p>TV</text:p>
          </table:table-cell>
          <table:table-cell office:value-type="float" office:value="31020">
            <text:p>31020</text:p>
          </table:table-cell>
          <table:table-cell table:number-columns-repeated="2" office:value-type="string">
            <text:p>0438 401674</text:p>
          </table:table-cell>
          <table:table-cell office:value-type="string">
            <text:p>BCCLRT61E15A703E</text:p>
          </table:table-cell>
          <table:table-cell office:value-type="string">
            <text:p>018548002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3-06">
            <text:p>06/03/2019</text:p>
          </table:table-cell>
          <table:table-cell office:value-type="string">
            <text:p>WY7PJ6K</text:p>
          </table:table-cell>
          <table:table-cell office:value-type="string">
            <text:p>BACCINOTTICA@GMAIL.COM</text:p>
          </table:table-cell>
          <table:table-cell/>
          <table:table-cell office:value-type="string">
            <text:p><text:s/>BACCIN ALBERTO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VISION LOOK SAS</text:p>
          </table:table-cell>
          <table:table-cell office:value-type="string">
            <text:p>VIA R. MARIN 31/3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2">
            <text:p>35122</text:p>
          </table:table-cell>
          <table:table-cell office:value-type="string">
            <text:p>OTTICA E FOTO</text:p>
          </table:table-cell>
          <table:table-cell office:value-type="string">
            <text:p>VIA R. MARIN 31/3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2">
            <text:p>35122</text:p>
          </table:table-cell>
          <table:table-cell table:number-columns-repeated="3"/>
          <table:table-cell office:value-type="string">
            <text:p>040583302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DI VERONA</text:p>
          </table:table-cell>
          <table:table-cell office:value-type="string">
            <text:p>IT42E0518812119000000001189</text:p>
          </table:table-cell>
          <table:table-cell office:value-type="float" office:value="5188">
            <text:p>5188</text:p>
          </table:table-cell>
          <table:table-cell office:value-type="float" office:value="12119">
            <text:p>12119</text:p>
          </table:table-cell>
          <table:table-cell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4-09-16">
            <text:p>16/09/2014</text:p>
          </table:table-cell>
          <table:table-cell/>
          <table:table-cell office:value-type="string">
            <text:p>HENRYFRAN@LIBERO.IT</text:p>
          </table:table-cell>
          <table:table-cell/>
          <table:table-cell office:value-type="string">
            <text:p>TICA E FOTO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string">
            <text:p>JULIUS OTTICA</text:p>
          </table:table-cell>
          <table:table-cell office:value-type="string">
            <text:p>LARGO MUNICIPIO 36</text:p>
          </table:table-cell>
          <table:table-cell office:value-type="string">
            <text:p>EGNA</text:p>
          </table:table-cell>
          <table:table-cell office:value-type="string">
            <text:p>BZ</text:p>
          </table:table-cell>
          <table:table-cell office:value-type="float" office:value="39044">
            <text:p>39044</text:p>
          </table:table-cell>
          <table:table-cell office:value-type="string">
            <text:p>DI SIMONAZZI JULIUS SNC</text:p>
          </table:table-cell>
          <table:table-cell office:value-type="string">
            <text:p>LARGO MUNICIPIO 36</text:p>
          </table:table-cell>
          <table:table-cell office:value-type="string">
            <text:p>EGNA</text:p>
          </table:table-cell>
          <table:table-cell office:value-type="string">
            <text:p>BZ</text:p>
          </table:table-cell>
          <table:table-cell office:value-type="float" office:value="39044">
            <text:p>39044</text:p>
          </table:table-cell>
          <table:table-cell office:value-type="string">
            <text:p>0471 812698</text:p>
          </table:table-cell>
          <table:table-cell office:value-type="string">
            <text:p>0471 812998</text:p>
          </table:table-cell>
          <table:table-cell table:number-columns-repeated="2" office:value-type="string">
            <text:p>026984102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34Y0822058371000304000188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2-07-06">
            <text:p>06/07/2012</text:p>
          </table:table-cell>
          <table:table-cell/>
          <table:table-cell office:value-type="string">
            <text:p>JULIUS@DNET.IT</text:p>
          </table:table-cell>
          <table:table-cell/>
          <table:table-cell office:value-type="string">
            <text:p><text:s/>SIMONAZZI JULIUS SNC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string">
            <text:p>OTTICA SAGLINBENI</text:p>
          </table:table-cell>
          <table:table-cell office:value-type="string">
            <text:p>VIA CHIESA DELLA SALUTE 26/D</text:p>
          </table:table-cell>
          <table:table-cell office:value-type="string">
            <text:p>TORINO</text:p>
          </table:table-cell>
          <table:table-cell office:value-type="string">
            <text:p>TO</text:p>
          </table:table-cell>
          <table:table-cell office:value-type="float" office:value="10100">
            <text:p>10100</text:p>
          </table:table-cell>
          <table:table-cell office:value-type="string">
            <text:p>DI DESTEFANIS ROBERTO</text:p>
          </table:table-cell>
          <table:table-cell office:value-type="string">
            <text:p>VIA CHIESA DELLA SALUTE 26/D</text:p>
          </table:table-cell>
          <table:table-cell office:value-type="string">
            <text:p>TORINO</text:p>
          </table:table-cell>
          <table:table-cell office:value-type="string">
            <text:p>TO</text:p>
          </table:table-cell>
          <table:table-cell office:value-type="float" office:value="10100">
            <text:p>10100</text:p>
          </table:table-cell>
          <table:table-cell office:value-type="string">
            <text:p>011 2217600</text:p>
          </table:table-cell>
          <table:table-cell office:value-type="string">
            <text:p>011 2211255</text:p>
          </table:table-cell>
          <table:table-cell table:number-columns-repeated="2" office:value-type="string">
            <text:p>091640100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DESTEFANIS ROBERTO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TENANI OTTICA MARIO</text:p>
          </table:table-cell>
          <table:table-cell office:value-type="string">
            <text:p>CORSO DEL POPOLO 371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DI TENANI MARIO</text:p>
          </table:table-cell>
          <table:table-cell office:value-type="string">
            <text:p>CORSO DEL POPOLO 371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0425/34011</text:p>
          </table:table-cell>
          <table:table-cell office:value-type="string">
            <text:p>0425/418240</text:p>
          </table:table-cell>
          <table:table-cell office:value-type="string">
            <text:p>TNNMRA56B02D161W</text:p>
          </table:table-cell>
          <table:table-cell office:value-type="string">
            <text:p>0071310029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0-08-10">
            <text:p>10/08/2020</text:p>
          </table:table-cell>
          <table:table-cell office:value-type="string">
            <text:p>WY7PJ6K</text:p>
          </table:table-cell>
          <table:table-cell office:value-type="string">
            <text:p>TENANI@OTTICATENANI.IT</text:p>
          </table:table-cell>
          <table:table-cell/>
          <table:table-cell office:value-type="string">
            <text:p>TENANI MARIO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office:value-type="string">
            <text:p>NUOVA VISIONE</text:p>
          </table:table-cell>
          <table:table-cell office:value-type="string">
            <text:p>VIA CASTELFIDARDO 34</text:p>
          </table:table-cell>
          <table:table-cell office:value-type="string">
            <text:p>RIMINI</text:p>
          </table:table-cell>
          <table:table-cell office:value-type="string">
            <text:p>RN</text:p>
          </table:table-cell>
          <table:table-cell office:value-type="float" office:value="47921">
            <text:p>47921</text:p>
          </table:table-cell>
          <table:table-cell office:value-type="string">
            <text:p>DI BALDOVIN DONATELLA</text:p>
          </table:table-cell>
          <table:table-cell office:value-type="string">
            <text:p>VIA CASTELFIDARDO 34</text:p>
          </table:table-cell>
          <table:table-cell office:value-type="string">
            <text:p>RIMINI</text:p>
          </table:table-cell>
          <table:table-cell office:value-type="string">
            <text:p>RN</text:p>
          </table:table-cell>
          <table:table-cell office:value-type="float" office:value="47921">
            <text:p>47921</text:p>
          </table:table-cell>
          <table:table-cell table:number-columns-repeated="2" office:value-type="string">
            <text:p>0541 24447</text:p>
          </table:table-cell>
          <table:table-cell office:value-type="string">
            <text:p>BLDDTL64E53L407T</text:p>
          </table:table-cell>
          <table:table-cell office:value-type="string">
            <text:p>036489902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DELLE MARCHE</text:p>
          </table:table-cell>
          <table:table-cell office:value-type="string">
            <text:p>IT14H0605524200000000006277</text:p>
          </table:table-cell>
          <table:table-cell office:value-type="float" office:value="6055">
            <text:p>6055</text:p>
          </table:table-cell>
          <table:table-cell office:value-type="float" office:value="24200">
            <text:p>242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1-09-21">
            <text:p>21/09/2011</text:p>
          </table:table-cell>
          <table:table-cell/>
          <table:table-cell office:value-type="string">
            <text:p>DONA1305@TISCALI.IT</text:p>
          </table:table-cell>
          <table:table-cell/>
          <table:table-cell office:value-type="string">
            <text:p><text:s/>BALDOVIN DONATELLA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string">
            <text:p>OTTICA MICAGLIO SANDRA SNC</text:p>
          </table:table-cell>
          <table:table-cell office:value-type="string">
            <text:p>VIA SAN MARCO 14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9">
            <text:p>35129</text:p>
          </table:table-cell>
          <table:table-cell/>
          <table:table-cell office:value-type="string">
            <text:p>VIA SAN MARCO 14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9">
            <text:p>35129</text:p>
          </table:table-cell>
          <table:table-cell office:value-type="string">
            <text:p>049 625106</text:p>
          </table:table-cell>
          <table:table-cell table:number-columns-repeated="2"/>
          <table:table-cell office:value-type="string">
            <text:p>034782002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MITTENTE</text:p>
          </table:table-cell>
          <table:table-cell office:value-type="string">
            <text:p>N</text:p>
          </table:table-cell>
          <table:table-cell/>
          <table:table-cell office:value-type="date" office:date-value="2019-11-14">
            <text:p>14/11/2019</text:p>
          </table:table-cell>
          <table:table-cell office:value-type="string">
            <text:p>WY7PJ6K</text:p>
          </table:table-cell>
          <table:table-cell office:value-type="string">
            <text:p>OTTICA@MICAGLIO.COM</text:p>
          </table:table-cell>
          <table:table-cell/>
          <table:table-cell office:value-type="string">
            <text:p>MICAGLIO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string">
            <text:p>VISION SRL</text:p>
          </table:table-cell>
          <table:table-cell office:value-type="string">
            <text:p>VIA LEONARDO DA VINCI 10</text:p>
          </table:table-cell>
          <table:table-cell office:value-type="string">
            <text:p>CODOGNE'</text:p>
          </table:table-cell>
          <table:table-cell office:value-type="string">
            <text:p>TV</text:p>
          </table:table-cell>
          <table:table-cell office:value-type="float" office:value="31013">
            <text:p>31013</text:p>
          </table:table-cell>
          <table:table-cell/>
          <table:table-cell office:value-type="string">
            <text:p>VIA DON FEDERICO TOSATTO 79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4">
            <text:p>30174</text:p>
          </table:table-cell>
          <table:table-cell office:value-type="string">
            <text:p>0438795922</text:p>
          </table:table-cell>
          <table:table-cell/>
          <table:table-cell table:number-columns-repeated="2" office:value-type="string">
            <text:p>0376244026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2"/>
          <table:table-cell office:value-type="float" office:value="3069">
            <text:p>3069</text:p>
          </table:table-cell>
          <table:table-cell office:value-type="float" office:value="61713">
            <text:p>61713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20">
            <text:p>20/01/2019</text:p>
          </table:table-cell>
          <table:table-cell office:value-type="string">
            <text:p>USAL8PV</text:p>
          </table:table-cell>
          <table:table-cell office:value-type="string">
            <text:p>FRANCOVENDRAME@MICSO.NET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MEGAVISION RAVENNA</text:p>
          </table:table-cell>
          <table:table-cell office:value-type="string">
            <text:p>VIALE FARINI 36</text:p>
          </table:table-cell>
          <table:table-cell office:value-type="string">
            <text:p>RAVENNA</text:p>
          </table:table-cell>
          <table:table-cell office:value-type="string">
            <text:p>RA</text:p>
          </table:table-cell>
          <table:table-cell office:value-type="float" office:value="48121">
            <text:p>48121</text:p>
          </table:table-cell>
          <table:table-cell table:number-columns-repeated="5"/>
          <table:table-cell office:value-type="string">
            <text:p>0544 1950403</text:p>
          </table:table-cell>
          <table:table-cell/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2"/>
          <table:table-cell office:value-type="float" office:value="1030">
            <text:p>1030</text:p>
          </table:table-cell>
          <table:table-cell office:value-type="float" office:value="67200">
            <text:p>672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2-01-02">
            <text:p>02/01/2012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string">
            <text:p>SPACCIO VISION CAPRIOLO</text:p>
          </table:table-cell>
          <table:table-cell office:value-type="string">
            <text:p>VIA MOLINARA 4</text:p>
          </table:table-cell>
          <table:table-cell office:value-type="string">
            <text:p>CAPRIOLO</text:p>
          </table:table-cell>
          <table:table-cell office:value-type="string">
            <text:p>BS</text:p>
          </table:table-cell>
          <table:table-cell table:number-columns-repeated="2"/>
          <table:table-cell office:value-type="string">
            <text:p>VIA MOLINARA 4</text:p>
          </table:table-cell>
          <table:table-cell office:value-type="string">
            <text:p>CAPRIOLO</text:p>
          </table:table-cell>
          <table:table-cell office:value-type="string">
            <text:p>BS</text:p>
          </table:table-cell>
          <table:table-cell/>
          <table:table-cell office:value-type="string">
            <text:p>030 7460889</text:p>
          </table:table-cell>
          <table:table-cell/>
          <table:table-cell table:number-columns-repeated="2" office:value-type="string">
            <text:p>0376244026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T84E0200861610000040015935</text:p>
          </table:table-cell>
          <table:table-cell office:value-type="float" office:value="2008">
            <text:p>2008</text:p>
          </table:table-cell>
          <table:table-cell office:value-type="float" office:value="61610">
            <text:p>616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2-04-13">
            <text:p>13/04/2012</text:p>
          </table:table-cell>
          <table:table-cell table:number-columns-repeated="4"/>
        </table:table-row>
        <table:table-row table:style-name="ro1">
          <table:table-cell office:value-type="float" office:value="1502">
            <text:p>1502</text:p>
          </table:table-cell>
          <table:table-cell office:value-type="string">
            <text:p>OTTICA FOTO PIVA</text:p>
          </table:table-cell>
          <table:table-cell office:value-type="string">
            <text:p>VIA DAL PONTE 216</text:p>
          </table:table-cell>
          <table:table-cell office:value-type="string">
            <text:p>TORRI DI QUARTESOLO</text:p>
          </table:table-cell>
          <table:table-cell office:value-type="string">
            <text:p>VI</text:p>
          </table:table-cell>
          <table:table-cell office:value-type="float" office:value="36040">
            <text:p>36040</text:p>
          </table:table-cell>
          <table:table-cell office:value-type="string">
            <text:p>DI PIVA DANIELA</text:p>
          </table:table-cell>
          <table:table-cell office:value-type="string">
            <text:p>VIA DAL PONTE 216</text:p>
          </table:table-cell>
          <table:table-cell office:value-type="string">
            <text:p>TORRI DI QUARTESOLO</text:p>
          </table:table-cell>
          <table:table-cell office:value-type="string">
            <text:p>VI</text:p>
          </table:table-cell>
          <table:table-cell office:value-type="float" office:value="36040">
            <text:p>36040</text:p>
          </table:table-cell>
          <table:table-cell office:value-type="string">
            <text:p>0444 583501</text:p>
          </table:table-cell>
          <table:table-cell/>
          <table:table-cell office:value-type="string">
            <text:p>PVIDNL69T65L840N</text:p>
          </table:table-cell>
          <table:table-cell office:value-type="string">
            <text:p>033582002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5-31">
            <text:p>31/05/2019</text:p>
          </table:table-cell>
          <table:table-cell office:value-type="string">
            <text:p>T9U85V9</text:p>
          </table:table-cell>
          <table:table-cell office:value-type="string">
            <text:p>OTTICA.PIVA@GMAIL.COM</text:p>
          </table:table-cell>
          <table:table-cell/>
          <table:table-cell office:value-type="string">
            <text:p>PIVA DANIELA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office:value-type="string">
            <text:p>OTTICA SELMI</text:p>
          </table:table-cell>
          <table:table-cell office:value-type="string">
            <text:p>VIA P. UMBERTO 16</text:p>
          </table:table-cell>
          <table:table-cell office:value-type="string">
            <text:p>ESTE</text:p>
          </table:table-cell>
          <table:table-cell office:value-type="string">
            <text:p>PD</text:p>
          </table:table-cell>
          <table:table-cell office:value-type="float" office:value="35042">
            <text:p>35042</text:p>
          </table:table-cell>
          <table:table-cell office:value-type="string">
            <text:p>DI SELMI STEFANO</text:p>
          </table:table-cell>
          <table:table-cell office:value-type="string">
            <text:p>VIA P. UMBERTO 16</text:p>
          </table:table-cell>
          <table:table-cell office:value-type="string">
            <text:p>ESTE</text:p>
          </table:table-cell>
          <table:table-cell office:value-type="string">
            <text:p>PD</text:p>
          </table:table-cell>
          <table:table-cell office:value-type="float" office:value="35042">
            <text:p>35042</text:p>
          </table:table-cell>
          <table:table-cell office:value-type="string">
            <text:p>0429</text:p>
          </table:table-cell>
          <table:table-cell/>
          <table:table-cell office:value-type="string">
            <text:p>SLMSFN80C20D442D</text:p>
          </table:table-cell>
          <table:table-cell office:value-type="string">
            <text:p>045547502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SELMI STEFANO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string">
            <text:p>SPACCIO VISION FONTANAFREDDA</text:p>
          </table:table-cell>
          <table:table-cell office:value-type="string">
            <text:p>VIALE VENEZIA 86</text:p>
          </table:table-cell>
          <table:table-cell office:value-type="string">
            <text:p>FONTANAFREDDA</text:p>
          </table:table-cell>
          <table:table-cell office:value-type="string">
            <text:p>PN</text:p>
          </table:table-cell>
          <table:table-cell office:value-type="float" office:value="33074">
            <text:p>33074</text:p>
          </table:table-cell>
          <table:table-cell/>
          <table:table-cell office:value-type="string">
            <text:p>VIALE VENEZIA 86</text:p>
          </table:table-cell>
          <table:table-cell office:value-type="string">
            <text:p>FONTANAFREDDA</text:p>
          </table:table-cell>
          <table:table-cell office:value-type="string">
            <text:p>PN</text:p>
          </table:table-cell>
          <table:table-cell office:value-type="float" office:value="33074">
            <text:p>33074</text:p>
          </table:table-cell>
          <table:table-cell office:value-type="string">
            <text:p>0434 999603</text:p>
          </table:table-cell>
          <table:table-cell table:number-columns-repeated="2"/>
          <table:table-cell office:value-type="string">
            <text:p>0376244026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05">
            <text:p>1505</text:p>
          </table:table-cell>
          <table:table-cell office:value-type="string">
            <text:p>OTTICA MILAN S.R.L.</text:p>
          </table:table-cell>
          <table:table-cell office:value-type="string">
            <text:p>VIALE CAMISANO 58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/>
          <table:table-cell office:value-type="string">
            <text:p>VIALE CAMISANO 58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 office:value-type="string">
            <text:p>0444 500065</text:p>
          </table:table-cell>
          <table:table-cell/>
          <table:table-cell table:number-columns-repeated="2" office:value-type="string">
            <text:p>0372282024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DEL CENTROVENETO</text:p>
          </table:table-cell>
          <table:table-cell office:value-type="string">
            <text:p>IT36Q0859011800000081026134</text:p>
          </table:table-cell>
          <table:table-cell office:value-type="float" office:value="8590">
            <text:p>8590</text:p>
          </table:table-cell>
          <table:table-cell office:value-type="float" office:value="11800">
            <text:p>118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10">
            <text:p>10/01/2019</text:p>
          </table:table-cell>
          <table:table-cell office:value-type="string">
            <text:p>W7YVJK9</text:p>
          </table:table-cell>
          <table:table-cell office:value-type="string">
            <text:p>OTTICAMILANSRL@VIRGILIO.IT</text:p>
          </table:table-cell>
          <table:table-cell/>
          <table:table-cell office:value-type="string">
            <text:p>MILAN SERGIO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string">
            <text:p>SPACCIO VISION SPRESIANO</text:p>
          </table:table-cell>
          <table:table-cell office:value-type="string">
            <text:p>VIA GRITTI 143</text:p>
          </table:table-cell>
          <table:table-cell office:value-type="string">
            <text:p>SPRESIANO</text:p>
          </table:table-cell>
          <table:table-cell office:value-type="string">
            <text:p>TV</text:p>
          </table:table-cell>
          <table:table-cell office:value-type="float" office:value="31027">
            <text:p>31027</text:p>
          </table:table-cell>
          <table:table-cell/>
          <table:table-cell office:value-type="string">
            <text:p>VIA GRITTI 143</text:p>
          </table:table-cell>
          <table:table-cell office:value-type="string">
            <text:p>SPRESIANO</text:p>
          </table:table-cell>
          <table:table-cell office:value-type="string">
            <text:p>TV</text:p>
          </table:table-cell>
          <table:table-cell office:value-type="float" office:value="31027">
            <text:p>31027</text:p>
          </table:table-cell>
          <table:table-cell office:value-type="string">
            <text:p>0422 92388</text:p>
          </table:table-cell>
          <table:table-cell table:number-columns-repeated="2"/>
          <table:table-cell office:value-type="string">
            <text:p>0376244026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2-03-15">
            <text:p>15/03/2012</text:p>
          </table:table-cell>
          <table:table-cell table:number-columns-repeated="4"/>
        </table:table-row>
        <table:table-row table:style-name="ro1">
          <table:table-cell office:value-type="float" office:value="1507">
            <text:p>1507</text:p>
          </table:table-cell>
          <table:table-cell office:value-type="string">
            <text:p>OTTICA ALESSANDRO DI FRANCESCO &amp; C.</text:p>
          </table:table-cell>
          <table:table-cell office:value-type="string">
            <text:p>VIALE UMBRIA 2</text:p>
          </table:table-cell>
          <table:table-cell office:value-type="string">
            <text:p>SOTTOMARINA</text:p>
          </table:table-cell>
          <table:table-cell office:value-type="string">
            <text:p>VE</text:p>
          </table:table-cell>
          <table:table-cell table:number-columns-repeated="2"/>
          <table:table-cell office:value-type="string">
            <text:p>VIALE UMBRIA 2</text:p>
          </table:table-cell>
          <table:table-cell office:value-type="string">
            <text:p>SOTTOMARINA</text:p>
          </table:table-cell>
          <table:table-cell office:value-type="string">
            <text:p>VE</text:p>
          </table:table-cell>
          <table:table-cell office:value-type="float" office:value="30015">
            <text:p>30015</text:p>
          </table:table-cell>
          <table:table-cell table:number-columns-repeated="2"/>
          <table:table-cell table:number-columns-repeated="2" office:value-type="string">
            <text:p>039369702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1912-05-07">
            <text:p>07/05/1912</text:p>
          </table:table-cell>
          <table:table-cell/>
          <table:table-cell office:value-type="string">
            <text:p>ADF13@LIBERO.IT</text:p>
          </table:table-cell>
          <table:table-cell table:number-columns-repeated="2"/>
        </table:table-row>
        <table:table-row table:style-name="ro1">
          <table:table-cell office:value-type="float" office:value="1508">
            <text:p>1508</text:p>
          </table:table-cell>
          <table:table-cell office:value-type="string">
            <text:p>SPACCIO VISION CODROIPO</text:p>
          </table:table-cell>
          <table:table-cell office:value-type="string">
            <text:p>VIALE VENEZIA 122</text:p>
          </table:table-cell>
          <table:table-cell office:value-type="string">
            <text:p>CODROIPO</text:p>
          </table:table-cell>
          <table:table-cell office:value-type="string">
            <text:p>UD</text:p>
          </table:table-cell>
          <table:table-cell office:value-type="float" office:value="33033">
            <text:p>33033</text:p>
          </table:table-cell>
          <table:table-cell table:number-columns-repeated="5"/>
          <table:table-cell office:value-type="string">
            <text:p>0432 906287</text:p>
          </table:table-cell>
          <table:table-cell table:number-columns-repeated="2"/>
          <table:table-cell office:value-type="string">
            <text:p>0376244026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2-05-22">
            <text:p>22/05/2012</text:p>
          </table:table-cell>
          <table:table-cell table:number-columns-repeated="4"/>
        </table:table-row>
        <table:table-row table:style-name="ro1">
          <table:table-cell office:value-type="float" office:value="1509">
            <text:p>1509</text:p>
          </table:table-cell>
          <table:table-cell office:value-type="string">
            <text:p>MEGAVISION RICCIONE</text:p>
          </table:table-cell>
          <table:table-cell office:value-type="string">
            <text:p>VIA EMILIA 67</text:p>
          </table:table-cell>
          <table:table-cell office:value-type="string">
            <text:p>RICCIONE</text:p>
          </table:table-cell>
          <table:table-cell office:value-type="string">
            <text:p>RN</text:p>
          </table:table-cell>
          <table:table-cell office:value-type="float" office:value="47838">
            <text:p>47838</text:p>
          </table:table-cell>
          <table:table-cell table:number-columns-repeated="5"/>
          <table:table-cell office:value-type="string">
            <text:p>0541 427007</text:p>
          </table:table-cell>
          <table:table-cell/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BADO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string">
            <text:p>CENTRO OTTICO CAMPALTO S.A.S</text:p>
          </table:table-cell>
          <table:table-cell office:value-type="string">
            <text:p>VIA BERLANDA 129/B</text:p>
          </table:table-cell>
          <table:table-cell office:value-type="string">
            <text:p>CAMPALTO</text:p>
          </table:table-cell>
          <table:table-cell office:value-type="string">
            <text:p>VE</text:p>
          </table:table-cell>
          <table:table-cell office:value-type="float" office:value="30137">
            <text:p>30137</text:p>
          </table:table-cell>
          <table:table-cell office:value-type="string">
            <text:p>DI TONIOLO GRAZIANO &amp; C. SAS</text:p>
          </table:table-cell>
          <table:table-cell office:value-type="string">
            <text:p>VIA BERLANDA 129/B</text:p>
          </table:table-cell>
          <table:table-cell office:value-type="string">
            <text:p>CAMPALTO</text:p>
          </table:table-cell>
          <table:table-cell office:value-type="string">
            <text:p>VE</text:p>
          </table:table-cell>
          <table:table-cell office:value-type="float" office:value="30137">
            <text:p>30137</text:p>
          </table:table-cell>
          <table:table-cell office:value-type="string">
            <text:p>041 901333</text:p>
          </table:table-cell>
          <table:table-cell table:number-columns-repeated="2"/>
          <table:table-cell office:value-type="string">
            <text:p>025584402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8-07">
            <text:p>07/08/2019</text:p>
          </table:table-cell>
          <table:table-cell office:value-type="string">
            <text:p>X2PH38J</text:p>
          </table:table-cell>
          <table:table-cell office:value-type="string">
            <text:p>TONIOLO.GRAZIANO@ALICE.IT</text:p>
          </table:table-cell>
          <table:table-cell/>
          <table:table-cell office:value-type="string">
            <text:p>TONIOLO GRAZIANO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string">
            <text:p>OTTICA DE MARCH********************</text:p>
          </table:table-cell>
          <table:table-cell office:value-type="string">
            <text:p>VIA DEGLI ALPINI 12</text:p>
          </table:table-cell>
          <table:table-cell office:value-type="string">
            <text:p>BIBAN DI CARBONERA</text:p>
          </table:table-cell>
          <table:table-cell office:value-type="string">
            <text:p>TV</text:p>
          </table:table-cell>
          <table:table-cell/>
          <table:table-cell office:value-type="string">
            <text:p>DI DE MARCH MAURO</text:p>
          </table:table-cell>
          <table:table-cell office:value-type="string">
            <text:p>PIAZZALE DOLOMITI 31</text:p>
          </table:table-cell>
          <table:table-cell office:value-type="string">
            <text:p>TAI DI CADORE</text:p>
          </table:table-cell>
          <table:table-cell office:value-type="string">
            <text:p>BL</text:p>
          </table:table-cell>
          <table:table-cell office:value-type="float" office:value="32040">
            <text:p>32040</text:p>
          </table:table-cell>
          <table:table-cell table:number-columns-repeated="2" office:value-type="string">
            <text:p>0435.31653</text:p>
          </table:table-cell>
          <table:table-cell office:value-type="string">
            <text:p>DMRMRA70D13A757O</text:p>
          </table:table-cell>
          <table:table-cell office:value-type="string">
            <text:p>007783902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POPOLARE ALTO ADIGE</text:p>
          </table:table-cell>
          <table:table-cell/>
          <table:table-cell office:value-type="float" office:value="5856">
            <text:p>5856</text:p>
          </table:table-cell>
          <table:table-cell office:value-type="float" office:value="61230">
            <text:p>6123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6-26">
            <text:p>26/06/2013</text:p>
          </table:table-cell>
          <table:table-cell/>
          <table:table-cell office:value-type="string">
            <text:p>CAMBIO RAGIONE SOCIALE DAL 26 06 2013</text:p>
          </table:table-cell>
          <table:table-cell/>
          <table:table-cell office:value-type="string">
            <text:p><text:s/>DE MARCH MAURO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string">
            <text:p>MEGAVISION CREMONA</text:p>
          </table:table-cell>
          <table:table-cell office:value-type="string">
            <text:p>VIA DANTE 108</text:p>
          </table:table-cell>
          <table:table-cell office:value-type="string">
            <text:p>CREMONA</text:p>
          </table:table-cell>
          <table:table-cell office:value-type="string">
            <text:p>CR</text:p>
          </table:table-cell>
          <table:table-cell office:value-type="float" office:value="26100">
            <text:p>26100</text:p>
          </table:table-cell>
          <table:table-cell/>
          <table:table-cell office:value-type="string">
            <text:p>VIA DANTE 108</text:p>
          </table:table-cell>
          <table:table-cell office:value-type="string">
            <text:p>CREMONA</text:p>
          </table:table-cell>
          <table:table-cell office:value-type="string">
            <text:p>CR</text:p>
          </table:table-cell>
          <table:table-cell office:value-type="float" office:value="26100">
            <text:p>26100</text:p>
          </table:table-cell>
          <table:table-cell office:value-type="string">
            <text:p>0372 33221</text:p>
          </table:table-cell>
          <table:table-cell office:value-type="string">
            <text:p>0372 568495</text:p>
          </table:table-cell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6-12-13">
            <text:p>13/12/2016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string">
            <text:p>CENTRO OTTICO CIATTO</text:p>
          </table:table-cell>
          <table:table-cell office:value-type="string">
            <text:p>CORSO IV NOVEMBRE 32</text:p>
          </table:table-cell>
          <table:table-cell office:value-type="string">
            <text:p>ASIAGO</text:p>
          </table:table-cell>
          <table:table-cell office:value-type="string">
            <text:p>VI</text:p>
          </table:table-cell>
          <table:table-cell office:value-type="float" office:value="36012">
            <text:p>36012</text:p>
          </table:table-cell>
          <table:table-cell office:value-type="string">
            <text:p>DI CIATTO MARCO</text:p>
          </table:table-cell>
          <table:table-cell office:value-type="string">
            <text:p>CORSO IV NOVEMBRE 32</text:p>
          </table:table-cell>
          <table:table-cell office:value-type="string">
            <text:p>ASIAGO</text:p>
          </table:table-cell>
          <table:table-cell office:value-type="string">
            <text:p>VI</text:p>
          </table:table-cell>
          <table:table-cell office:value-type="float" office:value="36012">
            <text:p>36012</text:p>
          </table:table-cell>
          <table:table-cell table:number-columns-repeated="2" office:value-type="string">
            <text:p>0424 64767</text:p>
          </table:table-cell>
          <table:table-cell office:value-type="string">
            <text:p>CTTMRC84A09A465D</text:p>
          </table:table-cell>
          <table:table-cell office:value-type="string">
            <text:p>036653902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32V0504060130000001351187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11-06">
            <text:p>06/11/2019</text:p>
          </table:table-cell>
          <table:table-cell office:value-type="string">
            <text:p>W7YVJK9</text:p>
          </table:table-cell>
          <table:table-cell office:value-type="string">
            <text:p>MARCOCIATTO@HOTMAIL.IT</text:p>
          </table:table-cell>
          <table:table-cell/>
          <table:table-cell office:value-type="string">
            <text:p>CIATTO MARCO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office:value-type="string">
            <text:p>OTTICA LORENZA GIOIELLI</text:p>
          </table:table-cell>
          <table:table-cell office:value-type="string">
            <text:p>VIA ROMA 9</text:p>
          </table:table-cell>
          <table:table-cell office:value-type="string">
            <text:p>TRIBANO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DI SANGUIN LORENZINA</text:p>
          </table:table-cell>
          <table:table-cell office:value-type="string">
            <text:p>VIA ROMA 9</text:p>
          </table:table-cell>
          <table:table-cell office:value-type="string">
            <text:p>TRIBANO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table:number-columns-repeated="2" office:value-type="string">
            <text:p>049 9585407</text:p>
          </table:table-cell>
          <table:table-cell office:value-type="string">
            <text:p>SNGLNZ66T57D442S</text:p>
          </table:table-cell>
          <table:table-cell office:value-type="string">
            <text:p>0394421028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 office:value-type="string">
            <text:p>AGZS6TU</text:p>
          </table:table-cell>
          <table:table-cell office:value-type="string">
            <text:p>INFO@LORENZAGIOIELLI.IT</text:p>
          </table:table-cell>
          <table:table-cell/>
          <table:table-cell office:value-type="string">
            <text:p><text:s/>SANGUIN LORENZINA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string">
            <text:p>LA BOTTEGA DELL'OCCHIALE</text:p>
          </table:table-cell>
          <table:table-cell office:value-type="string">
            <text:p>VIA LIONI 9</text:p>
          </table:table-cell>
          <table:table-cell office:value-type="string">
            <text:p>VITTORIO VENETO</text:p>
          </table:table-cell>
          <table:table-cell office:value-type="string">
            <text:p>TV</text:p>
          </table:table-cell>
          <table:table-cell office:value-type="float" office:value="31029">
            <text:p>31029</text:p>
          </table:table-cell>
          <table:table-cell office:value-type="string">
            <text:p>DI MATTIUZ LORIS</text:p>
          </table:table-cell>
          <table:table-cell office:value-type="string">
            <text:p>VIA LIONI 9</text:p>
          </table:table-cell>
          <table:table-cell office:value-type="string">
            <text:p>VITTORIO VENETO</text:p>
          </table:table-cell>
          <table:table-cell office:value-type="string">
            <text:p>TV</text:p>
          </table:table-cell>
          <table:table-cell office:value-type="float" office:value="31029">
            <text:p>31029</text:p>
          </table:table-cell>
          <table:table-cell table:number-columns-repeated="2" office:value-type="string">
            <text:p>0438 553991</text:p>
          </table:table-cell>
          <table:table-cell office:value-type="string">
            <text:p>MTTLRS69E18C957E</text:p>
          </table:table-cell>
          <table:table-cell office:value-type="string">
            <text:p>0385077026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MATTIUZ LORIS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office:value-type="string">
            <text:p>MILANOTTICA</text:p>
          </table:table-cell>
          <table:table-cell office:value-type="string">
            <text:p>VIA SAN PIO X 53A</text:p>
          </table:table-cell>
          <table:table-cell office:value-type="string">
            <text:p>CASTELFRANCO VENETO</text:p>
          </table:table-cell>
          <table:table-cell office:value-type="string">
            <text:p>TV</text:p>
          </table:table-cell>
          <table:table-cell office:value-type="float" office:value="31033">
            <text:p>31033</text:p>
          </table:table-cell>
          <table:table-cell office:value-type="string">
            <text:p>DI SCARPARO GUERRINO E C. SNC</text:p>
          </table:table-cell>
          <table:table-cell office:value-type="string">
            <text:p>VIA SAN PIO X 53A</text:p>
          </table:table-cell>
          <table:table-cell office:value-type="string">
            <text:p>CASTELFRANCO VENETO</text:p>
          </table:table-cell>
          <table:table-cell office:value-type="string">
            <text:p>TV</text:p>
          </table:table-cell>
          <table:table-cell office:value-type="float" office:value="31033">
            <text:p>31033</text:p>
          </table:table-cell>
          <table:table-cell office:value-type="string">
            <text:p>0423497727</text:p>
          </table:table-cell>
          <table:table-cell/>
          <table:table-cell table:number-columns-repeated="2" office:value-type="string">
            <text:p>024208602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6-27">
            <text:p>27/06/2013</text:p>
          </table:table-cell>
          <table:table-cell/>
          <table:table-cell office:value-type="string">
            <text:p>MILANOTTICA@LIBERO.IT</text:p>
          </table:table-cell>
          <table:table-cell/>
          <table:table-cell office:value-type="string">
            <text:p><text:s/>SCARPARO GUERRINO E C. SNC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string">
            <text:p>SPACCIO VISION SISTIANA</text:p>
          </table:table-cell>
          <table:table-cell office:value-type="string">
            <text:p>LOC. SISTIANA</text:p>
          </table:table-cell>
          <table:table-cell office:value-type="string">
            <text:p>DUINO AURISINA</text:p>
          </table:table-cell>
          <table:table-cell office:value-type="string">
            <text:p>TS</text:p>
          </table:table-cell>
          <table:table-cell office:value-type="float" office:value="34011">
            <text:p>34011</text:p>
          </table:table-cell>
          <table:table-cell table:number-columns-repeated="5"/>
          <table:table-cell office:value-type="string">
            <text:p>040 299516</text:p>
          </table:table-cell>
          <table:table-cell/>
          <table:table-cell table:number-columns-repeated="2" office:value-type="string">
            <text:p>0376244026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18">
            <text:p>1518</text:p>
          </table:table-cell>
          <table:table-cell office:value-type="string">
            <text:p>SPACCIO VISION CARAVAGGIO</text:p>
          </table:table-cell>
          <table:table-cell office:value-type="string">
            <text:p>VIA TREVIGLIO 25</text:p>
          </table:table-cell>
          <table:table-cell office:value-type="string">
            <text:p>CARAVAGGIO</text:p>
          </table:table-cell>
          <table:table-cell office:value-type="string">
            <text:p>BG</text:p>
          </table:table-cell>
          <table:table-cell office:value-type="float" office:value="24043">
            <text:p>24043</text:p>
          </table:table-cell>
          <table:table-cell office:value-type="string">
            <text:p>SPACCIO OCCHIALI VISION</text:p>
          </table:table-cell>
          <table:table-cell office:value-type="string">
            <text:p>VIA TREVIGLIO 25</text:p>
          </table:table-cell>
          <table:table-cell office:value-type="string">
            <text:p>CARAVAGGIO</text:p>
          </table:table-cell>
          <table:table-cell office:value-type="string">
            <text:p>BG</text:p>
          </table:table-cell>
          <table:table-cell office:value-type="float" office:value="24043">
            <text:p>24043</text:p>
          </table:table-cell>
          <table:table-cell office:value-type="string">
            <text:p>0363 50586</text:p>
          </table:table-cell>
          <table:table-cell/>
          <table:table-cell table:number-columns-repeated="2" office:value-type="string">
            <text:p>0376244026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2-11-29">
            <text:p>29/11/2012</text:p>
          </table:table-cell>
          <table:table-cell table:number-columns-repeated="3"/>
          <table:table-cell office:value-type="string">
            <text:p>ACCIO OCCHIALI VISION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string">
            <text:p>MEGAVISION CENTO</text:p>
          </table:table-cell>
          <table:table-cell office:value-type="string">
            <text:p>VIA FERRARESE 102/A</text:p>
          </table:table-cell>
          <table:table-cell office:value-type="string">
            <text:p>CENTO</text:p>
          </table:table-cell>
          <table:table-cell office:value-type="string">
            <text:p>FE</text:p>
          </table:table-cell>
          <table:table-cell table:number-columns-repeated="6"/>
          <table:table-cell office:value-type="string">
            <text:p>051 0412129</text:p>
          </table:table-cell>
          <table:table-cell/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1-01">
            <text:p>01/01/2013</text:p>
          </table:table-cell>
          <table:table-cell/>
          <table:table-cell office:value-type="string">
            <text:p>INFO@CENTROOTTICOMEGAVISION.COM</text:p>
          </table:table-cell>
          <table:table-cell/>
          <table:table-cell office:value-type="string">
            <text:p>BADO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string">
            <text:p>OTTICA BOF</text:p>
          </table:table-cell>
          <table:table-cell office:value-type="string">
            <text:p>VIA FRANCESCO AITA 5</text:p>
          </table:table-cell>
          <table:table-cell office:value-type="string">
            <text:p>CRESPANO DEL GRAPPA</text:p>
          </table:table-cell>
          <table:table-cell office:value-type="string">
            <text:p>TV</text:p>
          </table:table-cell>
          <table:table-cell office:value-type="float" office:value="31017">
            <text:p>31017</text:p>
          </table:table-cell>
          <table:table-cell office:value-type="string">
            <text:p>DI BOF LORETTA</text:p>
          </table:table-cell>
          <table:table-cell office:value-type="string">
            <text:p>VIA FRANCESCO AITA 5</text:p>
          </table:table-cell>
          <table:table-cell office:value-type="string">
            <text:p>CRESPANO DEL GRAPPA</text:p>
          </table:table-cell>
          <table:table-cell office:value-type="string">
            <text:p>TV</text:p>
          </table:table-cell>
          <table:table-cell office:value-type="float" office:value="31017">
            <text:p>31017</text:p>
          </table:table-cell>
          <table:table-cell office:value-type="string">
            <text:p>0423 538346</text:p>
          </table:table-cell>
          <table:table-cell/>
          <table:table-cell office:value-type="string">
            <text:p>01865170268</text:p>
          </table:table-cell>
          <table:table-cell office:value-type="string">
            <text:p>01865102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6-27">
            <text:p>27/06/2013</text:p>
          </table:table-cell>
          <table:table-cell/>
          <table:table-cell office:value-type="string">
            <text:p>OTTICABOF@LIBERO.IT</text:p>
          </table:table-cell>
          <table:table-cell/>
          <table:table-cell office:value-type="string">
            <text:p><text:s/>BOF LORETTA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office:value-type="string">
            <text:p>MEGAVISION CAMPODARSEGO</text:p>
          </table:table-cell>
          <table:table-cell office:value-type="string">
            <text:p>VIA ANTONIANA 103</text:p>
          </table:table-cell>
          <table:table-cell office:value-type="string">
            <text:p>CAMPODARSEGO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table:number-columns-repeated="5"/>
          <table:table-cell office:value-type="string">
            <text:p>049 9201646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2-12">
            <text:p>12/02/2013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office:value-type="string">
            <text:p>CENTRO OTTICO MEGAVISION S.R.L.</text:p>
          </table:table-cell>
          <table:table-cell office:value-type="string">
            <text:p>VIA ANTONIANA 103</text:p>
          </table:table-cell>
          <table:table-cell office:value-type="string">
            <text:p>CAMPODARSEGO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table:number-columns-repeated="5"/>
          <table:table-cell office:value-type="string">
            <text:p>049 9201646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2-12">
            <text:p>12/02/2013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string">
            <text:p>OTTICA FRANCO</text:p>
          </table:table-cell>
          <table:table-cell office:value-type="string">
            <text:p>VIALE PRINCIPE UMBERTO 62</text:p>
          </table:table-cell>
          <table:table-cell office:value-type="string">
            <text:p>CALTAGIRONE</text:p>
          </table:table-cell>
          <table:table-cell office:value-type="string">
            <text:p>CT</text:p>
          </table:table-cell>
          <table:table-cell/>
          <table:table-cell office:value-type="string">
            <text:p>DI FRANCO GAETANO &amp; FIGLI SAS</text:p>
          </table:table-cell>
          <table:table-cell office:value-type="string">
            <text:p>VIALE PRINCIPE UMBERTO 62</text:p>
          </table:table-cell>
          <table:table-cell office:value-type="string">
            <text:p>CALTAGIRONE</text:p>
          </table:table-cell>
          <table:table-cell office:value-type="string">
            <text:p>CT</text:p>
          </table:table-cell>
          <table:table-cell/>
          <table:table-cell office:value-type="string">
            <text:p>0933 27065</text:p>
          </table:table-cell>
          <table:table-cell/>
          <table:table-cell table:number-columns-repeated="2" office:value-type="string">
            <text:p>043942008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2-20">
            <text:p>20/02/2013</text:p>
          </table:table-cell>
          <table:table-cell/>
          <table:table-cell office:value-type="string">
            <text:p>TELEFONRE QUANDO PRONTO FARA'BONIFICO</text:p>
          </table:table-cell>
          <table:table-cell/>
          <table:table-cell office:value-type="string">
            <text:p><text:s/>FRANCO GAETANO &amp; FIGLI SAS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CAVALLI CARLO OTTICA</text:p>
          </table:table-cell>
          <table:table-cell office:value-type="string">
            <text:p>PIAZZA SAN PIETRO E PAOLO 12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/>
          <table:table-cell office:value-type="string">
            <text:p>PIAZZA SAN PIETRO E PAOLO 12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 751872</text:p>
          </table:table-cell>
          <table:table-cell table:number-columns-repeated="2"/>
          <table:table-cell office:value-type="string">
            <text:p>0130720028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707M0200812121000000627963</text:p>
          </table:table-cell>
          <table:table-cell office:value-type="float" office:value="2008">
            <text:p>2008</text:p>
          </table:table-cell>
          <table:table-cell office:value-type="float" office:value="12121">
            <text:p>12121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4-10-10">
            <text:p>10/10/2014</text:p>
          </table:table-cell>
          <table:table-cell/>
          <table:table-cell office:value-type="string">
            <text:p>OTTICACAVALLI@VIRGILIO.IT</text:p>
          </table:table-cell>
          <table:table-cell table:number-columns-repeated="2"/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OTTICA DE LOTTO</text:p>
          </table:table-cell>
          <table:table-cell office:value-type="string">
            <text:p>CORSO ITALIA 44</text:p>
          </table:table-cell>
          <table:table-cell office:value-type="string">
            <text:p>SAN VITO DI CADORE</text:p>
          </table:table-cell>
          <table:table-cell office:value-type="string">
            <text:p>BL</text:p>
          </table:table-cell>
          <table:table-cell office:value-type="float" office:value="32046">
            <text:p>32046</text:p>
          </table:table-cell>
          <table:table-cell office:value-type="string">
            <text:p>DI DE LOTTO STEFANO</text:p>
          </table:table-cell>
          <table:table-cell office:value-type="string">
            <text:p>CORSO ITALIA 44</text:p>
          </table:table-cell>
          <table:table-cell office:value-type="string">
            <text:p>SAN VITO DI CADORE</text:p>
          </table:table-cell>
          <table:table-cell office:value-type="string">
            <text:p>BL</text:p>
          </table:table-cell>
          <table:table-cell office:value-type="float" office:value="32046">
            <text:p>32046</text:p>
          </table:table-cell>
          <table:table-cell office:value-type="string">
            <text:p>0436 99212</text:p>
          </table:table-cell>
          <table:table-cell table:number-columns-repeated="2"/>
          <table:table-cell office:value-type="string">
            <text:p>008381602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17G0622561290000000232340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4-02-26">
            <text:p>26/02/2014</text:p>
          </table:table-cell>
          <table:table-cell/>
          <table:table-cell office:value-type="string">
            <text:p>OTTICADELOTTO@SUNRISE.IT</text:p>
          </table:table-cell>
          <table:table-cell/>
          <table:table-cell office:value-type="string">
            <text:p><text:s/>DE LOTTO STEFANO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string">
            <text:p>OTTICA DE LOTTO</text:p>
          </table:table-cell>
          <table:table-cell office:value-type="string">
            <text:p>CORSO ITALIA 44</text:p>
          </table:table-cell>
          <table:table-cell office:value-type="string">
            <text:p>SAN VITO DI CADORE</text:p>
          </table:table-cell>
          <table:table-cell office:value-type="string">
            <text:p>BL</text:p>
          </table:table-cell>
          <table:table-cell office:value-type="float" office:value="32046">
            <text:p>32046</text:p>
          </table:table-cell>
          <table:table-cell office:value-type="string">
            <text:p>DI DE LOTTO STEFANO</text:p>
          </table:table-cell>
          <table:table-cell office:value-type="string">
            <text:p>CORSO ITALIA 44</text:p>
          </table:table-cell>
          <table:table-cell office:value-type="string">
            <text:p>SAN VITO DI CADORE</text:p>
          </table:table-cell>
          <table:table-cell office:value-type="string">
            <text:p>BL</text:p>
          </table:table-cell>
          <table:table-cell office:value-type="float" office:value="32046">
            <text:p>32046</text:p>
          </table:table-cell>
          <table:table-cell office:value-type="string">
            <text:p>0436 99212</text:p>
          </table:table-cell>
          <table:table-cell/>
          <table:table-cell table:number-columns-repeated="2" office:value-type="string">
            <text:p>008381602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RISPARMIO DE LVENETO</text:p>
          </table:table-cell>
          <table:table-cell office:value-type="string">
            <text:p>IT17G0622561290000000232340</text:p>
          </table:table-cell>
          <table:table-cell table:number-columns-repeated="3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DE LOTTO STEFANO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string">
            <text:p>SPACCIO VISION PORTOGRUARO</text:p>
          </table:table-cell>
          <table:table-cell office:value-type="string">
            <text:p>VIA PRATIGUORO 35 GALLERIA FORUM</text:p>
          </table:table-cell>
          <table:table-cell office:value-type="string">
            <text:p>PORTOGRUARO</text:p>
          </table:table-cell>
          <table:table-cell office:value-type="string">
            <text:p>VE</text:p>
          </table:table-cell>
          <table:table-cell office:value-type="float" office:value="30026">
            <text:p>30026</text:p>
          </table:table-cell>
          <table:table-cell/>
          <table:table-cell office:value-type="string">
            <text:p>VIA PRATIGUORO 35 GALLERIA FORUM</text:p>
          </table:table-cell>
          <table:table-cell office:value-type="string">
            <text:p>PORTOGRUARO</text:p>
          </table:table-cell>
          <table:table-cell office:value-type="string">
            <text:p>VE</text:p>
          </table:table-cell>
          <table:table-cell office:value-type="float" office:value="30026">
            <text:p>30026</text:p>
          </table:table-cell>
          <table:table-cell office:value-type="string">
            <text:p>0421 74897</text:p>
          </table:table-cell>
          <table:table-cell/>
          <table:table-cell table:number-columns-repeated="2" office:value-type="string">
            <text:p>0376244026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27">
            <text:p>1527</text:p>
          </table:table-cell>
          <table:table-cell office:value-type="string">
            <text:p>OTTICA DE ROSSI SRL</text:p>
          </table:table-cell>
          <table:table-cell office:value-type="string">
            <text:p>VIA C.MONZANI 12 / INT 8</text:p>
          </table:table-cell>
          <table:table-cell office:value-type="string">
            <text:p>MARGHERA</text:p>
          </table:table-cell>
          <table:table-cell office:value-type="string">
            <text:p>VE</text:p>
          </table:table-cell>
          <table:table-cell office:value-type="float" office:value="30175">
            <text:p>30175</text:p>
          </table:table-cell>
          <table:table-cell/>
          <table:table-cell office:value-type="string">
            <text:p>VIA C.MONZANI 12 / INT 8</text:p>
          </table:table-cell>
          <table:table-cell office:value-type="string">
            <text:p>MARGHERA</text:p>
          </table:table-cell>
          <table:table-cell office:value-type="string">
            <text:p>VE</text:p>
          </table:table-cell>
          <table:table-cell office:value-type="float" office:value="30175">
            <text:p>30175</text:p>
          </table:table-cell>
          <table:table-cell office:value-type="string">
            <text:p>041 935034</text:p>
          </table:table-cell>
          <table:table-cell office:value-type="string">
            <text:p>041 5386116</text:p>
          </table:table-cell>
          <table:table-cell table:number-columns-repeated="2" office:value-type="string">
            <text:p>039227502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3-22">
            <text:p>22/03/2013</text:p>
          </table:table-cell>
          <table:table-cell office:value-type="string">
            <text:p>M5UXCR1</text:p>
          </table:table-cell>
          <table:table-cell office:value-type="string">
            <text:p>OTTICADEROSSI@OTTICADEROSSI.IT</text:p>
          </table:table-cell>
          <table:table-cell/>
          <table:table-cell office:value-type="string">
            <text:p>DE ROSSI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string">
            <text:p>GIAN GROUP S.R.L.</text:p>
          </table:table-cell>
          <table:table-cell office:value-type="string">
            <text:p>VIA GIAN GIORGIO TRISSINO 1</text:p>
          </table:table-cell>
          <table:table-cell office:value-type="string">
            <text:p>SANDRIGO</text:p>
          </table:table-cell>
          <table:table-cell office:value-type="string">
            <text:p>VI</text:p>
          </table:table-cell>
          <table:table-cell office:value-type="float" office:value="36066">
            <text:p>36066</text:p>
          </table:table-cell>
          <table:table-cell/>
          <table:table-cell office:value-type="string">
            <text:p>VIA EUROPA 41</text:p>
          </table:table-cell>
          <table:table-cell office:value-type="string">
            <text:p>SANTORSO</text:p>
          </table:table-cell>
          <table:table-cell office:value-type="string">
            <text:p>VI</text:p>
          </table:table-cell>
          <table:table-cell office:value-type="float" office:value="36014">
            <text:p>36014</text:p>
          </table:table-cell>
          <table:table-cell office:value-type="string">
            <text:p>0445 640111</text:p>
          </table:table-cell>
          <table:table-cell office:value-type="string">
            <text:p>0445 549777 fax</text:p>
          </table:table-cell>
          <table:table-cell/>
          <table:table-cell office:value-type="string">
            <text:p>0309633024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8-02-16">
            <text:p>16/02/2018</text:p>
          </table:table-cell>
          <table:table-cell/>
          <table:table-cell office:value-type="string">
            <text:p>INFO@GIANGROUP.IT</text:p>
          </table:table-cell>
          <table:table-cell/>
          <table:table-cell office:value-type="string">
            <text:p>GIANELETTI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string">
            <text:p>GIAN GROUP S.R.L.</text:p>
          </table:table-cell>
          <table:table-cell office:value-type="string">
            <text:p>VIA DELL'INDUSTRIA 78/80</text:p>
          </table:table-cell>
          <table:table-cell office:value-type="string">
            <text:p>TRISSINO</text:p>
          </table:table-cell>
          <table:table-cell office:value-type="string">
            <text:p>VI</text:p>
          </table:table-cell>
          <table:table-cell office:value-type="float" office:value="36070">
            <text:p>36070</text:p>
          </table:table-cell>
          <table:table-cell/>
          <table:table-cell office:value-type="string">
            <text:p>VIA DELL'INDUSTRIA 78/80</text:p>
          </table:table-cell>
          <table:table-cell office:value-type="string">
            <text:p>TRISSINO</text:p>
          </table:table-cell>
          <table:table-cell office:value-type="string">
            <text:p>VI</text:p>
          </table:table-cell>
          <table:table-cell office:value-type="float" office:value="36070">
            <text:p>36070</text:p>
          </table:table-cell>
          <table:table-cell office:value-type="string">
            <text:p>0445 440293</text:p>
          </table:table-cell>
          <table:table-cell office:value-type="string">
            <text:p>0445 498022</text:p>
          </table:table-cell>
          <table:table-cell/>
          <table:table-cell office:value-type="string">
            <text:p>0309633024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8-02-16">
            <text:p>16/02/2018</text:p>
          </table:table-cell>
          <table:table-cell/>
          <table:table-cell office:value-type="string">
            <text:p>INFO@GIANGROUP.IT</text:p>
          </table:table-cell>
          <table:table-cell/>
          <table:table-cell office:value-type="string">
            <text:p>GIANELETTI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string">
            <text:p>OTTICA MARCUGLIA SAS</text:p>
          </table:table-cell>
          <table:table-cell office:value-type="string">
            <text:p>PIAZZA MARCONI 61</text:p>
          </table:table-cell>
          <table:table-cell office:value-type="string">
            <text:p>SPINEA</text:p>
          </table:table-cell>
          <table:table-cell office:value-type="string">
            <text:p>VE</text:p>
          </table:table-cell>
          <table:table-cell office:value-type="float" office:value="30038">
            <text:p>30038</text:p>
          </table:table-cell>
          <table:table-cell office:value-type="string">
            <text:p>DI TREVISAN MARINA &amp; C.</text:p>
          </table:table-cell>
          <table:table-cell office:value-type="string">
            <text:p>PIAZZA MARCONI 61</text:p>
          </table:table-cell>
          <table:table-cell office:value-type="string">
            <text:p>SPINEA</text:p>
          </table:table-cell>
          <table:table-cell office:value-type="string">
            <text:p>VE</text:p>
          </table:table-cell>
          <table:table-cell office:value-type="float" office:value="30038">
            <text:p>30038</text:p>
          </table:table-cell>
          <table:table-cell office:value-type="string">
            <text:p>041 999916</text:p>
          </table:table-cell>
          <table:table-cell office:value-type="string">
            <text:p>CELL 3470437577</text:p>
          </table:table-cell>
          <table:table-cell/>
          <table:table-cell office:value-type="string">
            <text:p>0417846027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ALTO ADIGE</text:p>
          </table:table-cell>
          <table:table-cell office:value-type="string">
            <text:p>IT27S0585636330124571188029</text:p>
          </table:table-cell>
          <table:table-cell office:value-type="float" office:value="5856">
            <text:p>5856</text:p>
          </table:table-cell>
          <table:table-cell office:value-type="float" office:value="36330">
            <text:p>3633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20">
            <text:p>20/01/2019</text:p>
          </table:table-cell>
          <table:table-cell office:value-type="string">
            <text:p>SUBM70N</text:p>
          </table:table-cell>
          <table:table-cell office:value-type="string">
            <text:p>GABRY.COV@LIBERO.IT</text:p>
          </table:table-cell>
          <table:table-cell/>
          <table:table-cell office:value-type="string">
            <text:p>MARCUGLIA DINO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string">
            <text:p>SUPERVISIONE S.R.L.</text:p>
          </table:table-cell>
          <table:table-cell office:value-type="string">
            <text:p>VIA ATHESTE 20</text:p>
          </table:table-cell>
          <table:table-cell office:value-type="string">
            <text:p>ESTE</text:p>
          </table:table-cell>
          <table:table-cell office:value-type="string">
            <text:p>PD</text:p>
          </table:table-cell>
          <table:table-cell office:value-type="float" office:value="35042">
            <text:p>35042</text:p>
          </table:table-cell>
          <table:table-cell/>
          <table:table-cell office:value-type="string">
            <text:p>VIA ATHESTE 20</text:p>
          </table:table-cell>
          <table:table-cell office:value-type="string">
            <text:p>ESTE</text:p>
          </table:table-cell>
          <table:table-cell office:value-type="string">
            <text:p>PD</text:p>
          </table:table-cell>
          <table:table-cell office:value-type="float" office:value="35042">
            <text:p>35042</text:p>
          </table:table-cell>
          <table:table-cell office:value-type="string">
            <text:p>349 8945342</text:p>
          </table:table-cell>
          <table:table-cell office:value-type="string">
            <text:p>TEL 042955135</text:p>
          </table:table-cell>
          <table:table-cell/>
          <table:table-cell office:value-type="string">
            <text:p>043326902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2-01">
            <text:p>01/02/2019</text:p>
          </table:table-cell>
          <table:table-cell office:value-type="string">
            <text:p>AGZS6TU</text:p>
          </table:table-cell>
          <table:table-cell office:value-type="string">
            <text:p>CONSELVE789@GMAIL.COM</text:p>
          </table:table-cell>
          <table:table-cell table:number-columns-repeated="2"/>
        </table:table-row>
        <table:table-row table:style-name="ro1">
          <table:table-cell office:value-type="float" office:value="1532">
            <text:p>1532</text:p>
          </table:table-cell>
          <table:table-cell office:value-type="string">
            <text:p>OTTICA DE MARCH</text:p>
          </table:table-cell>
          <table:table-cell office:value-type="string">
            <text:p>VIA DEGLI ALPINI 12</text:p>
          </table:table-cell>
          <table:table-cell office:value-type="string">
            <text:p>BIBAN DI CARBONERA</text:p>
          </table:table-cell>
          <table:table-cell office:value-type="string">
            <text:p>TV</text:p>
          </table:table-cell>
          <table:table-cell/>
          <table:table-cell office:value-type="string">
            <text:p>DI BIANCHINI LAURA</text:p>
          </table:table-cell>
          <table:table-cell office:value-type="string">
            <text:p>VIA DEGLI ALPINI 12</text:p>
          </table:table-cell>
          <table:table-cell office:value-type="string">
            <text:p>BIBAN DI CARBONERA</text:p>
          </table:table-cell>
          <table:table-cell office:value-type="string">
            <text:p>TV</text:p>
          </table:table-cell>
          <table:table-cell/>
          <table:table-cell office:value-type="string">
            <text:p>0422445011</text:p>
          </table:table-cell>
          <table:table-cell/>
          <table:table-cell office:value-type="string">
            <text:p>BNCLRA62S67L407Z</text:p>
          </table:table-cell>
          <table:table-cell office:value-type="string">
            <text:p>045692702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8-07">
            <text:p>07/08/2013</text:p>
          </table:table-cell>
          <table:table-cell/>
          <table:table-cell office:value-type="string">
            <text:p>CARBONERA@OTTICADEMARCH.COM</text:p>
          </table:table-cell>
          <table:table-cell/>
          <table:table-cell office:value-type="string">
            <text:p><text:s/>BIANCHINI LAURA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string">
            <text:p>SUPERVISIONE S.R.L.</text:p>
          </table:table-cell>
          <table:table-cell office:value-type="string">
            <text:p>VIA XX SETTEMBRE 64</text:p>
          </table:table-cell>
          <table:table-cell office:value-type="string">
            <text:p>CONSELVE</text:p>
          </table:table-cell>
          <table:table-cell office:value-type="string">
            <text:p>PD</text:p>
          </table:table-cell>
          <table:table-cell table:number-columns-repeated="2"/>
          <table:table-cell office:value-type="string">
            <text:p>VIA XX SETTEMBRE 64</text:p>
          </table:table-cell>
          <table:table-cell office:value-type="string">
            <text:p>CONSELVE</text:p>
          </table:table-cell>
          <table:table-cell office:value-type="string">
            <text:p>PD</text:p>
          </table:table-cell>
          <table:table-cell/>
          <table:table-cell office:value-type="string">
            <text:p>0495352257</text:p>
          </table:table-cell>
          <table:table-cell table:number-columns-repeated="2"/>
          <table:table-cell office:value-type="string">
            <text:p>043326902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8-10-17">
            <text:p>17/10/2018</text:p>
          </table:table-cell>
          <table:table-cell table:number-columns-repeated="4"/>
        </table:table-row>
        <table:table-row table:style-name="ro1">
          <table:table-cell office:value-type="float" office:value="1534">
            <text:p>1534</text:p>
          </table:table-cell>
          <table:table-cell office:value-type="string">
            <text:p>SOLEKO ANTONELLA 0776 770935</text:p>
          </table:table-cell>
          <table:table-cell table:number-columns-repeated="9"/>
          <table:table-cell office:value-type="string">
            <text:p>02 37924126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6"/>
          <table:table-cell office:value-type="string">
            <text:p>S</text:p>
          </table:table-cell>
          <table:table-cell/>
          <table:table-cell office:value-type="date" office:date-value="2017-10-23">
            <text:p>23/10/2017</text:p>
          </table:table-cell>
          <table:table-cell/>
          <table:table-cell office:value-type="string">
            <text:p>ORDINI@SOLEKO.IT</text:p>
          </table:table-cell>
          <table:table-cell table:number-columns-repeated="2"/>
        </table:table-row>
        <table:table-row table:style-name="ro1">
          <table:table-cell office:value-type="float" office:value="1535">
            <text:p>1535</text:p>
          </table:table-cell>
          <table:table-cell office:value-type="string">
            <text:p>OTTICA JESSICA</text:p>
          </table:table-cell>
          <table:table-cell office:value-type="string">
            <text:p>CORSO CESARE BATTISTI 93</text:p>
          </table:table-cell>
          <table:table-cell office:value-type="string">
            <text:p>SANGUINETTO</text:p>
          </table:table-cell>
          <table:table-cell office:value-type="string">
            <text:p>VR</text:p>
          </table:table-cell>
          <table:table-cell office:value-type="float" office:value="37058">
            <text:p>37058</text:p>
          </table:table-cell>
          <table:table-cell office:value-type="string">
            <text:p>DI FAUSTINI JESSICA</text:p>
          </table:table-cell>
          <table:table-cell office:value-type="string">
            <text:p>CORSO CESARE BATTISTI 93</text:p>
          </table:table-cell>
          <table:table-cell office:value-type="string">
            <text:p>SANGUINETTO</text:p>
          </table:table-cell>
          <table:table-cell office:value-type="string">
            <text:p>VR</text:p>
          </table:table-cell>
          <table:table-cell office:value-type="float" office:value="37058">
            <text:p>37058</text:p>
          </table:table-cell>
          <table:table-cell table:number-columns-repeated="2" office:value-type="string">
            <text:p>0442 81629</text:p>
          </table:table-cell>
          <table:table-cell office:value-type="string">
            <text:p>FSTJSC75D70F918V</text:p>
          </table:table-cell>
          <table:table-cell office:value-type="string">
            <text:p>028016402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T40P0503459780000000010922</text:p>
          </table:table-cell>
          <table:table-cell office:value-type="float" office:value="5034">
            <text:p>5034</text:p>
          </table:table-cell>
          <table:table-cell office:value-type="float" office:value="59780">
            <text:p>5978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1-10">
            <text:p>10/01/2019</text:p>
          </table:table-cell>
          <table:table-cell office:value-type="string">
            <text:p>M5UXCR1</text:p>
          </table:table-cell>
          <table:table-cell office:value-type="string">
            <text:p>ROBERTO494@ALICE.IT</text:p>
          </table:table-cell>
          <table:table-cell/>
          <table:table-cell office:value-type="string">
            <text:p>FAUSTINI JESSICA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SPACCIO VISION GORIZIA</text:p>
          </table:table-cell>
          <table:table-cell office:value-type="string">
            <text:p>VIA TRIESTE 225/1</text:p>
          </table:table-cell>
          <table:table-cell office:value-type="string">
            <text:p>GORIZIA</text:p>
          </table:table-cell>
          <table:table-cell office:value-type="string">
            <text:p>GO</text:p>
          </table:table-cell>
          <table:table-cell office:value-type="float" office:value="34170">
            <text:p>34170</text:p>
          </table:table-cell>
          <table:table-cell office:value-type="string">
            <text:p>VISION SRL</text:p>
          </table:table-cell>
          <table:table-cell office:value-type="string">
            <text:p>VIA TRIESTE 225/1</text:p>
          </table:table-cell>
          <table:table-cell office:value-type="string">
            <text:p>GORIZIA</text:p>
          </table:table-cell>
          <table:table-cell office:value-type="string">
            <text:p>GO</text:p>
          </table:table-cell>
          <table:table-cell office:value-type="float" office:value="34170">
            <text:p>34170</text:p>
          </table:table-cell>
          <table:table-cell office:value-type="string">
            <text:p>0481 520311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3"/>
          <table:table-cell office:value-type="string">
            <text:p>GORIZIA@SPACCIOCCHIALIVISION.IT</text:p>
          </table:table-cell>
          <table:table-cell/>
          <table:table-cell office:value-type="string">
            <text:p>SION SRL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office:value-type="string">
            <text:p>MZ</text:p>
          </table:table-cell>
          <table:table-cell table:number-columns-repeated="1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38">
            <text:p>1538</text:p>
          </table:table-cell>
          <table:table-cell office:value-type="string">
            <text:p>MICAGLIO</text:p>
          </table:table-cell>
          <table:table-cell/>
          <table:table-cell office:value-type="string">
            <text:p>VILLAFRANCA</text:p>
          </table:table-cell>
          <table:table-cell table:number-columns-repeated="4"/>
          <table:table-cell office:value-type="string">
            <text:p>VILLAFRANCA</text:p>
          </table:table-cell>
          <table:table-cell table:number-columns-repeated="2"/>
          <table:table-cell office:value-type="string">
            <text:p>0499051333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39">
            <text:p>1539</text:p>
          </table:table-cell>
          <table:table-cell office:value-type="string">
            <text:p>OPTICAL DISTRIBUTION</text:p>
          </table:table-cell>
          <table:table-cell table:number-columns-repeated="9"/>
          <table:table-cell office:value-type="string">
            <text:p>0498705560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40">
            <text:p>1540</text:p>
          </table:table-cell>
          <table:table-cell office:value-type="string">
            <text:p>MEGAVISION-FERRARA</text:p>
          </table:table-cell>
          <table:table-cell office:value-type="string">
            <text:p>VIA BONGIOVANNI 21</text:p>
          </table:table-cell>
          <table:table-cell office:value-type="string">
            <text:p>FERRARA</text:p>
          </table:table-cell>
          <table:table-cell office:value-type="string">
            <text:p>FE</text:p>
          </table:table-cell>
          <table:table-cell table:number-columns-repeated="2"/>
          <table:table-cell office:value-type="string">
            <text:p>VIA BONGIOVANNI 21</text:p>
          </table:table-cell>
          <table:table-cell office:value-type="string">
            <text:p>FERRARA</text:p>
          </table:table-cell>
          <table:table-cell office:value-type="string">
            <text:p>FE</text:p>
          </table:table-cell>
          <table:table-cell/>
          <table:table-cell office:value-type="string">
            <text:p>0532770850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3"/>
          <table:table-cell office:value-type="string">
            <text:p>FERRARA@CENTROOTTICOMEGAVISION.COM</text:p>
          </table:table-cell>
          <table:table-cell/>
          <table:table-cell office:value-type="string">
            <text:p>BADO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office:value-type="string">
            <text:p>OTTICA BELLI</text:p>
          </table:table-cell>
          <table:table-cell office:value-type="string">
            <text:p>VIA MARCONI 9/B</text:p>
          </table:table-cell>
          <table:table-cell office:value-type="string">
            <text:p>CADONEGH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BELLOTTO PAOLO</text:p>
          </table:table-cell>
          <table:table-cell office:value-type="string">
            <text:p>VIA MARCONI 9/B</text:p>
          </table:table-cell>
          <table:table-cell office:value-type="string">
            <text:p>CADONEGH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table:number-columns-repeated="2" office:value-type="string">
            <text:p>049/8874324</text:p>
          </table:table-cell>
          <table:table-cell office:value-type="string">
            <text:p>BLLPLA60L24G224I</text:p>
          </table:table-cell>
          <table:table-cell office:value-type="string">
            <text:p>0321961028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20-07-14">
            <text:p>14/07/2020</text:p>
          </table:table-cell>
          <table:table-cell office:value-type="string">
            <text:p>KRRH6B9</text:p>
          </table:table-cell>
          <table:table-cell office:value-type="string">
            <text:p>BELLOTTO_PAOLO@LIBERO.IT</text:p>
          </table:table-cell>
          <table:table-cell/>
          <table:table-cell office:value-type="string">
            <text:p>BELLOTTO PAOLO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string">
            <text:p>MEGAVISION ADRIA</text:p>
          </table:table-cell>
          <table:table-cell office:value-type="string">
            <text:p>VIA E. FILIBERTO 10/12</text:p>
          </table:table-cell>
          <table:table-cell office:value-type="string">
            <text:p>ADRIA</text:p>
          </table:table-cell>
          <table:table-cell office:value-type="string">
            <text:p>RO</text:p>
          </table:table-cell>
          <table:table-cell office:value-type="float" office:value="45011">
            <text:p>45011</text:p>
          </table:table-cell>
          <table:table-cell/>
          <table:table-cell office:value-type="string">
            <text:p>VIA E. FILIBERTO 10/12</text:p>
          </table:table-cell>
          <table:table-cell table:number-columns-repeated="6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12-11">
            <text:p>11/12/2013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string">
            <text:p>SPACCIO VISION ERBA</text:p>
          </table:table-cell>
          <table:table-cell office:value-type="string">
            <text:p>VIA TRIESTE 13</text:p>
          </table:table-cell>
          <table:table-cell office:value-type="string">
            <text:p>ERBA</text:p>
          </table:table-cell>
          <table:table-cell office:value-type="string">
            <text:p>CO</text:p>
          </table:table-cell>
          <table:table-cell office:value-type="float" office:value="22036">
            <text:p>22036</text:p>
          </table:table-cell>
          <table:table-cell/>
          <table:table-cell office:value-type="string">
            <text:p>VIA TRIESTE 13</text:p>
          </table:table-cell>
          <table:table-cell office:value-type="string">
            <text:p>ERBA</text:p>
          </table:table-cell>
          <table:table-cell office:value-type="string">
            <text:p>CO</text:p>
          </table:table-cell>
          <table:table-cell office:value-type="float" office:value="22036">
            <text:p>22036</text:p>
          </table:table-cell>
          <table:table-cell table:number-columns-repeated="3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12-31">
            <text:p>31/12/2013</text:p>
          </table:table-cell>
          <table:table-cell table:number-columns-repeated="4"/>
        </table:table-row>
        <table:table-row table:style-name="ro1">
          <table:table-cell office:value-type="float" office:value="1544">
            <text:p>1544</text:p>
          </table:table-cell>
          <table:table-cell office:value-type="string">
            <text:p>MEGAVISION MESTRINO</text:p>
          </table:table-cell>
          <table:table-cell office:value-type="string">
            <text:p>VIA UGO FOSCOLO 2</text:p>
          </table:table-cell>
          <table:table-cell office:value-type="string">
            <text:p>MESTRINO</text:p>
          </table:table-cell>
          <table:table-cell office:value-type="string">
            <text:p>PD</text:p>
          </table:table-cell>
          <table:table-cell table:number-columns-repeated="2"/>
          <table:table-cell office:value-type="string">
            <text:p>VIA UGO FOSCOLO 2</text:p>
          </table:table-cell>
          <table:table-cell office:value-type="string">
            <text:p>MESTRINO</text:p>
          </table:table-cell>
          <table:table-cell office:value-type="string">
            <text:p>PD</text:p>
          </table:table-cell>
          <table:table-cell/>
          <table:table-cell office:value-type="string">
            <text:p>0499003629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BADO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string">
            <text:p>VIELMO</text:p>
          </table:table-cell>
          <table:table-cell/>
          <table:table-cell office:value-type="string">
            <text:p>CALALZO</text:p>
          </table:table-cell>
          <table:table-cell office:value-type="string">
            <text:p>BL</text:p>
          </table:table-cell>
          <table:table-cell table:number-columns-repeated="6"/>
          <table:table-cell office:value-type="string">
            <text:p>043530080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/>
          <table:table-cell office:value-type="date" office:date-value="2014-03-07">
            <text:p>07/03/2014</text:p>
          </table:table-cell>
          <table:table-cell table:number-columns-repeated="4"/>
        </table:table-row>
        <table:table-row table:style-name="ro1">
          <table:table-cell office:value-type="float" office:value="1546">
            <text:p>1546</text:p>
          </table:table-cell>
          <table:table-cell office:value-type="string">
            <text:p>OTTICA GECELE SRL</text:p>
          </table:table-cell>
          <table:table-cell office:value-type="string">
            <text:p>VIA DELLE ORNE 20</text:p>
          </table:table-cell>
          <table:table-cell office:value-type="string">
            <text:p>TRENTO</text:p>
          </table:table-cell>
          <table:table-cell office:value-type="string">
            <text:p>TN</text:p>
          </table:table-cell>
          <table:table-cell office:value-type="float" office:value="38100">
            <text:p>38100</text:p>
          </table:table-cell>
          <table:table-cell/>
          <table:table-cell office:value-type="string">
            <text:p>VIA DELLE ORNE 20</text:p>
          </table:table-cell>
          <table:table-cell office:value-type="string">
            <text:p>TRENTO</text:p>
          </table:table-cell>
          <table:table-cell office:value-type="string">
            <text:p>TN</text:p>
          </table:table-cell>
          <table:table-cell office:value-type="float" office:value="38100">
            <text:p>38100</text:p>
          </table:table-cell>
          <table:table-cell table:number-columns-repeated="3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47">
            <text:p>1547</text:p>
          </table:table-cell>
          <table:table-cell office:value-type="string">
            <text:p>MC EYE GROUP SRL</text:p>
          </table:table-cell>
          <table:table-cell office:value-type="string">
            <text:p>VIA SAN LAZZARO 10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22">
            <text:p>34122</text:p>
          </table:table-cell>
          <table:table-cell office:value-type="string">
            <text:p>OTTICA TRIESTINA</text:p>
          </table:table-cell>
          <table:table-cell office:value-type="string">
            <text:p>VIA SAN LAZZARO 10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22">
            <text:p>34122</text:p>
          </table:table-cell>
          <table:table-cell office:value-type="string">
            <text:p>040362197</text:p>
          </table:table-cell>
          <table:table-cell/>
          <table:table-cell table:number-columns-repeated="2" office:value-type="string">
            <text:p>010059503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6-07-20">
            <text:p>20/07/2016</text:p>
          </table:table-cell>
          <table:table-cell/>
          <table:table-cell office:value-type="string">
            <text:p>MCEYEGROUP@TISCALINET.IT</text:p>
          </table:table-cell>
          <table:table-cell/>
          <table:table-cell office:value-type="string">
            <text:p>TICA TRIESTINA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FARMACIA S.ANTONIO S.N.C</text:p>
          </table:table-cell>
          <table:table-cell office:value-type="string">
            <text:p>VIA ROMA 2</text:p>
          </table:table-cell>
          <table:table-cell office:value-type="string">
            <text:p>ALTIVOLE</text:p>
          </table:table-cell>
          <table:table-cell office:value-type="string">
            <text:p>TV</text:p>
          </table:table-cell>
          <table:table-cell office:value-type="float" office:value="31030">
            <text:p>31030</text:p>
          </table:table-cell>
          <table:table-cell office:value-type="string">
            <text:p>FARMACIA S.ANTONIO S.N.C.</text:p>
          </table:table-cell>
          <table:table-cell office:value-type="string">
            <text:p>VIA ROMA 2</text:p>
          </table:table-cell>
          <table:table-cell office:value-type="string">
            <text:p>ALTIVOLE</text:p>
          </table:table-cell>
          <table:table-cell office:value-type="string">
            <text:p>TV</text:p>
          </table:table-cell>
          <table:table-cell office:value-type="float" office:value="31030">
            <text:p>31030</text:p>
          </table:table-cell>
          <table:table-cell office:value-type="string">
            <text:p>0423 566019</text:p>
          </table:table-cell>
          <table:table-cell office:value-type="string">
            <text:p>338 5086820</text:p>
          </table:table-cell>
          <table:table-cell/>
          <table:table-cell office:value-type="string">
            <text:p>037180502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5-31">
            <text:p>31/05/2019</text:p>
          </table:table-cell>
          <table:table-cell office:value-type="string">
            <text:p>6EWHWLT</text:p>
          </table:table-cell>
          <table:table-cell office:value-type="string">
            <text:p>FRANCESCA@TONIDOC.IT</text:p>
          </table:table-cell>
          <table:table-cell/>
          <table:table-cell office:value-type="string">
            <text:p>FRANCESCA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string">
            <text:p>BOTTARI SNC</text:p>
          </table:table-cell>
          <table:table-cell office:value-type="string">
            <text:p>PIAZZA MARCONI 1</text:p>
          </table:table-cell>
          <table:table-cell office:value-type="string">
            <text:p>MONTEBELLUNA</text:p>
          </table:table-cell>
          <table:table-cell office:value-type="string">
            <text:p>TV</text:p>
          </table:table-cell>
          <table:table-cell office:value-type="float" office:value="31044">
            <text:p>31044</text:p>
          </table:table-cell>
          <table:table-cell office:value-type="string">
            <text:p>BOTTARI SNC</text:p>
          </table:table-cell>
          <table:table-cell office:value-type="string">
            <text:p>PIAZZA MARCONI 2</text:p>
          </table:table-cell>
          <table:table-cell office:value-type="string">
            <text:p>MONTEBELLUNA</text:p>
          </table:table-cell>
          <table:table-cell office:value-type="string">
            <text:p>TV</text:p>
          </table:table-cell>
          <table:table-cell office:value-type="float" office:value="31044">
            <text:p>31044</text:p>
          </table:table-cell>
          <table:table-cell office:value-type="string">
            <text:p>042322158</text:p>
          </table:table-cell>
          <table:table-cell/>
          <table:table-cell table:number-columns-repeated="2" office:value-type="string">
            <text:p>003481102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4-04-23">
            <text:p>23/04/2014</text:p>
          </table:table-cell>
          <table:table-cell/>
          <table:table-cell office:value-type="string">
            <text:p>BOTTARI.ANTONIO@GMAIL.COM</text:p>
          </table:table-cell>
          <table:table-cell/>
          <table:table-cell office:value-type="string">
            <text:p>TTARI SNC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DE BONA GIORGIONE</text:p>
          </table:table-cell>
          <table:table-cell office:value-type="string">
            <text:p>PIAZZA GIORGIONE 23</text:p>
          </table:table-cell>
          <table:table-cell office:value-type="string">
            <text:p>CASTELFRANCO</text:p>
          </table:table-cell>
          <table:table-cell office:value-type="string">
            <text:p>TV</text:p>
          </table:table-cell>
          <table:table-cell table:number-columns-repeated="2"/>
          <table:table-cell office:value-type="string">
            <text:p>PIAZZA GIORGIONE 23</text:p>
          </table:table-cell>
          <table:table-cell office:value-type="string">
            <text:p>CASTELFRANCO</text:p>
          </table:table-cell>
          <table:table-cell office:value-type="string">
            <text:p>TV</text:p>
          </table:table-cell>
          <table:table-cell table:number-columns-repeated="4"/>
          <table:table-cell office:value-type="string">
            <text:p>.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51">
            <text:p>1551</text:p>
          </table:table-cell>
          <table:table-cell office:value-type="string">
            <text:p>DE BONA GALLERIA</text:p>
          </table:table-cell>
          <table:table-cell office:value-type="string">
            <text:p>GALLERIA EUROPA 11</text:p>
          </table:table-cell>
          <table:table-cell office:value-type="string">
            <text:p>CASTELFRANCO</text:p>
          </table:table-cell>
          <table:table-cell office:value-type="string">
            <text:p>TV</text:p>
          </table:table-cell>
          <table:table-cell table:number-columns-repeated="2"/>
          <table:table-cell office:value-type="string">
            <text:p>GALLERIA EUROPA 11</text:p>
          </table:table-cell>
          <table:table-cell office:value-type="string">
            <text:p>CASTELFRANCO</text:p>
          </table:table-cell>
          <table:table-cell office:value-type="string">
            <text:p>TV</text:p>
          </table:table-cell>
          <table:table-cell/>
          <table:table-cell office:value-type="string">
            <text:p>0423722122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4-07-17">
            <text:p>17/07/2014</text:p>
          </table:table-cell>
          <table:table-cell table:number-columns-repeated="4"/>
        </table:table-row>
        <table:table-row table:style-name="ro1">
          <table:table-cell office:value-type="float" office:value="1552">
            <text:p>1552</text:p>
          </table:table-cell>
          <table:table-cell office:value-type="string">
            <text:p>IDESIA SRL</text:p>
          </table:table-cell>
          <table:table-cell office:value-type="string">
            <text:p>C/O CENTRO COMMERCIALE AIRONE</text:p>
          </table:table-cell>
          <table:table-cell office:value-type="string">
            <text:p>MONSELICE</text:p>
          </table:table-cell>
          <table:table-cell table:number-columns-repeated="3"/>
          <table:table-cell office:value-type="string">
            <text:p>C/O CENTRO COMMERCIALE AIRONE</text:p>
          </table:table-cell>
          <table:table-cell office:value-type="string">
            <text:p>MONSELICE</text:p>
          </table:table-cell>
          <table:table-cell table:number-columns-repeated="5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2"/>
          <table:table-cell office:value-type="float" office:value="6225">
            <text:p>6225</text:p>
          </table:table-cell>
          <table:table-cell office:value-type="float" office:value="12201">
            <text:p>12201</text:p>
          </table:table-cell>
          <table:table-cell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5-09-29">
            <text:p>29/09/2015</text:p>
          </table:table-cell>
          <table:table-cell/>
          <table:table-cell office:value-type="string">
            <text:p>AIRONE@PROGETTOVISTA.IT</text:p>
          </table:table-cell>
          <table:table-cell table:number-columns-repeated="2"/>
        </table:table-row>
        <table:table-row table:style-name="ro1">
          <table:table-cell office:value-type="float" office:value="1553">
            <text:p>1553</text:p>
          </table:table-cell>
          <table:table-cell office:value-type="string">
            <text:p>OTTICA PRISMA</text:p>
          </table:table-cell>
          <table:table-cell office:value-type="string">
            <text:p>VIA TREMANO 5</text:p>
          </table:table-cell>
          <table:table-cell office:value-type="string">
            <text:p>BERGAMO</text:p>
          </table:table-cell>
          <table:table-cell office:value-type="string">
            <text:p>BG</text:p>
          </table:table-cell>
          <table:table-cell office:value-type="float" office:value="24100">
            <text:p>24100</text:p>
          </table:table-cell>
          <table:table-cell office:value-type="string">
            <text:p>DI MASSIMILIANO ZAMBELLI</text:p>
          </table:table-cell>
          <table:table-cell office:value-type="string">
            <text:p>VIA TREMANO 5</text:p>
          </table:table-cell>
          <table:table-cell office:value-type="string">
            <text:p>BERGAMO</text:p>
          </table:table-cell>
          <table:table-cell office:value-type="string">
            <text:p>BG</text:p>
          </table:table-cell>
          <table:table-cell office:value-type="float" office:value="24100">
            <text:p>24100</text:p>
          </table:table-cell>
          <table:table-cell office:value-type="string">
            <text:p>035361143</text:p>
          </table:table-cell>
          <table:table-cell table:number-columns-repeated="2"/>
          <table:table-cell office:value-type="string">
            <text:p>019832801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5-10-28">
            <text:p>28/10/2015</text:p>
          </table:table-cell>
          <table:table-cell/>
          <table:table-cell office:value-type="string">
            <text:p>OTTICAPRISMA2009@GMAIL.COM</text:p>
          </table:table-cell>
          <table:table-cell/>
          <table:table-cell office:value-type="string">
            <text:p><text:s/>MASSIMILIANO ZAMBELLI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string">
            <text:p>NUOVA OTTICA BOLOGNA-BOSCHETTO</text:p>
          </table:table-cell>
          <table:table-cell office:value-type="string">
            <text:p>VIA SAN DONATE 112</text:p>
          </table:table-cell>
          <table:table-cell office:value-type="string">
            <text:p>BOLOGNA</text:p>
          </table:table-cell>
          <table:table-cell office:value-type="string">
            <text:p>BO</text:p>
          </table:table-cell>
          <table:table-cell office:value-type="float" office:value="40127">
            <text:p>40127</text:p>
          </table:table-cell>
          <table:table-cell/>
          <table:table-cell office:value-type="string">
            <text:p>VIA SAN DONATE 112</text:p>
          </table:table-cell>
          <table:table-cell office:value-type="string">
            <text:p>BOLOGNA</text:p>
          </table:table-cell>
          <table:table-cell office:value-type="string">
            <text:p>BO</text:p>
          </table:table-cell>
          <table:table-cell office:value-type="float" office:value="40127">
            <text:p>40127</text:p>
          </table:table-cell>
          <table:table-cell table:number-columns-repeated="2"/>
          <table:table-cell office:value-type="string">
            <text:p>BSCGRG59T27C372P</text:p>
          </table:table-cell>
          <table:table-cell office:value-type="string">
            <text:p>012313002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3-04-23">
            <text:p>23/04/2013</text:p>
          </table:table-cell>
          <table:table-cell/>
          <table:table-cell office:value-type="string">
            <text:p>GIORGIO_BOSCHETTO@FASTWEBNET.IT</text:p>
          </table:table-cell>
          <table:table-cell table:number-columns-repeated="2"/>
        </table:table-row>
        <table:table-row table:style-name="ro1">
          <table:table-cell office:value-type="float" office:value="1555">
            <text:p>1555</text:p>
          </table:table-cell>
          <table:table-cell office:value-type="string">
            <text:p>OTTICA BATTISTI</text:p>
          </table:table-cell>
          <table:table-cell office:value-type="string">
            <text:p>LOC. S.TOMASO 30/B</text:p>
          </table:table-cell>
          <table:table-cell office:value-type="string">
            <text:p>RIVA DEL GARDA</text:p>
          </table:table-cell>
          <table:table-cell office:value-type="string">
            <text:p>TN</text:p>
          </table:table-cell>
          <table:table-cell office:value-type="float" office:value="38066">
            <text:p>38066</text:p>
          </table:table-cell>
          <table:table-cell office:value-type="string">
            <text:p>DI CHANTAL BATTISTI</text:p>
          </table:table-cell>
          <table:table-cell office:value-type="string">
            <text:p>LOC. S. TOMASO 30/B</text:p>
          </table:table-cell>
          <table:table-cell office:value-type="string">
            <text:p>RIVA DEL GARDA</text:p>
          </table:table-cell>
          <table:table-cell office:value-type="string">
            <text:p>TN</text:p>
          </table:table-cell>
          <table:table-cell office:value-type="float" office:value="38066">
            <text:p>38066</text:p>
          </table:table-cell>
          <table:table-cell office:value-type="string">
            <text:p>0464 551099</text:p>
          </table:table-cell>
          <table:table-cell office:value-type="string">
            <text:p>cel 348 7741177</text:p>
          </table:table-cell>
          <table:table-cell office:value-type="string">
            <text:p>BTTCNT73B64H612H</text:p>
          </table:table-cell>
          <table:table-cell office:value-type="string">
            <text:p>023196502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4-09-29">
            <text:p>29/09/2014</text:p>
          </table:table-cell>
          <table:table-cell/>
          <table:table-cell office:value-type="string">
            <text:p>CHANTALBATTISTI@YAHOO.IT</text:p>
          </table:table-cell>
          <table:table-cell/>
          <table:table-cell office:value-type="string">
            <text:p><text:s/>CHANTAL BATTISTI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string">
            <text:p>MEGA BORGO VIRGILIO</text:p>
          </table:table-cell>
          <table:table-cell office:value-type="string">
            <text:p>STATALE CISA 14</text:p>
          </table:table-cell>
          <table:table-cell office:value-type="string">
            <text:p>BORGO VIRGILIO</text:p>
          </table:table-cell>
          <table:table-cell office:value-type="string">
            <text:p>MN</text:p>
          </table:table-cell>
          <table:table-cell office:value-type="float" office:value="46030">
            <text:p>46030</text:p>
          </table:table-cell>
          <table:table-cell/>
          <table:table-cell office:value-type="string">
            <text:p>STATALE CISA 14</text:p>
          </table:table-cell>
          <table:table-cell office:value-type="string">
            <text:p>BORGO VIRGILIO</text:p>
          </table:table-cell>
          <table:table-cell office:value-type="string">
            <text:p>MN</text:p>
          </table:table-cell>
          <table:table-cell office:value-type="float" office:value="46030">
            <text:p>46030</text:p>
          </table:table-cell>
          <table:table-cell office:value-type="string">
            <text:p>0376 281202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57">
            <text:p>1557</text:p>
          </table:table-cell>
          <table:table-cell office:value-type="string">
            <text:p>OTTICA ENRICO</text:p>
          </table:table-cell>
          <table:table-cell office:value-type="string">
            <text:p>VIA ROMA 99</text:p>
          </table:table-cell>
          <table:table-cell office:value-type="string">
            <text:p>ANGUILLARA VENETA</text:p>
          </table:table-cell>
          <table:table-cell office:value-type="string">
            <text:p>PD</text:p>
          </table:table-cell>
          <table:table-cell office:value-type="float" office:value="35022">
            <text:p>35022</text:p>
          </table:table-cell>
          <table:table-cell/>
          <table:table-cell office:value-type="string">
            <text:p>VIA ROMA 99</text:p>
          </table:table-cell>
          <table:table-cell office:value-type="string">
            <text:p>ANGUILLARA VENETA</text:p>
          </table:table-cell>
          <table:table-cell office:value-type="string">
            <text:p>PD</text:p>
          </table:table-cell>
          <table:table-cell office:value-type="float" office:value="35022">
            <text:p>35022</text:p>
          </table:table-cell>
          <table:table-cell office:value-type="string">
            <text:p>0492134148</text:p>
          </table:table-cell>
          <table:table-cell/>
          <table:table-cell office:value-type="string">
            <text:p>PRNNRC74H20D325Z</text:p>
          </table:table-cell>
          <table:table-cell office:value-type="string">
            <text:p>045236202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5-03">
            <text:p>03/05/2019</text:p>
          </table:table-cell>
          <table:table-cell office:value-type="string">
            <text:p>WY7PJ6K</text:p>
          </table:table-cell>
          <table:table-cell office:value-type="string">
            <text:p>SCOZIAENRY@LIBERO.IT</text:p>
          </table:table-cell>
          <table:table-cell/>
          <table:table-cell office:value-type="string">
            <text:p>ENRICO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office:value-type="string">
            <text:p>OTTICA METRO'</text:p>
          </table:table-cell>
          <table:table-cell office:value-type="string">
            <text:p>VIA S.S. PASUBIO 156</text:p>
          </table:table-cell>
          <table:table-cell office:value-type="string">
            <text:p>CALDOGNO</text:p>
          </table:table-cell>
          <table:table-cell office:value-type="string">
            <text:p>VI</text:p>
          </table:table-cell>
          <table:table-cell office:value-type="float" office:value="36030">
            <text:p>36030</text:p>
          </table:table-cell>
          <table:table-cell office:value-type="string">
            <text:p>DI SAN MARCO SNC</text:p>
          </table:table-cell>
          <table:table-cell office:value-type="string">
            <text:p>VIA S.S. PASUBIO 156</text:p>
          </table:table-cell>
          <table:table-cell office:value-type="string">
            <text:p>CALDOGNO</text:p>
          </table:table-cell>
          <table:table-cell office:value-type="string">
            <text:p>VI</text:p>
          </table:table-cell>
          <table:table-cell office:value-type="float" office:value="36030">
            <text:p>36030</text:p>
          </table:table-cell>
          <table:table-cell office:value-type="string">
            <text:p>0444 557553</text:p>
          </table:table-cell>
          <table:table-cell/>
          <table:table-cell table:number-columns-repeated="2" office:value-type="string">
            <text:p>0211460024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5-31">
            <text:p>31/05/2019</text:p>
          </table:table-cell>
          <table:table-cell office:value-type="string">
            <text:p>USAL8PV</text:p>
          </table:table-cell>
          <table:table-cell office:value-type="string">
            <text:p>P.MONICAOTTICA@LIBERO.IT</text:p>
          </table:table-cell>
          <table:table-cell/>
          <table:table-cell office:value-type="string">
            <text:p>MONICA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string">
            <text:p>LINEA OTTICA</text:p>
          </table:table-cell>
          <table:table-cell office:value-type="string">
            <text:p>VIA MARCONI 35</text:p>
          </table:table-cell>
          <table:table-cell office:value-type="string">
            <text:p>CORNEDO</text:p>
          </table:table-cell>
          <table:table-cell office:value-type="string">
            <text:p>VI</text:p>
          </table:table-cell>
          <table:table-cell office:value-type="float" office:value="36073">
            <text:p>36073</text:p>
          </table:table-cell>
          <table:table-cell office:value-type="string">
            <text:p>DI NEGRO FRANCESCA</text:p>
          </table:table-cell>
          <table:table-cell office:value-type="string">
            <text:p>VIA MARCONI 35</text:p>
          </table:table-cell>
          <table:table-cell office:value-type="string">
            <text:p>CORNEDO</text:p>
          </table:table-cell>
          <table:table-cell office:value-type="string">
            <text:p>VI</text:p>
          </table:table-cell>
          <table:table-cell office:value-type="float" office:value="36073">
            <text:p>36073</text:p>
          </table:table-cell>
          <table:table-cell office:value-type="string">
            <text:p>0445 952014</text:p>
          </table:table-cell>
          <table:table-cell/>
          <table:table-cell office:value-type="string">
            <text:p>NGRFNC87A45A459S</text:p>
          </table:table-cell>
          <table:table-cell office:value-type="string">
            <text:p>037885602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3"/>
          <table:table-cell office:value-type="string">
            <text:p>LINEAOTTICANEGRO@GMAIL.COM</text:p>
          </table:table-cell>
          <table:table-cell/>
          <table:table-cell office:value-type="string">
            <text:p><text:s/>NEGRO FRANCESCA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string">
            <text:p>OTTICA MORETTO S.N.C.</text:p>
          </table:table-cell>
          <table:table-cell office:value-type="string">
            <text:p>VIA G.MATTEOTTI 9</text:p>
          </table:table-cell>
          <table:table-cell office:value-type="string">
            <text:p>RETTORGOLE DI CALDOGNO</text:p>
          </table:table-cell>
          <table:table-cell office:value-type="string">
            <text:p>VI</text:p>
          </table:table-cell>
          <table:table-cell office:value-type="float" office:value="36030">
            <text:p>36030</text:p>
          </table:table-cell>
          <table:table-cell/>
          <table:table-cell office:value-type="string">
            <text:p>VIA G.MATTEOTTI 9</text:p>
          </table:table-cell>
          <table:table-cell office:value-type="string">
            <text:p>RETTORGOLE DI CALDOGNO</text:p>
          </table:table-cell>
          <table:table-cell office:value-type="string">
            <text:p>VI</text:p>
          </table:table-cell>
          <table:table-cell office:value-type="float" office:value="36030">
            <text:p>36030</text:p>
          </table:table-cell>
          <table:table-cell office:value-type="string">
            <text:p>0444 986800</text:p>
          </table:table-cell>
          <table:table-cell office:value-type="string">
            <text:p>0444 1788145</text:p>
          </table:table-cell>
          <table:table-cell/>
          <table:table-cell office:value-type="string">
            <text:p>040725702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9-16">
            <text:p>16/09/2019</text:p>
          </table:table-cell>
          <table:table-cell office:value-type="string">
            <text:p>WY7PJ6K</text:p>
          </table:table-cell>
          <table:table-cell office:value-type="string">
            <text:p>OTTICAMORETTOGMAIL.COM</text:p>
          </table:table-cell>
          <table:table-cell table:number-columns-repeated="2"/>
        </table:table-row>
        <table:table-row table:style-name="ro1">
          <table:table-cell office:value-type="float" office:value="1561">
            <text:p>1561</text:p>
          </table:table-cell>
          <table:table-cell office:value-type="string">
            <text:p>MAURO</text:p>
          </table:table-cell>
          <table:table-cell table:number-columns-repeated="1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OTTICA DUE CARRARE</text:p>
          </table:table-cell>
          <table:table-cell office:value-type="string">
            <text:p>VIA MINCANA 12</text:p>
          </table:table-cell>
          <table:table-cell office:value-type="string">
            <text:p>DUE CARRARE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DI SALVATO PIERPAOLO</text:p>
          </table:table-cell>
          <table:table-cell office:value-type="string">
            <text:p>VIA MINCANA 12</text:p>
          </table:table-cell>
          <table:table-cell office:value-type="string">
            <text:p>DUE CARRARE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049 5290610</text:p>
          </table:table-cell>
          <table:table-cell/>
          <table:table-cell office:value-type="string">
            <text:p>SLVPPL79H29G224U</text:p>
          </table:table-cell>
          <table:table-cell office:value-type="string">
            <text:p>046073402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2-01">
            <text:p>01/02/2019</text:p>
          </table:table-cell>
          <table:table-cell office:value-type="string">
            <text:p>X2PH38J</text:p>
          </table:table-cell>
          <table:table-cell office:value-type="string">
            <text:p>OTTICA2CARRARE@GMAIL.COM</text:p>
          </table:table-cell>
          <table:table-cell/>
          <table:table-cell office:value-type="string">
            <text:p>SALVATO PIERPAOLO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string">
            <text:p>OTTICA SOLUZIONE VISTA</text:p>
          </table:table-cell>
          <table:table-cell office:value-type="string">
            <text:p>VIA STAZIONE 87</text:p>
          </table:table-cell>
          <table:table-cell office:value-type="string">
            <text:p>QUARTO D'ALTINO</text:p>
          </table:table-cell>
          <table:table-cell office:value-type="string">
            <text:p>VE</text:p>
          </table:table-cell>
          <table:table-cell/>
          <table:table-cell office:value-type="string">
            <text:p>DI SOTTANA ALESSANDRA</text:p>
          </table:table-cell>
          <table:table-cell office:value-type="string">
            <text:p>VIA STAZIONE 87</text:p>
          </table:table-cell>
          <table:table-cell office:value-type="string">
            <text:p>QUARTO D'ALTINO</text:p>
          </table:table-cell>
          <table:table-cell office:value-type="string">
            <text:p>VE</text:p>
          </table:table-cell>
          <table:table-cell/>
          <table:table-cell office:value-type="string">
            <text:p>0422 823993</text:p>
          </table:table-cell>
          <table:table-cell office:value-type="string">
            <text:p>041 980361 pom</text:p>
          </table:table-cell>
          <table:table-cell office:value-type="string">
            <text:p>STTLSN69L69L736A</text:p>
          </table:table-cell>
          <table:table-cell office:value-type="string">
            <text:p>046370002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20-12-02">
            <text:p>02/12/2020</text:p>
          </table:table-cell>
          <table:table-cell office:value-type="string">
            <text:p>X2PH38J</text:p>
          </table:table-cell>
          <table:table-cell office:value-type="string">
            <text:p>SOLUZIONEVISTA@ALICE.IT</text:p>
          </table:table-cell>
          <table:table-cell/>
          <table:table-cell office:value-type="string">
            <text:p>SOTTANA ALESSANDRA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MICAGLIO VILLA</text:p>
          </table:table-cell>
          <table:table-cell office:value-type="string">
            <text:p>VIA ROMA 47/B</text:p>
          </table:table-cell>
          <table:table-cell office:value-type="string">
            <text:p>VILLAFRANC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/>
          <table:table-cell office:value-type="string">
            <text:p>VIA ROMA 47/B</text:p>
          </table:table-cell>
          <table:table-cell office:value-type="string">
            <text:p>VILLAFRANC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0499051333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65">
            <text:p>1565</text:p>
          </table:table-cell>
          <table:table-cell office:value-type="string">
            <text:p>L'OTTICO DI NOVENTA</text:p>
          </table:table-cell>
          <table:table-cell office:value-type="string">
            <text:p>VIA CARLO PORTA 9</text:p>
          </table:table-cell>
          <table:table-cell office:value-type="string">
            <text:p>NOVENTA VICENTINA</text:p>
          </table:table-cell>
          <table:table-cell office:value-type="string">
            <text:p>VI</text:p>
          </table:table-cell>
          <table:table-cell office:value-type="float" office:value="36025">
            <text:p>36025</text:p>
          </table:table-cell>
          <table:table-cell office:value-type="string">
            <text:p>DI RIGON CARLOTTA &amp; C.</text:p>
          </table:table-cell>
          <table:table-cell office:value-type="string">
            <text:p>VIA CARLO PORTA 9</text:p>
          </table:table-cell>
          <table:table-cell office:value-type="string">
            <text:p>NOVENTA VICENTINA</text:p>
          </table:table-cell>
          <table:table-cell office:value-type="string">
            <text:p>VI</text:p>
          </table:table-cell>
          <table:table-cell office:value-type="float" office:value="36025">
            <text:p>36025</text:p>
          </table:table-cell>
          <table:table-cell office:value-type="string">
            <text:p>0444 760472</text:p>
          </table:table-cell>
          <table:table-cell/>
          <table:table-cell table:number-columns-repeated="2" office:value-type="string">
            <text:p>0386126024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ITO COOPERATIVO DELLE PREALPI</text:p>
          </table:table-cell>
          <table:table-cell office:value-type="string">
            <text:p>IT57X0890460610036015008892</text:p>
          </table:table-cell>
          <table:table-cell office:value-type="float" office:value="8904">
            <text:p>8904</text:p>
          </table:table-cell>
          <table:table-cell office:value-type="float" office:value="60610">
            <text:p>60610</text:p>
          </table:table-cell>
          <table:table-cell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1-04">
            <text:p>04/01/2019</text:p>
          </table:table-cell>
          <table:table-cell office:value-type="string">
            <text:p>M5UXCR1</text:p>
          </table:table-cell>
          <table:table-cell office:value-type="string">
            <text:p>INFO@OTTICODINOVENTA.IT</text:p>
          </table:table-cell>
          <table:table-cell/>
          <table:table-cell office:value-type="string">
            <text:p>RIGON CARLOTTA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STUDIO OTTICO SERENA</text:p>
          </table:table-cell>
          <table:table-cell office:value-type="string">
            <text:p>VIA SANT'ANNA 19</text:p>
          </table:table-cell>
          <table:table-cell office:value-type="string">
            <text:p>ZANE'</text:p>
          </table:table-cell>
          <table:table-cell office:value-type="string">
            <text:p>VI</text:p>
          </table:table-cell>
          <table:table-cell office:value-type="float" office:value="36010">
            <text:p>36010</text:p>
          </table:table-cell>
          <table:table-cell office:value-type="string">
            <text:p>DI SERENA CARRARO</text:p>
          </table:table-cell>
          <table:table-cell office:value-type="string">
            <text:p>VIA SANT'ANNA 19</text:p>
          </table:table-cell>
          <table:table-cell office:value-type="string">
            <text:p>ZANE'</text:p>
          </table:table-cell>
          <table:table-cell office:value-type="string">
            <text:p>VI</text:p>
          </table:table-cell>
          <table:table-cell office:value-type="float" office:value="36010">
            <text:p>36010</text:p>
          </table:table-cell>
          <table:table-cell office:value-type="string">
            <text:p>3284592675</text:p>
          </table:table-cell>
          <table:table-cell/>
          <table:table-cell office:value-type="string">
            <text:p>CRRSRN86R69I531X</text:p>
          </table:table-cell>
          <table:table-cell office:value-type="string">
            <text:p>038879102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/>
          <table:table-cell office:value-type="string">
            <text:p>IT77A0821060750013000038881</text:p>
          </table:table-cell>
          <table:table-cell table:number-columns-repeated="3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5-04-07">
            <text:p>07/04/2015</text:p>
          </table:table-cell>
          <table:table-cell/>
          <table:table-cell office:value-type="string">
            <text:p>STUDIO.OTTICO.SERENA@GMAIL.COM</text:p>
          </table:table-cell>
          <table:table-cell/>
          <table:table-cell office:value-type="string">
            <text:p><text:s/>SERENA CARRARO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office:value-type="string">
            <text:p>IDESIA SRL</text:p>
          </table:table-cell>
          <table:table-cell office:value-type="string">
            <text:p>VIA MANZONI 16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table:number-columns-repeated="8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SP</text:p>
          </table:table-cell>
          <table:table-cell table:number-columns-repeated="5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68">
            <text:p>1568</text:p>
          </table:table-cell>
          <table:table-cell office:value-type="string">
            <text:p>L'ALTRA OTTICA</text:p>
          </table:table-cell>
          <table:table-cell office:value-type="string">
            <text:p>SAN POLO 1239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00">
            <text:p>30100</text:p>
          </table:table-cell>
          <table:table-cell office:value-type="string">
            <text:p>DI MATTEO VIANELLO &amp; CO.</text:p>
          </table:table-cell>
          <table:table-cell office:value-type="string">
            <text:p>SAN POLO 1239</text:p>
          </table:table-cell>
          <table:table-cell office:value-type="string">
            <text:p>VENEZIA</text:p>
          </table:table-cell>
          <table:table-cell office:value-type="string">
            <text:p>V2</text:p>
          </table:table-cell>
          <table:table-cell office:value-type="float" office:value="30100">
            <text:p>30100</text:p>
          </table:table-cell>
          <table:table-cell table:number-columns-repeated="2"/>
          <table:table-cell table:number-columns-repeated="2" office:value-type="string">
            <text:p>0428064027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6-01-19">
            <text:p>19/01/2016</text:p>
          </table:table-cell>
          <table:table-cell/>
          <table:table-cell office:value-type="string">
            <text:p>INFO@LALTRAOTTICA.COM</text:p>
          </table:table-cell>
          <table:table-cell/>
          <table:table-cell office:value-type="string">
            <text:p><text:s/>MATTEO VIANELLO &amp; CO.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office:value-type="string">
            <text:p>EUROLENS</text:p>
          </table:table-cell>
          <table:table-cell table:number-columns-repeated="9"/>
          <table:table-cell office:value-type="string">
            <text:p>0481 483884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70">
            <text:p>1570</text:p>
          </table:table-cell>
          <table:table-cell office:value-type="string">
            <text:p>OTTICA EPIS PAOLO S.R.L.</text:p>
          </table:table-cell>
          <table:table-cell office:value-type="string">
            <text:p>PIAZZA INDIPENDENZA 31</text:p>
          </table:table-cell>
          <table:table-cell office:value-type="string">
            <text:p>LATISANA</text:p>
          </table:table-cell>
          <table:table-cell office:value-type="string">
            <text:p>UD</text:p>
          </table:table-cell>
          <table:table-cell office:value-type="float" office:value="33053">
            <text:p>33053</text:p>
          </table:table-cell>
          <table:table-cell office:value-type="string">
            <text:p>OTTICA EPIS PAOLO S.R.L.</text:p>
          </table:table-cell>
          <table:table-cell office:value-type="string">
            <text:p>PIAZZA INDIPENDENZA 31</text:p>
          </table:table-cell>
          <table:table-cell office:value-type="string">
            <text:p>LATISANA</text:p>
          </table:table-cell>
          <table:table-cell office:value-type="string">
            <text:p>UD</text:p>
          </table:table-cell>
          <table:table-cell office:value-type="float" office:value="33053">
            <text:p>33053</text:p>
          </table:table-cell>
          <table:table-cell office:value-type="string">
            <text:p>0431 521095</text:p>
          </table:table-cell>
          <table:table-cell office:value-type="string">
            <text:p>3351311109 PAOL</text:p>
          </table:table-cell>
          <table:table-cell table:number-columns-repeated="2" office:value-type="string">
            <text:p>0283840030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/>
          <table:table-cell office:value-type="string">
            <text:p>IT31K0708564050005210031897</text:p>
          </table:table-cell>
          <table:table-cell table:number-columns-repeated="3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20-04-22">
            <text:p>22/04/2020</text:p>
          </table:table-cell>
          <table:table-cell office:value-type="string">
            <text:p>WY7PJ6K</text:p>
          </table:table-cell>
          <table:table-cell office:value-type="string">
            <text:p>EPIS.LATISANA@GREENVISION.IT</text:p>
          </table:table-cell>
          <table:table-cell/>
          <table:table-cell office:value-type="string">
            <text:p>MONICA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OTTICA ARIANNA</text:p>
          </table:table-cell>
          <table:table-cell office:value-type="string">
            <text:p>VIA BARTOLINI 17</text:p>
          </table:table-cell>
          <table:table-cell office:value-type="string">
            <text:p>UDINE</text:p>
          </table:table-cell>
          <table:table-cell office:value-type="string">
            <text:p>UD</text:p>
          </table:table-cell>
          <table:table-cell office:value-type="float" office:value="33100">
            <text:p>33100</text:p>
          </table:table-cell>
          <table:table-cell office:value-type="string">
            <text:p>DI POLLASTRI ARIANNA</text:p>
          </table:table-cell>
          <table:table-cell office:value-type="string">
            <text:p>VIA BARTOLINI 17</text:p>
          </table:table-cell>
          <table:table-cell office:value-type="string">
            <text:p>UDINE</text:p>
          </table:table-cell>
          <table:table-cell office:value-type="string">
            <text:p>UD</text:p>
          </table:table-cell>
          <table:table-cell office:value-type="float" office:value="33100">
            <text:p>33100</text:p>
          </table:table-cell>
          <table:table-cell office:value-type="string">
            <text:p>0432 503784</text:p>
          </table:table-cell>
          <table:table-cell/>
          <table:table-cell office:value-type="string">
            <text:p>PLLRNN59T65C980Z</text:p>
          </table:table-cell>
          <table:table-cell office:value-type="string">
            <text:p>02294570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9-04">
            <text:p>04/09/2019</text:p>
          </table:table-cell>
          <table:table-cell office:value-type="string">
            <text:p>WY7PJ6K</text:p>
          </table:table-cell>
          <table:table-cell office:value-type="string">
            <text:p>OTTICA.ARIANNA@GMAIL.COM</text:p>
          </table:table-cell>
          <table:table-cell/>
          <table:table-cell office:value-type="string">
            <text:p>POLLASTRI ARIANNA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string">
            <text:p>LE MOKO' CENTRO VISTA</text:p>
          </table:table-cell>
          <table:table-cell office:value-type="string">
            <text:p>VIA BRANDO BRANDOLINI 115</text:p>
          </table:table-cell>
          <table:table-cell office:value-type="string">
            <text:p>PIEVE DI SOLIGO</text:p>
          </table:table-cell>
          <table:table-cell office:value-type="string">
            <text:p>TV</text:p>
          </table:table-cell>
          <table:table-cell office:value-type="float" office:value="31053">
            <text:p>31053</text:p>
          </table:table-cell>
          <table:table-cell/>
          <table:table-cell office:value-type="string">
            <text:p>VIA BRANDO BRANDOLINI 115</text:p>
          </table:table-cell>
          <table:table-cell office:value-type="string">
            <text:p>PIEVE DI SOLIGO</text:p>
          </table:table-cell>
          <table:table-cell office:value-type="string">
            <text:p>TV</text:p>
          </table:table-cell>
          <table:table-cell office:value-type="float" office:value="31053">
            <text:p>31053</text:p>
          </table:table-cell>
          <table:table-cell office:value-type="string">
            <text:p>0438 981130</text:p>
          </table:table-cell>
          <table:table-cell table:number-columns-repeated="2"/>
          <table:table-cell office:value-type="string">
            <text:p>023790302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3"/>
          <table:table-cell office:value-type="string">
            <text:p>LE.MOKO@LIBERO.IT</text:p>
          </table:table-cell>
          <table:table-cell table:number-columns-repeated="2"/>
        </table:table-row>
        <table:table-row table:style-name="ro1">
          <table:table-cell office:value-type="float" office:value="1573">
            <text:p>1573</text:p>
          </table:table-cell>
          <table:table-cell office:value-type="string">
            <text:p>CENTRO OTTICO MEGAVISION</text:p>
          </table:table-cell>
          <table:table-cell office:value-type="string">
            <text:p>VIA ERIDANIA 105 B</text:p>
          </table:table-cell>
          <table:table-cell office:value-type="string">
            <text:p>OCCHIOBELLO</text:p>
          </table:table-cell>
          <table:table-cell office:value-type="string">
            <text:p>RO</text:p>
          </table:table-cell>
          <table:table-cell office:value-type="float" office:value="45030">
            <text:p>45030</text:p>
          </table:table-cell>
          <table:table-cell/>
          <table:table-cell office:value-type="string">
            <text:p>VIA ERIDANIA 105 B</text:p>
          </table:table-cell>
          <table:table-cell office:value-type="string">
            <text:p>OCCHIOBELLO</text:p>
          </table:table-cell>
          <table:table-cell office:value-type="string">
            <text:p>RO</text:p>
          </table:table-cell>
          <table:table-cell office:value-type="float" office:value="45030">
            <text:p>45030</text:p>
          </table:table-cell>
          <table:table-cell office:value-type="string">
            <text:p>0425 760273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BADO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REGAL SAS</text:p>
          </table:table-cell>
          <table:table-cell office:value-type="string">
            <text:p>VIA VERDI 13</text:p>
          </table:table-cell>
          <table:table-cell office:value-type="string">
            <text:p>AZZANO DECIMO</text:p>
          </table:table-cell>
          <table:table-cell office:value-type="string">
            <text:p>PN</text:p>
          </table:table-cell>
          <table:table-cell office:value-type="float" office:value="33082">
            <text:p>33082</text:p>
          </table:table-cell>
          <table:table-cell/>
          <table:table-cell office:value-type="string">
            <text:p>VIA VERDE 13</text:p>
          </table:table-cell>
          <table:table-cell office:value-type="string">
            <text:p>AZZANO DECIMO</text:p>
          </table:table-cell>
          <table:table-cell office:value-type="string">
            <text:p>PN</text:p>
          </table:table-cell>
          <table:table-cell office:value-type="float" office:value="33082">
            <text:p>33082</text:p>
          </table:table-cell>
          <table:table-cell office:value-type="string">
            <text:p>0434 633106</text:p>
          </table:table-cell>
          <table:table-cell/>
          <table:table-cell table:number-columns-repeated="2" office:value-type="string">
            <text:p>016825109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6-12-05">
            <text:p>05/12/2016</text:p>
          </table:table-cell>
          <table:table-cell/>
          <table:table-cell office:value-type="string">
            <text:p>INFO@OTTICAREGAL.IT</text:p>
          </table:table-cell>
          <table:table-cell table:number-columns-repeated="2"/>
        </table:table-row>
        <table:table-row table:style-name="ro1">
          <table:table-cell office:value-type="float" office:value="1575">
            <text:p>1575</text:p>
          </table:table-cell>
          <table:table-cell office:value-type="string">
            <text:p>OPTICA SRL</text:p>
          </table:table-cell>
          <table:table-cell office:value-type="string">
            <text:p>VIA MARTIRI DELLA LIBERTA' 159</text:p>
          </table:table-cell>
          <table:table-cell office:value-type="string">
            <text:p>PORTOGRUARO</text:p>
          </table:table-cell>
          <table:table-cell office:value-type="string">
            <text:p>VE</text:p>
          </table:table-cell>
          <table:table-cell office:value-type="float" office:value="30026">
            <text:p>30026</text:p>
          </table:table-cell>
          <table:table-cell/>
          <table:table-cell office:value-type="string">
            <text:p>VIA MARTIRI DELLA LIBERTA'</text:p>
          </table:table-cell>
          <table:table-cell office:value-type="string">
            <text:p>PORTOGRUARO</text:p>
          </table:table-cell>
          <table:table-cell office:value-type="string">
            <text:p>VE</text:p>
          </table:table-cell>
          <table:table-cell office:value-type="float" office:value="30026">
            <text:p>30026</text:p>
          </table:table-cell>
          <table:table-cell office:value-type="string">
            <text:p>0421 280080</text:p>
          </table:table-cell>
          <table:table-cell table:number-columns-repeated="2"/>
          <table:table-cell office:value-type="string">
            <text:p>0266084027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3"/>
          <table:table-cell office:value-type="string">
            <text:p>PORTOGRUARO@CAPELLOCENTRIVISTA.IT</text:p>
          </table:table-cell>
          <table:table-cell table:number-columns-repeated="2"/>
        </table:table-row>
        <table:table-row table:style-name="ro1">
          <table:table-cell office:value-type="float" office:value="1576">
            <text:p>1576</text:p>
          </table:table-cell>
          <table:table-cell office:value-type="string">
            <text:p>BM OTTICA</text:p>
          </table:table-cell>
          <table:table-cell office:value-type="string">
            <text:p>VIA AMABIGLIA 30</text:p>
          </table:table-cell>
          <table:table-cell office:value-type="string">
            <text:p>ROSA'</text:p>
          </table:table-cell>
          <table:table-cell office:value-type="string">
            <text:p>VI</text:p>
          </table:table-cell>
          <table:table-cell office:value-type="float" office:value="36027">
            <text:p>36027</text:p>
          </table:table-cell>
          <table:table-cell office:value-type="string">
            <text:p>DI BORDIGNON MIRIAM</text:p>
          </table:table-cell>
          <table:table-cell office:value-type="string">
            <text:p>VIA AMABIGLIA 30</text:p>
          </table:table-cell>
          <table:table-cell office:value-type="string">
            <text:p>ROSA</text:p>
          </table:table-cell>
          <table:table-cell office:value-type="string">
            <text:p>VI</text:p>
          </table:table-cell>
          <table:table-cell office:value-type="float" office:value="36027">
            <text:p>36027</text:p>
          </table:table-cell>
          <table:table-cell office:value-type="string">
            <text:p>0424 861395</text:p>
          </table:table-cell>
          <table:table-cell/>
          <table:table-cell office:value-type="string">
            <text:p>BRDMRM83D51E970T</text:p>
          </table:table-cell>
          <table:table-cell office:value-type="string">
            <text:p>038398602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5-31">
            <text:p>31/05/2019</text:p>
          </table:table-cell>
          <table:table-cell office:value-type="string">
            <text:p>0Y661H4</text:p>
          </table:table-cell>
          <table:table-cell office:value-type="string">
            <text:p>BM.OTTICA@VIRGILIO.IT</text:p>
          </table:table-cell>
          <table:table-cell/>
          <table:table-cell office:value-type="string">
            <text:p><text:s/>BORDIGNON MIRIAM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office:value-type="string">
            <text:p>PERGOLESI ANNA</text:p>
          </table:table-cell>
          <table:table-cell table:number-columns-repeated="9"/>
          <table:table-cell office:value-type="string">
            <text:p>041 430927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6"/>
          <table:table-cell office:value-type="string">
            <text:p>S</text:p>
          </table:table-cell>
          <table:table-cell/>
          <table:table-cell office:value-type="date" office:date-value="2016-11-30">
            <text:p>30/11/2016</text:p>
          </table:table-cell>
          <table:table-cell table:number-columns-repeated="4"/>
        </table:table-row>
        <table:table-row table:style-name="ro1">
          <table:table-cell office:value-type="float" office:value="1578">
            <text:p>1578</text:p>
          </table:table-cell>
          <table:table-cell office:value-type="string">
            <text:p>BALSI</text:p>
          </table:table-cell>
          <table:table-cell office:value-type="string">
            <text:p>VIA ROMA 109/1</text:p>
          </table:table-cell>
          <table:table-cell office:value-type="string">
            <text:p>PIANIGA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BALSI</text:p>
          </table:table-cell>
          <table:table-cell office:value-type="string">
            <text:p>VIA ROMA 109/1</text:p>
          </table:table-cell>
          <table:table-cell office:value-type="string">
            <text:p>PIANIGA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041 469248</text:p>
          </table:table-cell>
          <table:table-cell table:number-columns-repeated="2"/>
          <table:table-cell office:value-type="string">
            <text:p>016358000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LSI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office:value-type="string">
            <text:p>OPTIGAM SRL</text:p>
          </table:table-cell>
          <table:table-cell office:value-type="string">
            <text:p>VIA VITTORIO VENETO 59</text:p>
          </table:table-cell>
          <table:table-cell office:value-type="string">
            <text:p>CONEGLIANO</text:p>
          </table:table-cell>
          <table:table-cell office:value-type="string">
            <text:p>TV</text:p>
          </table:table-cell>
          <table:table-cell office:value-type="float" office:value="31015">
            <text:p>31015</text:p>
          </table:table-cell>
          <table:table-cell/>
          <table:table-cell office:value-type="string">
            <text:p>VIA VITTORIO VENETO 59</text:p>
          </table:table-cell>
          <table:table-cell office:value-type="string">
            <text:p>CONEGLIANO</text:p>
          </table:table-cell>
          <table:table-cell office:value-type="string">
            <text:p>TV</text:p>
          </table:table-cell>
          <table:table-cell office:value-type="float" office:value="31015">
            <text:p>31015</text:p>
          </table:table-cell>
          <table:table-cell table:number-columns-repeated="2"/>
          <table:table-cell table:number-columns-repeated="2" office:value-type="string">
            <text:p>0344166026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80">
            <text:p>1580</text:p>
          </table:table-cell>
          <table:table-cell office:value-type="string">
            <text:p>CENTRO OTTICO SALZANO</text:p>
          </table:table-cell>
          <table:table-cell office:value-type="string">
            <text:p>VIA ROMA 126</text:p>
          </table:table-cell>
          <table:table-cell office:value-type="string">
            <text:p>SALZANO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DI BARAT MASSIMILIANO</text:p>
          </table:table-cell>
          <table:table-cell office:value-type="string">
            <text:p>VIA ROMA 126</text:p>
          </table:table-cell>
          <table:table-cell office:value-type="string">
            <text:p>SALZANO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041437750</text:p>
          </table:table-cell>
          <table:table-cell/>
          <table:table-cell office:value-type="string">
            <text:p>BRTMSM69M25L736O</text:p>
          </table:table-cell>
          <table:table-cell office:value-type="string">
            <text:p>045180802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20-03-10">
            <text:p>10/03/2020</text:p>
          </table:table-cell>
          <table:table-cell office:value-type="string">
            <text:p>W7YVJK9</text:p>
          </table:table-cell>
          <table:table-cell office:value-type="string">
            <text:p>MASS.BARAT@LIBERO.IT</text:p>
          </table:table-cell>
          <table:table-cell/>
          <table:table-cell office:value-type="string">
            <text:p><text:s/>BARAT MASSIMILIANO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OTTICA 900</text:p>
          </table:table-cell>
          <table:table-cell office:value-type="string">
            <text:p>VIA MATTEOTTI 3</text:p>
          </table:table-cell>
          <table:table-cell office:value-type="string">
            <text:p>S. AMBROGIO DI VALPOLICELLA</text:p>
          </table:table-cell>
          <table:table-cell office:value-type="string">
            <text:p>VR</text:p>
          </table:table-cell>
          <table:table-cell office:value-type="float" office:value="37015">
            <text:p>37015</text:p>
          </table:table-cell>
          <table:table-cell office:value-type="string">
            <text:p>DI GRASSO GABRIELLA &amp; C SAS</text:p>
          </table:table-cell>
          <table:table-cell office:value-type="string">
            <text:p>VIA MATTEOTTI 3</text:p>
          </table:table-cell>
          <table:table-cell office:value-type="string">
            <text:p>S. AMBROGIO DI VALPOLICELLA</text:p>
          </table:table-cell>
          <table:table-cell office:value-type="string">
            <text:p>VR</text:p>
          </table:table-cell>
          <table:table-cell office:value-type="float" office:value="37015">
            <text:p>37015</text:p>
          </table:table-cell>
          <table:table-cell office:value-type="string">
            <text:p>045 7731529</text:p>
          </table:table-cell>
          <table:table-cell table:number-columns-repeated="2"/>
          <table:table-cell office:value-type="string">
            <text:p>009776502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1-20">
            <text:p>20/01/2019</text:p>
          </table:table-cell>
          <table:table-cell/>
          <table:table-cell office:value-type="string">
            <text:p>OTTICA900@TISCALI.IT</text:p>
          </table:table-cell>
          <table:table-cell office:value-type="string">
            <text:p>OTTICA900@PEC.IT</text:p>
          </table:table-cell>
          <table:table-cell office:value-type="string">
            <text:p><text:s/>GRASSO GABRIELLA &amp; C SAS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BOTTEGA AL MARE SRL</text:p>
          </table:table-cell>
          <table:table-cell office:value-type="string">
            <text:p>PIAZZA CARDUCCI 25</text:p>
          </table:table-cell>
          <table:table-cell office:value-type="string">
            <text:p>LIDO DI JESOLO</text:p>
          </table:table-cell>
          <table:table-cell office:value-type="string">
            <text:p>VE</text:p>
          </table:table-cell>
          <table:table-cell office:value-type="float" office:value="30016">
            <text:p>30016</text:p>
          </table:table-cell>
          <table:table-cell office:value-type="string">
            <text:p>DI ANDREA ZAMBON</text:p>
          </table:table-cell>
          <table:table-cell office:value-type="string">
            <text:p>PIAZZA CARDUCCI 25</text:p>
          </table:table-cell>
          <table:table-cell office:value-type="string">
            <text:p>LIDO DI JESOLO</text:p>
          </table:table-cell>
          <table:table-cell office:value-type="string">
            <text:p>VE</text:p>
          </table:table-cell>
          <table:table-cell office:value-type="float" office:value="30016">
            <text:p>30016</text:p>
          </table:table-cell>
          <table:table-cell office:value-type="string">
            <text:p>0421382028</text:p>
          </table:table-cell>
          <table:table-cell/>
          <table:table-cell table:number-columns-repeated="2" office:value-type="string">
            <text:p>0399528026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2-22">
            <text:p>22/02/2019</text:p>
          </table:table-cell>
          <table:table-cell office:value-type="string">
            <text:p>T04ZHR3</text:p>
          </table:table-cell>
          <table:table-cell office:value-type="string">
            <text:p>INFO@BOTTEGAALMARE.IT</text:p>
          </table:table-cell>
          <table:table-cell/>
          <table:table-cell office:value-type="string">
            <text:p><text:s/>ANDREA ZAMBON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string">
            <text:p>OTTICA TODESCATO</text:p>
          </table:table-cell>
          <table:table-cell office:value-type="string">
            <text:p>PIAZZA 4 NOVEMBRE 81E</text:p>
          </table:table-cell>
          <table:table-cell office:value-type="string">
            <text:p>MAERNE</text:p>
          </table:table-cell>
          <table:table-cell office:value-type="string">
            <text:p>VE</text:p>
          </table:table-cell>
          <table:table-cell table:number-columns-repeated="6"/>
          <table:table-cell office:value-type="string">
            <text:p>041640350</text:p>
          </table:table-cell>
          <table:table-cell table:number-columns-repeated="2"/>
          <table:table-cell office:value-type="string">
            <text:p>004344502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7-06-21">
            <text:p>21/06/2017</text:p>
          </table:table-cell>
          <table:table-cell/>
          <table:table-cell office:value-type="string">
            <text:p>TODESCATOG@TIN.IT</text:p>
          </table:table-cell>
          <table:table-cell table:number-columns-repeated="2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CENTRO VISTA G&amp;G SRL</text:p>
          </table:table-cell>
          <table:table-cell office:value-type="string">
            <text:p>PIAZZA GRANDE 5/A</text:p>
          </table:table-cell>
          <table:table-cell office:value-type="string">
            <text:p>ODERZO</text:p>
          </table:table-cell>
          <table:table-cell office:value-type="string">
            <text:p>TV</text:p>
          </table:table-cell>
          <table:table-cell office:value-type="float" office:value="31046">
            <text:p>31046</text:p>
          </table:table-cell>
          <table:table-cell/>
          <table:table-cell office:value-type="string">
            <text:p>PIAZZA GRANDE 5/A</text:p>
          </table:table-cell>
          <table:table-cell office:value-type="string">
            <text:p>ODERZO</text:p>
          </table:table-cell>
          <table:table-cell office:value-type="string">
            <text:p>TV</text:p>
          </table:table-cell>
          <table:table-cell office:value-type="float" office:value="31046">
            <text:p>31046</text:p>
          </table:table-cell>
          <table:table-cell office:value-type="string">
            <text:p>0422 713225</text:p>
          </table:table-cell>
          <table:table-cell/>
          <table:table-cell table:number-columns-repeated="2" office:value-type="string">
            <text:p>0200197026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1-20">
            <text:p>20/01/2019</text:p>
          </table:table-cell>
          <table:table-cell office:value-type="string">
            <text:p>USAL8PV</text:p>
          </table:table-cell>
          <table:table-cell office:value-type="string">
            <text:p>ODERZO-EM@CAPELLOCENTRIVISTA.IT</text:p>
          </table:table-cell>
          <table:table-cell table:number-columns-repeated="2"/>
        </table:table-row>
        <table:table-row table:style-name="ro1">
          <table:table-cell office:value-type="float" office:value="1585">
            <text:p>1585</text:p>
          </table:table-cell>
          <table:table-cell office:value-type="string">
            <text:p>OTTICA VISION</text:p>
          </table:table-cell>
          <table:table-cell office:value-type="string">
            <text:p>VIA VII MARTIRI 119</text:p>
          </table:table-cell>
          <table:table-cell office:value-type="string">
            <text:p>VALDAGNO</text:p>
          </table:table-cell>
          <table:table-cell office:value-type="string">
            <text:p>VI</text:p>
          </table:table-cell>
          <table:table-cell office:value-type="float" office:value="36078">
            <text:p>36078</text:p>
          </table:table-cell>
          <table:table-cell office:value-type="string">
            <text:p>EVOR SRL</text:p>
          </table:table-cell>
          <table:table-cell office:value-type="string">
            <text:p>VIA VII MARTIRI 119</text:p>
          </table:table-cell>
          <table:table-cell office:value-type="string">
            <text:p>VALDAGNO</text:p>
          </table:table-cell>
          <table:table-cell office:value-type="string">
            <text:p>VI</text:p>
          </table:table-cell>
          <table:table-cell office:value-type="float" office:value="36078">
            <text:p>36078</text:p>
          </table:table-cell>
          <table:table-cell office:value-type="string">
            <text:p>0445 402044</text:p>
          </table:table-cell>
          <table:table-cell/>
          <table:table-cell table:number-columns-repeated="2" office:value-type="string">
            <text:p>031275302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1-09">
            <text:p>09/01/2019</text:p>
          </table:table-cell>
          <table:table-cell office:value-type="string">
            <text:p>W7YVJK9</text:p>
          </table:table-cell>
          <table:table-cell office:value-type="string">
            <text:p>INFO@OTTICAVISIONVALDAGNO.IT</text:p>
          </table:table-cell>
          <table:table-cell/>
          <table:table-cell office:value-type="string">
            <text:p>OR SRL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office:value-type="string">
            <text:p>PATRIZIA COMARON</text:p>
          </table:table-cell>
          <table:table-cell office:value-type="string">
            <text:p>VIA MAZZINI 29</text:p>
          </table:table-cell>
          <table:table-cell office:value-type="string">
            <text:p>FALZE'</text:p>
          </table:table-cell>
          <table:table-cell office:value-type="string">
            <text:p>TV</text:p>
          </table:table-cell>
          <table:table-cell office:value-type="float" office:value="31040">
            <text:p>31040</text:p>
          </table:table-cell>
          <table:table-cell/>
          <table:table-cell office:value-type="string">
            <text:p>VIA MAZZINI 29</text:p>
          </table:table-cell>
          <table:table-cell office:value-type="string">
            <text:p>FALZE'</text:p>
          </table:table-cell>
          <table:table-cell office:value-type="string">
            <text:p>TV</text:p>
          </table:table-cell>
          <table:table-cell office:value-type="float" office:value="31040">
            <text:p>31040</text:p>
          </table:table-cell>
          <table:table-cell table:number-columns-repeated="2"/>
          <table:table-cell office:value-type="string">
            <text:p>CMRPRZ57B67G408V</text:p>
          </table:table-cell>
          <table:table-cell office:value-type="string">
            <text:p>008399602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1-20">
            <text:p>20/01/2019</text:p>
          </table:table-cell>
          <table:table-cell office:value-type="string">
            <text:p>M5UXCR1</text:p>
          </table:table-cell>
          <table:table-cell office:value-type="string">
            <text:p>DARIO2277@INWIND.IT</text:p>
          </table:table-cell>
          <table:table-cell table:number-columns-repeated="2"/>
        </table:table-row>
        <table:table-row table:style-name="ro1">
          <table:table-cell office:value-type="float" office:value="1587">
            <text:p>1587</text:p>
          </table:table-cell>
          <table:table-cell office:value-type="string">
            <text:p>ARTE OTTICA SRL</text:p>
          </table:table-cell>
          <table:table-cell office:value-type="string">
            <text:p>VIA TERRAGLIO 160</text:p>
          </table:table-cell>
          <table:table-cell office:value-type="string">
            <text:p>PREGANZIOL</text:p>
          </table:table-cell>
          <table:table-cell office:value-type="string">
            <text:p>TV</text:p>
          </table:table-cell>
          <table:table-cell office:value-type="float" office:value="31022">
            <text:p>31022</text:p>
          </table:table-cell>
          <table:table-cell/>
          <table:table-cell office:value-type="string">
            <text:p>VIA TERRAGLIO 160</text:p>
          </table:table-cell>
          <table:table-cell office:value-type="string">
            <text:p>PREGANZIOL</text:p>
          </table:table-cell>
          <table:table-cell office:value-type="string">
            <text:p>TV</text:p>
          </table:table-cell>
          <table:table-cell office:value-type="float" office:value="31022">
            <text:p>31022</text:p>
          </table:table-cell>
          <table:table-cell office:value-type="string">
            <text:p>0422 633138</text:p>
          </table:table-cell>
          <table:table-cell/>
          <table:table-cell table:number-columns-repeated="2" office:value-type="string">
            <text:p>048858202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1-23">
            <text:p>23/01/2019</text:p>
          </table:table-cell>
          <table:table-cell office:value-type="string">
            <text:p>M5UXCR1</text:p>
          </table:table-cell>
          <table:table-cell office:value-type="string">
            <text:p>PREGANZIOLARTEOTTICA@GMAIL.COM</text:p>
          </table:table-cell>
          <table:table-cell/>
          <table:table-cell office:value-type="string">
            <text:p>MASSIMO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string">
            <text:p>OTTICA ERRE</text:p>
          </table:table-cell>
          <table:table-cell office:value-type="string">
            <text:p>VIA CORTE FERRIGHI 1/A</text:p>
          </table:table-cell>
          <table:table-cell office:value-type="string">
            <text:p>NOVENTA VICENTINA</text:p>
          </table:table-cell>
          <table:table-cell office:value-type="string">
            <text:p>VI</text:p>
          </table:table-cell>
          <table:table-cell office:value-type="float" office:value="36025">
            <text:p>36025</text:p>
          </table:table-cell>
          <table:table-cell office:value-type="string">
            <text:p>DI SERRAJ RADJAN</text:p>
          </table:table-cell>
          <table:table-cell office:value-type="string">
            <text:p>VIA CORTE FERRIGHI 1/A</text:p>
          </table:table-cell>
          <table:table-cell office:value-type="string">
            <text:p>NOVENTA VICENTINA</text:p>
          </table:table-cell>
          <table:table-cell office:value-type="string">
            <text:p>VI</text:p>
          </table:table-cell>
          <table:table-cell office:value-type="float" office:value="36025">
            <text:p>36025</text:p>
          </table:table-cell>
          <table:table-cell office:value-type="string">
            <text:p>0444 887585</text:p>
          </table:table-cell>
          <table:table-cell/>
          <table:table-cell office:value-type="string">
            <text:p>SRRRJN87S13Z100E</text:p>
          </table:table-cell>
          <table:table-cell office:value-type="string">
            <text:p>050476902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5-07">
            <text:p>07/05/2019</text:p>
          </table:table-cell>
          <table:table-cell office:value-type="string">
            <text:p>X2PH38J</text:p>
          </table:table-cell>
          <table:table-cell office:value-type="string">
            <text:p>OTTICAERRENOVENTA@GMAIL.COM</text:p>
          </table:table-cell>
          <table:table-cell/>
          <table:table-cell office:value-type="string">
            <text:p>SERRAJ RADJAN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string">
            <text:p>CENTRO OTTICO VITTORIA SAS</text:p>
          </table:table-cell>
          <table:table-cell office:value-type="string">
            <text:p>VIA VITTORIA 80</text:p>
          </table:table-cell>
          <table:table-cell office:value-type="string">
            <text:p>MIRANO</text:p>
          </table:table-cell>
          <table:table-cell office:value-type="string">
            <text:p>VE</text:p>
          </table:table-cell>
          <table:table-cell office:value-type="float" office:value="30035">
            <text:p>30035</text:p>
          </table:table-cell>
          <table:table-cell office:value-type="string">
            <text:p>DI DAVIDE LIBERALESSO E CO.</text:p>
          </table:table-cell>
          <table:table-cell office:value-type="string">
            <text:p>VIA VITTORIA 80</text:p>
          </table:table-cell>
          <table:table-cell office:value-type="string">
            <text:p>MIRANO</text:p>
          </table:table-cell>
          <table:table-cell office:value-type="string">
            <text:p>VE</text:p>
          </table:table-cell>
          <table:table-cell office:value-type="float" office:value="30035">
            <text:p>30035</text:p>
          </table:table-cell>
          <table:table-cell office:value-type="string">
            <text:p>041 3133493</text:p>
          </table:table-cell>
          <table:table-cell table:number-columns-repeated="2"/>
          <table:table-cell office:value-type="string">
            <text:p>042784502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49T0533636330000046465155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5-17">
            <text:p>17/05/2019</text:p>
          </table:table-cell>
          <table:table-cell office:value-type="string">
            <text:p>WY7PJ6K</text:p>
          </table:table-cell>
          <table:table-cell office:value-type="string">
            <text:p>DAVIDE.LIBERALESSO@CENTROOTTICOVITTORIA.</text:p>
          </table:table-cell>
          <table:table-cell/>
          <table:table-cell office:value-type="string">
            <text:p><text:s/>DAVIDE LIBERALESSO E CO.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CENTRO OTTICO DE POLI</text:p>
          </table:table-cell>
          <table:table-cell office:value-type="string">
            <text:p>VIA ROMA 99</text:p>
          </table:table-cell>
          <table:table-cell office:value-type="string">
            <text:p>SAN ZENONE DEGLI EZZELINI</text:p>
          </table:table-cell>
          <table:table-cell office:value-type="string">
            <text:p>TV</text:p>
          </table:table-cell>
          <table:table-cell office:value-type="float" office:value="31020">
            <text:p>31020</text:p>
          </table:table-cell>
          <table:table-cell office:value-type="string">
            <text:p>DI DE POLLI MONICA</text:p>
          </table:table-cell>
          <table:table-cell office:value-type="string">
            <text:p>VIA ROMA 99</text:p>
          </table:table-cell>
          <table:table-cell office:value-type="string">
            <text:p>SAN ZENONE DEGLI EZZELINI</text:p>
          </table:table-cell>
          <table:table-cell office:value-type="string">
            <text:p>TV</text:p>
          </table:table-cell>
          <table:table-cell office:value-type="float" office:value="31020">
            <text:p>31020</text:p>
          </table:table-cell>
          <table:table-cell office:value-type="string">
            <text:p>0423 968703</text:p>
          </table:table-cell>
          <table:table-cell/>
          <table:table-cell office:value-type="string">
            <text:p>DPLMNC67D65C111H</text:p>
          </table:table-cell>
          <table:table-cell office:value-type="string">
            <text:p>037456702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3"/>
          <table:table-cell office:value-type="string">
            <text:p>CENTRODEPOLI@LIBERO.IT</text:p>
          </table:table-cell>
          <table:table-cell/>
          <table:table-cell office:value-type="string">
            <text:p>DE POLLI MONICA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string">
            <text:p>OTTICA DANIELETTO</text:p>
          </table:table-cell>
          <table:table-cell office:value-type="string">
            <text:p>VIA VAROTARI 23/25</text:p>
          </table:table-cell>
          <table:table-cell office:value-type="string">
            <text:p>SARMEOLA DI RUBANO</text:p>
          </table:table-cell>
          <table:table-cell office:value-type="string">
            <text:p>PD</text:p>
          </table:table-cell>
          <table:table-cell office:value-type="float" office:value="35030">
            <text:p>35030</text:p>
          </table:table-cell>
          <table:table-cell/>
          <table:table-cell office:value-type="string">
            <text:p>VIA VAROTARI 23/25</text:p>
          </table:table-cell>
          <table:table-cell office:value-type="string">
            <text:p>SARMEOLA DI RUBANO</text:p>
          </table:table-cell>
          <table:table-cell office:value-type="string">
            <text:p>PD</text:p>
          </table:table-cell>
          <table:table-cell office:value-type="float" office:value="35030">
            <text:p>35030</text:p>
          </table:table-cell>
          <table:table-cell office:value-type="string">
            <text:p>049 8976360</text:p>
          </table:table-cell>
          <table:table-cell table:number-columns-repeated="2"/>
          <table:table-cell office:value-type="string">
            <text:p>0393796028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8-04-10">
            <text:p>10/04/2018</text:p>
          </table:table-cell>
          <table:table-cell/>
          <table:table-cell office:value-type="string">
            <text:p>OTTICADANIELETTO@GMAIL.COM</text:p>
          </table:table-cell>
          <table:table-cell/>
          <table:table-cell office:value-type="string">
            <text:p>DANIELETTO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office:value-type="string">
            <text:p>OTTICA COLORVISION</text:p>
          </table:table-cell>
          <table:table-cell office:value-type="string">
            <text:p>VIA E.MACCANI 48</text:p>
          </table:table-cell>
          <table:table-cell office:value-type="string">
            <text:p>TRENTO</text:p>
          </table:table-cell>
          <table:table-cell office:value-type="string">
            <text:p>TN</text:p>
          </table:table-cell>
          <table:table-cell office:value-type="float" office:value="38100">
            <text:p>38100</text:p>
          </table:table-cell>
          <table:table-cell table:number-columns-repeated="8"/>
          <table:table-cell office:value-type="string">
            <text:p>020631302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5-31">
            <text:p>31/05/2019</text:p>
          </table:table-cell>
          <table:table-cell office:value-type="string">
            <text:p>W7YVJK9</text:p>
          </table:table-cell>
          <table:table-cell office:value-type="string">
            <text:p>RIVA@GLAMVISION.IT</text:p>
          </table:table-cell>
          <table:table-cell table:number-columns-repeated="2"/>
        </table:table-row>
        <table:table-row table:style-name="ro1">
          <table:table-cell office:value-type="float" office:value="1593">
            <text:p>1593</text:p>
          </table:table-cell>
          <table:table-cell office:value-type="string">
            <text:p>SPACCIO VISION THIENE</text:p>
          </table:table-cell>
          <table:table-cell office:value-type="string">
            <text:p>VIA DELLE ARTI 5</text:p>
          </table:table-cell>
          <table:table-cell office:value-type="string">
            <text:p>THIEN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VIA DELLE ARTI 5</text:p>
          </table:table-cell>
          <table:table-cell office:value-type="string">
            <text:p>THIENE</text:p>
          </table:table-cell>
          <table:table-cell office:value-type="string">
            <text:p>VI</text:p>
          </table:table-cell>
          <table:table-cell/>
          <table:table-cell office:value-type="string">
            <text:p>0445 386473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8-03-20">
            <text:p>20/03/2018</text:p>
          </table:table-cell>
          <table:table-cell table:number-columns-repeated="4"/>
        </table:table-row>
        <table:table-row table:style-name="ro1">
          <table:table-cell office:value-type="float" office:value="1594">
            <text:p>1594</text:p>
          </table:table-cell>
          <table:table-cell office:value-type="string">
            <text:p>OTTICA CARDUCCI</text:p>
          </table:table-cell>
          <table:table-cell office:value-type="string">
            <text:p>VIA CARDUCCI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1">
            <text:p>30171</text:p>
          </table:table-cell>
          <table:table-cell/>
          <table:table-cell office:value-type="string">
            <text:p>VIA CARDUCCI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1">
            <text:p>30171</text:p>
          </table:table-cell>
          <table:table-cell office:value-type="string">
            <text:p>0418500123</text:p>
          </table:table-cell>
          <table:table-cell office:value-type="string">
            <text:p>3403804698</text:p>
          </table:table-cell>
          <table:table-cell office:value-type="string">
            <text:p>ZMPNDR87D16L736O</text:p>
          </table:table-cell>
          <table:table-cell office:value-type="string">
            <text:p>0447053027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</text:p>
          </table:table-cell>
          <table:table-cell office:value-type="string">
            <text:p>S</text:p>
          </table:table-cell>
          <table:table-cell/>
          <table:table-cell office:value-type="date" office:date-value="2019-02-01">
            <text:p>01/02/2019</text:p>
          </table:table-cell>
          <table:table-cell office:value-type="string">
            <text:p>M5UXCR1</text:p>
          </table:table-cell>
          <table:table-cell office:value-type="string">
            <text:p>OTTICACARDUCCI.VE@GMAIL.COM</text:p>
          </table:table-cell>
          <table:table-cell/>
          <table:table-cell office:value-type="string">
            <text:p>ANDREA ZAMPINI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office:value-type="string">
            <text:p>LUCENTI FOTO OTTICA</text:p>
          </table:table-cell>
          <table:table-cell office:value-type="string">
            <text:p>PIAZZA GARIBALDI 41</text:p>
          </table:table-cell>
          <table:table-cell office:value-type="string">
            <text:p>LONIGO</text:p>
          </table:table-cell>
          <table:table-cell office:value-type="string">
            <text:p>VI</text:p>
          </table:table-cell>
          <table:table-cell office:value-type="float" office:value="36045">
            <text:p>36045</text:p>
          </table:table-cell>
          <table:table-cell/>
          <table:table-cell office:value-type="string">
            <text:p>PIAZZA GARIBALDI 41</text:p>
          </table:table-cell>
          <table:table-cell office:value-type="string">
            <text:p>LONIGO</text:p>
          </table:table-cell>
          <table:table-cell office:value-type="string">
            <text:p>VI</text:p>
          </table:table-cell>
          <table:table-cell office:value-type="float" office:value="36045">
            <text:p>36045</text:p>
          </table:table-cell>
          <table:table-cell office:value-type="string">
            <text:p>0444 830133</text:p>
          </table:table-cell>
          <table:table-cell table:number-columns-repeated="2"/>
          <table:table-cell office:value-type="string">
            <text:p>040624302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1-20">
            <text:p>20/01/2019</text:p>
          </table:table-cell>
          <table:table-cell office:value-type="string">
            <text:p>M5UXCR1</text:p>
          </table:table-cell>
          <table:table-cell office:value-type="string">
            <text:p>OTTICALUCENTI@GMAIL.COM</text:p>
          </table:table-cell>
          <table:table-cell table:number-columns-repeated="2"/>
        </table:table-row>
        <table:table-row table:style-name="ro1">
          <table:table-cell office:value-type="float" office:value="1596">
            <text:p>1596</text:p>
          </table:table-cell>
          <table:table-cell office:value-type="string">
            <text:p>DIECI DECIMI</text:p>
          </table:table-cell>
          <table:table-cell office:value-type="string">
            <text:p>VIA QUARANTOLA</text:p>
          </table:table-cell>
          <table:table-cell office:value-type="string">
            <text:p>LUGO</text:p>
          </table:table-cell>
          <table:table-cell office:value-type="string">
            <text:p>RA</text:p>
          </table:table-cell>
          <table:table-cell office:value-type="float" office:value="48022">
            <text:p>48022</text:p>
          </table:table-cell>
          <table:table-cell/>
          <table:table-cell office:value-type="string">
            <text:p>VIA QUARANTOLA</text:p>
          </table:table-cell>
          <table:table-cell office:value-type="string">
            <text:p>LUGO</text:p>
          </table:table-cell>
          <table:table-cell office:value-type="string">
            <text:p>RA</text:p>
          </table:table-cell>
          <table:table-cell office:value-type="float" office:value="48022">
            <text:p>48022</text:p>
          </table:table-cell>
          <table:table-cell office:value-type="string">
            <text:p>0545 23938</text:p>
          </table:table-cell>
          <table:table-cell table:number-columns-repeated="2"/>
          <table:table-cell office:value-type="string">
            <text:p>0251919039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8-06-10">
            <text:p>10/06/2018</text:p>
          </table:table-cell>
          <table:table-cell/>
          <table:table-cell office:value-type="string">
            <text:p>DIECIDECIMIOUTLETLUGO@GMAIL.COM</text:p>
          </table:table-cell>
          <table:table-cell table:number-columns-repeated="2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QUATTROKKI EYEWEAR</text:p>
          </table:table-cell>
          <table:table-cell office:value-type="string">
            <text:p>VIA XXVIII APRILE 28</text:p>
          </table:table-cell>
          <table:table-cell office:value-type="string">
            <text:p>MONSELICE</text:p>
          </table:table-cell>
          <table:table-cell office:value-type="string">
            <text:p>PD</text:p>
          </table:table-cell>
          <table:table-cell office:value-type="float" office:value="35043">
            <text:p>35043</text:p>
          </table:table-cell>
          <table:table-cell office:value-type="string">
            <text:p>DI SILVONI MATILDE</text:p>
          </table:table-cell>
          <table:table-cell office:value-type="string">
            <text:p>VIA XXVIII APRILE 28</text:p>
          </table:table-cell>
          <table:table-cell office:value-type="string">
            <text:p>MONSELICE</text:p>
          </table:table-cell>
          <table:table-cell office:value-type="string">
            <text:p>PD</text:p>
          </table:table-cell>
          <table:table-cell office:value-type="float" office:value="35043">
            <text:p>35043</text:p>
          </table:table-cell>
          <table:table-cell office:value-type="string">
            <text:p>0429781084</text:p>
          </table:table-cell>
          <table:table-cell/>
          <table:table-cell office:value-type="string">
            <text:p>SLVMLD78H60F382W</text:p>
          </table:table-cell>
          <table:table-cell office:value-type="string">
            <text:p>051432802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20-07-30">
            <text:p>30/07/2020</text:p>
          </table:table-cell>
          <table:table-cell office:value-type="string">
            <text:p>BA6ET11</text:p>
          </table:table-cell>
          <table:table-cell office:value-type="string">
            <text:p>QUATTROKKIEYEWEAR@HOTMAIL.IT</text:p>
          </table:table-cell>
          <table:table-cell/>
          <table:table-cell office:value-type="string">
            <text:p>SILVONI MATILDE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string">
            <text:p>SPACCIO VISION S.M. DI SALA</text:p>
          </table:table-cell>
          <table:table-cell office:value-type="string">
            <text:p>VIA GRANDI 4/A</text:p>
          </table:table-cell>
          <table:table-cell office:value-type="string">
            <text:p>S.MARIA DI SALA</text:p>
          </table:table-cell>
          <table:table-cell office:value-type="string">
            <text:p>VE</text:p>
          </table:table-cell>
          <table:table-cell/>
          <table:table-cell office:value-type="string">
            <text:p>SPACCIO VISION S.M. DI SALA</text:p>
          </table:table-cell>
          <table:table-cell office:value-type="string">
            <text:p>VIA GRANDI 4/A</text:p>
          </table:table-cell>
          <table:table-cell office:value-type="string">
            <text:p>S. MARIA DI SALA</text:p>
          </table:table-cell>
          <table:table-cell office:value-type="string">
            <text:p>VE</text:p>
          </table:table-cell>
          <table:table-cell/>
          <table:table-cell office:value-type="string">
            <text:p>041 5732161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20-03-13">
            <text:p>13/03/2020</text:p>
          </table:table-cell>
          <table:table-cell/>
          <table:table-cell office:value-type="string">
            <text:p>MARCO.PRADAL@LIBERO.IT</text:p>
          </table:table-cell>
          <table:table-cell/>
          <table:table-cell office:value-type="string">
            <text:p>ACCIO VISION S.M. DI SALA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string">
            <text:p>MEGAVISION ASSISI</text:p>
          </table:table-cell>
          <table:table-cell office:value-type="string">
            <text:p>VIA PATRONO D'ITALIA 43</text:p>
          </table:table-cell>
          <table:table-cell office:value-type="string">
            <text:p>S.MARIA DEGLI ANGELI-ASSISI</text:p>
          </table:table-cell>
          <table:table-cell office:value-type="string">
            <text:p>PG</text:p>
          </table:table-cell>
          <table:table-cell office:value-type="float" office:value="6081">
            <text:p>6081</text:p>
          </table:table-cell>
          <table:table-cell/>
          <table:table-cell office:value-type="string">
            <text:p>VIA PATRONO D'ITALIA 43</text:p>
          </table:table-cell>
          <table:table-cell office:value-type="string">
            <text:p>S.MARIA DEGLI ANGELI-ASSISI</text:p>
          </table:table-cell>
          <table:table-cell office:value-type="string">
            <text:p>PG</text:p>
          </table:table-cell>
          <table:table-cell office:value-type="float" office:value="6081">
            <text:p>6081</text:p>
          </table:table-cell>
          <table:table-cell office:value-type="string">
            <text:p>075 8041435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4-19">
            <text:p>19/04/2019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L.G. OTTICA SRL</text:p>
          </table:table-cell>
          <table:table-cell office:value-type="string">
            <text:p>VIALE CACCIANIGA 74</text:p>
          </table:table-cell>
          <table:table-cell office:value-type="string">
            <text:p>MASERADA</text:p>
          </table:table-cell>
          <table:table-cell office:value-type="string">
            <text:p>TV</text:p>
          </table:table-cell>
          <table:table-cell office:value-type="float" office:value="31052">
            <text:p>31052</text:p>
          </table:table-cell>
          <table:table-cell/>
          <table:table-cell office:value-type="string">
            <text:p>VIALE CACCIANIGA 74</text:p>
          </table:table-cell>
          <table:table-cell office:value-type="string">
            <text:p>MASERADA</text:p>
          </table:table-cell>
          <table:table-cell office:value-type="string">
            <text:p>TV</text:p>
          </table:table-cell>
          <table:table-cell office:value-type="float" office:value="31052">
            <text:p>31052</text:p>
          </table:table-cell>
          <table:table-cell office:value-type="string">
            <text:p>04221583741</text:p>
          </table:table-cell>
          <table:table-cell office:value-type="string">
            <text:p>042221583741</text:p>
          </table:table-cell>
          <table:table-cell table:number-columns-repeated="2" office:value-type="string">
            <text:p>044398702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7-01">
            <text:p>01/07/2019</text:p>
          </table:table-cell>
          <table:table-cell office:value-type="string">
            <text:p>5RUO82D</text:p>
          </table:table-cell>
          <table:table-cell office:value-type="string">
            <text:p>LGOTTICA@LIBERO.IT</text:p>
          </table:table-cell>
          <table:table-cell table:number-columns-repeated="2"/>
        </table:table-row>
        <table:table-row table:style-name="ro1">
          <table:table-cell office:value-type="float" office:value="1601">
            <text:p>1601</text:p>
          </table:table-cell>
          <table:table-cell office:value-type="string">
            <text:p>VSI TECHNOLOGIES</text:p>
          </table:table-cell>
          <table:table-cell office:value-type="string">
            <text:p>VIA MOGLIANESE P. 83/B</text:p>
          </table:table-cell>
          <table:table-cell office:value-type="string">
            <text:p>SCORZE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DI PAOLO LONGATO</text:p>
          </table:table-cell>
          <table:table-cell office:value-type="string">
            <text:p>VIA MOGLIANESE P. 83/B</text:p>
          </table:table-cell>
          <table:table-cell office:value-type="string">
            <text:p>SCORZE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345 5807217</text:p>
          </table:table-cell>
          <table:table-cell/>
          <table:table-cell office:value-type="string">
            <text:p>LNGPLA70H30I829J</text:p>
          </table:table-cell>
          <table:table-cell office:value-type="string">
            <text:p>0399148027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21-04-15">
            <text:p>15/04/2021</text:p>
          </table:table-cell>
          <table:table-cell office:value-type="string">
            <text:p>KRRH6B9</text:p>
          </table:table-cell>
          <table:table-cell office:value-type="string">
            <text:p>LONGATOPAOLO@GMAIL.COM</text:p>
          </table:table-cell>
          <table:table-cell/>
          <table:table-cell office:value-type="string">
            <text:p><text:s/>PAOLO LONGATO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office:value-type="string">
            <text:p>C.T.F. CENTRO VISTA S.R.L.</text:p>
          </table:table-cell>
          <table:table-cell office:value-type="string">
            <text:p>CORSO DEL POPOLO 45</text:p>
          </table:table-cell>
          <table:table-cell office:value-type="string">
            <text:p>SACILE</text:p>
          </table:table-cell>
          <table:table-cell office:value-type="string">
            <text:p>PN</text:p>
          </table:table-cell>
          <table:table-cell office:value-type="float" office:value="33077">
            <text:p>33077</text:p>
          </table:table-cell>
          <table:table-cell/>
          <table:table-cell office:value-type="string">
            <text:p>CORSO DEL POPOLO 45</text:p>
          </table:table-cell>
          <table:table-cell office:value-type="string">
            <text:p>SACILE</text:p>
          </table:table-cell>
          <table:table-cell office:value-type="string">
            <text:p>PN</text:p>
          </table:table-cell>
          <table:table-cell office:value-type="float" office:value="33077">
            <text:p>33077</text:p>
          </table:table-cell>
          <table:table-cell office:value-type="string">
            <text:p>0434.71045</text:p>
          </table:table-cell>
          <table:table-cell table:number-columns-repeated="2"/>
          <table:table-cell office:value-type="string">
            <text:p>011760509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date" office:date-value="2019-02-06">
            <text:p>06/02/2019</text:p>
          </table:table-cell>
          <table:table-cell/>
          <table:table-cell office:value-type="string">
            <text:p>PORDENONE@CAPELLOCENTRIVISTA.IT</text:p>
          </table:table-cell>
          <table:table-cell office:value-type="string">
            <text:p>FE.DYLOGBUFFETTI@SICUREZZAPOSTALE.IT</text:p>
          </table:table-cell>
          <table:table-cell/>
        </table:table-row>
        <table:table-row table:style-name="ro1">
          <table:table-cell office:value-type="float" office:value="1603">
            <text:p>1603</text:p>
          </table:table-cell>
          <table:table-cell office:value-type="string">
            <text:p>OPTO</text:p>
          </table:table-cell>
          <table:table-cell table:number-columns-repeated="9"/>
          <table:table-cell office:value-type="string">
            <text:p>0322 230142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604">
            <text:p>1604</text:p>
          </table:table-cell>
          <table:table-cell office:value-type="string">
            <text:p>OTTICA PUNTO VISIONE</text:p>
          </table:table-cell>
          <table:table-cell office:value-type="string">
            <text:p>VIA SAETTA 6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2">
            <text:p>35132</text:p>
          </table:table-cell>
          <table:table-cell/>
          <table:table-cell office:value-type="string">
            <text:p>VIA SAETTA 6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2">
            <text:p>35132</text:p>
          </table:table-cell>
          <table:table-cell office:value-type="string">
            <text:p>346 8553038</text:p>
          </table:table-cell>
          <table:table-cell table:number-columns-repeated="2"/>
          <table:table-cell office:value-type="string">
            <text:p>049194502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19-05-07">
            <text:p>07/05/2019</text:p>
          </table:table-cell>
          <table:table-cell office:value-type="string">
            <text:p>M5UXCR1</text:p>
          </table:table-cell>
          <table:table-cell office:value-type="string">
            <text:p>OTTICAPUNTOVISIONE@LIBERO.IT</text:p>
          </table:table-cell>
          <table:table-cell table:number-columns-repeated="2"/>
        </table:table-row>
        <table:table-row table:style-name="ro1">
          <table:table-cell office:value-type="float" office:value="1605">
            <text:p>1605</text:p>
          </table:table-cell>
          <table:table-cell office:value-type="string">
            <text:p>GLAM VISION</text:p>
          </table:table-cell>
          <table:table-cell office:value-type="string">
            <text:p>VIA SAN NAZARO 2 C/O C. COMM. 2000</text:p>
          </table:table-cell>
          <table:table-cell office:value-type="string">
            <text:p>RIVA DEL GARDA</text:p>
          </table:table-cell>
          <table:table-cell office:value-type="string">
            <text:p>TN</text:p>
          </table:table-cell>
          <table:table-cell office:value-type="float" office:value="38066">
            <text:p>38066</text:p>
          </table:table-cell>
          <table:table-cell/>
          <table:table-cell office:value-type="string">
            <text:p>VIA SAN NAZARO 2 C/O C. COMM. 2000</text:p>
          </table:table-cell>
          <table:table-cell office:value-type="string">
            <text:p>RIVA DEL GARDA</text:p>
          </table:table-cell>
          <table:table-cell office:value-type="string">
            <text:p>TN</text:p>
          </table:table-cell>
          <table:table-cell office:value-type="float" office:value="38066">
            <text:p>38066</text:p>
          </table:table-cell>
          <table:table-cell table:number-columns-repeated="3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606">
            <text:p>1606</text:p>
          </table:table-cell>
          <table:table-cell office:value-type="string">
            <text:p>OTTICA LUNETTES</text:p>
          </table:table-cell>
          <table:table-cell office:value-type="string">
            <text:p>VIA X LUGLIO 11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DI MOSTARDA TANIA</text:p>
          </table:table-cell>
          <table:table-cell office:value-type="string">
            <text:p>VIA X LUGLIO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0425 23801</text:p>
          </table:table-cell>
          <table:table-cell/>
          <table:table-cell office:value-type="string">
            <text:p>MSTTNA86B63G224T</text:p>
          </table:table-cell>
          <table:table-cell office:value-type="string">
            <text:p>052334702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20-09-30">
            <text:p>30/09/2020</text:p>
          </table:table-cell>
          <table:table-cell office:value-type="string">
            <text:p>W7YVJK9</text:p>
          </table:table-cell>
          <table:table-cell office:value-type="string">
            <text:p>INFO@OTTICALUNETTESROVIGO.IT</text:p>
          </table:table-cell>
          <table:table-cell/>
          <table:table-cell office:value-type="string">
            <text:p>MOSTARDA TANIA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string">
            <text:p>OTTICA SERVICE</text:p>
          </table:table-cell>
          <table:table-cell office:value-type="string">
            <text:p>VIA GARIBALDI 48</text:p>
          </table:table-cell>
          <table:table-cell office:value-type="string">
            <text:p>BOVOLONE</text:p>
          </table:table-cell>
          <table:table-cell office:value-type="string">
            <text:p>VR</text:p>
          </table:table-cell>
          <table:table-cell office:value-type="float" office:value="37051">
            <text:p>37051</text:p>
          </table:table-cell>
          <table:table-cell office:value-type="string">
            <text:p>DI SALAN FRANCESCO</text:p>
          </table:table-cell>
          <table:table-cell office:value-type="string">
            <text:p>VIA GARIBALDI 48</text:p>
          </table:table-cell>
          <table:table-cell office:value-type="string">
            <text:p>BOVOLONE</text:p>
          </table:table-cell>
          <table:table-cell office:value-type="string">
            <text:p>VR</text:p>
          </table:table-cell>
          <table:table-cell office:value-type="float" office:value="37051">
            <text:p>37051</text:p>
          </table:table-cell>
          <table:table-cell office:value-type="string">
            <text:p>045 7103885</text:p>
          </table:table-cell>
          <table:table-cell office:value-type="string">
            <text:p>CEL 348 4226962</text:p>
          </table:table-cell>
          <table:table-cell/>
          <table:table-cell office:value-type="string">
            <text:p>018703902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20-12-04">
            <text:p>04/12/2020</text:p>
          </table:table-cell>
          <table:table-cell office:value-type="string">
            <text:p>USAL8PV</text:p>
          </table:table-cell>
          <table:table-cell office:value-type="string">
            <text:p>OTTICASERVICE@LIVE.IT</text:p>
          </table:table-cell>
          <table:table-cell table:number-columns-repeated="2"/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OTTICA PERRIS</text:p>
          </table:table-cell>
          <table:table-cell office:value-type="string">
            <text:p>VIA CAVOUR 84</text:p>
          </table:table-cell>
          <table:table-cell office:value-type="string">
            <text:p>RAVENNA</text:p>
          </table:table-cell>
          <table:table-cell office:value-type="string">
            <text:p>RA</text:p>
          </table:table-cell>
          <table:table-cell office:value-type="float" office:value="48100">
            <text:p>48100</text:p>
          </table:table-cell>
          <table:table-cell table:number-columns-repeated="8"/>
          <table:table-cell office:value-type="string">
            <text:p>.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21-03-04">
            <text:p>04/03/2021</text:p>
          </table:table-cell>
          <table:table-cell/>
          <table:table-cell office:value-type="string">
            <text:p>RAVENNA@PERRIS.IT</text:p>
          </table:table-cell>
          <table:table-cell table:number-columns-repeated="2"/>
        </table:table-row>
        <table:table-row table:style-name="ro1">
          <table:table-cell office:value-type="float" office:value="1609">
            <text:p>1609</text:p>
          </table:table-cell>
          <table:table-cell office:value-type="string">
            <text:p>OTTICA VERDI</text:p>
          </table:table-cell>
          <table:table-cell office:value-type="string">
            <text:p>VIA VERDI 24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/>
          <table:table-cell office:value-type="string">
            <text:p>VIA VERDI 24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8754119</text:p>
          </table:table-cell>
          <table:table-cell table:number-columns-repeated="2"/>
          <table:table-cell office:value-type="string">
            <text:p>034477702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date" office:date-value="2021-04-16">
            <text:p>16/04/2021</text:p>
          </table:table-cell>
          <table:table-cell office:value-type="string">
            <text:p>T9K4ZHO</text:p>
          </table:table-cell>
          <table:table-cell office:value-type="string">
            <text:p>OTTICAVERDI@LIBERO.I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026cm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2">22/06/2022</text:date>, <text:time>15.47.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date>2022-06-22T15:47:59.04</dc:date>
    <dc:creator>giulio zorzi</dc:creator>
    <meta:editing-duration>PT1M37S</meta:editing-duration>
    <meta:editing-cycles>1</meta:editing-cycles>
    <meta:document-statistic meta:table-count="1" meta:cell-count="8733" meta:object-count="0"/>
  </office:meta>
</office:document-meta>
</file>